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ol G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ss (kg)</text:p>
          </table:table-cell>
          <table:table-cell table:style-name="ce1" office:value-type="float" office:value="1.98847542E+030" calcext:value-type="float">
            <text:p>1.99E+30</text:p>
          </table:table-cell>
          <table:table-cell table:style-name="ce1" office:value-type="float" office:value="3.3011E+023" calcext:value-type="float">
            <text:p>3.30E+23</text:p>
          </table:table-cell>
          <table:table-cell table:style-name="ce1" office:value-type="float" office:value="4.8675E+024" calcext:value-type="float">
            <text:p>4.87E+24</text:p>
          </table:table-cell>
          <table:table-cell table:style-name="ce1" office:value-type="float" office:value="5.972168E+024" calcext:value-type="float">
            <text:p>5.97E+24</text:p>
          </table:table-cell>
          <table:table-cell table:style-name="ce1" office:value-type="float" office:value="6.4171E+023" calcext:value-type="float">
            <text:p>6.42E+23</text:p>
          </table:table-cell>
          <table:table-cell table:style-name="ce1" office:value-type="float" office:value="1.8982E+027" calcext:value-type="float">
            <text:p>1.90E+27</text:p>
          </table:table-cell>
          <table:table-cell table:style-name="ce1" office:value-type="float" office:value="5.6834E+026" calcext:value-type="float">
            <text:p>5.68E+26</text:p>
          </table:table-cell>
          <table:table-cell table:style-name="ce1" office:value-type="float" office:value="8.681E+025" calcext:value-type="float">
            <text:p>8.68E+25</text:p>
          </table:table-cell>
          <table:table-cell table:style-name="ce1" office:value-type="float" office:value="1.024E+026" calcext:value-type="float">
            <text:p>1.02E+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ius (m)</text:p>
          </table:table-cell>
          <table:table-cell/>
          <table:table-cell table:style-name="ce1" office:value-type="float" office:value="2439700" calcext:value-type="float">
            <text:p>2.44E+06</text:p>
          </table:table-cell>
          <table:table-cell table:style-name="ce1" office:value-type="float" office:value="6051800" calcext:value-type="float">
            <text:p>6.05E+06</text:p>
          </table:table-cell>
          <table:table-cell table:style-name="ce1" office:value-type="float" office:value="6371000" calcext:value-type="float">
            <text:p>6.37E+06</text:p>
          </table:table-cell>
          <table:table-cell table:style-name="ce1" office:value-type="float" office:value="3389500" calcext:value-type="float">
            <text:p>3.39E+06</text:p>
          </table:table-cell>
          <table:table-cell table:style-name="ce1" office:value-type="float" office:value="69911000" calcext:value-type="float">
            <text:p>6.99E+07</text:p>
          </table:table-cell>
          <table:table-cell table:style-name="ce1" office:value-type="float" office:value="58232000" calcext:value-type="float">
            <text:p>5.82E+07</text:p>
          </table:table-cell>
          <table:table-cell table:style-name="ce1" office:value-type="float" office:value="25362000" calcext:value-type="float">
            <text:p>2.54E+07</text:p>
          </table:table-cell>
          <table:table-cell table:style-name="ce1" office:value-type="float" office:value="25622000" calcext:value-type="float">
            <text:p>2.56E+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-major axis (au)</text:p>
          </table:table-cell>
          <table:table-cell/>
          <table:table-cell office:value-type="float" office:value="0.387098" calcext:value-type="float">
            <text:p>0.387098</text:p>
          </table:table-cell>
          <table:table-cell office:value-type="float" office:value="0.728213" calcext:value-type="float">
            <text:p>0.728213</text:p>
          </table:table-cell>
          <table:table-cell office:value-type="float" office:value="1" calcext:value-type="float">
            <text:p>1</text:p>
          </table:table-cell>
          <table:table-cell office:value-type="float" office:value="1.52368055" calcext:value-type="float">
            <text:p>1.52368055</text:p>
          </table:table-cell>
          <table:table-cell office:value-type="float" office:value="5.2038" calcext:value-type="float">
            <text:p>5.2038</text:p>
          </table:table-cell>
          <table:table-cell office:value-type="float" office:value="9.5826" calcext:value-type="float">
            <text:p>9.5826</text:p>
          </table:table-cell>
          <table:table-cell office:value-type="float" office:value="19.19126" calcext:value-type="float">
            <text:p>19.19126</text:p>
          </table:table-cell>
          <table:table-cell office:value-type="float" office:value="30.07" calcext:value-type="float">
            <text:p>30.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bital period (yr)</text:p>
          </table:table-cell>
          <table:table-cell/>
          <table:table-cell table:formula="of:=[.C4]^1.5" office:value-type="float" office:value="0.240841537607584" calcext:value-type="float">
            <text:p>0.240841537607584</text:p>
          </table:table-cell>
          <table:table-cell table:formula="of:=[.D4]^1.5" office:value-type="float" office:value="0.621423455359998" calcext:value-type="float">
            <text:p>0.621423455359998</text:p>
          </table:table-cell>
          <table:table-cell table:formula="of:=[.E4]^1.5" office:value-type="float" office:value="1" calcext:value-type="float">
            <text:p>1</text:p>
          </table:table-cell>
          <table:table-cell table:formula="of:=[.F4]^1.5" office:value-type="float" office:value="1.88079250578649" calcext:value-type="float">
            <text:p>1.88079250578649</text:p>
          </table:table-cell>
          <table:table-cell table:formula="of:=[.G4]^1.5" office:value-type="float" office:value="11.8708247952226" calcext:value-type="float">
            <text:p>11.8708247952226</text:p>
          </table:table-cell>
          <table:table-cell table:formula="of:=[.H4]^1.5" office:value-type="float" office:value="29.6636808609447" calcext:value-type="float">
            <text:p>29.6636808609447</text:p>
          </table:table-cell>
          <table:table-cell table:formula="of:=[.I4]^1.5" office:value-type="float" office:value="84.0727462288353" calcext:value-type="float">
            <text:p>84.0727462288353</text:p>
          </table:table-cell>
          <table:table-cell table:formula="of:=[.J4]^1.5" office:value-type="float" office:value="164.892211286646" calcext:value-type="float">
            <text:p>164.8922112866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i-major axis (m)</text:p>
          </table:table-cell>
          <table:table-cell/>
          <table:table-cell table:formula="of:=[.C4]*149597870700" office:value-type="float" office:value="57909036552.2286" calcext:value-type="float">
            <text:p>57909036552.2286</text:p>
          </table:table-cell>
          <table:table-cell table:formula="of:=[.D4]*149597870700" office:value-type="float" office:value="108939114216.059" calcext:value-type="float">
            <text:p>108939114216.059</text:p>
          </table:table-cell>
          <table:table-cell table:formula="of:=[.E4]*149597870700" office:value-type="float" office:value="149597870700" calcext:value-type="float">
            <text:p>149597870700</text:p>
          </table:table-cell>
          <table:table-cell table:formula="of:=[.F4]*149597870700" office:value-type="float" office:value="227939365907.005" calcext:value-type="float">
            <text:p>227939365907.005</text:p>
          </table:table-cell>
          <table:table-cell table:formula="of:=[.G4]*149597870700" office:value-type="float" office:value="778477399548.66" calcext:value-type="float">
            <text:p>778477399548.66</text:p>
          </table:table-cell>
          <table:table-cell table:formula="of:=[.H4]*149597870700" office:value-type="float" office:value="1433536555769.82" calcext:value-type="float">
            <text:p>1433536555769.82</text:p>
          </table:table-cell>
          <table:table-cell table:formula="of:=[.I4]*149597870700" office:value-type="float" office:value="2870971632050.08" calcext:value-type="float">
            <text:p>2870971632050.08</text:p>
          </table:table-cell>
          <table:table-cell table:formula="of:=[.J4]*149597870700" office:value-type="float" office:value="4498407971949" calcext:value-type="float">
            <text:p>44984079719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bital period (s)</text:p>
          </table:table-cell>
          <table:table-cell/>
          <table:table-cell table:formula="of:=[.C5]*365.25*86400" office:value-type="float" office:value="7600380.90720509" calcext:value-type="float">
            <text:p>7600380.90720509</text:p>
          </table:table-cell>
          <table:table-cell table:formula="of:=[.D5]*365.25*86400" office:value-type="float" office:value="19610632.8348687" calcext:value-type="float">
            <text:p>19610632.8348687</text:p>
          </table:table-cell>
          <table:table-cell table:formula="of:=[.E5]*365.25*86400" office:value-type="float" office:value="31557600" calcext:value-type="float">
            <text:p>31557600</text:p>
          </table:table-cell>
          <table:table-cell table:formula="of:=[.F5]*365.25*86400" office:value-type="float" office:value="59353297.5806079" calcext:value-type="float">
            <text:p>59353297.5806079</text:p>
          </table:table-cell>
          <table:table-cell table:formula="of:=[.G5]*365.25*86400" office:value-type="float" office:value="374614740.557717" calcext:value-type="float">
            <text:p>374614740.557717</text:p>
          </table:table-cell>
          <table:table-cell table:formula="of:=[.H5]*365.25*86400" office:value-type="float" office:value="936114575.137348" calcext:value-type="float">
            <text:p>936114575.137348</text:p>
          </table:table-cell>
          <table:table-cell table:formula="of:=[.I5]*365.25*86400" office:value-type="float" office:value="2653134096.39109" calcext:value-type="float">
            <text:p>2653134096.39109</text:p>
          </table:table-cell>
          <table:table-cell table:formula="of:=[.J5]*365.25*86400" office:value-type="float" office:value="5203602446.89947" calcext:value-type="float">
            <text:p>5203602446.899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planet (circ)</text:p>
          </table:table-cell>
          <table:table-cell/>
          <table:table-cell table:formula="of:=SQRT(0.0000000000667408*[.$B$2]/[.C6])" office:value-type="float" office:value="47872.1185968564" calcext:value-type="float">
            <text:p>47872.1185968564</text:p>
          </table:table-cell>
          <table:table-cell table:formula="of:=SQRT(0.0000000000667408*[.$B$2]/[.D6])" office:value-type="float" office:value="34903.0916514479" calcext:value-type="float">
            <text:p>34903.0916514479</text:p>
          </table:table-cell>
          <table:table-cell table:formula="of:=SQRT(0.0000000000667408*[.$B$2]/[.E6])" office:value-type="float" office:value="29784.6918645911" calcext:value-type="float">
            <text:p>29784.6918645911</text:p>
          </table:table-cell>
          <table:table-cell table:formula="of:=SQRT(0.0000000000667408*[.$B$2]/[.F6])" office:value-type="float" office:value="24129.3792601769" calcext:value-type="float">
            <text:p>24129.3792601769</text:p>
          </table:table-cell>
          <table:table-cell table:formula="of:=SQRT(0.0000000000667408*[.$B$2]/[.G6])" office:value-type="float" office:value="13056.6815868882" calcext:value-type="float">
            <text:p>13056.6815868882</text:p>
          </table:table-cell>
          <table:table-cell table:formula="of:=SQRT(0.0000000000667408*[.$B$2]/[.H6])" office:value-type="float" office:value="9621.69157629419" calcext:value-type="float">
            <text:p>9621.69157629419</text:p>
          </table:table-cell>
          <table:table-cell table:formula="of:=SQRT(0.0000000000667408*[.$B$2]/[.I6])" office:value-type="float" office:value="6798.94247818925" calcext:value-type="float">
            <text:p>6798.94247818925</text:p>
          </table:table-cell>
          <table:table-cell table:formula="of:=SQRT(0.0000000000667408*[.$B$2]/[.J6])" office:value-type="float" office:value="5431.58271321446" calcext:value-type="float">
            <text:p>5431.582713214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I (m)</text:p>
          </table:table-cell>
          <table:table-cell/>
          <table:table-cell table:formula="of:=[.C6]*([.C2]/[.$B2])^0.4" office:value-type="float" office:value="112409164.790029" calcext:value-type="float">
            <text:p>112409164.790029</text:p>
          </table:table-cell>
          <table:table-cell table:formula="of:=[.D6]*([.D2]/[.$B2])^0.4" office:value-type="float" office:value="620437633.974509" calcext:value-type="float">
            <text:p>620437633.974509</text:p>
          </table:table-cell>
          <table:table-cell table:formula="of:=[.E6]*([.E2]/[.$B2])^0.4" office:value-type="float" office:value="924634572.190774" calcext:value-type="float">
            <text:p>924634572.190774</text:p>
          </table:table-cell>
          <table:table-cell table:formula="of:=[.F6]*([.F2]/[.$B2])^0.4" office:value-type="float" office:value="577227173.701698" calcext:value-type="float">
            <text:p>577227173.701698</text:p>
          </table:table-cell>
          <table:table-cell table:formula="of:=[.G6]*([.G2]/[.$B2])^0.4" office:value-type="float" office:value="48214171201.4917" calcext:value-type="float">
            <text:p>48214171201.4917</text:p>
          </table:table-cell>
          <table:table-cell table:formula="of:=[.H6]*([.H2]/[.$B2])^0.4" office:value-type="float" office:value="54808002019.202" calcext:value-type="float">
            <text:p>54808002019.202</text:p>
          </table:table-cell>
          <table:table-cell table:formula="of:=[.I6]*([.I2]/[.$B2])^0.4" office:value-type="float" office:value="51766489298.6327" calcext:value-type="float">
            <text:p>51766489298.6327</text:p>
          </table:table-cell>
          <table:table-cell table:formula="of:=[.J6]*([.J2]/[.$B2])^0.4" office:value-type="float" office:value="86650431954.8256" calcext:value-type="float">
            <text:p>86650431954.82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circ (200 km)</text:p>
          </table:table-cell>
          <table:table-cell/>
          <table:table-cell table:formula="of:=SQRT(0.0000000000667408*[.C2]/([.C3]+200000))" office:value-type="float" office:value="2889.00143876384" calcext:value-type="float">
            <text:p>2889.00143876384</text:p>
          </table:table-cell>
          <table:table-cell table:formula="of:=SQRT(0.0000000000667408*[.D2]/([.D3]+200000))" office:value-type="float" office:value="7208.52063618524" calcext:value-type="float">
            <text:p>7208.52063618524</text:p>
          </table:table-cell>
          <table:table-cell table:formula="of:=SQRT(0.0000000000667408*[.E2]/([.E3]+200000))" office:value-type="float" office:value="7788.35929867592" calcext:value-type="float">
            <text:p>7788.35929867592</text:p>
          </table:table-cell>
          <table:table-cell table:formula="of:=SQRT(0.0000000000667408*[.F2]/([.F3]+200000))" office:value-type="float" office:value="3454.20516133009" calcext:value-type="float">
            <text:p>3454.20516133009</text:p>
          </table:table-cell>
          <table:table-cell table:formula="of:=SQRT(0.0000000000667408*[.G2]/([.G3]+200000))" office:value-type="float" office:value="42508.2873619312" calcext:value-type="float">
            <text:p>42508.2873619312</text:p>
          </table:table-cell>
          <table:table-cell table:formula="of:=SQRT(0.0000000000667408*[.H2]/([.H3]+200000))" office:value-type="float" office:value="25478.5342398235" calcext:value-type="float">
            <text:p>25478.5342398235</text:p>
          </table:table-cell>
          <table:table-cell table:formula="of:=SQRT(0.0000000000667408*[.I2]/([.I3]+200000))" office:value-type="float" office:value="15055.083441761" calcext:value-type="float">
            <text:p>15055.083441761</text:p>
          </table:table-cell>
          <table:table-cell table:formula="of:=SQRT(0.0000000000667408*[.J2]/([.J3]+200000))" office:value-type="float" office:value="16268.6210820332" calcext:value-type="float">
            <text:p>16268.6210820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al Δv (surface to 200 km orbit, m/s)</text:p>
          </table:table-cell>
          <table:table-cell/>
          <table:table-cell table:formula="of:=SQRT(2*0.0000000000667408*[.C2]*(1/[.C3]-1/(2*[.C3]+200000)))+SQRT(0.0000000000667408*[.C2]/([.C3]+200000))-SQRT(2*0.0000000000667408*[.C2]*(1/([.C3]+200000)-1/(2*[.C3]+200000)))" office:value-type="float" office:value="3121.12452234801" calcext:value-type="float">
            <text:p>3121.12452234801</text:p>
          </table:table-cell>
          <table:table-cell table:formula="of:=SQRT(2*0.0000000000667408*[.D2]*(1/[.D3]-1/(2*[.D3]+200000)))+SQRT(0.0000000000667408*[.D2]/([.D3]+200000))-SQRT(2*0.0000000000667408*[.D2]*(1/([.D3]+200000)-1/(2*[.D3]+200000)))" office:value-type="float" office:value="7444.80378745944" calcext:value-type="float">
            <text:p>7444.80378745944</text:p>
          </table:table-cell>
          <table:table-cell table:formula="of:=SQRT(2*0.0000000000667408*[.E2]*(1/[.E3]-1/(2*[.E3]+200000)))+SQRT(0.0000000000667408*[.E2]/([.E3]+200000))-SQRT(2*0.0000000000667408*[.E2]*(1/([.E3]+200000)-1/(2*[.E3]+200000)))" office:value-type="float" office:value="8030.95688282589" calcext:value-type="float">
            <text:p>8030.95688282589</text:p>
          </table:table-cell>
          <table:table-cell table:formula="of:=SQRT(2*0.0000000000667408*[.F2]*(1/[.F3]-1/(2*[.F3]+200000)))+SQRT(0.0000000000667408*[.F2]/([.F3]+200000))-SQRT(2*0.0000000000667408*[.F2]*(1/([.F3]+200000)-1/(2*[.F3]+200000)))" office:value-type="float" office:value="3655.08146299498" calcext:value-type="float">
            <text:p>3655.08146299498</text:p>
          </table:table-cell>
          <table:table-cell table:formula="of:=SQRT(2*0.0000000000667408*[.G2]*(1/[.G3]-1/(2*[.G3]+200000)))+SQRT(0.0000000000667408*[.G2]/([.G3]+200000))-SQRT(2*0.0000000000667408*[.G2]*(1/([.G3]+200000)-1/(2*[.G3]+200000)))" office:value-type="float" office:value="42629.8073465455" calcext:value-type="float">
            <text:p>42629.8073465455</text:p>
          </table:table-cell>
          <table:table-cell table:formula="of:=SQRT(2*0.0000000000667408*[.H2]*(1/[.H3]-1/(2*[.H3]+200000)))+SQRT(0.0000000000667408*[.H2]/([.H3]+200000))-SQRT(2*0.0000000000667408*[.H2]*(1/([.H3]+200000)-1/(2*[.H3]+200000)))" office:value-type="float" office:value="25565.9661866194" calcext:value-type="float">
            <text:p>25565.9661866194</text:p>
          </table:table-cell>
          <table:table-cell table:formula="of:=SQRT(2*0.0000000000667408*[.I2]*(1/[.I3]-1/(2*[.I3]+200000)))+SQRT(0.0000000000667408*[.I2]/([.I3]+200000))-SQRT(2*0.0000000000667408*[.I2]*(1/([.I3]+200000)-1/(2*[.I3]+200000)))" office:value-type="float" office:value="15173.5716566483" calcext:value-type="float">
            <text:p>15173.5716566483</text:p>
          </table:table-cell>
          <table:table-cell table:formula="of:=SQRT(2*0.0000000000667408*[.J2]*(1/[.J3]-1/(2*[.J3]+200000)))+SQRT(0.0000000000667408*[.J2]/([.J3]+200000))-SQRT(2*0.0000000000667408*[.J2]*(1/([.J3]+200000)-1/(2*[.J3]+200000)))" office:value-type="float" office:value="16395.363462356" calcext:value-type="float">
            <text:p>16395.363462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Δv (200 km orbit w/ 20% margin, m/s)</text:p>
          </table:table-cell>
          <table:table-cell/>
          <table:table-cell table:formula="of:=[.C10]*1.2" office:value-type="float" office:value="3466.80172651661" calcext:value-type="float">
            <text:p>3466.80172651661</text:p>
          </table:table-cell>
          <table:table-cell table:formula="of:=[.D10]*1.2" office:value-type="float" office:value="8650.22476342229" calcext:value-type="float">
            <text:p>8650.22476342229</text:p>
          </table:table-cell>
          <table:table-cell table:formula="of:=[.E10]*1.2" office:value-type="float" office:value="9346.0311584111" calcext:value-type="float">
            <text:p>9346.0311584111</text:p>
          </table:table-cell>
          <table:table-cell table:formula="of:=[.F10]*1.2" office:value-type="float" office:value="4145.0461935961" calcext:value-type="float">
            <text:p>4145.0461935961</text:p>
          </table:table-cell>
          <table:table-cell table:formula="of:=[.G10]*1.2" office:value-type="float" office:value="51009.9448343175" calcext:value-type="float">
            <text:p>51009.9448343175</text:p>
          </table:table-cell>
          <table:table-cell table:formula="of:=[.H10]*1.2" office:value-type="float" office:value="30574.2410877882" calcext:value-type="float">
            <text:p>30574.2410877882</text:p>
          </table:table-cell>
          <table:table-cell table:formula="of:=[.I10]*1.2" office:value-type="float" office:value="18066.1001301132" calcext:value-type="float">
            <text:p>18066.1001301132</text:p>
          </table:table-cell>
          <table:table-cell table:formula="of:=[.J10]*1.2" office:value-type="float" office:value="19522.3452984398" calcext:value-type="float">
            <text:p>19522.3452984398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ime between launch windows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1/(1/[.$C$5]-1/[.D$5])" office:value-type="float" office:value="0.393251947907003" calcext:value-type="float">
            <text:p>0.393251947907003</text:p>
          </table:table-cell>
          <table:table-cell table:formula="of:=1/(1/[.$C$5]-1/[.E$5])" office:value-type="float" office:value="0.317248044431454" calcext:value-type="float">
            <text:p>0.317248044431454</text:p>
          </table:table-cell>
          <table:table-cell table:formula="of:=1/(1/[.$C$5]-1/[.F$5])" office:value-type="float" office:value="0.2762112818028" calcext:value-type="float">
            <text:p>0.2762112818028</text:p>
          </table:table-cell>
          <table:table-cell table:formula="of:=1/(1/[.$C$5]-1/[.G$5])" office:value-type="float" office:value="0.245829046613601" calcext:value-type="float">
            <text:p>0.245829046613601</text:p>
          </table:table-cell>
          <table:table-cell table:formula="of:=1/(1/[.$C$5]-1/[.H$5])" office:value-type="float" office:value="0.242812953268722" calcext:value-type="float">
            <text:p>0.242812953268722</text:p>
          </table:table-cell>
          <table:table-cell table:formula="of:=1/(1/[.$C$5]-1/[.I$5])" office:value-type="float" office:value="0.241533453727715" calcext:value-type="float">
            <text:p>0.241533453727715</text:p>
          </table:table-cell>
          <table:table-cell table:formula="of:=1/(1/[.$C$5]-1/[.J$5])" office:value-type="float" office:value="0.241193825270454" calcext:value-type="float">
            <text:p>0.2411938252704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1/(1/[.$C$5]-1/[.D$5])" office:value-type="float" office:value="0.393251947907003" calcext:value-type="float">
            <text:p>0.393251947907003</text:p>
          </table:table-cell>
          <table:table-cell/>
          <table:table-cell table:formula="of:=1/(1/[.$D$5]-1/[.E$5])" office:value-type="float" office:value="1.6414737367074" calcext:value-type="float">
            <text:p>1.6414737367074</text:p>
          </table:table-cell>
          <table:table-cell table:formula="of:=1/(1/[.$D$5]-1/[.F$5])" office:value-type="float" office:value="0.928058838166" calcext:value-type="float">
            <text:p>0.928058838166</text:p>
          </table:table-cell>
          <table:table-cell table:formula="of:=1/(1/[.$D$5]-1/[.G$5])" office:value-type="float" office:value="0.655751247497982" calcext:value-type="float">
            <text:p>0.655751247497982</text:p>
          </table:table-cell>
          <table:table-cell table:formula="of:=1/(1/[.$D$5]-1/[.H$5])" office:value-type="float" office:value="0.634720187273038" calcext:value-type="float">
            <text:p>0.634720187273038</text:p>
          </table:table-cell>
          <table:table-cell table:formula="of:=1/(1/[.$D$5]-1/[.I$5])" office:value-type="float" office:value="0.626050908802765" calcext:value-type="float">
            <text:p>0.626050908802765</text:p>
          </table:table-cell>
          <table:table-cell table:formula="of:=1/(1/[.$D$5]-1/[.J$5])" office:value-type="float" office:value="0.623774251359517" calcext:value-type="float">
            <text:p>0.6237742513595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1/(1/[.C$5]-1/[.$E$5])" office:value-type="float" office:value="0.317248044431454" calcext:value-type="float">
            <text:p>0.317248044431454</text:p>
          </table:table-cell>
          <table:table-cell table:formula="of:=1/(1/[.D$5]-1/[.$E$5])" office:value-type="float" office:value="1.6414737367074" calcext:value-type="float">
            <text:p>1.6414737367074</text:p>
          </table:table-cell>
          <table:table-cell/>
          <table:table-cell table:formula="of:=1/(1/[.$E$5]-1/[.F$5])" office:value-type="float" office:value="2.13534117675883" calcext:value-type="float">
            <text:p>2.13534117675883</text:p>
          </table:table-cell>
          <table:table-cell table:formula="of:=1/(1/[.$E$5]-1/[.G$5])" office:value-type="float" office:value="1.09198934016851" calcext:value-type="float">
            <text:p>1.09198934016851</text:p>
          </table:table-cell>
          <table:table-cell table:formula="of:=1/(1/[.$E$5]-1/[.H$5])" office:value-type="float" office:value="1.03488735465802" calcext:value-type="float">
            <text:p>1.03488735465802</text:p>
          </table:table-cell>
          <table:table-cell table:formula="of:=1/(1/[.$E$5]-1/[.I$5])" office:value-type="float" office:value="1.01203764225207" calcext:value-type="float">
            <text:p>1.01203764225207</text:p>
          </table:table-cell>
          <table:table-cell table:formula="of:=1/(1/[.$E$5]-1/[.J$5])" office:value-type="float" office:value="1.00610157122263" calcext:value-type="float">
            <text:p>1.006101571222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1/(1/[.C$5]-1/[.$F$5])" office:value-type="float" office:value="0.2762112818028" calcext:value-type="float">
            <text:p>0.2762112818028</text:p>
          </table:table-cell>
          <table:table-cell table:formula="of:=1/(1/[.D$5]-1/[.$F$5])" office:value-type="float" office:value="0.928058838166" calcext:value-type="float">
            <text:p>0.928058838166</text:p>
          </table:table-cell>
          <table:table-cell table:formula="of:=1/(1/[.E$5]-1/[.$F$5])" office:value-type="float" office:value="2.13534117675883" calcext:value-type="float">
            <text:p>2.13534117675883</text:p>
          </table:table-cell>
          <table:table-cell/>
          <table:table-cell table:formula="of:=1/(1/[.$F$5]-1/[.G$5])" office:value-type="float" office:value="2.23488349842154" calcext:value-type="float">
            <text:p>2.23488349842154</text:p>
          </table:table-cell>
          <table:table-cell table:formula="of:=1/(1/[.$F$5]-1/[.H$5])" office:value-type="float" office:value="2.00811477712859" calcext:value-type="float">
            <text:p>2.00811477712859</text:p>
          </table:table-cell>
          <table:table-cell table:formula="of:=1/(1/[.$F$5]-1/[.I$5])" office:value-type="float" office:value="1.92383054405654" calcext:value-type="float">
            <text:p>1.92383054405654</text:p>
          </table:table-cell>
          <table:table-cell table:formula="of:=1/(1/[.$F$5]-1/[.J$5])" office:value-type="float" office:value="1.90249270615453" calcext:value-type="float">
            <text:p>1.902492706154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1/(1/[.C$5]-1/[.$G$5])" office:value-type="float" office:value="0.245829046613601" calcext:value-type="float">
            <text:p>0.245829046613601</text:p>
          </table:table-cell>
          <table:table-cell table:formula="of:=1/(1/[.D$5]-1/[.$G$5])" office:value-type="float" office:value="0.655751247497982" calcext:value-type="float">
            <text:p>0.655751247497982</text:p>
          </table:table-cell>
          <table:table-cell table:formula="of:=1/(1/[.E$5]-1/[.$G$5])" office:value-type="float" office:value="1.09198934016851" calcext:value-type="float">
            <text:p>1.09198934016851</text:p>
          </table:table-cell>
          <table:table-cell table:formula="of:=1/(1/[.F$5]-1/[.$G$5])" office:value-type="float" office:value="2.23488349842154" calcext:value-type="float">
            <text:p>2.23488349842154</text:p>
          </table:table-cell>
          <table:table-cell/>
          <table:table-cell table:formula="of:=1/(1/[.$G$5]-1/[.H$5])" office:value-type="float" office:value="19.7906596322136" calcext:value-type="float">
            <text:p>19.7906596322136</text:p>
          </table:table-cell>
          <table:table-cell table:formula="of:=1/(1/[.$G$5]-1/[.I$5])" office:value-type="float" office:value="13.8225246741301" calcext:value-type="float">
            <text:p>13.8225246741301</text:p>
          </table:table-cell>
          <table:table-cell table:formula="of:=1/(1/[.$G$5]-1/[.J$5])" office:value-type="float" office:value="12.7917188254618" calcext:value-type="float">
            <text:p>12.79171882546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1/(1/[.C$5]-1/[.$H$5])" office:value-type="float" office:value="0.242812953268722" calcext:value-type="float">
            <text:p>0.242812953268722</text:p>
          </table:table-cell>
          <table:table-cell table:formula="of:=1/(1/[.D$5]-1/[.$H$5])" office:value-type="float" office:value="0.634720187273038" calcext:value-type="float">
            <text:p>0.634720187273038</text:p>
          </table:table-cell>
          <table:table-cell table:formula="of:=1/(1/[.E$5]-1/[.$H$5])" office:value-type="float" office:value="1.03488735465802" calcext:value-type="float">
            <text:p>1.03488735465802</text:p>
          </table:table-cell>
          <table:table-cell table:formula="of:=1/(1/[.F$5]-1/[.$H$5])" office:value-type="float" office:value="2.00811477712859" calcext:value-type="float">
            <text:p>2.00811477712859</text:p>
          </table:table-cell>
          <table:table-cell table:formula="of:=1/(1/[.G$5]-1/[.$H$5])" office:value-type="float" office:value="19.7906596322136" calcext:value-type="float">
            <text:p>19.7906596322136</text:p>
          </table:table-cell>
          <table:table-cell/>
          <table:table-cell table:formula="of:=1/(1/[.$H$5]-1/[.I$5])" office:value-type="float" office:value="45.8362424785766" calcext:value-type="float">
            <text:p>45.8362424785766</text:p>
          </table:table-cell>
          <table:table-cell table:formula="of:=1/(1/[.$H$5]-1/[.J$5])" office:value-type="float" office:value="36.1706950202344" calcext:value-type="float">
            <text:p>36.17069502023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1/(1/[.C$5]-1/[.$I$5])" office:value-type="float" office:value="0.241533453727715" calcext:value-type="float">
            <text:p>0.241533453727715</text:p>
          </table:table-cell>
          <table:table-cell table:formula="of:=1/(1/[.D$5]-1/[.$I$5])" office:value-type="float" office:value="0.626050908802765" calcext:value-type="float">
            <text:p>0.626050908802765</text:p>
          </table:table-cell>
          <table:table-cell table:formula="of:=1/(1/[.E$5]-1/[.$I$5])" office:value-type="float" office:value="1.01203764225207" calcext:value-type="float">
            <text:p>1.01203764225207</text:p>
          </table:table-cell>
          <table:table-cell table:formula="of:=1/(1/[.F$5]-1/[.$I$5])" office:value-type="float" office:value="1.92383054405654" calcext:value-type="float">
            <text:p>1.92383054405654</text:p>
          </table:table-cell>
          <table:table-cell table:formula="of:=1/(1/[.G$5]-1/[.$I$5])" office:value-type="float" office:value="13.8225246741301" calcext:value-type="float">
            <text:p>13.8225246741301</text:p>
          </table:table-cell>
          <table:table-cell table:formula="of:=1/(1/[.H$5]-1/[.$I$5])" office:value-type="float" office:value="45.8362424785766" calcext:value-type="float">
            <text:p>45.8362424785766</text:p>
          </table:table-cell>
          <table:table-cell/>
          <table:table-cell table:formula="of:=1/(1/[.$I$5]-1/[.J$5])" office:value-type="float" office:value="171.529730179449" calcext:value-type="float">
            <text:p>171.5297301794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1/(1/[.C$5]-1/[.$J$5])" office:value-type="float" office:value="0.241193825270454" calcext:value-type="float">
            <text:p>0.241193825270454</text:p>
          </table:table-cell>
          <table:table-cell table:formula="of:=1/(1/[.D$5]-1/[.$J$5])" office:value-type="float" office:value="0.623774251359517" calcext:value-type="float">
            <text:p>0.623774251359517</text:p>
          </table:table-cell>
          <table:table-cell table:formula="of:=1/(1/[.E$5]-1/[.$J$5])" office:value-type="float" office:value="1.00610157122263" calcext:value-type="float">
            <text:p>1.00610157122263</text:p>
          </table:table-cell>
          <table:table-cell table:formula="of:=1/(1/[.F$5]-1/[.$J$5])" office:value-type="float" office:value="1.90249270615453" calcext:value-type="float">
            <text:p>1.90249270615453</text:p>
          </table:table-cell>
          <table:table-cell table:formula="of:=1/(1/[.G$5]-1/[.$J$5])" office:value-type="float" office:value="12.7917188254618" calcext:value-type="float">
            <text:p>12.7917188254618</text:p>
          </table:table-cell>
          <table:table-cell table:formula="of:=1/(1/[.H$5]-1/[.$J$5])" office:value-type="float" office:value="36.1706950202344" calcext:value-type="float">
            <text:p>36.1706950202344</text:p>
          </table:table-cell>
          <table:table-cell table:formula="of:=1/(1/[.I$5]-1/[.$J$5])" office:value-type="float" office:value="171.529730179449" calcext:value-type="float">
            <text:p>171.529730179449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xfer time (years)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  <table:table-cell/>
          <table:table-cell office:value-type="string" calcext:value-type="string">
            <text:p>xfer v (no oberth/SOI boundary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0.5*(([.$C$4]+[.D$4])/2)^1.5" office:value-type="float" office:value="0.208218344494339" calcext:value-type="float">
            <text:p>0.208218344494339</text:p>
          </table:table-cell>
          <table:table-cell table:formula="of:=0.5*(([.$C$4]+[.E$4])/2)^1.5" office:value-type="float" office:value="0.288792379522533" calcext:value-type="float">
            <text:p>0.288792379522533</text:p>
          </table:table-cell>
          <table:table-cell table:formula="of:=0.5*(([.$C$4]+[.F$4])/2)^1.5" office:value-type="float" office:value="0.466917925015324" calcext:value-type="float">
            <text:p>0.466917925015324</text:p>
          </table:table-cell>
          <table:table-cell table:formula="of:=0.5*(([.$C$4]+[.G$4])/2)^1.5" office:value-type="float" office:value="2.33693893604379" calcext:value-type="float">
            <text:p>2.33693893604379</text:p>
          </table:table-cell>
          <table:table-cell table:formula="of:=0.5*(([.$C$4]+[.H$4])/2)^1.5" office:value-type="float" office:value="5.56478020262392" calcext:value-type="float">
            <text:p>5.56478020262392</text:p>
          </table:table-cell>
          <table:table-cell table:formula="of:=0.5*(([.$C$4]+[.I$4])/2)^1.5" office:value-type="float" office:value="15.3140270240859" calcext:value-type="float">
            <text:p>15.3140270240859</text:p>
          </table:table-cell>
          <table:table-cell table:formula="of:=0.5*(([.$C$4]+[.J$4])/2)^1.5" office:value-type="float" office:value="29.7137723632452" calcext:value-type="float">
            <text:p>29.7137723632452</text:p>
          </table:table-cell>
          <table:table-cell/>
          <table:table-cell office:value-type="string" calcext:value-type="string">
            <text:p>v for departing</text:p>
          </table:table-cell>
          <table:table-cell office:value-type="string" calcext:value-type="string">
            <text:p>Mercury</text:p>
          </table:table-cell>
          <table:table-cell/>
          <table:table-cell table:formula="of:=SQRT(2*0.0000000000667408*[.$B$2]*(1/[.D$6]-1/([.D$6]+[.$C$6])))" office:value-type="float" office:value="29079.7967312111" calcext:value-type="float">
            <text:p>29079.7967312111</text:p>
          </table:table-cell>
          <table:table-cell table:formula="of:=SQRT(2*0.0000000000667408*[.$B$2]*(1/[.E$6]-1/([.E$6]+[.$C$6])))" office:value-type="float" office:value="22251.7924407667" calcext:value-type="float">
            <text:p>22251.7924407667</text:p>
          </table:table-cell>
          <table:table-cell table:formula="of:=SQRT(2*0.0000000000667408*[.$B$2]*(1/[.F$6]-1/([.F$6]+[.$C$6])))" office:value-type="float" office:value="15359.1235009136" calcext:value-type="float">
            <text:p>15359.1235009136</text:p>
          </table:table-cell>
          <table:table-cell table:formula="of:=SQRT(2*0.0000000000667408*[.$B$2]*(1/[.G$6]-1/([.G$6]+[.$C$6])))" office:value-type="float" office:value="4858.67097637291" calcext:value-type="float">
            <text:p>4858.67097637291</text:p>
          </table:table-cell>
          <table:table-cell table:formula="of:=SQRT(2*0.0000000000667408*[.$B$2]*(1/[.H$6]-1/([.H$6]+[.$C$6])))" office:value-type="float" office:value="2681.24124572805" calcext:value-type="float">
            <text:p>2681.24124572805</text:p>
          </table:table-cell>
          <table:table-cell table:formula="of:=SQRT(2*0.0000000000667408*[.$B$2]*(1/[.I$6]-1/([.I$6]+[.$C$6])))" office:value-type="float" office:value="1352.00623890555" calcext:value-type="float">
            <text:p>1352.00623890555</text:p>
          </table:table-cell>
          <table:table-cell table:formula="of:=SQRT(2*0.0000000000667408*[.$B$2]*(1/[.J$6]-1/([.J$6]+[.$C$6])))" office:value-type="float" office:value="865.979474889015" calcext:value-type="float">
            <text:p>865.979474889015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0.5*(([.$D$4]+[.C$4])/2)^1.5" office:value-type="float" office:value="0.208218344494339" calcext:value-type="float">
            <text:p>0.208218344494339</text:p>
          </table:table-cell>
          <table:table-cell/>
          <table:table-cell table:formula="of:=0.5*(([.$D$4]+[.E$4])/2)^1.5" office:value-type="float" office:value="0.401625160713419" calcext:value-type="float">
            <text:p>0.401625160713419</text:p>
          </table:table-cell>
          <table:table-cell table:formula="of:=0.5*(([.$D$4]+[.F$4])/2)^1.5" office:value-type="float" office:value="0.59737465996414" calcext:value-type="float">
            <text:p>0.59737465996414</text:p>
          </table:table-cell>
          <table:table-cell table:formula="of:=0.5*(([.$D$4]+[.G$4])/2)^1.5" office:value-type="float" office:value="2.55404268958635" calcext:value-type="float">
            <text:p>2.55404268958635</text:p>
          </table:table-cell>
          <table:table-cell table:formula="of:=0.5*(([.$D$4]+[.H$4])/2)^1.5" office:value-type="float" office:value="5.85280933514039" calcext:value-type="float">
            <text:p>5.85280933514039</text:p>
          </table:table-cell>
          <table:table-cell table:formula="of:=0.5*(([.$D$4]+[.I$4])/2)^1.5" office:value-type="float" office:value="15.7159912128524" calcext:value-type="float">
            <text:p>15.7159912128524</text:p>
          </table:table-cell>
          <table:table-cell table:formula="of:=0.5*(([.$D$4]+[.J$4])/2)^1.5" office:value-type="float" office:value="30.2143522580855" calcext:value-type="float">
            <text:p>30.2143522580855</text:p>
          </table:table-cell>
          <table:table-cell table:number-columns-repeated="2"/>
          <table:table-cell office:value-type="string" calcext:value-type="string">
            <text:p>Venus</text:p>
          </table:table-cell>
          <table:table-cell table:formula="of:=SQRT(2*0.0000000000667408*[.$B$2]*(1/[.C$6]-1/([.C$6]+[.$D$6])))" office:value-type="float" office:value="54705.2323107467" calcext:value-type="float">
            <text:p>54705.2323107467</text:p>
          </table:table-cell>
          <table:table-cell/>
          <table:table-cell table:formula="of:=SQRT(2*0.0000000000667408*[.$B$2]*(1/[.E$6]-1/([.E$6]+[.$D$6])))" office:value-type="float" office:value="27342.5294981993" calcext:value-type="float">
            <text:p>27342.5294981993</text:p>
          </table:table-cell>
          <table:table-cell table:formula="of:=SQRT(2*0.0000000000667408*[.$B$2]*(1/[.F$6]-1/([.F$6]+[.$D$6])))" office:value-type="float" office:value="19405.1244705639" calcext:value-type="float">
            <text:p>19405.1244705639</text:p>
          </table:table-cell>
          <table:table-cell table:formula="of:=SQRT(2*0.0000000000667408*[.$B$2]*(1/[.G$6]-1/([.G$6]+[.$D$6])))" office:value-type="float" office:value="6469.57836406555" calcext:value-type="float">
            <text:p>6469.57836406555</text:p>
          </table:table-cell>
          <table:table-cell table:formula="of:=SQRT(2*0.0000000000667408*[.$B$2]*(1/[.H$6]-1/([.H$6]+[.$D$6])))" office:value-type="float" office:value="3616.17290577879" calcext:value-type="float">
            <text:p>3616.17290577879</text:p>
          </table:table-cell>
          <table:table-cell table:formula="of:=SQRT(2*0.0000000000667408*[.$B$2]*(1/[.I$6]-1/([.I$6]+[.$D$6])))" office:value-type="float" office:value="1838.4281291502" calcext:value-type="float">
            <text:p>1838.4281291502</text:p>
          </table:table-cell>
          <table:table-cell table:formula="of:=SQRT(2*0.0000000000667408*[.$B$2]*(1/[.J$6]-1/([.J$6]+[.$D$6])))" office:value-type="float" office:value="1181.15760348709" calcext:value-type="float">
            <text:p>1181.15760348709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0.5*(([.$E$4]+[.C$4])/2)^1.5" office:value-type="float" office:value="0.288792379522533" calcext:value-type="float">
            <text:p>0.288792379522533</text:p>
          </table:table-cell>
          <table:table-cell table:formula="of:=0.5*(([.$E$4]+[.D$4])/2)^1.5" office:value-type="float" office:value="0.401625160713419" calcext:value-type="float">
            <text:p>0.401625160713419</text:p>
          </table:table-cell>
          <table:table-cell/>
          <table:table-cell table:formula="of:=0.5*(([.$E$4]+[.F$4])/2)^1.5" office:value-type="float" office:value="0.708723089329666" calcext:value-type="float">
            <text:p>0.708723089329666</text:p>
          </table:table-cell>
          <table:table-cell table:formula="of:=0.5*(([.$E$4]+[.G$4])/2)^1.5" office:value-type="float" office:value="2.73156596935984" calcext:value-type="float">
            <text:p>2.73156596935984</text:p>
          </table:table-cell>
          <table:table-cell table:formula="of:=0.5*(([.$E$4]+[.H$4])/2)^1.5" office:value-type="float" office:value="6.0857426377661" calcext:value-type="float">
            <text:p>6.0857426377661</text:p>
          </table:table-cell>
          <table:table-cell table:formula="of:=0.5*(([.$E$4]+[.I$4])/2)^1.5" office:value-type="float" office:value="16.0387361367146" calcext:value-type="float">
            <text:p>16.0387361367146</text:p>
          </table:table-cell>
          <table:table-cell table:formula="of:=0.5*(([.$E$4]+[.J$4])/2)^1.5" office:value-type="float" office:value="30.6151851838879" calcext:value-type="float">
            <text:p>30.6151851838879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formula="of:=SQRT(2*0.0000000000667408*[.$B$2]*(1/[.C$6]-1/([.C$6]+[.$E$6])))" office:value-type="float" office:value="57483.6151071994" calcext:value-type="float">
            <text:p>57483.6151071994</text:p>
          </table:table-cell>
          <table:table-cell table:formula="of:=SQRT(2*0.0000000000667408*[.$B$2]*(1/[.D$6]-1/([.D$6]+[.$E$6])))" office:value-type="float" office:value="37547.433921393" calcext:value-type="float">
            <text:p>37547.433921393</text:p>
          </table:table-cell>
          <table:table-cell/>
          <table:table-cell table:formula="of:=SQRT(2*0.0000000000667408*[.$B$2]*(1/[.F$6]-1/([.F$6]+[.$E$6])))" office:value-type="float" office:value="21480.4787791231" calcext:value-type="float">
            <text:p>21480.4787791231</text:p>
          </table:table-cell>
          <table:table-cell table:formula="of:=SQRT(2*0.0000000000667408*[.$B$2]*(1/[.G$6]-1/([.G$6]+[.$E$6])))" office:value-type="float" office:value="7413.42531512431" calcext:value-type="float">
            <text:p>7413.42531512431</text:p>
          </table:table-cell>
          <table:table-cell table:formula="of:=SQRT(2*0.0000000000667408*[.$B$2]*(1/[.H$6]-1/([.H$6]+[.$E$6])))" office:value-type="float" office:value="4182.8302368315" calcext:value-type="float">
            <text:p>4182.8302368315</text:p>
          </table:table-cell>
          <table:table-cell table:formula="of:=SQRT(2*0.0000000000667408*[.$B$2]*(1/[.I$6]-1/([.I$6]+[.$E$6])))" office:value-type="float" office:value="2139.80724746626" calcext:value-type="float">
            <text:p>2139.80724746626</text:p>
          </table:table-cell>
          <table:table-cell table:formula="of:=SQRT(2*0.0000000000667408*[.$B$2]*(1/[.J$6]-1/([.J$6]+[.$E$6])))" office:value-type="float" office:value="1378.06838245411" calcext:value-type="float">
            <text:p>1378.06838245411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0.5*(([.$F$4]+[.C$4])/2)^1.5" office:value-type="float" office:value="0.466917925015324" calcext:value-type="float">
            <text:p>0.466917925015324</text:p>
          </table:table-cell>
          <table:table-cell table:formula="of:=0.5*(([.$F$4]+[.D$4])/2)^1.5" office:value-type="float" office:value="0.59737465996414" calcext:value-type="float">
            <text:p>0.59737465996414</text:p>
          </table:table-cell>
          <table:table-cell table:formula="of:=0.5*(([.$F$4]+[.E$4])/2)^1.5" office:value-type="float" office:value="0.708723089329666" calcext:value-type="float">
            <text:p>0.708723089329666</text:p>
          </table:table-cell>
          <table:table-cell/>
          <table:table-cell table:formula="of:=0.5*(([.$F$4]+[.G$4])/2)^1.5" office:value-type="float" office:value="3.08463432573411" calcext:value-type="float">
            <text:p>3.08463432573411</text:p>
          </table:table-cell>
          <table:table-cell table:formula="of:=0.5*(([.$F$4]+[.H$4])/2)^1.5" office:value-type="float" office:value="6.54301582193039" calcext:value-type="float">
            <text:p>6.54301582193039</text:p>
          </table:table-cell>
          <table:table-cell table:formula="of:=0.5*(([.$F$4]+[.I$4])/2)^1.5" office:value-type="float" office:value="16.6667356714164" calcext:value-type="float">
            <text:p>16.6667356714164</text:p>
          </table:table-cell>
          <table:table-cell table:formula="of:=0.5*(([.$F$4]+[.J$4])/2)^1.5" office:value-type="float" office:value="31.3924596517879" calcext:value-type="float">
            <text:p>31.3924596517879</text:p>
          </table:table-cell>
          <table:table-cell table:number-columns-repeated="2"/>
          <table:table-cell office:value-type="string" calcext:value-type="string">
            <text:p>Mars</text:p>
          </table:table-cell>
          <table:table-cell table:formula="of:=SQRT(2*0.0000000000667408*[.$B$2]*(1/[.C$6]-1/([.C$6]+[.$F$6])))" office:value-type="float" office:value="60456.0027264156" calcext:value-type="float">
            <text:p>60456.0027264156</text:p>
          </table:table-cell>
          <table:table-cell table:formula="of:=SQRT(2*0.0000000000667408*[.$B$2]*(1/[.D$6]-1/([.D$6]+[.$F$6])))" office:value-type="float" office:value="40602.4208935123" calcext:value-type="float">
            <text:p>40602.4208935123</text:p>
          </table:table-cell>
          <table:table-cell table:formula="of:=SQRT(2*0.0000000000667408*[.$B$2]*(1/[.E$6]-1/([.E$6]+[.$F$6])))" office:value-type="float" office:value="32729.3877204376" calcext:value-type="float">
            <text:p>32729.3877204376</text:p>
          </table:table-cell>
          <table:table-cell/>
          <table:table-cell table:formula="of:=SQRT(2*0.0000000000667408*[.$B$2]*(1/[.G$6]-1/([.G$6]+[.$F$6])))" office:value-type="float" office:value="8787.56493853057" calcext:value-type="float">
            <text:p>8787.56493853057</text:p>
          </table:table-cell>
          <table:table-cell table:formula="of:=SQRT(2*0.0000000000667408*[.$B$2]*(1/[.H$6]-1/([.H$6]+[.$F$6])))" office:value-type="float" office:value="5039.98299685079" calcext:value-type="float">
            <text:p>5039.98299685079</text:p>
          </table:table-cell>
          <table:table-cell table:formula="of:=SQRT(2*0.0000000000667408*[.$B$2]*(1/[.I$6]-1/([.I$6]+[.$F$6])))" office:value-type="float" office:value="2607.72314105479" calcext:value-type="float">
            <text:p>2607.72314105479</text:p>
          </table:table-cell>
          <table:table-cell table:formula="of:=SQRT(2*0.0000000000667408*[.$B$2]*(1/[.J$6]-1/([.J$6]+[.$F$6])))" office:value-type="float" office:value="1686.89575697525" calcext:value-type="float">
            <text:p>1686.89575697525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0.5*(([.$G$4]+[.C$4])/2)^1.5" office:value-type="float" office:value="2.33693893604379" calcext:value-type="float">
            <text:p>2.33693893604379</text:p>
          </table:table-cell>
          <table:table-cell table:formula="of:=0.5*(([.$G$4]+[.D$4])/2)^1.5" office:value-type="float" office:value="2.55404268958635" calcext:value-type="float">
            <text:p>2.55404268958635</text:p>
          </table:table-cell>
          <table:table-cell table:formula="of:=0.5*(([.$G$4]+[.E$4])/2)^1.5" office:value-type="float" office:value="2.73156596935984" calcext:value-type="float">
            <text:p>2.73156596935984</text:p>
          </table:table-cell>
          <table:table-cell table:formula="of:=0.5*(([.$G$4]+[.F$4])/2)^1.5" office:value-type="float" office:value="3.08463432573411" calcext:value-type="float">
            <text:p>3.08463432573411</text:p>
          </table:table-cell>
          <table:table-cell/>
          <table:table-cell table:formula="of:=0.5*(([.$G$4]+[.H$4])/2)^1.5" office:value-type="float" office:value="10.051217864189" calcext:value-type="float">
            <text:p>10.051217864189</text:p>
          </table:table-cell>
          <table:table-cell table:formula="of:=0.5*(([.$G$4]+[.I$4])/2)^1.5" office:value-type="float" office:value="21.2999138430057" calcext:value-type="float">
            <text:p>21.2999138430057</text:p>
          </table:table-cell>
          <table:table-cell table:formula="of:=0.5*(([.$G$4]+[.J$4])/2)^1.5" office:value-type="float" office:value="37.0342354290304" calcext:value-type="float">
            <text:p>37.0342354290304</text:p>
          </table:table-cell>
          <table:table-cell table:number-columns-repeated="2"/>
          <table:table-cell office:value-type="string" calcext:value-type="string">
            <text:p>Jupiter</text:p>
          </table:table-cell>
          <table:table-cell table:formula="of:=SQRT(2*0.0000000000667408*[.$B$2]*(1/[.C$6]-1/([.C$6]+[.$G$6])))" office:value-type="float" office:value="65315.6359031804" calcext:value-type="float">
            <text:p>65315.6359031804</text:p>
          </table:table-cell>
          <table:table-cell table:formula="of:=SQRT(2*0.0000000000667408*[.$B$2]*(1/[.D$6]-1/([.D$6]+[.$G$6])))" office:value-type="float" office:value="46231.5172771213" calcext:value-type="float">
            <text:p>46231.5172771213</text:p>
          </table:table-cell>
          <table:table-cell table:formula="of:=SQRT(2*0.0000000000667408*[.$B$2]*(1/[.E$6]-1/([.E$6]+[.$G$6])))" office:value-type="float" office:value="38577.9826548438" calcext:value-type="float">
            <text:p>38577.9826548438</text:p>
          </table:table-cell>
          <table:table-cell table:formula="of:=SQRT(2*0.0000000000667408*[.$B$2]*(1/[.F$6]-1/([.F$6]+[.$G$6])))" office:value-type="float" office:value="30012.019531998" calcext:value-type="float">
            <text:p>30012.019531998</text:p>
          </table:table-cell>
          <table:table-cell/>
          <table:table-cell table:formula="of:=SQRT(2*0.0000000000667408*[.$B$2]*(1/[.H$6]-1/([.H$6]+[.$G$6])))" office:value-type="float" office:value="8072.26670534386" calcext:value-type="float">
            <text:p>8072.26670534386</text:p>
          </table:table-cell>
          <table:table-cell table:formula="of:=SQRT(2*0.0000000000667408*[.$B$2]*(1/[.I$6]-1/([.I$6]+[.$G$6])))" office:value-type="float" office:value="4440.84604971959" calcext:value-type="float">
            <text:p>4440.84604971959</text:p>
          </table:table-cell>
          <table:table-cell table:formula="of:=SQRT(2*0.0000000000667408*[.$B$2]*(1/[.J$6]-1/([.J$6]+[.$G$6])))" office:value-type="float" office:value="2950.363792047" calcext:value-type="float">
            <text:p>2950.363792047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0.5*(([.$H$4]+[.C$4])/2)^1.5" office:value-type="float" office:value="5.56478020262392" calcext:value-type="float">
            <text:p>5.56478020262392</text:p>
          </table:table-cell>
          <table:table-cell table:formula="of:=0.5*(([.$H$4]+[.D$4])/2)^1.5" office:value-type="float" office:value="5.85280933514039" calcext:value-type="float">
            <text:p>5.85280933514039</text:p>
          </table:table-cell>
          <table:table-cell table:formula="of:=0.5*(([.$H$4]+[.E$4])/2)^1.5" office:value-type="float" office:value="6.0857426377661" calcext:value-type="float">
            <text:p>6.0857426377661</text:p>
          </table:table-cell>
          <table:table-cell table:formula="of:=0.5*(([.$H$4]+[.F$4])/2)^1.5" office:value-type="float" office:value="6.54301582193039" calcext:value-type="float">
            <text:p>6.54301582193039</text:p>
          </table:table-cell>
          <table:table-cell table:formula="of:=0.5*(([.$H$4]+[.G$4])/2)^1.5" office:value-type="float" office:value="10.051217864189" calcext:value-type="float">
            <text:p>10.051217864189</text:p>
          </table:table-cell>
          <table:table-cell/>
          <table:table-cell table:formula="of:=0.5*(([.$H$4]+[.I$4])/2)^1.5" office:value-type="float" office:value="27.2848895535743" calcext:value-type="float">
            <text:p>27.2848895535743</text:p>
          </table:table-cell>
          <table:table-cell table:formula="of:=0.5*(([.$H$4]+[.J$4])/2)^1.5" office:value-type="float" office:value="44.1400188620753" calcext:value-type="float">
            <text:p>44.1400188620753</text:p>
          </table:table-cell>
          <table:table-cell table:number-columns-repeated="2"/>
          <table:table-cell office:value-type="string" calcext:value-type="string">
            <text:p>Saturn</text:p>
          </table:table-cell>
          <table:table-cell table:formula="of:=SQRT(2*0.0000000000667408*[.$B$2]*(1/[.C$6]-1/([.C$6]+[.$H$6])))" office:value-type="float" office:value="66374.0509155656" calcext:value-type="float">
            <text:p>66374.0509155656</text:p>
          </table:table-cell>
          <table:table-cell table:formula="of:=SQRT(2*0.0000000000667408*[.$B$2]*(1/[.D$6]-1/([.D$6]+[.$H$6])))" office:value-type="float" office:value="47585.4433893872" calcext:value-type="float">
            <text:p>47585.4433893872</text:p>
          </table:table-cell>
          <table:table-cell table:formula="of:=SQRT(2*0.0000000000667408*[.$B$2]*(1/[.E$6]-1/([.E$6]+[.$H$6])))" office:value-type="float" office:value="40082.3890274616" calcext:value-type="float">
            <text:p>40082.3890274616</text:p>
          </table:table-cell>
          <table:table-cell table:formula="of:=SQRT(2*0.0000000000667408*[.$B$2]*(1/[.F$6]-1/([.F$6]+[.$H$6])))" office:value-type="float" office:value="31697.025380827" calcext:value-type="float">
            <text:p>31697.025380827</text:p>
          </table:table-cell>
          <table:table-cell table:formula="of:=SQRT(2*0.0000000000667408*[.$B$2]*(1/[.G$6]-1/([.G$6]+[.$H$6])))" office:value-type="float" office:value="14864.7724606303" calcext:value-type="float">
            <text:p>14864.7724606303</text:p>
          </table:table-cell>
          <table:table-cell/>
          <table:table-cell table:formula="of:=SQRT(2*0.0000000000667408*[.$B$2]*(1/[.I$6]-1/([.I$6]+[.$H$6])))" office:value-type="float" office:value="5548.79885247981" calcext:value-type="float">
            <text:p>5548.79885247981</text:p>
          </table:table-cell>
          <table:table-cell table:formula="of:=SQRT(2*0.0000000000667408*[.$B$2]*(1/[.J$6]-1/([.J$6]+[.$H$6])))" office:value-type="float" office:value="3776.13263925805" calcext:value-type="float">
            <text:p>3776.13263925805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0.5*(([.$I$4]+[.C$4])/2)^1.5" office:value-type="float" office:value="15.3140270240859" calcext:value-type="float">
            <text:p>15.3140270240859</text:p>
          </table:table-cell>
          <table:table-cell table:formula="of:=0.5*(([.$I$4]+[.D$4])/2)^1.5" office:value-type="float" office:value="15.7159912128524" calcext:value-type="float">
            <text:p>15.7159912128524</text:p>
          </table:table-cell>
          <table:table-cell table:formula="of:=0.5*(([.$I$4]+[.E$4])/2)^1.5" office:value-type="float" office:value="16.0387361367146" calcext:value-type="float">
            <text:p>16.0387361367146</text:p>
          </table:table-cell>
          <table:table-cell table:formula="of:=0.5*(([.$I$4]+[.F$4])/2)^1.5" office:value-type="float" office:value="16.6667356714164" calcext:value-type="float">
            <text:p>16.6667356714164</text:p>
          </table:table-cell>
          <table:table-cell table:formula="of:=0.5*(([.$I$4]+[.G$4])/2)^1.5" office:value-type="float" office:value="21.2999138430057" calcext:value-type="float">
            <text:p>21.2999138430057</text:p>
          </table:table-cell>
          <table:table-cell table:formula="of:=0.5*(([.$I$4]+[.H$4])/2)^1.5" office:value-type="float" office:value="27.2848895535743" calcext:value-type="float">
            <text:p>27.2848895535743</text:p>
          </table:table-cell>
          <table:table-cell/>
          <table:table-cell table:formula="of:=0.5*(([.$I$4]+[.J$4])/2)^1.5" office:value-type="float" office:value="61.1199914513823" calcext:value-type="float">
            <text:p>61.1199914513823</text:p>
          </table:table-cell>
          <table:table-cell table:number-columns-repeated="2"/>
          <table:table-cell office:value-type="string" calcext:value-type="string">
            <text:p>Uranus</text:p>
          </table:table-cell>
          <table:table-cell table:formula="of:=SQRT(2*0.0000000000667408*[.$B$2]*(1/[.C$6]-1/([.C$6]+[.$I$6])))" office:value-type="float" office:value="67028.7711444089" calcext:value-type="float">
            <text:p>67028.7711444089</text:p>
          </table:table-cell>
          <table:table-cell table:formula="of:=SQRT(2*0.0000000000667408*[.$B$2]*(1/[.D$6]-1/([.D$6]+[.$I$6])))" office:value-type="float" office:value="48449.7698033886" calcext:value-type="float">
            <text:p>48449.7698033886</text:p>
          </table:table-cell>
          <table:table-cell table:formula="of:=SQRT(2*0.0000000000667408*[.$B$2]*(1/[.E$6]-1/([.E$6]+[.$I$6])))" office:value-type="float" office:value="41065.5972360093" calcext:value-type="float">
            <text:p>41065.5972360093</text:p>
          </table:table-cell>
          <table:table-cell table:formula="of:=SQRT(2*0.0000000000667408*[.$B$2]*(1/[.F$6]-1/([.F$6]+[.$I$6])))" office:value-type="float" office:value="32845.1346366528" calcext:value-type="float">
            <text:p>32845.1346366528</text:p>
          </table:table-cell>
          <table:table-cell table:formula="of:=SQRT(2*0.0000000000667408*[.$B$2]*(1/[.G$6]-1/([.G$6]+[.$I$6])))" office:value-type="float" office:value="16377.537791641" calcext:value-type="float">
            <text:p>16377.537791641</text:p>
          </table:table-cell>
          <table:table-cell table:formula="of:=SQRT(2*0.0000000000667408*[.$B$2]*(1/[.H$6]-1/([.H$6]+[.$I$6])))" office:value-type="float" office:value="11112.6877325195" calcext:value-type="float">
            <text:p>11112.6877325195</text:p>
          </table:table-cell>
          <table:table-cell/>
          <table:table-cell table:formula="of:=SQRT(2*0.0000000000667408*[.$B$2]*(1/[.J$6]-1/([.J$6]+[.$I$6])))" office:value-type="float" office:value="4794.46753146992" calcext:value-type="float">
            <text:p>4794.46753146992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0.5*(([.$J$4]+[.C$4])/2)^1.5" office:value-type="float" office:value="29.7137723632452" calcext:value-type="float">
            <text:p>29.7137723632452</text:p>
          </table:table-cell>
          <table:table-cell table:formula="of:=0.5*(([.$J$4]+[.D$4])/2)^1.5" office:value-type="float" office:value="30.2143522580855" calcext:value-type="float">
            <text:p>30.2143522580855</text:p>
          </table:table-cell>
          <table:table-cell table:formula="of:=0.5*(([.$J$4]+[.E$4])/2)^1.5" office:value-type="float" office:value="30.6151851838879" calcext:value-type="float">
            <text:p>30.6151851838879</text:p>
          </table:table-cell>
          <table:table-cell table:formula="of:=0.5*(([.$J$4]+[.F$4])/2)^1.5" office:value-type="float" office:value="31.3924596517879" calcext:value-type="float">
            <text:p>31.3924596517879</text:p>
          </table:table-cell>
          <table:table-cell table:formula="of:=0.5*(([.$J$4]+[.G$4])/2)^1.5" office:value-type="float" office:value="37.0342354290304" calcext:value-type="float">
            <text:p>37.0342354290304</text:p>
          </table:table-cell>
          <table:table-cell table:formula="of:=0.5*(([.$J$4]+[.H$4])/2)^1.5" office:value-type="float" office:value="44.1400188620753" calcext:value-type="float">
            <text:p>44.1400188620753</text:p>
          </table:table-cell>
          <table:table-cell table:formula="of:=0.5*(([.$J$4]+[.I$4])/2)^1.5" office:value-type="float" office:value="61.1199914513823" calcext:value-type="float">
            <text:p>61.1199914513823</text:p>
          </table:table-cell>
          <table:table-cell table:number-columns-repeated="3"/>
          <table:table-cell office:value-type="string" calcext:value-type="string">
            <text:p>Neptune</text:p>
          </table:table-cell>
          <table:table-cell table:formula="of:=SQRT(2*0.0000000000667408*[.$B$2]*(1/[.C$6]-1/([.C$6]+[.$J$6])))" office:value-type="float" office:value="67269.794237926" calcext:value-type="float">
            <text:p>67269.794237926</text:p>
          </table:table-cell>
          <table:table-cell table:formula="of:=SQRT(2*0.0000000000667408*[.$B$2]*(1/[.D$6]-1/([.D$6]+[.$J$6])))" office:value-type="float" office:value="48773.3796799242" calcext:value-type="float">
            <text:p>48773.3796799242</text:p>
          </table:table-cell>
          <table:table-cell table:formula="of:=SQRT(2*0.0000000000667408*[.$B$2]*(1/[.E$6]-1/([.E$6]+[.$J$6])))" office:value-type="float" office:value="41438.516260395" calcext:value-type="float">
            <text:p>41438.516260395</text:p>
          </table:table-cell>
          <table:table-cell table:formula="of:=SQRT(2*0.0000000000667408*[.$B$2]*(1/[.F$6]-1/([.F$6]+[.$J$6])))" office:value-type="float" office:value="33291.0697142166" calcext:value-type="float">
            <text:p>33291.0697142166</text:p>
          </table:table-cell>
          <table:table-cell table:formula="of:=SQRT(2*0.0000000000667408*[.$B$2]*(1/[.G$6]-1/([.G$6]+[.$J$6])))" office:value-type="float" office:value="17048.587422048" calcext:value-type="float">
            <text:p>17048.587422048</text:p>
          </table:table-cell>
          <table:table-cell table:formula="of:=SQRT(2*0.0000000000667408*[.$B$2]*(1/[.H$6]-1/([.H$6]+[.$J$6])))" office:value-type="float" office:value="11849.4258825882" calcext:value-type="float">
            <text:p>11849.4258825882</text:p>
          </table:table-cell>
          <table:table-cell table:formula="of:=SQRT(2*0.0000000000667408*[.$B$2]*(1/[.I$6]-1/([.I$6]+[.$J$6])))" office:value-type="float" office:value="7512.25498853648" calcext:value-type="float">
            <text:p>7512.25498853648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xfer v (no oberth/SOI boundary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  <table:table-cell/>
          <table:table-cell office:value-type="string" calcext:value-type="string">
            <text:p>xfer v (no oberth/SOI boundary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Mercury</text:p>
          </table:table-cell>
          <table:table-cell/>
          <table:table-cell table:formula="of:=SQRT(2*0.0000000000667408*[.$B$2]*(1/[.D$6]-1/([.D$6]+[.$C$6])))" office:value-type="float" office:value="29079.7967312111" calcext:value-type="float">
            <text:p>29079.7967312111</text:p>
          </table:table-cell>
          <table:table-cell table:formula="of:=SQRT(2*0.0000000000667408*[.$B$2]*(1/[.E$6]-1/([.E$6]+[.$C$6])))" office:value-type="float" office:value="22251.7924407667" calcext:value-type="float">
            <text:p>22251.7924407667</text:p>
          </table:table-cell>
          <table:table-cell table:formula="of:=SQRT(2*0.0000000000667408*[.$B$2]*(1/[.F$6]-1/([.F$6]+[.$C$6])))" office:value-type="float" office:value="15359.1235009136" calcext:value-type="float">
            <text:p>15359.1235009136</text:p>
          </table:table-cell>
          <table:table-cell table:formula="of:=SQRT(2*0.0000000000667408*[.$B$2]*(1/[.G$6]-1/([.G$6]+[.$C$6])))" office:value-type="float" office:value="4858.67097637291" calcext:value-type="float">
            <text:p>4858.67097637291</text:p>
          </table:table-cell>
          <table:table-cell table:formula="of:=SQRT(2*0.0000000000667408*[.$B$2]*(1/[.H$6]-1/([.H$6]+[.$C$6])))" office:value-type="float" office:value="2681.24124572805" calcext:value-type="float">
            <text:p>2681.24124572805</text:p>
          </table:table-cell>
          <table:table-cell table:formula="of:=SQRT(2*0.0000000000667408*[.$B$2]*(1/[.I$6]-1/([.I$6]+[.$C$6])))" office:value-type="float" office:value="1352.00623890555" calcext:value-type="float">
            <text:p>1352.00623890555</text:p>
          </table:table-cell>
          <table:table-cell table:formula="of:=SQRT(2*0.0000000000667408*[.$B$2]*(1/[.J$6]-1/([.J$6]+[.$C$6])))" office:value-type="float" office:value="865.979474889015" calcext:value-type="float">
            <text:p>865.979474889015</text:p>
          </table:table-cell>
          <table:table-cell/>
          <table:table-cell office:value-type="string" calcext:value-type="string">
            <text:p>v for departing</text:p>
          </table:table-cell>
          <table:table-cell office:value-type="string" calcext:value-type="string">
            <text:p>Mercury</text:p>
          </table:table-cell>
          <table:table-cell/>
          <table:table-cell table:formula="of:=SQRT(2*0.0000000000667408*[.$B$2]*(1/[.$C$6]-1/([.$C$6]+[.D$6])))" office:value-type="float" office:value="54705.2323107467" calcext:value-type="float">
            <text:p>54705.2323107467</text:p>
          </table:table-cell>
          <table:table-cell table:formula="of:=SQRT(2*0.0000000000667408*[.$B$2]*(1/[.$C$6]-1/([.$C$6]+[.E$6])))" office:value-type="float" office:value="57483.6151071994" calcext:value-type="float">
            <text:p>57483.6151071994</text:p>
          </table:table-cell>
          <table:table-cell table:formula="of:=SQRT(2*0.0000000000667408*[.$B$2]*(1/[.$C$6]-1/([.$C$6]+[.F$6])))" office:value-type="float" office:value="60456.0027264156" calcext:value-type="float">
            <text:p>60456.0027264156</text:p>
          </table:table-cell>
          <table:table-cell table:formula="of:=SQRT(2*0.0000000000667408*[.$B$2]*(1/[.$C$6]-1/([.$C$6]+[.G$6])))" office:value-type="float" office:value="65315.6359031804" calcext:value-type="float">
            <text:p>65315.6359031804</text:p>
          </table:table-cell>
          <table:table-cell table:formula="of:=SQRT(2*0.0000000000667408*[.$B$2]*(1/[.$C$6]-1/([.$C$6]+[.H$6])))" office:value-type="float" office:value="66374.0509155656" calcext:value-type="float">
            <text:p>66374.0509155656</text:p>
          </table:table-cell>
          <table:table-cell table:formula="of:=SQRT(2*0.0000000000667408*[.$B$2]*(1/[.$C$6]-1/([.$C$6]+[.I$6])))" office:value-type="float" office:value="67028.7711444089" calcext:value-type="float">
            <text:p>67028.7711444089</text:p>
          </table:table-cell>
          <table:table-cell table:formula="of:=SQRT(2*0.0000000000667408*[.$B$2]*(1/[.$C$6]-1/([.$C$6]+[.J$6])))" office:value-type="float" office:value="67269.794237926" calcext:value-type="float">
            <text:p>67269.794237926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SQRT(2*0.0000000000667408*[.$B$2]*(1/[.C$6]-1/([.C$6]+[.$D$6])))" office:value-type="float" office:value="54705.2323107467" calcext:value-type="float">
            <text:p>54705.2323107467</text:p>
          </table:table-cell>
          <table:table-cell/>
          <table:table-cell table:formula="of:=SQRT(2*0.0000000000667408*[.$B$2]*(1/[.E$6]-1/([.E$6]+[.$D$6])))" office:value-type="float" office:value="27342.5294981993" calcext:value-type="float">
            <text:p>27342.5294981993</text:p>
          </table:table-cell>
          <table:table-cell table:formula="of:=SQRT(2*0.0000000000667408*[.$B$2]*(1/[.F$6]-1/([.F$6]+[.$D$6])))" office:value-type="float" office:value="19405.1244705639" calcext:value-type="float">
            <text:p>19405.1244705639</text:p>
          </table:table-cell>
          <table:table-cell table:formula="of:=SQRT(2*0.0000000000667408*[.$B$2]*(1/[.G$6]-1/([.G$6]+[.$D$6])))" office:value-type="float" office:value="6469.57836406555" calcext:value-type="float">
            <text:p>6469.57836406555</text:p>
          </table:table-cell>
          <table:table-cell table:formula="of:=SQRT(2*0.0000000000667408*[.$B$2]*(1/[.H$6]-1/([.H$6]+[.$D$6])))" office:value-type="float" office:value="3616.17290577879" calcext:value-type="float">
            <text:p>3616.17290577879</text:p>
          </table:table-cell>
          <table:table-cell table:formula="of:=SQRT(2*0.0000000000667408*[.$B$2]*(1/[.I$6]-1/([.I$6]+[.$D$6])))" office:value-type="float" office:value="1838.4281291502" calcext:value-type="float">
            <text:p>1838.4281291502</text:p>
          </table:table-cell>
          <table:table-cell table:formula="of:=SQRT(2*0.0000000000667408*[.$B$2]*(1/[.J$6]-1/([.J$6]+[.$D$6])))" office:value-type="float" office:value="1181.15760348709" calcext:value-type="float">
            <text:p>1181.15760348709</text:p>
          </table:table-cell>
          <table:table-cell table:number-columns-repeated="2"/>
          <table:table-cell office:value-type="string" calcext:value-type="string">
            <text:p>Venus</text:p>
          </table:table-cell>
          <table:table-cell table:formula="of:=SQRT(2*0.0000000000667408*[.$B$2]*(1/[.D$6]-1/([.C$6]+[.D$6])))" office:value-type="float" office:value="29079.7967312111" calcext:value-type="float">
            <text:p>29079.7967312111</text:p>
          </table:table-cell>
          <table:table-cell/>
          <table:table-cell table:formula="of:=SQRT(2*0.0000000000667408*[.$B$2]*(1/[.$D$6]-1/([.$D$6]+[.E$6])))" office:value-type="float" office:value="37547.433921393" calcext:value-type="float">
            <text:p>37547.433921393</text:p>
          </table:table-cell>
          <table:table-cell table:formula="of:=SQRT(2*0.0000000000667408*[.$B$2]*(1/[.$D$6]-1/([.$D$6]+[.F$6])))" office:value-type="float" office:value="40602.4208935123" calcext:value-type="float">
            <text:p>40602.4208935123</text:p>
          </table:table-cell>
          <table:table-cell table:formula="of:=SQRT(2*0.0000000000667408*[.$B$2]*(1/[.$D$6]-1/([.$D$6]+[.G$6])))" office:value-type="float" office:value="46231.5172771213" calcext:value-type="float">
            <text:p>46231.5172771213</text:p>
          </table:table-cell>
          <table:table-cell table:formula="of:=SQRT(2*0.0000000000667408*[.$B$2]*(1/[.$D$6]-1/([.$D$6]+[.H$6])))" office:value-type="float" office:value="47585.4433893872" calcext:value-type="float">
            <text:p>47585.4433893872</text:p>
          </table:table-cell>
          <table:table-cell table:formula="of:=SQRT(2*0.0000000000667408*[.$B$2]*(1/[.$D$6]-1/([.$D$6]+[.I$6])))" office:value-type="float" office:value="48449.7698033886" calcext:value-type="float">
            <text:p>48449.7698033886</text:p>
          </table:table-cell>
          <table:table-cell table:formula="of:=SQRT(2*0.0000000000667408*[.$B$2]*(1/[.$D$6]-1/([.$D$6]+[.J$6])))" office:value-type="float" office:value="48773.3796799242" calcext:value-type="float">
            <text:p>48773.3796799242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SQRT(2*0.0000000000667408*[.$B$2]*(1/[.C$6]-1/([.C$6]+[.$E$6])))" office:value-type="float" office:value="57483.6151071994" calcext:value-type="float">
            <text:p>57483.6151071994</text:p>
          </table:table-cell>
          <table:table-cell table:formula="of:=SQRT(2*0.0000000000667408*[.$B$2]*(1/[.D$6]-1/([.D$6]+[.$E$6])))" office:value-type="float" office:value="37547.433921393" calcext:value-type="float">
            <text:p>37547.433921393</text:p>
          </table:table-cell>
          <table:table-cell/>
          <table:table-cell table:formula="of:=SQRT(2*0.0000000000667408*[.$B$2]*(1/[.F$6]-1/([.F$6]+[.$E$6])))" office:value-type="float" office:value="21480.4787791231" calcext:value-type="float">
            <text:p>21480.4787791231</text:p>
          </table:table-cell>
          <table:table-cell table:formula="of:=SQRT(2*0.0000000000667408*[.$B$2]*(1/[.G$6]-1/([.G$6]+[.$E$6])))" office:value-type="float" office:value="7413.42531512431" calcext:value-type="float">
            <text:p>7413.42531512431</text:p>
          </table:table-cell>
          <table:table-cell table:formula="of:=SQRT(2*0.0000000000667408*[.$B$2]*(1/[.H$6]-1/([.H$6]+[.$E$6])))" office:value-type="float" office:value="4182.8302368315" calcext:value-type="float">
            <text:p>4182.8302368315</text:p>
          </table:table-cell>
          <table:table-cell table:formula="of:=SQRT(2*0.0000000000667408*[.$B$2]*(1/[.I$6]-1/([.I$6]+[.$E$6])))" office:value-type="float" office:value="2139.80724746626" calcext:value-type="float">
            <text:p>2139.80724746626</text:p>
          </table:table-cell>
          <table:table-cell table:formula="of:=SQRT(2*0.0000000000667408*[.$B$2]*(1/[.J$6]-1/([.J$6]+[.$E$6])))" office:value-type="float" office:value="1378.06838245411" calcext:value-type="float">
            <text:p>1378.06838245411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formula="of:=SQRT(2*0.0000000000667408*[.$B$2]*(1/[.$E$6]-1/([.C$6]+[.$E$6])))" office:value-type="float" office:value="22251.7924407667" calcext:value-type="float">
            <text:p>22251.7924407667</text:p>
          </table:table-cell>
          <table:table-cell table:formula="of:=SQRT(2*0.0000000000667408*[.$B$2]*(1/[.$E$6]-1/([.D$6]+[.$E$6])))" office:value-type="float" office:value="27342.5294981993" calcext:value-type="float">
            <text:p>27342.5294981993</text:p>
          </table:table-cell>
          <table:table-cell/>
          <table:table-cell table:formula="of:=SQRT(2*0.0000000000667408*[.$B$2]*(1/[.$E$6]-1/([.$E$6]+[.F$6])))" office:value-type="float" office:value="32729.3877204376" calcext:value-type="float">
            <text:p>32729.3877204376</text:p>
          </table:table-cell>
          <table:table-cell table:formula="of:=SQRT(2*0.0000000000667408*[.$B$2]*(1/[.$E$6]-1/([.$E$6]+[.G$6])))" office:value-type="float" office:value="38577.9826548438" calcext:value-type="float">
            <text:p>38577.9826548438</text:p>
          </table:table-cell>
          <table:table-cell table:formula="of:=SQRT(2*0.0000000000667408*[.$B$2]*(1/[.$E$6]-1/([.$E$6]+[.H$6])))" office:value-type="float" office:value="40082.3890274616" calcext:value-type="float">
            <text:p>40082.3890274616</text:p>
          </table:table-cell>
          <table:table-cell table:formula="of:=SQRT(2*0.0000000000667408*[.$B$2]*(1/[.$E$6]-1/([.$E$6]+[.I$6])))" office:value-type="float" office:value="41065.5972360093" calcext:value-type="float">
            <text:p>41065.5972360093</text:p>
          </table:table-cell>
          <table:table-cell table:formula="of:=SQRT(2*0.0000000000667408*[.$B$2]*(1/[.$E$6]-1/([.$E$6]+[.J$6])))" office:value-type="float" office:value="41438.516260395" calcext:value-type="float">
            <text:p>41438.516260395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SQRT(2*0.0000000000667408*[.$B$2]*(1/[.C$6]-1/([.C$6]+[.$F$6])))" office:value-type="float" office:value="60456.0027264156" calcext:value-type="float">
            <text:p>60456.0027264156</text:p>
          </table:table-cell>
          <table:table-cell table:formula="of:=SQRT(2*0.0000000000667408*[.$B$2]*(1/[.D$6]-1/([.D$6]+[.$F$6])))" office:value-type="float" office:value="40602.4208935123" calcext:value-type="float">
            <text:p>40602.4208935123</text:p>
          </table:table-cell>
          <table:table-cell table:formula="of:=SQRT(2*0.0000000000667408*[.$B$2]*(1/[.E$6]-1/([.E$6]+[.$F$6])))" office:value-type="float" office:value="32729.3877204376" calcext:value-type="float">
            <text:p>32729.3877204376</text:p>
          </table:table-cell>
          <table:table-cell/>
          <table:table-cell table:formula="of:=SQRT(2*0.0000000000667408*[.$B$2]*(1/[.G$6]-1/([.G$6]+[.$F$6])))" office:value-type="float" office:value="8787.56493853057" calcext:value-type="float">
            <text:p>8787.56493853057</text:p>
          </table:table-cell>
          <table:table-cell table:formula="of:=SQRT(2*0.0000000000667408*[.$B$2]*(1/[.H$6]-1/([.H$6]+[.$F$6])))" office:value-type="float" office:value="5039.98299685079" calcext:value-type="float">
            <text:p>5039.98299685079</text:p>
          </table:table-cell>
          <table:table-cell table:formula="of:=SQRT(2*0.0000000000667408*[.$B$2]*(1/[.I$6]-1/([.I$6]+[.$F$6])))" office:value-type="float" office:value="2607.72314105479" calcext:value-type="float">
            <text:p>2607.72314105479</text:p>
          </table:table-cell>
          <table:table-cell table:formula="of:=SQRT(2*0.0000000000667408*[.$B$2]*(1/[.J$6]-1/([.J$6]+[.$F$6])))" office:value-type="float" office:value="1686.89575697525" calcext:value-type="float">
            <text:p>1686.89575697525</text:p>
          </table:table-cell>
          <table:table-cell table:number-columns-repeated="2"/>
          <table:table-cell office:value-type="string" calcext:value-type="string">
            <text:p>Mars</text:p>
          </table:table-cell>
          <table:table-cell table:formula="of:=SQRT(2*0.0000000000667408*[.$B$2]*(1/[.$F$6]-1/([.C$6]+[.$F$6])))" office:value-type="float" office:value="15359.1235009136" calcext:value-type="float">
            <text:p>15359.1235009136</text:p>
          </table:table-cell>
          <table:table-cell table:formula="of:=SQRT(2*0.0000000000667408*[.$B$2]*(1/[.$F$6]-1/([.D$6]+[.$F$6])))" office:value-type="float" office:value="19405.1244705639" calcext:value-type="float">
            <text:p>19405.1244705639</text:p>
          </table:table-cell>
          <table:table-cell table:formula="of:=SQRT(2*0.0000000000667408*[.$B$2]*(1/[.$F$6]-1/([.E$6]+[.$F$6])))" office:value-type="float" office:value="21480.4787791231" calcext:value-type="float">
            <text:p>21480.4787791231</text:p>
          </table:table-cell>
          <table:table-cell/>
          <table:table-cell table:formula="of:=SQRT(2*0.0000000000667408*[.$B$2]*(1/[.$F$6]-1/([.$F$6]+[.G$6])))" office:value-type="float" office:value="30012.019531998" calcext:value-type="float">
            <text:p>30012.019531998</text:p>
          </table:table-cell>
          <table:table-cell table:formula="of:=SQRT(2*0.0000000000667408*[.$B$2]*(1/[.$F$6]-1/([.$F$6]+[.H$6])))" office:value-type="float" office:value="31697.025380827" calcext:value-type="float">
            <text:p>31697.025380827</text:p>
          </table:table-cell>
          <table:table-cell table:formula="of:=SQRT(2*0.0000000000667408*[.$B$2]*(1/[.$F$6]-1/([.$F$6]+[.I$6])))" office:value-type="float" office:value="32845.1346366528" calcext:value-type="float">
            <text:p>32845.1346366528</text:p>
          </table:table-cell>
          <table:table-cell table:formula="of:=SQRT(2*0.0000000000667408*[.$B$2]*(1/[.$F$6]-1/([.$F$6]+[.J$6])))" office:value-type="float" office:value="33291.0697142166" calcext:value-type="float">
            <text:p>33291.0697142166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SQRT(2*0.0000000000667408*[.$B$2]*(1/[.C$6]-1/([.C$6]+[.$G$6])))" office:value-type="float" office:value="65315.6359031804" calcext:value-type="float">
            <text:p>65315.6359031804</text:p>
          </table:table-cell>
          <table:table-cell table:formula="of:=SQRT(2*0.0000000000667408*[.$B$2]*(1/[.D$6]-1/([.D$6]+[.$G$6])))" office:value-type="float" office:value="46231.5172771213" calcext:value-type="float">
            <text:p>46231.5172771213</text:p>
          </table:table-cell>
          <table:table-cell table:formula="of:=SQRT(2*0.0000000000667408*[.$B$2]*(1/[.E$6]-1/([.E$6]+[.$G$6])))" office:value-type="float" office:value="38577.9826548438" calcext:value-type="float">
            <text:p>38577.9826548438</text:p>
          </table:table-cell>
          <table:table-cell table:formula="of:=SQRT(2*0.0000000000667408*[.$B$2]*(1/[.F$6]-1/([.F$6]+[.$G$6])))" office:value-type="float" office:value="30012.019531998" calcext:value-type="float">
            <text:p>30012.019531998</text:p>
          </table:table-cell>
          <table:table-cell/>
          <table:table-cell table:formula="of:=SQRT(2*0.0000000000667408*[.$B$2]*(1/[.H$6]-1/([.H$6]+[.$G$6])))" office:value-type="float" office:value="8072.26670534386" calcext:value-type="float">
            <text:p>8072.26670534386</text:p>
          </table:table-cell>
          <table:table-cell table:formula="of:=SQRT(2*0.0000000000667408*[.$B$2]*(1/[.I$6]-1/([.I$6]+[.$G$6])))" office:value-type="float" office:value="4440.84604971959" calcext:value-type="float">
            <text:p>4440.84604971959</text:p>
          </table:table-cell>
          <table:table-cell table:formula="of:=SQRT(2*0.0000000000667408*[.$B$2]*(1/[.J$6]-1/([.J$6]+[.$G$6])))" office:value-type="float" office:value="2950.363792047" calcext:value-type="float">
            <text:p>2950.363792047</text:p>
          </table:table-cell>
          <table:table-cell table:number-columns-repeated="2"/>
          <table:table-cell office:value-type="string" calcext:value-type="string">
            <text:p>Jupiter</text:p>
          </table:table-cell>
          <table:table-cell table:formula="of:=SQRT(2*0.0000000000667408*[.$B$2]*(1/[.$G$6]-1/([.C$6]+[.$G$6])))" office:value-type="float" office:value="4858.67097637291" calcext:value-type="float">
            <text:p>4858.67097637291</text:p>
          </table:table-cell>
          <table:table-cell table:formula="of:=SQRT(2*0.0000000000667408*[.$B$2]*(1/[.$G$6]-1/([.D$6]+[.$G$6])))" office:value-type="float" office:value="6469.57836406555" calcext:value-type="float">
            <text:p>6469.57836406555</text:p>
          </table:table-cell>
          <table:table-cell table:formula="of:=SQRT(2*0.0000000000667408*[.$B$2]*(1/[.$G$6]-1/([.E$6]+[.$G$6])))" office:value-type="float" office:value="7413.42531512431" calcext:value-type="float">
            <text:p>7413.42531512431</text:p>
          </table:table-cell>
          <table:table-cell table:formula="of:=SQRT(2*0.0000000000667408*[.$B$2]*(1/[.$G$6]-1/([.F$6]+[.$G$6])))" office:value-type="float" office:value="8787.56493853057" calcext:value-type="float">
            <text:p>8787.56493853057</text:p>
          </table:table-cell>
          <table:table-cell/>
          <table:table-cell table:formula="of:=SQRT(2*0.0000000000667408*[.$B$2]*(1/[.$G$6]-1/([.$G$6]+[.H$6])))" office:value-type="float" office:value="14864.7724606303" calcext:value-type="float">
            <text:p>14864.7724606303</text:p>
          </table:table-cell>
          <table:table-cell table:formula="of:=SQRT(2*0.0000000000667408*[.$B$2]*(1/[.$G$6]-1/([.$G$6]+[.I$6])))" office:value-type="float" office:value="16377.537791641" calcext:value-type="float">
            <text:p>16377.537791641</text:p>
          </table:table-cell>
          <table:table-cell table:formula="of:=SQRT(2*0.0000000000667408*[.$B$2]*(1/[.$G$6]-1/([.$G$6]+[.J$6])))" office:value-type="float" office:value="17048.587422048" calcext:value-type="float">
            <text:p>17048.587422048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SQRT(2*0.0000000000667408*[.$B$2]*(1/[.C$6]-1/([.C$6]+[.$H$6])))" office:value-type="float" office:value="66374.0509155656" calcext:value-type="float">
            <text:p>66374.0509155656</text:p>
          </table:table-cell>
          <table:table-cell table:formula="of:=SQRT(2*0.0000000000667408*[.$B$2]*(1/[.D$6]-1/([.D$6]+[.$H$6])))" office:value-type="float" office:value="47585.4433893872" calcext:value-type="float">
            <text:p>47585.4433893872</text:p>
          </table:table-cell>
          <table:table-cell table:formula="of:=SQRT(2*0.0000000000667408*[.$B$2]*(1/[.E$6]-1/([.E$6]+[.$H$6])))" office:value-type="float" office:value="40082.3890274616" calcext:value-type="float">
            <text:p>40082.3890274616</text:p>
          </table:table-cell>
          <table:table-cell table:formula="of:=SQRT(2*0.0000000000667408*[.$B$2]*(1/[.F$6]-1/([.F$6]+[.$H$6])))" office:value-type="float" office:value="31697.025380827" calcext:value-type="float">
            <text:p>31697.025380827</text:p>
          </table:table-cell>
          <table:table-cell table:formula="of:=SQRT(2*0.0000000000667408*[.$B$2]*(1/[.G$6]-1/([.G$6]+[.$H$6])))" office:value-type="float" office:value="14864.7724606303" calcext:value-type="float">
            <text:p>14864.7724606303</text:p>
          </table:table-cell>
          <table:table-cell/>
          <table:table-cell table:formula="of:=SQRT(2*0.0000000000667408*[.$B$2]*(1/[.I$6]-1/([.I$6]+[.$H$6])))" office:value-type="float" office:value="5548.79885247981" calcext:value-type="float">
            <text:p>5548.79885247981</text:p>
          </table:table-cell>
          <table:table-cell table:formula="of:=SQRT(2*0.0000000000667408*[.$B$2]*(1/[.J$6]-1/([.J$6]+[.$H$6])))" office:value-type="float" office:value="3776.13263925805" calcext:value-type="float">
            <text:p>3776.13263925805</text:p>
          </table:table-cell>
          <table:table-cell table:number-columns-repeated="2"/>
          <table:table-cell office:value-type="string" calcext:value-type="string">
            <text:p>Saturn</text:p>
          </table:table-cell>
          <table:table-cell table:formula="of:=SQRT(2*0.0000000000667408*[.$B$2]*(1/[.$H$6]-1/([.C$6]+[.$H$6])))" office:value-type="float" office:value="2681.24124572805" calcext:value-type="float">
            <text:p>2681.24124572805</text:p>
          </table:table-cell>
          <table:table-cell table:formula="of:=SQRT(2*0.0000000000667408*[.$B$2]*(1/[.$H$6]-1/([.D$6]+[.$H$6])))" office:value-type="float" office:value="3616.17290577879" calcext:value-type="float">
            <text:p>3616.17290577879</text:p>
          </table:table-cell>
          <table:table-cell table:formula="of:=SQRT(2*0.0000000000667408*[.$B$2]*(1/[.$H$6]-1/([.E$6]+[.$H$6])))" office:value-type="float" office:value="4182.8302368315" calcext:value-type="float">
            <text:p>4182.8302368315</text:p>
          </table:table-cell>
          <table:table-cell table:formula="of:=SQRT(2*0.0000000000667408*[.$B$2]*(1/[.$H$6]-1/([.F$6]+[.$H$6])))" office:value-type="float" office:value="5039.98299685079" calcext:value-type="float">
            <text:p>5039.98299685079</text:p>
          </table:table-cell>
          <table:table-cell table:formula="of:=SQRT(2*0.0000000000667408*[.$B$2]*(1/[.$H$6]-1/([.G$6]+[.$H$6])))" office:value-type="float" office:value="8072.26670534386" calcext:value-type="float">
            <text:p>8072.26670534386</text:p>
          </table:table-cell>
          <table:table-cell/>
          <table:table-cell table:formula="of:=SQRT(2*0.0000000000667408*[.$B$2]*(1/[.$H$6]-1/([.$H$6]+[.I$6])))" office:value-type="float" office:value="11112.6877325195" calcext:value-type="float">
            <text:p>11112.6877325195</text:p>
          </table:table-cell>
          <table:table-cell table:formula="of:=SQRT(2*0.0000000000667408*[.$B$2]*(1/[.$H$6]-1/([.$H$6]+[.J$6])))" office:value-type="float" office:value="11849.4258825882" calcext:value-type="float">
            <text:p>11849.4258825882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SQRT(2*0.0000000000667408*[.$B$2]*(1/[.C$6]-1/([.C$6]+[.$I$6])))" office:value-type="float" office:value="67028.7711444089" calcext:value-type="float">
            <text:p>67028.7711444089</text:p>
          </table:table-cell>
          <table:table-cell table:formula="of:=SQRT(2*0.0000000000667408*[.$B$2]*(1/[.D$6]-1/([.D$6]+[.$I$6])))" office:value-type="float" office:value="48449.7698033886" calcext:value-type="float">
            <text:p>48449.7698033886</text:p>
          </table:table-cell>
          <table:table-cell table:formula="of:=SQRT(2*0.0000000000667408*[.$B$2]*(1/[.E$6]-1/([.E$6]+[.$I$6])))" office:value-type="float" office:value="41065.5972360093" calcext:value-type="float">
            <text:p>41065.5972360093</text:p>
          </table:table-cell>
          <table:table-cell table:formula="of:=SQRT(2*0.0000000000667408*[.$B$2]*(1/[.F$6]-1/([.F$6]+[.$I$6])))" office:value-type="float" office:value="32845.1346366528" calcext:value-type="float">
            <text:p>32845.1346366528</text:p>
          </table:table-cell>
          <table:table-cell table:formula="of:=SQRT(2*0.0000000000667408*[.$B$2]*(1/[.G$6]-1/([.G$6]+[.$I$6])))" office:value-type="float" office:value="16377.537791641" calcext:value-type="float">
            <text:p>16377.537791641</text:p>
          </table:table-cell>
          <table:table-cell table:formula="of:=SQRT(2*0.0000000000667408*[.$B$2]*(1/[.H$6]-1/([.H$6]+[.$I$6])))" office:value-type="float" office:value="11112.6877325195" calcext:value-type="float">
            <text:p>11112.6877325195</text:p>
          </table:table-cell>
          <table:table-cell/>
          <table:table-cell table:formula="of:=SQRT(2*0.0000000000667408*[.$B$2]*(1/[.J$6]-1/([.J$6]+[.$I$6])))" office:value-type="float" office:value="4794.46753146992" calcext:value-type="float">
            <text:p>4794.46753146992</text:p>
          </table:table-cell>
          <table:table-cell table:number-columns-repeated="2"/>
          <table:table-cell office:value-type="string" calcext:value-type="string">
            <text:p>Uranus</text:p>
          </table:table-cell>
          <table:table-cell table:formula="of:=SQRT(2*0.0000000000667408*[.$B$2]*(1/[.$I$6]-1/([.C$6]+[.$I$6])))" office:value-type="float" office:value="1352.00623890555" calcext:value-type="float">
            <text:p>1352.00623890555</text:p>
          </table:table-cell>
          <table:table-cell table:formula="of:=SQRT(2*0.0000000000667408*[.$B$2]*(1/[.$I$6]-1/([.D$6]+[.$I$6])))" office:value-type="float" office:value="1838.4281291502" calcext:value-type="float">
            <text:p>1838.4281291502</text:p>
          </table:table-cell>
          <table:table-cell table:formula="of:=SQRT(2*0.0000000000667408*[.$B$2]*(1/[.$I$6]-1/([.E$6]+[.$I$6])))" office:value-type="float" office:value="2139.80724746626" calcext:value-type="float">
            <text:p>2139.80724746626</text:p>
          </table:table-cell>
          <table:table-cell table:formula="of:=SQRT(2*0.0000000000667408*[.$B$2]*(1/[.$I$6]-1/([.F$6]+[.$I$6])))" office:value-type="float" office:value="2607.72314105479" calcext:value-type="float">
            <text:p>2607.72314105479</text:p>
          </table:table-cell>
          <table:table-cell table:formula="of:=SQRT(2*0.0000000000667408*[.$B$2]*(1/[.$I$6]-1/([.G$6]+[.$I$6])))" office:value-type="float" office:value="4440.84604971959" calcext:value-type="float">
            <text:p>4440.84604971959</text:p>
          </table:table-cell>
          <table:table-cell table:formula="of:=SQRT(2*0.0000000000667408*[.$B$2]*(1/[.$I$6]-1/([.H$6]+[.$I$6])))" office:value-type="float" office:value="5548.79885247981" calcext:value-type="float">
            <text:p>5548.79885247981</text:p>
          </table:table-cell>
          <table:table-cell/>
          <table:table-cell table:formula="of:=SQRT(2*0.0000000000667408*[.$B$2]*(1/[.I$6]-1/([.I$6]+[.J$6])))" office:value-type="float" office:value="7512.25498853648" calcext:value-type="float">
            <text:p>7512.25498853648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SQRT(2*0.0000000000667408*[.$B$2]*(1/[.C$6]-1/([.C$6]+[.$J$6])))" office:value-type="float" office:value="67269.794237926" calcext:value-type="float">
            <text:p>67269.794237926</text:p>
          </table:table-cell>
          <table:table-cell table:formula="of:=SQRT(2*0.0000000000667408*[.$B$2]*(1/[.D$6]-1/([.D$6]+[.$J$6])))" office:value-type="float" office:value="48773.3796799242" calcext:value-type="float">
            <text:p>48773.3796799242</text:p>
          </table:table-cell>
          <table:table-cell table:formula="of:=SQRT(2*0.0000000000667408*[.$B$2]*(1/[.E$6]-1/([.E$6]+[.$J$6])))" office:value-type="float" office:value="41438.516260395" calcext:value-type="float">
            <text:p>41438.516260395</text:p>
          </table:table-cell>
          <table:table-cell table:formula="of:=SQRT(2*0.0000000000667408*[.$B$2]*(1/[.F$6]-1/([.F$6]+[.$J$6])))" office:value-type="float" office:value="33291.0697142166" calcext:value-type="float">
            <text:p>33291.0697142166</text:p>
          </table:table-cell>
          <table:table-cell table:formula="of:=SQRT(2*0.0000000000667408*[.$B$2]*(1/[.G$6]-1/([.G$6]+[.$J$6])))" office:value-type="float" office:value="17048.587422048" calcext:value-type="float">
            <text:p>17048.587422048</text:p>
          </table:table-cell>
          <table:table-cell table:formula="of:=SQRT(2*0.0000000000667408*[.$B$2]*(1/[.H$6]-1/([.H$6]+[.$J$6])))" office:value-type="float" office:value="11849.4258825882" calcext:value-type="float">
            <text:p>11849.4258825882</text:p>
          </table:table-cell>
          <table:table-cell table:formula="of:=SQRT(2*0.0000000000667408*[.$B$2]*(1/[.I$6]-1/([.I$6]+[.$J$6])))" office:value-type="float" office:value="7512.25498853648" calcext:value-type="float">
            <text:p>7512.25498853648</text:p>
          </table:table-cell>
          <table:table-cell table:number-columns-repeated="3"/>
          <table:table-cell office:value-type="string" calcext:value-type="string">
            <text:p>Neptune</text:p>
          </table:table-cell>
          <table:table-cell table:formula="of:=SQRT(2*0.0000000000667408*[.$B$2]*(1/[.$J$6]-1/([.C$6]+[.$J$6])))" office:value-type="float" office:value="865.979474889015" calcext:value-type="float">
            <text:p>865.979474889015</text:p>
          </table:table-cell>
          <table:table-cell table:formula="of:=SQRT(2*0.0000000000667408*[.$B$2]*(1/[.$J$6]-1/([.D$6]+[.$J$6])))" office:value-type="float" office:value="1181.15760348709" calcext:value-type="float">
            <text:p>1181.15760348709</text:p>
          </table:table-cell>
          <table:table-cell table:formula="of:=SQRT(2*0.0000000000667408*[.$B$2]*(1/[.$J$6]-1/([.E$6]+[.$J$6])))" office:value-type="float" office:value="1378.06838245411" calcext:value-type="float">
            <text:p>1378.06838245411</text:p>
          </table:table-cell>
          <table:table-cell table:formula="of:=SQRT(2*0.0000000000667408*[.$B$2]*(1/[.$J$6]-1/([.F$6]+[.$J$6])))" office:value-type="float" office:value="1686.89575697525" calcext:value-type="float">
            <text:p>1686.89575697525</text:p>
          </table:table-cell>
          <table:table-cell table:formula="of:=SQRT(2*0.0000000000667408*[.$B$2]*(1/[.$J$6]-1/([.G$6]+[.$J$6])))" office:value-type="float" office:value="2950.363792047" calcext:value-type="float">
            <text:p>2950.363792047</text:p>
          </table:table-cell>
          <table:table-cell table:formula="of:=SQRT(2*0.0000000000667408*[.$B$2]*(1/[.$J$6]-1/([.H$6]+[.$J$6])))" office:value-type="float" office:value="3776.13263925805" calcext:value-type="float">
            <text:p>3776.13263925805</text:p>
          </table:table-cell>
          <table:table-cell table:formula="of:=SQRT(2*0.0000000000667408*[.$B$2]*(1/[.$J$6]-1/([.I$6]+[.$J$6])))" office:value-type="float" office:value="4794.46753146992" calcext:value-type="float">
            <text:p>4794.46753146992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xfer v (200 km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Mercury</text:p>
          </table:table-cell>
          <table:table-cell/>
          <table:table-cell table:formula="of:=SQRT(([.D35]-[.D$8])^2+2*[.D$2]*0.0000000000667408*(1/([.D$3]+200000)-1/([.D$9])))" office:value-type="float" office:value="11695.6874198756" calcext:value-type="float">
            <text:p>11695.6874198756</text:p>
          </table:table-cell>
          <table:table-cell table:formula="of:=SQRT(([.E35]-[.E$8])^2+2*[.E$2]*0.0000000000667408*(1/([.E$3]+200000)-1/([.E$9])))" office:value-type="float" office:value="13311.6304015524" calcext:value-type="float">
            <text:p>13311.6304015524</text:p>
          </table:table-cell>
          <table:table-cell table:formula="of:=SQRT(([.F35]-[.F$8])^2+2*[.F$2]*0.0000000000667408*(1/([.F$3]+200000)-1/([.F$9])))" office:value-type="float" office:value="10031.5532030885" calcext:value-type="float">
            <text:p>10031.5532030885</text:p>
          </table:table-cell>
          <table:table-cell table:formula="of:=SQRT(([.G35]-[.G$8])^2+2*[.G$2]*0.0000000000667408*(1/([.G$3]+200000)-1/([.G$9])))" office:value-type="float" office:value="60628.8806914505" calcext:value-type="float">
            <text:p>60628.8806914505</text:p>
          </table:table-cell>
          <table:table-cell table:formula="of:=SQRT(([.H35]-[.H$8])^2+2*[.H$2]*0.0000000000667408*(1/([.H$3]+200000)-1/([.H$9])))" office:value-type="float" office:value="36675.5655286419" calcext:value-type="float">
            <text:p>36675.5655286419</text:p>
          </table:table-cell>
          <table:table-cell table:formula="of:=SQRT(([.I35]-[.I$8])^2+2*[.I$2]*0.0000000000667408*(1/([.I$3]+200000)-1/([.I$9])))" office:value-type="float" office:value="21971.7169748624" calcext:value-type="float">
            <text:p>21971.7169748624</text:p>
          </table:table-cell>
          <table:table-cell table:formula="of:=SQRT(([.J35]-[.J$8])^2+2*[.J$2]*0.0000000000667408*(1/([.J$3]+200000)-1/([.J$9])))" office:value-type="float" office:value="23452.5702974754" calcext:value-type="float">
            <text:p>23452.57029747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SQRT(([.C36]-[.C$8])^2+2*[.C$2]*0.0000000000667408*(1/([.C$3]+200000)-1/([.C$9])))" office:value-type="float" office:value="7936.75680657269" calcext:value-type="float">
            <text:p>7936.75680657269</text:p>
          </table:table-cell>
          <table:table-cell/>
          <table:table-cell table:formula="of:=SQRT(([.E36]-[.E$8])^2+2*[.E$2]*0.0000000000667408*(1/([.E$3]+200000)-1/([.E$9])))" office:value-type="float" office:value="11243.6242929894" calcext:value-type="float">
            <text:p>11243.6242929894</text:p>
          </table:table-cell>
          <table:table-cell table:formula="of:=SQRT(([.F36]-[.F$8])^2+2*[.F$2]*0.0000000000667408*(1/([.F$3]+200000)-1/([.F$9])))" office:value-type="float" office:value="6784.78127139608" calcext:value-type="float">
            <text:p>6784.78127139608</text:p>
          </table:table-cell>
          <table:table-cell table:formula="of:=SQRT(([.G36]-[.G$8])^2+2*[.G$2]*0.0000000000667408*(1/([.G$3]+200000)-1/([.G$9])))" office:value-type="float" office:value="60432.1414877558" calcext:value-type="float">
            <text:p>60432.1414877558</text:p>
          </table:table-cell>
          <table:table-cell table:formula="of:=SQRT(([.H36]-[.H$8])^2+2*[.H$2]*0.0000000000667408*(1/([.H$3]+200000)-1/([.H$9])))" office:value-type="float" office:value="36510.1836554757" calcext:value-type="float">
            <text:p>36510.1836554757</text:p>
          </table:table-cell>
          <table:table-cell table:formula="of:=SQRT(([.I36]-[.I$8])^2+2*[.I$2]*0.0000000000667408*(1/([.I$3]+200000)-1/([.I$9])))" office:value-type="float" office:value="21856.2104454468" calcext:value-type="float">
            <text:p>21856.2104454468</text:p>
          </table:table-cell>
          <table:table-cell table:formula="of:=SQRT(([.J36]-[.J$8])^2+2*[.J$2]*0.0000000000667408*(1/([.J$3]+200000)-1/([.J$9])))" office:value-type="float" office:value="23393.2561701363" calcext:value-type="float">
            <text:p>23393.25617013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SQRT(([.C37]-[.C$8])^2+2*[.C$2]*0.0000000000667408*(1/([.C$3]+200000)-1/([.C$9])))" office:value-type="float" office:value="10425.0434410633" calcext:value-type="float">
            <text:p>10425.0434410633</text:p>
          </table:table-cell>
          <table:table-cell table:formula="of:=SQRT(([.D37]-[.D$8])^2+2*[.D$2]*0.0000000000667408*(1/([.D$3]+200000)-1/([.D$9])))" office:value-type="float" office:value="10481.9314315635" calcext:value-type="float">
            <text:p>10481.9314315635</text:p>
          </table:table-cell>
          <table:table-cell/>
          <table:table-cell table:formula="of:=SQRT(([.F37]-[.F$8])^2+2*[.F$2]*0.0000000000667408*(1/([.F$3]+200000)-1/([.F$9])))" office:value-type="float" office:value="5543.58614454875" calcext:value-type="float">
            <text:p>5543.58614454875</text:p>
          </table:table-cell>
          <table:table-cell table:formula="of:=SQRT(([.G37]-[.G$8])^2+2*[.G$2]*0.0000000000667408*(1/([.G$3]+200000)-1/([.G$9])))" office:value-type="float" office:value="60336.5572209487" calcext:value-type="float">
            <text:p>60336.5572209487</text:p>
          </table:table-cell>
          <table:table-cell table:formula="of:=SQRT(([.H37]-[.H$8])^2+2*[.H$2]*0.0000000000667408*(1/([.H$3]+200000)-1/([.H$9])))" office:value-type="float" office:value="36421.2639638516" calcext:value-type="float">
            <text:p>36421.2639638516</text:p>
          </table:table-cell>
          <table:table-cell table:formula="of:=SQRT(([.I37]-[.I$8])^2+2*[.I$2]*0.0000000000667408*(1/([.I$3]+200000)-1/([.I$9])))" office:value-type="float" office:value="21789.7859908444" calcext:value-type="float">
            <text:p>21789.7859908444</text:p>
          </table:table-cell>
          <table:table-cell table:formula="of:=SQRT(([.J37]-[.J$8])^2+2*[.J$2]*0.0000000000667408*(1/([.J$3]+200000)-1/([.J$9])))" office:value-type="float" office:value="23358.2811665991" calcext:value-type="float">
            <text:p>23358.28116659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SQRT(([.C38]-[.C$8])^2+2*[.C$2]*0.0000000000667408*(1/([.C$3]+200000)-1/([.C$9])))" office:value-type="float" office:value="13215.7029841736" calcext:value-type="float">
            <text:p>13215.7029841736</text:p>
          </table:table-cell>
          <table:table-cell table:formula="of:=SQRT(([.D38]-[.D$8])^2+2*[.D$2]*0.0000000000667408*(1/([.D$3]+200000)-1/([.D$9])))" office:value-type="float" office:value="11634.4614961256" calcext:value-type="float">
            <text:p>11634.4614961256</text:p>
          </table:table-cell>
          <table:table-cell table:formula="of:=SQRT(([.E38]-[.E$8])^2+2*[.E$2]*0.0000000000667408*(1/([.E$3]+200000)-1/([.E$9])))" office:value-type="float" office:value="11363.369390349" calcext:value-type="float">
            <text:p>11363.369390349</text:p>
          </table:table-cell>
          <table:table-cell/>
          <table:table-cell table:formula="of:=SQRT(([.G38]-[.G$8])^2+2*[.G$2]*0.0000000000667408*(1/([.G$3]+200000)-1/([.G$9])))" office:value-type="float" office:value="60223.5763873693" calcext:value-type="float">
            <text:p>60223.5763873693</text:p>
          </table:table-cell>
          <table:table-cell table:formula="of:=SQRT(([.H38]-[.H$8])^2+2*[.H$2]*0.0000000000667408*(1/([.H$3]+200000)-1/([.H$9])))" office:value-type="float" office:value="36303.1583965032" calcext:value-type="float">
            <text:p>36303.1583965032</text:p>
          </table:table-cell>
          <table:table-cell table:formula="of:=SQRT(([.I38]-[.I$8])^2+2*[.I$2]*0.0000000000667408*(1/([.I$3]+200000)-1/([.I$9])))" office:value-type="float" office:value="21694.5512044062" calcext:value-type="float">
            <text:p>21694.5512044062</text:p>
          </table:table-cell>
          <table:table-cell table:formula="of:=SQRT(([.J38]-[.J$8])^2+2*[.J$2]*0.0000000000667408*(1/([.J$3]+200000)-1/([.J$9])))" office:value-type="float" office:value="23306.6728862883" calcext:value-type="float">
            <text:p>23306.67288628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SQRT(([.C39]-[.C$8])^2+2*[.C$2]*0.0000000000667408*(1/([.C$3]+200000)-1/([.C$9])))" office:value-type="float" office:value="17904.6631243302" calcext:value-type="float">
            <text:p>17904.6631243302</text:p>
          </table:table-cell>
          <table:table-cell table:formula="of:=SQRT(([.D39]-[.D$8])^2+2*[.D$2]*0.0000000000667408*(1/([.D$3]+200000)-1/([.D$9])))" office:value-type="float" office:value="15205.6426254135" calcext:value-type="float">
            <text:p>15205.6426254135</text:p>
          </table:table-cell>
          <table:table-cell table:formula="of:=SQRT(([.E39]-[.E$8])^2+2*[.E$2]*0.0000000000667408*(1/([.E$3]+200000)-1/([.E$9])))" office:value-type="float" office:value="14063.3172878956" calcext:value-type="float">
            <text:p>14063.3172878956</text:p>
          </table:table-cell>
          <table:table-cell table:formula="of:=SQRT(([.F39]-[.F$8])^2+2*[.F$2]*0.0000000000667408*(1/([.F$3]+200000)-1/([.F$9])))" office:value-type="float" office:value="7636.76175817717" calcext:value-type="float">
            <text:p>7636.76175817717</text:p>
          </table:table-cell>
          <table:table-cell/>
          <table:table-cell table:formula="of:=SQRT(([.H39]-[.H$8])^2+2*[.H$2]*0.0000000000667408*(1/([.H$3]+200000)-1/([.H$9])))" office:value-type="float" office:value="36046.1922189484" calcext:value-type="float">
            <text:p>36046.1922189484</text:p>
          </table:table-cell>
          <table:table-cell table:formula="of:=SQRT(([.I39]-[.I$8])^2+2*[.I$2]*0.0000000000667408*(1/([.I$3]+200000)-1/([.I$9])))" office:value-type="float" office:value="21416.0652593934" calcext:value-type="float">
            <text:p>21416.0652593934</text:p>
          </table:table-cell>
          <table:table-cell table:formula="of:=SQRT(([.J39]-[.J$8])^2+2*[.J$2]*0.0000000000667408*(1/([.J$3]+200000)-1/([.J$9])))" office:value-type="float" office:value="23137.3025213177" calcext:value-type="float">
            <text:p>23137.30252131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SQRT(([.C40]-[.C$8])^2+2*[.C$2]*0.0000000000667408*(1/([.C$3]+200000)-1/([.C$9])))" office:value-type="float" office:value="18937.3220151588" calcext:value-type="float">
            <text:p>18937.3220151588</text:p>
          </table:table-cell>
          <table:table-cell table:formula="of:=SQRT(([.D40]-[.D$8])^2+2*[.D$2]*0.0000000000667408*(1/([.D$3]+200000)-1/([.D$9])))" office:value-type="float" office:value="16239.4700067518" calcext:value-type="float">
            <text:p>16239.4700067518</text:p>
          </table:table-cell>
          <table:table-cell table:formula="of:=SQRT(([.E40]-[.E$8])^2+2*[.E$2]*0.0000000000667408*(1/([.E$3]+200000)-1/([.E$9])))" office:value-type="float" office:value="15049.8337889915" calcext:value-type="float">
            <text:p>15049.8337889915</text:p>
          </table:table-cell>
          <table:table-cell table:formula="of:=SQRT(([.F40]-[.F$8])^2+2*[.F$2]*0.0000000000667408*(1/([.F$3]+200000)-1/([.F$9])))" office:value-type="float" office:value="8999.10781082751" calcext:value-type="float">
            <text:p>8999.10781082751</text:p>
          </table:table-cell>
          <table:table-cell table:formula="of:=SQRT(([.G40]-[.G$8])^2+2*[.G$2]*0.0000000000667408*(1/([.G$3]+200000)-1/([.G$9])))" office:value-type="float" office:value="60099.2761065866" calcext:value-type="float">
            <text:p>60099.2761065866</text:p>
          </table:table-cell>
          <table:table-cell/>
          <table:table-cell table:formula="of:=SQRT(([.I40]-[.I$8])^2+2*[.I$2]*0.0000000000667408*(1/([.I$3]+200000)-1/([.I$9])))" office:value-type="float" office:value="21322.5254487722" calcext:value-type="float">
            <text:p>21322.5254487722</text:p>
          </table:table-cell>
          <table:table-cell table:formula="of:=SQRT(([.J40]-[.J$8])^2+2*[.J$2]*0.0000000000667408*(1/([.J$3]+200000)-1/([.J$9])))" office:value-type="float" office:value="23063.3656601889" calcext:value-type="float">
            <text:p>23063.36566018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SQRT(([.C41]-[.C$8])^2+2*[.C$2]*0.0000000000667408*(1/([.C$3]+200000)-1/([.C$9])))" office:value-type="float" office:value="19577.4871320957" calcext:value-type="float">
            <text:p>19577.4871320957</text:p>
          </table:table-cell>
          <table:table-cell table:formula="of:=SQRT(([.D41]-[.D$8])^2+2*[.D$2]*0.0000000000667408*(1/([.D$3]+200000)-1/([.D$9])))" office:value-type="float" office:value="16923.0856952167" calcext:value-type="float">
            <text:p>16923.0856952167</text:p>
          </table:table-cell>
          <table:table-cell table:formula="of:=SQRT(([.E41]-[.E$8])^2+2*[.E$2]*0.0000000000667408*(1/([.E$3]+200000)-1/([.E$9])))" office:value-type="float" office:value="15738.9248748754" calcext:value-type="float">
            <text:p>15738.9248748754</text:p>
          </table:table-cell>
          <table:table-cell table:formula="of:=SQRT(([.F41]-[.F$8])^2+2*[.F$2]*0.0000000000667408*(1/([.F$3]+200000)-1/([.F$9])))" office:value-type="float" office:value="9983.9403727223" calcext:value-type="float">
            <text:p>9983.9403727223</text:p>
          </table:table-cell>
          <table:table-cell table:formula="of:=SQRT(([.G41]-[.G$8])^2+2*[.G$2]*0.0000000000667408*(1/([.G$3]+200000)-1/([.G$9])))" office:value-type="float" office:value="60163.7921166931" calcext:value-type="float">
            <text:p>60163.7921166931</text:p>
          </table:table-cell>
          <table:table-cell table:formula="of:=SQRT(([.H41]-[.H$8])^2+2*[.H$2]*0.0000000000667408*(1/([.H$3]+200000)-1/([.H$9])))" office:value-type="float" office:value="36043.7279646894" calcext:value-type="float">
            <text:p>36043.7279646894</text:p>
          </table:table-cell>
          <table:table-cell/>
          <table:table-cell table:formula="of:=SQRT(([.J41]-[.J$8])^2+2*[.J$2]*0.0000000000667408*(1/([.J$3]+200000)-1/([.J$9])))" office:value-type="float" office:value="23012.6972861294" calcext:value-type="float">
            <text:p>23012.69728612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SQRT(([.C42]-[.C$8])^2+2*[.C$2]*0.0000000000667408*(1/([.C$3]+200000)-1/([.C$9])))" office:value-type="float" office:value="19813.3915788254" calcext:value-type="float">
            <text:p>19813.3915788254</text:p>
          </table:table-cell>
          <table:table-cell table:formula="of:=SQRT(([.D42]-[.D$8])^2+2*[.D$2]*0.0000000000667408*(1/([.D$3]+200000)-1/([.D$9])))" office:value-type="float" office:value="17183.2252644337" calcext:value-type="float">
            <text:p>17183.2252644337</text:p>
          </table:table-cell>
          <table:table-cell table:formula="of:=SQRT(([.E42]-[.E$8])^2+2*[.E$2]*0.0000000000667408*(1/([.E$3]+200000)-1/([.E$9])))" office:value-type="float" office:value="16008.3276224068" calcext:value-type="float">
            <text:p>16008.3276224068</text:p>
          </table:table-cell>
          <table:table-cell table:formula="of:=SQRT(([.F42]-[.F$8])^2+2*[.F$2]*0.0000000000667408*(1/([.F$3]+200000)-1/([.F$9])))" office:value-type="float" office:value="10375.5118215512" calcext:value-type="float">
            <text:p>10375.5118215512</text:p>
          </table:table-cell>
          <table:table-cell table:formula="of:=SQRT(([.G42]-[.G$8])^2+2*[.G$2]*0.0000000000667408*(1/([.G$3]+200000)-1/([.G$9])))" office:value-type="float" office:value="60204.5605259668" calcext:value-type="float">
            <text:p>60204.5605259668</text:p>
          </table:table-cell>
          <table:table-cell table:formula="of:=SQRT(([.H42]-[.H$8])^2+2*[.H$2]*0.0000000000667408*(1/([.H$3]+200000)-1/([.H$9])))" office:value-type="float" office:value="36081.7135983602" calcext:value-type="float">
            <text:p>36081.7135983602</text:p>
          </table:table-cell>
          <table:table-cell table:formula="of:=SQRT(([.I42]-[.I$8])^2+2*[.I$2]*0.0000000000667408*(1/([.I$3]+200000)-1/([.I$9])))" office:value-type="float" office:value="21297.7944202223" calcext:value-type="float">
            <text:p>21297.7944202223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xfer Δv (from 200 km orbit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[.D45]-[.D$10]" office:value-type="float" office:value="4487.16678369037" calcext:value-type="float">
            <text:p>4487.16678369037</text:p>
          </table:table-cell>
          <table:table-cell table:formula="of:=[.E45]-[.E$10]" office:value-type="float" office:value="5523.27110287653" calcext:value-type="float">
            <text:p>5523.27110287653</text:p>
          </table:table-cell>
          <table:table-cell table:formula="of:=[.F45]-[.F$10]" office:value-type="float" office:value="6577.34804175843" calcext:value-type="float">
            <text:p>6577.34804175843</text:p>
          </table:table-cell>
          <table:table-cell table:formula="of:=[.G45]-[.G$10]" office:value-type="float" office:value="18120.5933295193" calcext:value-type="float">
            <text:p>18120.5933295193</text:p>
          </table:table-cell>
          <table:table-cell table:formula="of:=[.H45]-[.H$10]" office:value-type="float" office:value="11197.0312888185" calcext:value-type="float">
            <text:p>11197.0312888185</text:p>
          </table:table-cell>
          <table:table-cell table:formula="of:=[.I45]-[.I$10]" office:value-type="float" office:value="6916.63353310144" calcext:value-type="float">
            <text:p>6916.63353310144</text:p>
          </table:table-cell>
          <table:table-cell table:formula="of:=[.J45]-[.J$10]" office:value-type="float" office:value="7183.94921544224" calcext:value-type="float">
            <text:p>7183.949215442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[.C46]-[.C$10]" office:value-type="float" office:value="5047.75536780885" calcext:value-type="float">
            <text:p>5047.75536780885</text:p>
          </table:table-cell>
          <table:table-cell/>
          <table:table-cell table:formula="of:=[.E46]-[.E$10]" office:value-type="float" office:value="3455.26499431346" calcext:value-type="float">
            <text:p>3455.26499431346</text:p>
          </table:table-cell>
          <table:table-cell table:formula="of:=[.F46]-[.F$10]" office:value-type="float" office:value="3330.57611006599" calcext:value-type="float">
            <text:p>3330.57611006599</text:p>
          </table:table-cell>
          <table:table-cell table:formula="of:=[.G46]-[.G$10]" office:value-type="float" office:value="17923.8541258246" calcext:value-type="float">
            <text:p>17923.8541258246</text:p>
          </table:table-cell>
          <table:table-cell table:formula="of:=[.H46]-[.H$10]" office:value-type="float" office:value="11031.6494156522" calcext:value-type="float">
            <text:p>11031.6494156522</text:p>
          </table:table-cell>
          <table:table-cell table:formula="of:=[.I46]-[.I$10]" office:value-type="float" office:value="6801.12700368581" calcext:value-type="float">
            <text:p>6801.12700368581</text:p>
          </table:table-cell>
          <table:table-cell table:formula="of:=[.J46]-[.J$10]" office:value-type="float" office:value="7124.6350881031" calcext:value-type="float">
            <text:p>7124.63508810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[.C47]-[.C$10]" office:value-type="float" office:value="7536.0420022995" calcext:value-type="float">
            <text:p>7536.0420022995</text:p>
          </table:table-cell>
          <table:table-cell table:formula="of:=[.D47]-[.D$10]" office:value-type="float" office:value="3273.41079537823" calcext:value-type="float">
            <text:p>3273.41079537823</text:p>
          </table:table-cell>
          <table:table-cell/>
          <table:table-cell table:formula="of:=[.F47]-[.F$10]" office:value-type="float" office:value="2089.38098321866" calcext:value-type="float">
            <text:p>2089.38098321866</text:p>
          </table:table-cell>
          <table:table-cell table:formula="of:=[.G47]-[.G$10]" office:value-type="float" office:value="17828.2698590175" calcext:value-type="float">
            <text:p>17828.2698590175</text:p>
          </table:table-cell>
          <table:table-cell table:formula="of:=[.H47]-[.H$10]" office:value-type="float" office:value="10942.7297240281" calcext:value-type="float">
            <text:p>10942.7297240281</text:p>
          </table:table-cell>
          <table:table-cell table:formula="of:=[.I47]-[.I$10]" office:value-type="float" office:value="6734.70254908343" calcext:value-type="float">
            <text:p>6734.70254908343</text:p>
          </table:table-cell>
          <table:table-cell table:formula="of:=[.J47]-[.J$10]" office:value-type="float" office:value="7089.66008456591" calcext:value-type="float">
            <text:p>7089.660084565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48]-[.C$10]" office:value-type="float" office:value="10326.7015454098" calcext:value-type="float">
            <text:p>10326.7015454098</text:p>
          </table:table-cell>
          <table:table-cell table:formula="of:=[.D48]-[.D$10]" office:value-type="float" office:value="4425.94085994038" calcext:value-type="float">
            <text:p>4425.94085994038</text:p>
          </table:table-cell>
          <table:table-cell table:formula="of:=[.E48]-[.E$10]" office:value-type="float" office:value="3575.01009167305" calcext:value-type="float">
            <text:p>3575.01009167305</text:p>
          </table:table-cell>
          <table:table-cell/>
          <table:table-cell table:formula="of:=[.G48]-[.G$10]" office:value-type="float" office:value="17715.289025438" calcext:value-type="float">
            <text:p>17715.289025438</text:p>
          </table:table-cell>
          <table:table-cell table:formula="of:=[.H48]-[.H$10]" office:value-type="float" office:value="10824.6241566797" calcext:value-type="float">
            <text:p>10824.6241566797</text:p>
          </table:table-cell>
          <table:table-cell table:formula="of:=[.I48]-[.I$10]" office:value-type="float" office:value="6639.46776264528" calcext:value-type="float">
            <text:p>6639.46776264528</text:p>
          </table:table-cell>
          <table:table-cell table:formula="of:=[.J48]-[.J$10]" office:value-type="float" office:value="7038.05180425512" calcext:value-type="float">
            <text:p>7038.051804255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[.C49]-[.C$10]" office:value-type="float" office:value="15015.6616855664" calcext:value-type="float">
            <text:p>15015.6616855664</text:p>
          </table:table-cell>
          <table:table-cell table:formula="of:=[.D49]-[.D$10]" office:value-type="float" office:value="7997.12198922828" calcext:value-type="float">
            <text:p>7997.12198922828</text:p>
          </table:table-cell>
          <table:table-cell table:formula="of:=[.E49]-[.E$10]" office:value-type="float" office:value="6274.95798921972" calcext:value-type="float">
            <text:p>6274.95798921972</text:p>
          </table:table-cell>
          <table:table-cell table:formula="of:=[.F49]-[.F$10]" office:value-type="float" office:value="4182.55659684708" calcext:value-type="float">
            <text:p>4182.55659684708</text:p>
          </table:table-cell>
          <table:table-cell/>
          <table:table-cell table:formula="of:=[.H49]-[.H$10]" office:value-type="float" office:value="10567.6579791249" calcext:value-type="float">
            <text:p>10567.6579791249</text:p>
          </table:table-cell>
          <table:table-cell table:formula="of:=[.I49]-[.I$10]" office:value-type="float" office:value="6360.98181763241" calcext:value-type="float">
            <text:p>6360.98181763241</text:p>
          </table:table-cell>
          <table:table-cell table:formula="of:=[.J49]-[.J$10]" office:value-type="float" office:value="6868.68143928459" calcext:value-type="float">
            <text:p>6868.681439284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[.C50]-[.C$10]" office:value-type="float" office:value="16048.320576395" calcext:value-type="float">
            <text:p>16048.320576395</text:p>
          </table:table-cell>
          <table:table-cell table:formula="of:=[.D50]-[.D$10]" office:value-type="float" office:value="9030.94937056659" calcext:value-type="float">
            <text:p>9030.94937056659</text:p>
          </table:table-cell>
          <table:table-cell table:formula="of:=[.E50]-[.E$10]" office:value-type="float" office:value="7261.47449031559" calcext:value-type="float">
            <text:p>7261.47449031559</text:p>
          </table:table-cell>
          <table:table-cell table:formula="of:=[.F50]-[.F$10]" office:value-type="float" office:value="5544.90264949743" calcext:value-type="float">
            <text:p>5544.90264949743</text:p>
          </table:table-cell>
          <table:table-cell table:formula="of:=[.G50]-[.G$10]" office:value-type="float" office:value="17590.9887446553" calcext:value-type="float">
            <text:p>17590.9887446553</text:p>
          </table:table-cell>
          <table:table-cell/>
          <table:table-cell table:formula="of:=[.I50]-[.I$10]" office:value-type="float" office:value="6267.4420070112" calcext:value-type="float">
            <text:p>6267.4420070112</text:p>
          </table:table-cell>
          <table:table-cell table:formula="of:=[.J50]-[.J$10]" office:value-type="float" office:value="6794.74457815572" calcext:value-type="float">
            <text:p>6794.744578155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[.C51]-[.C$10]" office:value-type="float" office:value="16688.4856933319" calcext:value-type="float">
            <text:p>16688.4856933319</text:p>
          </table:table-cell>
          <table:table-cell table:formula="of:=[.D51]-[.D$10]" office:value-type="float" office:value="9714.56505903144" calcext:value-type="float">
            <text:p>9714.56505903144</text:p>
          </table:table-cell>
          <table:table-cell table:formula="of:=[.E51]-[.E$10]" office:value-type="float" office:value="7950.56557619952" calcext:value-type="float">
            <text:p>7950.56557619952</text:p>
          </table:table-cell>
          <table:table-cell table:formula="of:=[.F51]-[.F$10]" office:value-type="float" office:value="6529.73521139222" calcext:value-type="float">
            <text:p>6529.73521139222</text:p>
          </table:table-cell>
          <table:table-cell table:formula="of:=[.G51]-[.G$10]" office:value-type="float" office:value="17655.5047547619" calcext:value-type="float">
            <text:p>17655.5047547619</text:p>
          </table:table-cell>
          <table:table-cell table:formula="of:=[.H51]-[.H$10]" office:value-type="float" office:value="10565.1937248659" calcext:value-type="float">
            <text:p>10565.1937248659</text:p>
          </table:table-cell>
          <table:table-cell/>
          <table:table-cell table:formula="of:=[.J51]-[.J$10]" office:value-type="float" office:value="6744.07620409622" calcext:value-type="float">
            <text:p>6744.076204096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[.C52]-[.C$10]" office:value-type="float" office:value="16924.3901400616" calcext:value-type="float">
            <text:p>16924.3901400616</text:p>
          </table:table-cell>
          <table:table-cell table:formula="of:=[.D52]-[.D$10]" office:value-type="float" office:value="9974.70462824846" calcext:value-type="float">
            <text:p>9974.70462824846</text:p>
          </table:table-cell>
          <table:table-cell table:formula="of:=[.E52]-[.E$10]" office:value-type="float" office:value="8219.96832373093" calcext:value-type="float">
            <text:p>8219.96832373093</text:p>
          </table:table-cell>
          <table:table-cell table:formula="of:=[.F52]-[.F$10]" office:value-type="float" office:value="6921.30666022108" calcext:value-type="float">
            <text:p>6921.30666022108</text:p>
          </table:table-cell>
          <table:table-cell table:formula="of:=[.G52]-[.G$10]" office:value-type="float" office:value="17696.2731640356" calcext:value-type="float">
            <text:p>17696.2731640356</text:p>
          </table:table-cell>
          <table:table-cell table:formula="of:=[.H52]-[.H$10]" office:value-type="float" office:value="10603.1793585367" calcext:value-type="float">
            <text:p>10603.1793585367</text:p>
          </table:table-cell>
          <table:table-cell table:formula="of:=[.I52]-[.I$10]" office:value-type="float" office:value="6242.71097846134" calcext:value-type="float">
            <text:p>6242.71097846134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xfer Δv (from surface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 table:number-columns-repeated="2"/>
          <table:table-cell table:formula="of:=[.E55]+[.E$12]" office:value-type="float" office:value="14869.3022612876" calcext:value-type="float">
            <text:p>14869.3022612876</text:p>
          </table:table-cell>
          <table:table-cell table:formula="of:=[.F55]+[.F$12]" office:value-type="float" office:value="10722.3942353545" calcext:value-type="float">
            <text:p>10722.39423535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[.C56]+[.C$12]" office:value-type="float" office:value="8514.55709432546" calcext:value-type="float">
            <text:p>8514.55709432546</text:p>
          </table:table-cell>
          <table:table-cell/>
          <table:table-cell table:formula="of:=[.E56]+[.E$12]" office:value-type="float" office:value="12801.2961527246" calcext:value-type="float">
            <text:p>12801.2961527246</text:p>
          </table:table-cell>
          <table:table-cell table:formula="of:=[.F56]+[.F$12]" office:value-type="float" office:value="7475.62230366209" calcext:value-type="float">
            <text:p>7475.6223036620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[.C57]+[.C$12]" office:value-type="float" office:value="11002.8437288161" calcext:value-type="float">
            <text:p>11002.8437288161</text:p>
          </table:table-cell>
          <table:table-cell table:number-columns-repeated="2"/>
          <table:table-cell table:formula="of:=[.F57]+[.F$12]" office:value-type="float" office:value="6234.42717681476" calcext:value-type="float">
            <text:p>6234.4271768147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58]+[.C$12]" office:value-type="float" office:value="13793.5032719264" calcext:value-type="float">
            <text:p>13793.5032719264</text:p>
          </table:table-cell>
          <table:table-cell/>
          <table:table-cell table:formula="of:=[.E58]+[.E$12]" office:value-type="float" office:value="12921.0412500842" calcext:value-type="float">
            <text:p>12921.04125008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[.C59]+[.C$12]" office:value-type="float" office:value="18482.463412083" calcext:value-type="float">
            <text:p>18482.463412083</text:p>
          </table:table-cell>
          <table:table-cell/>
          <table:table-cell table:formula="of:=[.E59]+[.E$12]" office:value-type="float" office:value="15620.9891476308" calcext:value-type="float">
            <text:p>15620.9891476308</text:p>
          </table:table-cell>
          <table:table-cell table:formula="of:=[.F59]+[.F$12]" office:value-type="float" office:value="8327.60279044318" calcext:value-type="float">
            <text:p>8327.6027904431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[.C60]+[.C$12]" office:value-type="float" office:value="19515.1223029116" calcext:value-type="float">
            <text:p>19515.1223029116</text:p>
          </table:table-cell>
          <table:table-cell/>
          <table:table-cell table:formula="of:=[.E60]+[.E$12]" office:value-type="float" office:value="16607.5056487267" calcext:value-type="float">
            <text:p>16607.5056487267</text:p>
          </table:table-cell>
          <table:table-cell table:formula="of:=[.F60]+[.F$12]" office:value-type="float" office:value="9689.94884309353" calcext:value-type="float">
            <text:p>9689.9488430935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[.C61]+[.C$12]" office:value-type="float" office:value="20155.2874198485" calcext:value-type="float">
            <text:p>20155.2874198485</text:p>
          </table:table-cell>
          <table:table-cell/>
          <table:table-cell table:formula="of:=[.E61]+[.E$12]" office:value-type="float" office:value="17296.5967346106" calcext:value-type="float">
            <text:p>17296.5967346106</text:p>
          </table:table-cell>
          <table:table-cell table:formula="of:=[.F61]+[.F$12]" office:value-type="float" office:value="10674.7814049883" calcext:value-type="float">
            <text:p>10674.781404988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[.C62]+[.C$12]" office:value-type="float" office:value="20391.1918665782" calcext:value-type="float">
            <text:p>20391.1918665782</text:p>
          </table:table-cell>
          <table:table-cell/>
          <table:table-cell table:formula="of:=[.E62]+[.E$12]" office:value-type="float" office:value="17565.999482142" calcext:value-type="float">
            <text:p>17565.999482142</text:p>
          </table:table-cell>
          <table:table-cell table:formula="of:=[.F62]+[.F$12]" office:value-type="float" office:value="11066.3528538172" calcext:value-type="float">
            <text:p>11066.3528538172</text:p>
          </table:table-cell>
          <table:table-cell table:number-columns-repeated="15"/>
        </table:table-row>
      </table:table>
      <table:table table:name="Sol 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Mass (kg)</text:p>
          </table:table-cell>
          <table:table-cell table:style-name="ce1" table:formula="of:=2*1.98847542E+030" office:value-type="float" office:value="3.97695084E+030" calcext:value-type="float">
            <text:p>3.98E+30</text:p>
          </table:table-cell>
          <table:table-cell table:style-name="ce1" office:value-type="float" office:value="3.3011E+023" calcext:value-type="float">
            <text:p>3.30E+23</text:p>
          </table:table-cell>
          <table:table-cell table:style-name="ce1" office:value-type="float" office:value="4.8675E+024" calcext:value-type="float">
            <text:p>4.87E+24</text:p>
          </table:table-cell>
          <table:table-cell table:style-name="ce1" office:value-type="float" office:value="5.972168E+024" calcext:value-type="float">
            <text:p>5.97E+24</text:p>
          </table:table-cell>
          <table:table-cell table:style-name="ce1" office:value-type="float" office:value="6.4171E+023" calcext:value-type="float">
            <text:p>6.42E+23</text:p>
          </table:table-cell>
          <table:table-cell table:style-name="ce1" office:value-type="float" office:value="1.8982E+027" calcext:value-type="float">
            <text:p>1.90E+27</text:p>
          </table:table-cell>
          <table:table-cell table:style-name="ce1" office:value-type="float" office:value="5.6834E+026" calcext:value-type="float">
            <text:p>5.68E+26</text:p>
          </table:table-cell>
          <table:table-cell table:style-name="ce1" office:value-type="float" office:value="8.681E+025" calcext:value-type="float">
            <text:p>8.68E+25</text:p>
          </table:table-cell>
          <table:table-cell table:style-name="ce1" office:value-type="float" office:value="1.024E+026" calcext:value-type="float">
            <text:p>1.02E+26</text:p>
          </table:table-cell>
        </table:table-row>
        <table:table-row table:style-name="ro1">
          <table:table-cell office:value-type="string" calcext:value-type="string">
            <text:p>Radius (m)</text:p>
          </table:table-cell>
          <table:table-cell/>
          <table:table-cell table:style-name="ce1" office:value-type="float" office:value="2439700" calcext:value-type="float">
            <text:p>2.44E+06</text:p>
          </table:table-cell>
          <table:table-cell table:style-name="ce1" office:value-type="float" office:value="6051800" calcext:value-type="float">
            <text:p>6.05E+06</text:p>
          </table:table-cell>
          <table:table-cell table:style-name="ce1" office:value-type="float" office:value="6371000" calcext:value-type="float">
            <text:p>6.37E+06</text:p>
          </table:table-cell>
          <table:table-cell table:style-name="ce1" office:value-type="float" office:value="3389500" calcext:value-type="float">
            <text:p>3.39E+06</text:p>
          </table:table-cell>
          <table:table-cell table:style-name="ce1" office:value-type="float" office:value="69911000" calcext:value-type="float">
            <text:p>6.99E+07</text:p>
          </table:table-cell>
          <table:table-cell table:style-name="ce1" office:value-type="float" office:value="58232000" calcext:value-type="float">
            <text:p>5.82E+07</text:p>
          </table:table-cell>
          <table:table-cell table:style-name="ce1" office:value-type="float" office:value="25362000" calcext:value-type="float">
            <text:p>2.54E+07</text:p>
          </table:table-cell>
          <table:table-cell table:style-name="ce1" office:value-type="float" office:value="25622000" calcext:value-type="float">
            <text:p>2.56E+07</text:p>
          </table:table-cell>
        </table:table-row>
        <table:table-row table:style-name="ro1">
          <table:table-cell office:value-type="string" calcext:value-type="string">
            <text:p>Semi-major axis (au)</text:p>
          </table:table-cell>
          <table:table-cell/>
          <table:table-cell table:formula="of:=4*0.387098" office:value-type="float" office:value="1.548392" calcext:value-type="float">
            <text:p>1.548392</text:p>
          </table:table-cell>
          <table:table-cell table:formula="of:=4*0.728213" office:value-type="float" office:value="2.912852" calcext:value-type="float">
            <text:p>2.912852</text:p>
          </table:table-cell>
          <table:table-cell table:formula="of:=4*1" office:value-type="float" office:value="4" calcext:value-type="float">
            <text:p>4</text:p>
          </table:table-cell>
          <table:table-cell table:formula="of:=4*1.52368055" office:value-type="float" office:value="6.0947222" calcext:value-type="float">
            <text:p>6.0947222</text:p>
          </table:table-cell>
          <table:table-cell table:formula="of:=4*5.2038" office:value-type="float" office:value="20.8152" calcext:value-type="float">
            <text:p>20.8152</text:p>
          </table:table-cell>
          <table:table-cell table:formula="of:=4*9.5826" office:value-type="float" office:value="38.3304" calcext:value-type="float">
            <text:p>38.3304</text:p>
          </table:table-cell>
          <table:table-cell table:formula="of:=4*19.19126" office:value-type="float" office:value="76.76504" calcext:value-type="float">
            <text:p>76.76504</text:p>
          </table:table-cell>
          <table:table-cell table:formula="of:=4*30.07" office:value-type="float" office:value="120.28" calcext:value-type="float">
            <text:p>120.28</text:p>
          </table:table-cell>
        </table:table-row>
        <table:table-row table:style-name="ro1">
          <table:table-cell office:value-type="string" calcext:value-type="string">
            <text:p>Orbital period (yr)</text:p>
          </table:table-cell>
          <table:table-cell/>
          <table:table-cell table:formula="of:=[.C4]^1.5/SQRT(2)" office:value-type="float" office:value="1.36240547546974" calcext:value-type="float">
            <text:p>1.36240547546974</text:p>
          </table:table-cell>
          <table:table-cell table:formula="of:=[.D4]^1.5/SQRT(2)" office:value-type="float" office:value="3.51530191418744" calcext:value-type="float">
            <text:p>3.51530191418744</text:p>
          </table:table-cell>
          <table:table-cell table:formula="of:=[.E4]^1.5/SQRT(2)" office:value-type="float" office:value="5.65685424949238" calcext:value-type="float">
            <text:p>5.65685424949238</text:p>
          </table:table-cell>
          <table:table-cell table:formula="of:=[.F4]^1.5/SQRT(2)" office:value-type="float" office:value="10.6393690787718" calcext:value-type="float">
            <text:p>10.6393690787718</text:p>
          </table:table-cell>
          <table:table-cell table:formula="of:=[.G4]^1.5/SQRT(2)" office:value-type="float" office:value="67.1515256878346" calcext:value-type="float">
            <text:p>67.1515256878346</text:p>
          </table:table-cell>
          <table:table-cell table:formula="of:=[.H4]^1.5/SQRT(2)" office:value-type="float" office:value="167.803119133821" calcext:value-type="float">
            <text:p>167.803119133821</text:p>
          </table:table-cell>
          <table:table-cell table:formula="of:=[.I4]^1.5/SQRT(2)" office:value-type="float" office:value="475.587271771081" calcext:value-type="float">
            <text:p>475.587271771081</text:p>
          </table:table-cell>
          <table:table-cell table:formula="of:=[.J4]^1.5/SQRT(2)" office:value-type="float" office:value="932.77120612506" calcext:value-type="float">
            <text:p>932.77120612506</text:p>
          </table:table-cell>
        </table:table-row>
        <table:table-row table:style-name="ro1">
          <table:table-cell office:value-type="string" calcext:value-type="string">
            <text:p>Semi-major axis (m)</text:p>
          </table:table-cell>
          <table:table-cell/>
          <table:table-cell table:formula="of:=[.C4]*149597870700" office:value-type="float" office:value="231636146208.914" calcext:value-type="float">
            <text:p>231636146208.914</text:p>
          </table:table-cell>
          <table:table-cell table:formula="of:=[.D4]*149597870700" office:value-type="float" office:value="435756456864.236" calcext:value-type="float">
            <text:p>435756456864.236</text:p>
          </table:table-cell>
          <table:table-cell table:formula="of:=[.E4]*149597870700" office:value-type="float" office:value="598391482800" calcext:value-type="float">
            <text:p>598391482800</text:p>
          </table:table-cell>
          <table:table-cell table:formula="of:=[.F4]*149597870700" office:value-type="float" office:value="911757463628.02" calcext:value-type="float">
            <text:p>911757463628.02</text:p>
          </table:table-cell>
          <table:table-cell table:formula="of:=[.G4]*149597870700" office:value-type="float" office:value="3113909598194.64" calcext:value-type="float">
            <text:p>3113909598194.64</text:p>
          </table:table-cell>
          <table:table-cell table:formula="of:=[.H4]*149597870700" office:value-type="float" office:value="5734146223079.28" calcext:value-type="float">
            <text:p>5734146223079.28</text:p>
          </table:table-cell>
          <table:table-cell table:formula="of:=[.I4]*149597870700" office:value-type="float" office:value="11483886528200.3" calcext:value-type="float">
            <text:p>11483886528200.3</text:p>
          </table:table-cell>
          <table:table-cell table:formula="of:=[.J4]*149597870700" office:value-type="float" office:value="17993631887796" calcext:value-type="float">
            <text:p>17993631887796</text:p>
          </table:table-cell>
        </table:table-row>
        <table:table-row table:style-name="ro1">
          <table:table-cell office:value-type="string" calcext:value-type="string">
            <text:p>orbital period (s)</text:p>
          </table:table-cell>
          <table:table-cell/>
          <table:table-cell table:formula="of:=[.C5]*365.25*86400" office:value-type="float" office:value="42994247.0326838" calcext:value-type="float">
            <text:p>42994247.0326838</text:p>
          </table:table-cell>
          <table:table-cell table:formula="of:=[.D5]*365.25*86400" office:value-type="float" office:value="110934491.687162" calcext:value-type="float">
            <text:p>110934491.687162</text:p>
          </table:table-cell>
          <table:table-cell table:formula="of:=[.E5]*365.25*86400" office:value-type="float" office:value="178516743.663781" calcext:value-type="float">
            <text:p>178516743.663781</text:p>
          </table:table-cell>
          <table:table-cell table:formula="of:=[.F5]*365.25*86400" office:value-type="float" office:value="335752953.640247" calcext:value-type="float">
            <text:p>335752953.640247</text:p>
          </table:table-cell>
          <table:table-cell table:formula="of:=[.G5]*365.25*86400" office:value-type="float" office:value="2119140987.04641" calcext:value-type="float">
            <text:p>2119140987.04641</text:p>
          </table:table-cell>
          <table:table-cell table:formula="of:=[.H5]*365.25*86400" office:value-type="float" office:value="5295463712.37746" calcext:value-type="float">
            <text:p>5295463712.37746</text:p>
          </table:table-cell>
          <table:table-cell table:formula="of:=[.I5]*365.25*86400" office:value-type="float" office:value="15008392887.6431" calcext:value-type="float">
            <text:p>15008392887.6431</text:p>
          </table:table-cell>
          <table:table-cell table:formula="of:=[.J5]*365.25*86400" office:value-type="float" office:value="29436020614.4122" calcext:value-type="float">
            <text:p>29436020614.4122</text:p>
          </table:table-cell>
        </table:table-row>
        <table:table-row table:style-name="ro1">
          <table:table-cell office:value-type="string" calcext:value-type="string">
            <text:p>Vplanet (circ)</text:p>
          </table:table-cell>
          <table:table-cell/>
          <table:table-cell table:formula="of:=SQRT(0.0000000000667408*[.$B$2]/[.C6])" office:value-type="float" office:value="33850.6996896038" calcext:value-type="float">
            <text:p>33850.6996896038</text:p>
          </table:table-cell>
          <table:table-cell table:formula="of:=SQRT(0.0000000000667408*[.$B$2]/[.D6])" office:value-type="float" office:value="24680.2127911144" calcext:value-type="float">
            <text:p>24680.2127911144</text:p>
          </table:table-cell>
          <table:table-cell table:formula="of:=SQRT(0.0000000000667408*[.$B$2]/[.E6])" office:value-type="float" office:value="21060.9575930042" calcext:value-type="float">
            <text:p>21060.9575930042</text:p>
          </table:table-cell>
          <table:table-cell table:formula="of:=SQRT(0.0000000000667408*[.$B$2]/[.F6])" office:value-type="float" office:value="17062.0477006931" calcext:value-type="float">
            <text:p>17062.0477006931</text:p>
          </table:table-cell>
          <table:table-cell table:formula="of:=SQRT(0.0000000000667408*[.$B$2]/[.G6])" office:value-type="float" office:value="9232.46808988219" calcext:value-type="float">
            <text:p>9232.46808988219</text:p>
          </table:table-cell>
          <table:table-cell table:formula="of:=SQRT(0.0000000000667408*[.$B$2]/[.H6])" office:value-type="float" office:value="6803.56336008311" calcext:value-type="float">
            <text:p>6803.56336008311</text:p>
          </table:table-cell>
          <table:table-cell table:formula="of:=SQRT(0.0000000000667408*[.$B$2]/[.I6])" office:value-type="float" office:value="4807.57833122489" calcext:value-type="float">
            <text:p>4807.57833122489</text:p>
          </table:table-cell>
          <table:table-cell table:formula="of:=SQRT(0.0000000000667408*[.$B$2]/[.J6])" office:value-type="float" office:value="3840.70896908957" calcext:value-type="float">
            <text:p>3840.70896908957</text:p>
          </table:table-cell>
        </table:table-row>
        <table:table-row table:style-name="ro1">
          <table:table-cell office:value-type="string" calcext:value-type="string">
            <text:p>SOI (m)</text:p>
          </table:table-cell>
          <table:table-cell/>
          <table:table-cell table:formula="of:=[.C6]*([.C2]/[.$B2])^0.4" office:value-type="float" office:value="340760866.599687" calcext:value-type="float">
            <text:p>340760866.599687</text:p>
          </table:table-cell>
          <table:table-cell table:formula="of:=[.D6]*([.D2]/[.$B2])^0.4" office:value-type="float" office:value="1880815200.60336" calcext:value-type="float">
            <text:p>1880815200.60336</text:p>
          </table:table-cell>
          <table:table-cell table:formula="of:=[.E6]*([.E2]/[.$B2])^0.4" office:value-type="float" office:value="2802967878.07562" calcext:value-type="float">
            <text:p>2802967878.07562</text:p>
          </table:table-cell>
          <table:table-cell table:formula="of:=[.F6]*([.F2]/[.$B2])^0.4" office:value-type="float" office:value="1749825579.63928" calcext:value-type="float">
            <text:p>1749825579.63928</text:p>
          </table:table-cell>
          <table:table-cell table:formula="of:=[.G6]*([.G2]/[.$B2])^0.4" office:value-type="float" office:value="146158036061.339" calcext:value-type="float">
            <text:p>146158036061.339</text:p>
          </table:table-cell>
          <table:table-cell table:formula="of:=[.H6]*([.H2]/[.$B2])^0.4" office:value-type="float" office:value="166146793275.68" calcext:value-type="float">
            <text:p>166146793275.68</text:p>
          </table:table-cell>
          <table:table-cell table:formula="of:=[.I6]*([.I2]/[.$B2])^0.4" office:value-type="float" office:value="156926650840.042" calcext:value-type="float">
            <text:p>156926650840.042</text:p>
          </table:table-cell>
          <table:table-cell table:formula="of:=[.J6]*([.J2]/[.$B2])^0.4" office:value-type="float" office:value="262674990418.422" calcext:value-type="float">
            <text:p>262674990418.422</text:p>
          </table:table-cell>
        </table:table-row>
        <table:table-row table:style-name="ro1">
          <table:table-cell office:value-type="string" calcext:value-type="string">
            <text:p>Vcirc (200 km)</text:p>
          </table:table-cell>
          <table:table-cell/>
          <table:table-cell table:formula="of:=SQRT(0.0000000000667408*[.C2]/([.C3]+200000))" office:value-type="float" office:value="2889.00143876384" calcext:value-type="float">
            <text:p>2889.00143876384</text:p>
          </table:table-cell>
          <table:table-cell table:formula="of:=SQRT(0.0000000000667408*[.D2]/([.D3]+200000))" office:value-type="float" office:value="7208.52063618524" calcext:value-type="float">
            <text:p>7208.52063618524</text:p>
          </table:table-cell>
          <table:table-cell table:formula="of:=SQRT(0.0000000000667408*[.E2]/([.E3]+200000))" office:value-type="float" office:value="7788.35929867592" calcext:value-type="float">
            <text:p>7788.35929867592</text:p>
          </table:table-cell>
          <table:table-cell table:formula="of:=SQRT(0.0000000000667408*[.F2]/([.F3]+200000))" office:value-type="float" office:value="3454.20516133009" calcext:value-type="float">
            <text:p>3454.20516133009</text:p>
          </table:table-cell>
          <table:table-cell table:formula="of:=SQRT(0.0000000000667408*[.G2]/([.G3]+200000))" office:value-type="float" office:value="42508.2873619312" calcext:value-type="float">
            <text:p>42508.2873619312</text:p>
          </table:table-cell>
          <table:table-cell table:formula="of:=SQRT(0.0000000000667408*[.H2]/([.H3]+200000))" office:value-type="float" office:value="25478.5342398235" calcext:value-type="float">
            <text:p>25478.5342398235</text:p>
          </table:table-cell>
          <table:table-cell table:formula="of:=SQRT(0.0000000000667408*[.I2]/([.I3]+200000))" office:value-type="float" office:value="15055.083441761" calcext:value-type="float">
            <text:p>15055.083441761</text:p>
          </table:table-cell>
          <table:table-cell table:formula="of:=SQRT(0.0000000000667408*[.J2]/([.J3]+200000))" office:value-type="float" office:value="16268.6210820332" calcext:value-type="float">
            <text:p>16268.6210820332</text:p>
          </table:table-cell>
        </table:table-row>
        <table:table-row table:style-name="ro1">
          <table:table-cell office:value-type="string" calcext:value-type="string">
            <text:p>ideal Δv (surface to 200 km orbit, m/s)</text:p>
          </table:table-cell>
          <table:table-cell/>
          <table:table-cell table:formula="of:=SQRT(2*0.0000000000667408*[.C2]*(1/[.C3]-1/(2*[.C3]+200000)))+SQRT(0.0000000000667408*[.C2]/([.C3]+200000))-SQRT(2*0.0000000000667408*[.C2]*(1/([.C3]+200000)-1/(2*[.C3]+200000)))" office:value-type="float" office:value="3121.12452234801" calcext:value-type="float">
            <text:p>3121.12452234801</text:p>
          </table:table-cell>
          <table:table-cell table:formula="of:=SQRT(2*0.0000000000667408*[.D2]*(1/[.D3]-1/(2*[.D3]+200000)))+SQRT(0.0000000000667408*[.D2]/([.D3]+200000))-SQRT(2*0.0000000000667408*[.D2]*(1/([.D3]+200000)-1/(2*[.D3]+200000)))" office:value-type="float" office:value="7444.80378745944" calcext:value-type="float">
            <text:p>7444.80378745944</text:p>
          </table:table-cell>
          <table:table-cell table:formula="of:=SQRT(2*0.0000000000667408*[.E2]*(1/[.E3]-1/(2*[.E3]+200000)))+SQRT(0.0000000000667408*[.E2]/([.E3]+200000))-SQRT(2*0.0000000000667408*[.E2]*(1/([.E3]+200000)-1/(2*[.E3]+200000)))" office:value-type="float" office:value="8030.95688282589" calcext:value-type="float">
            <text:p>8030.95688282589</text:p>
          </table:table-cell>
          <table:table-cell table:formula="of:=SQRT(2*0.0000000000667408*[.F2]*(1/[.F3]-1/(2*[.F3]+200000)))+SQRT(0.0000000000667408*[.F2]/([.F3]+200000))-SQRT(2*0.0000000000667408*[.F2]*(1/([.F3]+200000)-1/(2*[.F3]+200000)))" office:value-type="float" office:value="3655.08146299498" calcext:value-type="float">
            <text:p>3655.08146299498</text:p>
          </table:table-cell>
          <table:table-cell table:formula="of:=SQRT(2*0.0000000000667408*[.G2]*(1/[.G3]-1/(2*[.G3]+200000)))+SQRT(0.0000000000667408*[.G2]/([.G3]+200000))-SQRT(2*0.0000000000667408*[.G2]*(1/([.G3]+200000)-1/(2*[.G3]+200000)))" office:value-type="float" office:value="42629.8073465455" calcext:value-type="float">
            <text:p>42629.8073465455</text:p>
          </table:table-cell>
          <table:table-cell table:formula="of:=SQRT(2*0.0000000000667408*[.H2]*(1/[.H3]-1/(2*[.H3]+200000)))+SQRT(0.0000000000667408*[.H2]/([.H3]+200000))-SQRT(2*0.0000000000667408*[.H2]*(1/([.H3]+200000)-1/(2*[.H3]+200000)))" office:value-type="float" office:value="25565.9661866194" calcext:value-type="float">
            <text:p>25565.9661866194</text:p>
          </table:table-cell>
          <table:table-cell table:formula="of:=SQRT(2*0.0000000000667408*[.I2]*(1/[.I3]-1/(2*[.I3]+200000)))+SQRT(0.0000000000667408*[.I2]/([.I3]+200000))-SQRT(2*0.0000000000667408*[.I2]*(1/([.I3]+200000)-1/(2*[.I3]+200000)))" office:value-type="float" office:value="15173.5716566483" calcext:value-type="float">
            <text:p>15173.5716566483</text:p>
          </table:table-cell>
          <table:table-cell table:formula="of:=SQRT(2*0.0000000000667408*[.J2]*(1/[.J3]-1/(2*[.J3]+200000)))+SQRT(0.0000000000667408*[.J2]/([.J3]+200000))-SQRT(2*0.0000000000667408*[.J2]*(1/([.J3]+200000)-1/(2*[.J3]+200000)))" office:value-type="float" office:value="16395.363462356" calcext:value-type="float">
            <text:p>16395.363462356</text:p>
          </table:table-cell>
        </table:table-row>
        <table:table-row table:style-name="ro1">
          <table:table-cell office:value-type="string" calcext:value-type="string">
            <text:p>Δv (200 km orbit w/ 20% margin, m/s)</text:p>
          </table:table-cell>
          <table:table-cell/>
          <table:table-cell table:formula="of:=[.C10]*1.2" office:value-type="float" office:value="3466.80172651661" calcext:value-type="float">
            <text:p>3466.80172651661</text:p>
          </table:table-cell>
          <table:table-cell table:formula="of:=[.D10]*1.2" office:value-type="float" office:value="8650.22476342229" calcext:value-type="float">
            <text:p>8650.22476342229</text:p>
          </table:table-cell>
          <table:table-cell table:formula="of:=[.E10]*1.2" office:value-type="float" office:value="9346.0311584111" calcext:value-type="float">
            <text:p>9346.0311584111</text:p>
          </table:table-cell>
          <table:table-cell table:formula="of:=[.F10]*1.2" office:value-type="float" office:value="4145.0461935961" calcext:value-type="float">
            <text:p>4145.0461935961</text:p>
          </table:table-cell>
          <table:table-cell table:formula="of:=[.G10]*1.2" office:value-type="float" office:value="51009.9448343175" calcext:value-type="float">
            <text:p>51009.9448343175</text:p>
          </table:table-cell>
          <table:table-cell table:formula="of:=[.H10]*1.2" office:value-type="float" office:value="30574.2410877882" calcext:value-type="float">
            <text:p>30574.2410877882</text:p>
          </table:table-cell>
          <table:table-cell table:formula="of:=[.I10]*1.2" office:value-type="float" office:value="18066.1001301132" calcext:value-type="float">
            <text:p>18066.1001301132</text:p>
          </table:table-cell>
          <table:table-cell table:formula="of:=[.J10]*1.2" office:value-type="float" office:value="19522.3452984398" calcext:value-type="float">
            <text:p>19522.34529843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 between launch windows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1/(1/[.$C$5]-1/[.D$5])" office:value-type="float" office:value="2.22456895263888" calcext:value-type="float">
            <text:p>2.22456895263888</text:p>
          </table:table-cell>
          <table:table-cell table:formula="of:=1/(1/[.$C$5]-1/[.E$5])" office:value-type="float" office:value="1.79462594828522" calcext:value-type="float">
            <text:p>1.79462594828522</text:p>
          </table:table-cell>
          <table:table-cell table:formula="of:=1/(1/[.$C$5]-1/[.F$5])" office:value-type="float" office:value="1.56248696322391" calcext:value-type="float">
            <text:p>1.56248696322391</text:p>
          </table:table-cell>
          <table:table-cell table:formula="of:=1/(1/[.$C$5]-1/[.G$5])" office:value-type="float" office:value="1.39061908698481" calcext:value-type="float">
            <text:p>1.39061908698481</text:p>
          </table:table-cell>
          <table:table-cell table:formula="of:=1/(1/[.$C$5]-1/[.H$5])" office:value-type="float" office:value="1.37355748652997" calcext:value-type="float">
            <text:p>1.37355748652997</text:p>
          </table:table-cell>
          <table:table-cell table:formula="of:=1/(1/[.$C$5]-1/[.I$5])" office:value-type="float" office:value="1.3663195441142" calcext:value-type="float">
            <text:p>1.3663195441142</text:p>
          </table:table-cell>
          <table:table-cell table:formula="of:=1/(1/[.$C$5]-1/[.J$5])" office:value-type="float" office:value="1.36439831543249" calcext:value-type="float">
            <text:p>1.36439831543249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1/(1/[.$C$5]-1/[.D$5])" office:value-type="float" office:value="2.22456895263888" calcext:value-type="float">
            <text:p>2.22456895263888</text:p>
          </table:table-cell>
          <table:table-cell/>
          <table:table-cell table:formula="of:=1/(1/[.$D$5]-1/[.E$5])" office:value-type="float" office:value="9.28557768292337" calcext:value-type="float">
            <text:p>9.28557768292337</text:p>
          </table:table-cell>
          <table:table-cell table:formula="of:=1/(1/[.$D$5]-1/[.F$5])" office:value-type="float" office:value="5.2498935824583" calcext:value-type="float">
            <text:p>5.2498935824583</text:p>
          </table:table-cell>
          <table:table-cell table:formula="of:=1/(1/[.$D$5]-1/[.G$5])" office:value-type="float" office:value="3.70948923101889" calcext:value-type="float">
            <text:p>3.70948923101889</text:p>
          </table:table-cell>
          <table:table-cell table:formula="of:=1/(1/[.$D$5]-1/[.H$5])" office:value-type="float" office:value="3.59051958861408" calcext:value-type="float">
            <text:p>3.59051958861408</text:p>
          </table:table-cell>
          <table:table-cell table:formula="of:=1/(1/[.$D$5]-1/[.I$5])" office:value-type="float" office:value="3.54147874385949" calcext:value-type="float">
            <text:p>3.54147874385949</text:p>
          </table:table-cell>
          <table:table-cell table:formula="of:=1/(1/[.$D$5]-1/[.J$5])" office:value-type="float" office:value="3.52860002452701" calcext:value-type="float">
            <text:p>3.52860002452701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1/(1/[.C$5]-1/[.$E$5])" office:value-type="float" office:value="1.79462594828522" calcext:value-type="float">
            <text:p>1.79462594828522</text:p>
          </table:table-cell>
          <table:table-cell table:formula="of:=1/(1/[.D$5]-1/[.$E$5])" office:value-type="float" office:value="9.28557768292337" calcext:value-type="float">
            <text:p>9.28557768292337</text:p>
          </table:table-cell>
          <table:table-cell/>
          <table:table-cell table:formula="of:=1/(1/[.$E$5]-1/[.F$5])" office:value-type="float" office:value="12.0793138098643" calcext:value-type="float">
            <text:p>12.0793138098643</text:p>
          </table:table-cell>
          <table:table-cell table:formula="of:=1/(1/[.$E$5]-1/[.G$5])" office:value-type="float" office:value="6.17722453933261" calcext:value-type="float">
            <text:p>6.17722453933261</text:p>
          </table:table-cell>
          <table:table-cell table:formula="of:=1/(1/[.$E$5]-1/[.H$5])" office:value-type="float" office:value="5.85420692994313" calcext:value-type="float">
            <text:p>5.85420692994313</text:p>
          </table:table-cell>
          <table:table-cell table:formula="of:=1/(1/[.$E$5]-1/[.I$5])" office:value-type="float" office:value="5.72494943721989" calcext:value-type="float">
            <text:p>5.72494943721989</text:p>
          </table:table-cell>
          <table:table-cell table:formula="of:=1/(1/[.$E$5]-1/[.J$5])" office:value-type="float" office:value="5.6913699485917" calcext:value-type="float">
            <text:p>5.6913699485917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1/(1/[.C$5]-1/[.$F$5])" office:value-type="float" office:value="1.56248696322391" calcext:value-type="float">
            <text:p>1.56248696322391</text:p>
          </table:table-cell>
          <table:table-cell table:formula="of:=1/(1/[.D$5]-1/[.$F$5])" office:value-type="float" office:value="5.2498935824583" calcext:value-type="float">
            <text:p>5.2498935824583</text:p>
          </table:table-cell>
          <table:table-cell table:formula="of:=1/(1/[.E$5]-1/[.$F$5])" office:value-type="float" office:value="12.0793138098643" calcext:value-type="float">
            <text:p>12.0793138098643</text:p>
          </table:table-cell>
          <table:table-cell/>
          <table:table-cell table:formula="of:=1/(1/[.$F$5]-1/[.G$5])" office:value-type="float" office:value="12.6424102151663" calcext:value-type="float">
            <text:p>12.6424102151663</text:p>
          </table:table-cell>
          <table:table-cell table:formula="of:=1/(1/[.$F$5]-1/[.H$5])" office:value-type="float" office:value="11.3596126104683" calcext:value-type="float">
            <text:p>11.3596126104683</text:p>
          </table:table-cell>
          <table:table-cell table:formula="of:=1/(1/[.$F$5]-1/[.I$5])" office:value-type="float" office:value="10.8828289884495" calcext:value-type="float">
            <text:p>10.8828289884495</text:p>
          </table:table-cell>
          <table:table-cell table:formula="of:=1/(1/[.$F$5]-1/[.J$5])" office:value-type="float" office:value="10.7621239494385" calcext:value-type="float">
            <text:p>10.7621239494385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1/(1/[.C$5]-1/[.$G$5])" office:value-type="float" office:value="1.39061908698481" calcext:value-type="float">
            <text:p>1.39061908698481</text:p>
          </table:table-cell>
          <table:table-cell table:formula="of:=1/(1/[.D$5]-1/[.$G$5])" office:value-type="float" office:value="3.70948923101889" calcext:value-type="float">
            <text:p>3.70948923101889</text:p>
          </table:table-cell>
          <table:table-cell table:formula="of:=1/(1/[.E$5]-1/[.$G$5])" office:value-type="float" office:value="6.17722453933261" calcext:value-type="float">
            <text:p>6.17722453933261</text:p>
          </table:table-cell>
          <table:table-cell table:formula="of:=1/(1/[.F$5]-1/[.$G$5])" office:value-type="float" office:value="12.6424102151663" calcext:value-type="float">
            <text:p>12.6424102151663</text:p>
          </table:table-cell>
          <table:table-cell/>
          <table:table-cell table:formula="of:=1/(1/[.$G$5]-1/[.H$5])" office:value-type="float" office:value="111.952877040745" calcext:value-type="float">
            <text:p>111.952877040745</text:p>
          </table:table-cell>
          <table:table-cell table:formula="of:=1/(1/[.$G$5]-1/[.I$5])" office:value-type="float" office:value="78.1920074415663" calcext:value-type="float">
            <text:p>78.1920074415663</text:p>
          </table:table-cell>
          <table:table-cell table:formula="of:=1/(1/[.$G$5]-1/[.J$5])" office:value-type="float" office:value="72.3608889961251" calcext:value-type="float">
            <text:p>72.3608889961251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1/(1/[.C$5]-1/[.$H$5])" office:value-type="float" office:value="1.37355748652997" calcext:value-type="float">
            <text:p>1.37355748652997</text:p>
          </table:table-cell>
          <table:table-cell table:formula="of:=1/(1/[.D$5]-1/[.$H$5])" office:value-type="float" office:value="3.59051958861408" calcext:value-type="float">
            <text:p>3.59051958861408</text:p>
          </table:table-cell>
          <table:table-cell table:formula="of:=1/(1/[.E$5]-1/[.$H$5])" office:value-type="float" office:value="5.85420692994313" calcext:value-type="float">
            <text:p>5.85420692994313</text:p>
          </table:table-cell>
          <table:table-cell table:formula="of:=1/(1/[.F$5]-1/[.$H$5])" office:value-type="float" office:value="11.3596126104683" calcext:value-type="float">
            <text:p>11.3596126104683</text:p>
          </table:table-cell>
          <table:table-cell table:formula="of:=1/(1/[.G$5]-1/[.$H$5])" office:value-type="float" office:value="111.952877040745" calcext:value-type="float">
            <text:p>111.952877040745</text:p>
          </table:table-cell>
          <table:table-cell/>
          <table:table-cell table:formula="of:=1/(1/[.$H$5]-1/[.I$5])" office:value-type="float" office:value="259.288943045699" calcext:value-type="float">
            <text:p>259.288943045699</text:p>
          </table:table-cell>
          <table:table-cell table:formula="of:=1/(1/[.$H$5]-1/[.J$5])" office:value-type="float" office:value="204.612349832306" calcext:value-type="float">
            <text:p>204.612349832306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1/(1/[.C$5]-1/[.$I$5])" office:value-type="float" office:value="1.3663195441142" calcext:value-type="float">
            <text:p>1.3663195441142</text:p>
          </table:table-cell>
          <table:table-cell table:formula="of:=1/(1/[.D$5]-1/[.$I$5])" office:value-type="float" office:value="3.54147874385949" calcext:value-type="float">
            <text:p>3.54147874385949</text:p>
          </table:table-cell>
          <table:table-cell table:formula="of:=1/(1/[.E$5]-1/[.$I$5])" office:value-type="float" office:value="5.72494943721989" calcext:value-type="float">
            <text:p>5.72494943721989</text:p>
          </table:table-cell>
          <table:table-cell table:formula="of:=1/(1/[.F$5]-1/[.$I$5])" office:value-type="float" office:value="10.8828289884495" calcext:value-type="float">
            <text:p>10.8828289884495</text:p>
          </table:table-cell>
          <table:table-cell table:formula="of:=1/(1/[.G$5]-1/[.$I$5])" office:value-type="float" office:value="78.1920074415663" calcext:value-type="float">
            <text:p>78.1920074415663</text:p>
          </table:table-cell>
          <table:table-cell table:formula="of:=1/(1/[.H$5]-1/[.$I$5])" office:value-type="float" office:value="259.288943045699" calcext:value-type="float">
            <text:p>259.288943045699</text:p>
          </table:table-cell>
          <table:table-cell/>
          <table:table-cell table:formula="of:=1/(1/[.$I$5]-1/[.J$5])" office:value-type="float" office:value="970.318683079895" calcext:value-type="float">
            <text:p>970.318683079895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1/(1/[.C$5]-1/[.$J$5])" office:value-type="float" office:value="1.36439831543249" calcext:value-type="float">
            <text:p>1.36439831543249</text:p>
          </table:table-cell>
          <table:table-cell table:formula="of:=1/(1/[.D$5]-1/[.$J$5])" office:value-type="float" office:value="3.52860002452701" calcext:value-type="float">
            <text:p>3.52860002452701</text:p>
          </table:table-cell>
          <table:table-cell table:formula="of:=1/(1/[.E$5]-1/[.$J$5])" office:value-type="float" office:value="5.6913699485917" calcext:value-type="float">
            <text:p>5.6913699485917</text:p>
          </table:table-cell>
          <table:table-cell table:formula="of:=1/(1/[.F$5]-1/[.$J$5])" office:value-type="float" office:value="10.7621239494385" calcext:value-type="float">
            <text:p>10.7621239494385</text:p>
          </table:table-cell>
          <table:table-cell table:formula="of:=1/(1/[.G$5]-1/[.$J$5])" office:value-type="float" office:value="72.3608889961251" calcext:value-type="float">
            <text:p>72.3608889961251</text:p>
          </table:table-cell>
          <table:table-cell table:formula="of:=1/(1/[.H$5]-1/[.$J$5])" office:value-type="float" office:value="204.612349832306" calcext:value-type="float">
            <text:p>204.612349832306</text:p>
          </table:table-cell>
          <table:table-cell table:formula="of:=1/(1/[.I$5]-1/[.$J$5])" office:value-type="float" office:value="970.318683079895" calcext:value-type="float">
            <text:p>970.31868307989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time (years)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0.5*(([.$C$4]+[.D$4])/2)^1.5/SQRT(2)" office:value-type="float" office:value="1.17786082687507" calcext:value-type="float">
            <text:p>1.17786082687507</text:p>
          </table:table-cell>
          <table:table-cell table:formula="of:=0.5*(([.$C$4]+[.E$4])/2)^1.5/SQRT(2)" office:value-type="float" office:value="1.63365639932306" calcext:value-type="float">
            <text:p>1.63365639932306</text:p>
          </table:table-cell>
          <table:table-cell table:formula="of:=0.5*(([.$C$4]+[.F$4])/2)^1.5/SQRT(2)" office:value-type="float" office:value="2.6412866482871" calcext:value-type="float">
            <text:p>2.6412866482871</text:p>
          </table:table-cell>
          <table:table-cell table:formula="of:=0.5*(([.$C$4]+[.G$4])/2)^1.5/SQRT(2)" office:value-type="float" office:value="13.2197229511635" calcext:value-type="float">
            <text:p>13.2197229511635</text:p>
          </table:table-cell>
          <table:table-cell table:formula="of:=0.5*(([.$C$4]+[.H$4])/2)^1.5/SQRT(2)" office:value-type="float" office:value="31.4791505367042" calcext:value-type="float">
            <text:p>31.4791505367042</text:p>
          </table:table-cell>
          <table:table-cell table:formula="of:=0.5*(([.$C$4]+[.I$4])/2)^1.5/SQRT(2)" office:value-type="float" office:value="86.6292188480414" calcext:value-type="float">
            <text:p>86.6292188480414</text:p>
          </table:table-cell>
          <table:table-cell table:formula="of:=0.5*(([.$C$4]+[.J$4])/2)^1.5/SQRT(2)" office:value-type="float" office:value="168.086479461473" calcext:value-type="float">
            <text:p>168.086479461473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0.5*(([.$D$4]+[.C$4])/2)^1.5/SQRT(2)" office:value-type="float" office:value="1.17786082687507" calcext:value-type="float">
            <text:p>1.17786082687507</text:p>
          </table:table-cell>
          <table:table-cell/>
          <table:table-cell table:formula="of:=0.5*(([.$D$4]+[.E$4])/2)^1.5/SQRT(2)" office:value-type="float" office:value="2.27193499708477" calcext:value-type="float">
            <text:p>2.27193499708477</text:p>
          </table:table-cell>
          <table:table-cell table:formula="of:=0.5*(([.$D$4]+[.F$4])/2)^1.5/SQRT(2)" office:value-type="float" office:value="3.37926138375721" calcext:value-type="float">
            <text:p>3.37926138375721</text:p>
          </table:table-cell>
          <table:table-cell table:formula="of:=0.5*(([.$D$4]+[.G$4])/2)^1.5/SQRT(2)" office:value-type="float" office:value="14.4478472419715" calcext:value-type="float">
            <text:p>14.4478472419715</text:p>
          </table:table-cell>
          <table:table-cell table:formula="of:=0.5*(([.$D$4]+[.H$4])/2)^1.5/SQRT(2)" office:value-type="float" office:value="33.1084893589576" calcext:value-type="float">
            <text:p>33.1084893589576</text:p>
          </table:table-cell>
          <table:table-cell table:formula="of:=0.5*(([.$D$4]+[.I$4])/2)^1.5/SQRT(2)" office:value-type="float" office:value="88.9030716774091" calcext:value-type="float">
            <text:p>88.9030716774091</text:p>
          </table:table-cell>
          <table:table-cell table:formula="of:=0.5*(([.$D$4]+[.J$4])/2)^1.5/SQRT(2)" office:value-type="float" office:value="170.91818696681" calcext:value-type="float">
            <text:p>170.91818696681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0.5*(([.$E$4]+[.C$4])/2)^1.5/SQRT(2)" office:value-type="float" office:value="1.63365639932306" calcext:value-type="float">
            <text:p>1.63365639932306</text:p>
          </table:table-cell>
          <table:table-cell table:formula="of:=0.5*(([.$E$4]+[.D$4])/2)^1.5/SQRT(2)" office:value-type="float" office:value="2.27193499708477" calcext:value-type="float">
            <text:p>2.27193499708477</text:p>
          </table:table-cell>
          <table:table-cell/>
          <table:table-cell table:formula="of:=0.5*(([.$E$4]+[.F$4])/2)^1.5/SQRT(2)" office:value-type="float" office:value="4.00914321958789" calcext:value-type="float">
            <text:p>4.00914321958789</text:p>
          </table:table-cell>
          <table:table-cell table:formula="of:=0.5*(([.$E$4]+[.G$4])/2)^1.5/SQRT(2)" office:value-type="float" office:value="15.452070561542" calcext:value-type="float">
            <text:p>15.452070561542</text:p>
          </table:table-cell>
          <table:table-cell table:formula="of:=0.5*(([.$E$4]+[.H$4])/2)^1.5/SQRT(2)" office:value-type="float" office:value="34.4261591017641" calcext:value-type="float">
            <text:p>34.4261591017641</text:p>
          </table:table-cell>
          <table:table-cell table:formula="of:=0.5*(([.$E$4]+[.I$4])/2)^1.5/SQRT(2)" office:value-type="float" office:value="90.7287926714609" calcext:value-type="float">
            <text:p>90.7287926714609</text:p>
          </table:table-cell>
          <table:table-cell table:formula="of:=0.5*(([.$E$4]+[.J$4])/2)^1.5/SQRT(2)" office:value-type="float" office:value="173.185640406472" calcext:value-type="float">
            <text:p>173.185640406472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0.5*(([.$F$4]+[.C$4])/2)^1.5/SQRT(2)" office:value-type="float" office:value="2.6412866482871" calcext:value-type="float">
            <text:p>2.6412866482871</text:p>
          </table:table-cell>
          <table:table-cell table:formula="of:=0.5*(([.$F$4]+[.D$4])/2)^1.5/SQRT(2)" office:value-type="float" office:value="3.37926138375721" calcext:value-type="float">
            <text:p>3.37926138375721</text:p>
          </table:table-cell>
          <table:table-cell table:formula="of:=0.5*(([.$F$4]+[.E$4])/2)^1.5/SQRT(2)" office:value-type="float" office:value="4.00914321958789" calcext:value-type="float">
            <text:p>4.00914321958789</text:p>
          </table:table-cell>
          <table:table-cell/>
          <table:table-cell table:formula="of:=0.5*(([.$F$4]+[.G$4])/2)^1.5/SQRT(2)" office:value-type="float" office:value="17.4493267936591" calcext:value-type="float">
            <text:p>17.4493267936591</text:p>
          </table:table-cell>
          <table:table-cell table:formula="of:=0.5*(([.$F$4]+[.H$4])/2)^1.5/SQRT(2)" office:value-type="float" office:value="37.0128868567828" calcext:value-type="float">
            <text:p>37.0128868567828</text:p>
          </table:table-cell>
          <table:table-cell table:formula="of:=0.5*(([.$F$4]+[.I$4])/2)^1.5/SQRT(2)" office:value-type="float" office:value="94.2812945080182" calcext:value-type="float">
            <text:p>94.2812945080182</text:p>
          </table:table-cell>
          <table:table-cell table:formula="of:=0.5*(([.$F$4]+[.J$4])/2)^1.5/SQRT(2)" office:value-type="float" office:value="177.582568783234" calcext:value-type="float">
            <text:p>177.582568783234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0.5*(([.$G$4]+[.C$4])/2)^1.5/SQRT(2)" office:value-type="float" office:value="13.2197229511635" calcext:value-type="float">
            <text:p>13.2197229511635</text:p>
          </table:table-cell>
          <table:table-cell table:formula="of:=0.5*(([.$G$4]+[.D$4])/2)^1.5/SQRT(2)" office:value-type="float" office:value="14.4478472419715" calcext:value-type="float">
            <text:p>14.4478472419715</text:p>
          </table:table-cell>
          <table:table-cell table:formula="of:=0.5*(([.$G$4]+[.E$4])/2)^1.5/SQRT(2)" office:value-type="float" office:value="15.452070561542" calcext:value-type="float">
            <text:p>15.452070561542</text:p>
          </table:table-cell>
          <table:table-cell table:formula="of:=0.5*(([.$G$4]+[.F$4])/2)^1.5/SQRT(2)" office:value-type="float" office:value="17.4493267936591" calcext:value-type="float">
            <text:p>17.4493267936591</text:p>
          </table:table-cell>
          <table:table-cell/>
          <table:table-cell table:formula="of:=0.5*(([.$G$4]+[.H$4])/2)^1.5/SQRT(2)" office:value-type="float" office:value="56.8582744876113" calcext:value-type="float">
            <text:p>56.8582744876113</text:p>
          </table:table-cell>
          <table:table-cell table:formula="of:=0.5*(([.$G$4]+[.I$4])/2)^1.5/SQRT(2)" office:value-type="float" office:value="120.490508136629" calcext:value-type="float">
            <text:p>120.490508136629</text:p>
          </table:table-cell>
          <table:table-cell table:formula="of:=0.5*(([.$G$4]+[.J$4])/2)^1.5/SQRT(2)" office:value-type="float" office:value="209.497272063412" calcext:value-type="float">
            <text:p>209.497272063412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0.5*(([.$H$4]+[.C$4])/2)^1.5/SQRT(2)" office:value-type="float" office:value="31.4791505367042" calcext:value-type="float">
            <text:p>31.4791505367042</text:p>
          </table:table-cell>
          <table:table-cell table:formula="of:=0.5*(([.$H$4]+[.D$4])/2)^1.5/SQRT(2)" office:value-type="float" office:value="33.1084893589576" calcext:value-type="float">
            <text:p>33.1084893589576</text:p>
          </table:table-cell>
          <table:table-cell table:formula="of:=0.5*(([.$H$4]+[.E$4])/2)^1.5/SQRT(2)" office:value-type="float" office:value="34.4261591017641" calcext:value-type="float">
            <text:p>34.4261591017641</text:p>
          </table:table-cell>
          <table:table-cell table:formula="of:=0.5*(([.$H$4]+[.F$4])/2)^1.5/SQRT(2)" office:value-type="float" office:value="37.0128868567828" calcext:value-type="float">
            <text:p>37.0128868567828</text:p>
          </table:table-cell>
          <table:table-cell table:formula="of:=0.5*(([.$H$4]+[.G$4])/2)^1.5/SQRT(2)" office:value-type="float" office:value="56.8582744876113" calcext:value-type="float">
            <text:p>56.8582744876113</text:p>
          </table:table-cell>
          <table:table-cell/>
          <table:table-cell table:formula="of:=0.5*(([.$H$4]+[.I$4])/2)^1.5/SQRT(2)" office:value-type="float" office:value="154.346643418067" calcext:value-type="float">
            <text:p>154.346643418067</text:p>
          </table:table-cell>
          <table:table-cell table:formula="of:=0.5*(([.$H$4]+[.J$4])/2)^1.5/SQRT(2)" office:value-type="float" office:value="249.693653272604" calcext:value-type="float">
            <text:p>249.693653272604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0.5*(([.$I$4]+[.C$4])/2)^1.5/SQRT(2)" office:value-type="float" office:value="86.6292188480414" calcext:value-type="float">
            <text:p>86.6292188480414</text:p>
          </table:table-cell>
          <table:table-cell table:formula="of:=0.5*(([.$I$4]+[.D$4])/2)^1.5/SQRT(2)" office:value-type="float" office:value="88.9030716774091" calcext:value-type="float">
            <text:p>88.9030716774091</text:p>
          </table:table-cell>
          <table:table-cell table:formula="of:=0.5*(([.$I$4]+[.E$4])/2)^1.5/SQRT(2)" office:value-type="float" office:value="90.7287926714609" calcext:value-type="float">
            <text:p>90.7287926714609</text:p>
          </table:table-cell>
          <table:table-cell table:formula="of:=0.5*(([.$I$4]+[.F$4])/2)^1.5/SQRT(2)" office:value-type="float" office:value="94.2812945080182" calcext:value-type="float">
            <text:p>94.2812945080182</text:p>
          </table:table-cell>
          <table:table-cell table:formula="of:=0.5*(([.$I$4]+[.G$4])/2)^1.5/SQRT(2)" office:value-type="float" office:value="120.490508136629" calcext:value-type="float">
            <text:p>120.490508136629</text:p>
          </table:table-cell>
          <table:table-cell table:formula="of:=0.5*(([.$I$4]+[.H$4])/2)^1.5/SQRT(2)" office:value-type="float" office:value="154.346643418067" calcext:value-type="float">
            <text:p>154.346643418067</text:p>
          </table:table-cell>
          <table:table-cell/>
          <table:table-cell table:formula="of:=0.5*(([.$I$4]+[.J$4])/2)^1.5/SQRT(2)" office:value-type="float" office:value="345.74688337069" calcext:value-type="float">
            <text:p>345.74688337069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0.5*(([.$J$4]+[.C$4])/2)^1.5/SQRT(2)" office:value-type="float" office:value="168.086479461473" calcext:value-type="float">
            <text:p>168.086479461473</text:p>
          </table:table-cell>
          <table:table-cell table:formula="of:=0.5*(([.$J$4]+[.D$4])/2)^1.5/SQRT(2)" office:value-type="float" office:value="170.91818696681" calcext:value-type="float">
            <text:p>170.91818696681</text:p>
          </table:table-cell>
          <table:table-cell table:formula="of:=0.5*(([.$J$4]+[.E$4])/2)^1.5/SQRT(2)" office:value-type="float" office:value="173.185640406472" calcext:value-type="float">
            <text:p>173.185640406472</text:p>
          </table:table-cell>
          <table:table-cell table:formula="of:=0.5*(([.$J$4]+[.F$4])/2)^1.5/SQRT(2)" office:value-type="float" office:value="177.582568783234" calcext:value-type="float">
            <text:p>177.582568783234</text:p>
          </table:table-cell>
          <table:table-cell table:formula="of:=0.5*(([.$J$4]+[.G$4])/2)^1.5/SQRT(2)" office:value-type="float" office:value="209.497272063412" calcext:value-type="float">
            <text:p>209.497272063412</text:p>
          </table:table-cell>
          <table:table-cell table:formula="of:=0.5*(([.$J$4]+[.H$4])/2)^1.5/SQRT(2)" office:value-type="float" office:value="249.693653272604" calcext:value-type="float">
            <text:p>249.693653272604</text:p>
          </table:table-cell>
          <table:table-cell table:formula="of:=0.5*(([.$J$4]+[.I$4])/2)^1.5/SQRT(2)" office:value-type="float" office:value="345.74688337069" calcext:value-type="float">
            <text:p>345.7468833706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v (no oberth/SOI boundary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Mercury</text:p>
          </table:table-cell>
          <table:table-cell/>
          <table:table-cell table:formula="of:=SQRT(2*0.0000000000667408*[.$B$2]*(1/[.D$6]-1/([.D$6]+[.$C$6])))" office:value-type="float" office:value="20562.5214641658" calcext:value-type="float">
            <text:p>20562.5214641658</text:p>
          </table:table-cell>
          <table:table-cell table:formula="of:=SQRT(2*0.0000000000667408*[.$B$2]*(1/[.E$6]-1/([.E$6]+[.$C$6])))" office:value-type="float" office:value="15734.3933284217" calcext:value-type="float">
            <text:p>15734.3933284217</text:p>
          </table:table-cell>
          <table:table-cell table:formula="of:=SQRT(2*0.0000000000667408*[.$B$2]*(1/[.F$6]-1/([.F$6]+[.$C$6])))" office:value-type="float" office:value="10860.5403805777" calcext:value-type="float">
            <text:p>10860.5403805777</text:p>
          </table:table-cell>
          <table:table-cell table:formula="of:=SQRT(2*0.0000000000667408*[.$B$2]*(1/[.G$6]-1/([.G$6]+[.$C$6])))" office:value-type="float" office:value="3435.59919494755" calcext:value-type="float">
            <text:p>3435.59919494755</text:p>
          </table:table-cell>
          <table:table-cell table:formula="of:=SQRT(2*0.0000000000667408*[.$B$2]*(1/[.H$6]-1/([.H$6]+[.$C$6])))" office:value-type="float" office:value="1895.92386685137" calcext:value-type="float">
            <text:p>1895.92386685137</text:p>
          </table:table-cell>
          <table:table-cell table:formula="of:=SQRT(2*0.0000000000667408*[.$B$2]*(1/[.I$6]-1/([.I$6]+[.$C$6])))" office:value-type="float" office:value="956.01277973663" calcext:value-type="float">
            <text:p>956.01277973663</text:p>
          </table:table-cell>
          <table:table-cell table:formula="of:=SQRT(2*0.0000000000667408*[.$B$2]*(1/[.J$6]-1/([.J$6]+[.$C$6])))" office:value-type="float" office:value="612.339959062388" calcext:value-type="float">
            <text:p>612.339959062388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SQRT(2*0.0000000000667408*[.$B$2]*(1/[.C$6]-1/([.C$6]+[.$D$6])))" office:value-type="float" office:value="38682.4407333144" calcext:value-type="float">
            <text:p>38682.4407333144</text:p>
          </table:table-cell>
          <table:table-cell/>
          <table:table-cell table:formula="of:=SQRT(2*0.0000000000667408*[.$B$2]*(1/[.E$6]-1/([.E$6]+[.$D$6])))" office:value-type="float" office:value="19334.08802297" calcext:value-type="float">
            <text:p>19334.08802297</text:p>
          </table:table-cell>
          <table:table-cell table:formula="of:=SQRT(2*0.0000000000667408*[.$B$2]*(1/[.F$6]-1/([.F$6]+[.$D$6])))" office:value-type="float" office:value="13721.4951029047" calcext:value-type="float">
            <text:p>13721.4951029047</text:p>
          </table:table-cell>
          <table:table-cell table:formula="of:=SQRT(2*0.0000000000667408*[.$B$2]*(1/[.G$6]-1/([.G$6]+[.$D$6])))" office:value-type="float" office:value="4574.68273264852" calcext:value-type="float">
            <text:p>4574.68273264852</text:p>
          </table:table-cell>
          <table:table-cell table:formula="of:=SQRT(2*0.0000000000667408*[.$B$2]*(1/[.H$6]-1/([.H$6]+[.$D$6])))" office:value-type="float" office:value="2557.02038361925" calcext:value-type="float">
            <text:p>2557.02038361925</text:p>
          </table:table-cell>
          <table:table-cell table:formula="of:=SQRT(2*0.0000000000667408*[.$B$2]*(1/[.I$6]-1/([.I$6]+[.$D$6])))" office:value-type="float" office:value="1299.9649968462" calcext:value-type="float">
            <text:p>1299.9649968462</text:p>
          </table:table-cell>
          <table:table-cell table:formula="of:=SQRT(2*0.0000000000667408*[.$B$2]*(1/[.J$6]-1/([.J$6]+[.$D$6])))" office:value-type="float" office:value="835.204551075772" calcext:value-type="float">
            <text:p>835.204551075772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SQRT(2*0.0000000000667408*[.$B$2]*(1/[.C$6]-1/([.C$6]+[.$E$6])))" office:value-type="float" office:value="40647.0540494181" calcext:value-type="float">
            <text:p>40647.0540494181</text:p>
          </table:table-cell>
          <table:table-cell table:formula="of:=SQRT(2*0.0000000000667408*[.$B$2]*(1/[.D$6]-1/([.D$6]+[.$E$6])))" office:value-type="float" office:value="26550.0451419708" calcext:value-type="float">
            <text:p>26550.0451419708</text:p>
          </table:table-cell>
          <table:table-cell/>
          <table:table-cell table:formula="of:=SQRT(2*0.0000000000667408*[.$B$2]*(1/[.F$6]-1/([.F$6]+[.$E$6])))" office:value-type="float" office:value="15188.9922078517" calcext:value-type="float">
            <text:p>15188.9922078517</text:p>
          </table:table-cell>
          <table:table-cell table:formula="of:=SQRT(2*0.0000000000667408*[.$B$2]*(1/[.G$6]-1/([.G$6]+[.$E$6])))" office:value-type="float" office:value="5242.08331214441" calcext:value-type="float">
            <text:p>5242.08331214441</text:p>
          </table:table-cell>
          <table:table-cell table:formula="of:=SQRT(2*0.0000000000667408*[.$B$2]*(1/[.H$6]-1/([.H$6]+[.$E$6])))" office:value-type="float" office:value="2957.70762501569" calcext:value-type="float">
            <text:p>2957.70762501569</text:p>
          </table:table-cell>
          <table:table-cell table:formula="of:=SQRT(2*0.0000000000667408*[.$B$2]*(1/[.I$6]-1/([.I$6]+[.$E$6])))" office:value-type="float" office:value="1513.07221511551" calcext:value-type="float">
            <text:p>1513.07221511551</text:p>
          </table:table-cell>
          <table:table-cell table:formula="of:=SQRT(2*0.0000000000667408*[.$B$2]*(1/[.J$6]-1/([.J$6]+[.$E$6])))" office:value-type="float" office:value="974.441498172076" calcext:value-type="float">
            <text:p>974.441498172076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SQRT(2*0.0000000000667408*[.$B$2]*(1/[.C$6]-1/([.C$6]+[.$F$6])))" office:value-type="float" office:value="42748.8494912809" calcext:value-type="float">
            <text:p>42748.8494912809</text:p>
          </table:table-cell>
          <table:table-cell table:formula="of:=SQRT(2*0.0000000000667408*[.$B$2]*(1/[.D$6]-1/([.D$6]+[.$F$6])))" office:value-type="float" office:value="28710.2471463929" calcext:value-type="float">
            <text:p>28710.2471463929</text:p>
          </table:table-cell>
          <table:table-cell table:formula="of:=SQRT(2*0.0000000000667408*[.$B$2]*(1/[.E$6]-1/([.E$6]+[.$F$6])))" office:value-type="float" office:value="23143.1720012051" calcext:value-type="float">
            <text:p>23143.1720012051</text:p>
          </table:table-cell>
          <table:table-cell/>
          <table:table-cell table:formula="of:=SQRT(2*0.0000000000667408*[.$B$2]*(1/[.G$6]-1/([.G$6]+[.$F$6])))" office:value-type="float" office:value="6213.74675815211" calcext:value-type="float">
            <text:p>6213.74675815211</text:p>
          </table:table-cell>
          <table:table-cell table:formula="of:=SQRT(2*0.0000000000667408*[.$B$2]*(1/[.H$6]-1/([.H$6]+[.$F$6])))" office:value-type="float" office:value="3563.80615413809" calcext:value-type="float">
            <text:p>3563.80615413809</text:p>
          </table:table-cell>
          <table:table-cell table:formula="of:=SQRT(2*0.0000000000667408*[.$B$2]*(1/[.I$6]-1/([.I$6]+[.$F$6])))" office:value-type="float" office:value="1843.93871649693" calcext:value-type="float">
            <text:p>1843.93871649693</text:p>
          </table:table-cell>
          <table:table-cell table:formula="of:=SQRT(2*0.0000000000667408*[.$B$2]*(1/[.J$6]-1/([.J$6]+[.$F$6])))" office:value-type="float" office:value="1192.81542891202" calcext:value-type="float">
            <text:p>1192.81542891202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SQRT(2*0.0000000000667408*[.$B$2]*(1/[.C$6]-1/([.C$6]+[.$G$6])))" office:value-type="float" office:value="46185.1290646504" calcext:value-type="float">
            <text:p>46185.1290646504</text:p>
          </table:table-cell>
          <table:table-cell table:formula="of:=SQRT(2*0.0000000000667408*[.$B$2]*(1/[.D$6]-1/([.D$6]+[.$G$6])))" office:value-type="float" office:value="32690.6193711955" calcext:value-type="float">
            <text:p>32690.6193711955</text:p>
          </table:table-cell>
          <table:table-cell table:formula="of:=SQRT(2*0.0000000000667408*[.$B$2]*(1/[.E$6]-1/([.E$6]+[.$G$6])))" office:value-type="float" office:value="27278.7531397371" calcext:value-type="float">
            <text:p>27278.7531397371</text:p>
          </table:table-cell>
          <table:table-cell table:formula="of:=SQRT(2*0.0000000000667408*[.$B$2]*(1/[.F$6]-1/([.F$6]+[.$G$6])))" office:value-type="float" office:value="21221.7025281789" calcext:value-type="float">
            <text:p>21221.7025281789</text:p>
          </table:table-cell>
          <table:table-cell/>
          <table:table-cell table:formula="of:=SQRT(2*0.0000000000667408*[.$B$2]*(1/[.H$6]-1/([.H$6]+[.$G$6])))" office:value-type="float" office:value="5707.95452689503" calcext:value-type="float">
            <text:p>5707.95452689503</text:p>
          </table:table-cell>
          <table:table-cell table:formula="of:=SQRT(2*0.0000000000667408*[.$B$2]*(1/[.I$6]-1/([.I$6]+[.$G$6])))" office:value-type="float" office:value="3140.15235596221" calcext:value-type="float">
            <text:p>3140.15235596221</text:p>
          </table:table-cell>
          <table:table-cell table:formula="of:=SQRT(2*0.0000000000667408*[.$B$2]*(1/[.J$6]-1/([.J$6]+[.$G$6])))" office:value-type="float" office:value="2086.22224432369" calcext:value-type="float">
            <text:p>2086.22224432369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SQRT(2*0.0000000000667408*[.$B$2]*(1/[.C$6]-1/([.C$6]+[.$H$6])))" office:value-type="float" office:value="46933.5414972176" calcext:value-type="float">
            <text:p>46933.5414972176</text:p>
          </table:table-cell>
          <table:table-cell table:formula="of:=SQRT(2*0.0000000000667408*[.$B$2]*(1/[.D$6]-1/([.D$6]+[.$H$6])))" office:value-type="float" office:value="33647.9897064043" calcext:value-type="float">
            <text:p>33647.9897064043</text:p>
          </table:table-cell>
          <table:table-cell table:formula="of:=SQRT(2*0.0000000000667408*[.$B$2]*(1/[.E$6]-1/([.E$6]+[.$H$6])))" office:value-type="float" office:value="28342.5290874753" calcext:value-type="float">
            <text:p>28342.5290874753</text:p>
          </table:table-cell>
          <table:table-cell table:formula="of:=SQRT(2*0.0000000000667408*[.$B$2]*(1/[.F$6]-1/([.F$6]+[.$H$6])))" office:value-type="float" office:value="22413.1815902249" calcext:value-type="float">
            <text:p>22413.1815902249</text:p>
          </table:table-cell>
          <table:table-cell table:formula="of:=SQRT(2*0.0000000000667408*[.$B$2]*(1/[.G$6]-1/([.G$6]+[.$H$6])))" office:value-type="float" office:value="10510.9814077067" calcext:value-type="float">
            <text:p>10510.9814077067</text:p>
          </table:table-cell>
          <table:table-cell/>
          <table:table-cell table:formula="of:=SQRT(2*0.0000000000667408*[.$B$2]*(1/[.I$6]-1/([.I$6]+[.$H$6])))" office:value-type="float" office:value="3923.59329602861" calcext:value-type="float">
            <text:p>3923.59329602861</text:p>
          </table:table-cell>
          <table:table-cell table:formula="of:=SQRT(2*0.0000000000667408*[.$B$2]*(1/[.J$6]-1/([.J$6]+[.$H$6])))" office:value-type="float" office:value="2670.12899587922" calcext:value-type="float">
            <text:p>2670.12899587922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SQRT(2*0.0000000000667408*[.$B$2]*(1/[.C$6]-1/([.C$6]+[.$I$6])))" office:value-type="float" office:value="47396.4986108127" calcext:value-type="float">
            <text:p>47396.4986108127</text:p>
          </table:table-cell>
          <table:table-cell table:formula="of:=SQRT(2*0.0000000000667408*[.$B$2]*(1/[.D$6]-1/([.D$6]+[.$I$6])))" office:value-type="float" office:value="34259.1607749033" calcext:value-type="float">
            <text:p>34259.1607749033</text:p>
          </table:table-cell>
          <table:table-cell table:formula="of:=SQRT(2*0.0000000000667408*[.$B$2]*(1/[.E$6]-1/([.E$6]+[.$I$6])))" office:value-type="float" office:value="29037.7622790577" calcext:value-type="float">
            <text:p>29037.7622790577</text:p>
          </table:table-cell>
          <table:table-cell table:formula="of:=SQRT(2*0.0000000000667408*[.$B$2]*(1/[.F$6]-1/([.F$6]+[.$I$6])))" office:value-type="float" office:value="23225.0174305623" calcext:value-type="float">
            <text:p>23225.0174305623</text:p>
          </table:table-cell>
          <table:table-cell table:formula="of:=SQRT(2*0.0000000000667408*[.$B$2]*(1/[.G$6]-1/([.G$6]+[.$I$6])))" office:value-type="float" office:value="11580.6680316083" calcext:value-type="float">
            <text:p>11580.6680316083</text:p>
          </table:table-cell>
          <table:table-cell table:formula="of:=SQRT(2*0.0000000000667408*[.$B$2]*(1/[.H$6]-1/([.H$6]+[.$I$6])))" office:value-type="float" office:value="7857.85685287313" calcext:value-type="float">
            <text:p>7857.85685287313</text:p>
          </table:table-cell>
          <table:table-cell/>
          <table:table-cell table:formula="of:=SQRT(2*0.0000000000667408*[.$B$2]*(1/[.J$6]-1/([.J$6]+[.$I$6])))" office:value-type="float" office:value="3390.20050368111" calcext:value-type="float">
            <text:p>3390.20050368111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SQRT(2*0.0000000000667408*[.$B$2]*(1/[.C$6]-1/([.C$6]+[.$J$6])))" office:value-type="float" office:value="47566.9276746612" calcext:value-type="float">
            <text:p>47566.9276746612</text:p>
          </table:table-cell>
          <table:table-cell table:formula="of:=SQRT(2*0.0000000000667408*[.$B$2]*(1/[.D$6]-1/([.D$6]+[.$J$6])))" office:value-type="float" office:value="34487.9875130606" calcext:value-type="float">
            <text:p>34487.9875130606</text:p>
          </table:table-cell>
          <table:table-cell table:formula="of:=SQRT(2*0.0000000000667408*[.$B$2]*(1/[.E$6]-1/([.E$6]+[.$J$6])))" office:value-type="float" office:value="29301.4558500343" calcext:value-type="float">
            <text:p>29301.4558500343</text:p>
          </table:table-cell>
          <table:table-cell table:formula="of:=SQRT(2*0.0000000000667408*[.$B$2]*(1/[.F$6]-1/([.F$6]+[.$J$6])))" office:value-type="float" office:value="23540.3411478766" calcext:value-type="float">
            <text:p>23540.3411478766</text:p>
          </table:table-cell>
          <table:table-cell table:formula="of:=SQRT(2*0.0000000000667408*[.$B$2]*(1/[.G$6]-1/([.G$6]+[.$J$6])))" office:value-type="float" office:value="12055.1717757818" calcext:value-type="float">
            <text:p>12055.1717757818</text:p>
          </table:table-cell>
          <table:table-cell table:formula="of:=SQRT(2*0.0000000000667408*[.$B$2]*(1/[.H$6]-1/([.H$6]+[.$J$6])))" office:value-type="float" office:value="8378.8093947455" calcext:value-type="float">
            <text:p>8378.8093947455</text:p>
          </table:table-cell>
          <table:table-cell table:formula="of:=SQRT(2*0.0000000000667408*[.$B$2]*(1/[.I$6]-1/([.I$6]+[.$J$6])))" office:value-type="float" office:value="5311.96644439661" calcext:value-type="float">
            <text:p>5311.9664443966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v (200 km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Mercury</text:p>
          </table:table-cell>
          <table:table-cell/>
          <table:table-cell table:formula="of:=SQRT(([.D35]-[.D$8])^2+2*[.D$2]*0.0000000000667408*(1/([.D$3]+200000)-1/([.D$9])))" office:value-type="float" office:value="10978.8649020669" calcext:value-type="float">
            <text:p>10978.8649020669</text:p>
          </table:table-cell>
          <table:table-cell table:formula="of:=SQRT(([.E35]-[.E$8])^2+2*[.E$2]*0.0000000000667408*(1/([.E$3]+200000)-1/([.E$9])))" office:value-type="float" office:value="12223.1323423234" calcext:value-type="float">
            <text:p>12223.1323423234</text:p>
          </table:table-cell>
          <table:table-cell table:formula="of:=SQRT(([.F35]-[.F$8])^2+2*[.F$2]*0.0000000000667408*(1/([.F$3]+200000)-1/([.F$9])))" office:value-type="float" office:value="7891.31219741316" calcext:value-type="float">
            <text:p>7891.31219741316</text:p>
          </table:table-cell>
          <table:table-cell table:formula="of:=SQRT(([.G35]-[.G$8])^2+2*[.G$2]*0.0000000000667408*(1/([.G$3]+200000)-1/([.G$9])))" office:value-type="float" office:value="60380.2874347492" calcext:value-type="float">
            <text:p>60380.2874347492</text:p>
          </table:table-cell>
          <table:table-cell table:formula="of:=SQRT(([.H35]-[.H$8])^2+2*[.H$2]*0.0000000000667408*(1/([.H$3]+200000)-1/([.H$9])))" office:value-type="float" office:value="36358.4892091115" calcext:value-type="float">
            <text:p>36358.4892091115</text:p>
          </table:table-cell>
          <table:table-cell table:formula="of:=SQRT(([.I35]-[.I$8])^2+2*[.I$2]*0.0000000000667408*(1/([.I$3]+200000)-1/([.I$9])))" office:value-type="float" office:value="21634.9668731873" calcext:value-type="float">
            <text:p>21634.9668731873</text:p>
          </table:table-cell>
          <table:table-cell table:formula="of:=SQRT(([.J35]-[.J$8])^2+2*[.J$2]*0.0000000000667408*(1/([.J$3]+200000)-1/([.J$9])))" office:value-type="float" office:value="23231.5818324664" calcext:value-type="float">
            <text:p>23231.5818324664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SQRT(([.C36]-[.C$8])^2+2*[.C$2]*0.0000000000667408*(1/([.C$3]+200000)-1/([.C$9])))" office:value-type="float" office:value="6317.36263470253" calcext:value-type="float">
            <text:p>6317.36263470253</text:p>
          </table:table-cell>
          <table:table-cell/>
          <table:table-cell table:formula="of:=SQRT(([.E36]-[.E$8])^2+2*[.E$2]*0.0000000000667408*(1/([.E$3]+200000)-1/([.E$9])))" office:value-type="float" office:value="11136.1912656498" calcext:value-type="float">
            <text:p>11136.1912656498</text:p>
          </table:table-cell>
          <table:table-cell table:formula="of:=SQRT(([.F36]-[.F$8])^2+2*[.F$2]*0.0000000000667408*(1/([.F$3]+200000)-1/([.F$9])))" office:value-type="float" office:value="5913.83182160158" calcext:value-type="float">
            <text:p>5913.83182160158</text:p>
          </table:table-cell>
          <table:table-cell table:formula="of:=SQRT(([.G36]-[.G$8])^2+2*[.G$2]*0.0000000000667408*(1/([.G$3]+200000)-1/([.G$9])))" office:value-type="float" office:value="60281.5924321175" calcext:value-type="float">
            <text:p>60281.5924321175</text:p>
          </table:table-cell>
          <table:table-cell table:formula="of:=SQRT(([.H36]-[.H$8])^2+2*[.H$2]*0.0000000000667408*(1/([.H$3]+200000)-1/([.H$9])))" office:value-type="float" office:value="36275.1697366739" calcext:value-type="float">
            <text:p>36275.1697366739</text:p>
          </table:table-cell>
          <table:table-cell table:formula="of:=SQRT(([.I36]-[.I$8])^2+2*[.I$2]*0.0000000000667408*(1/([.I$3]+200000)-1/([.I$9])))" office:value-type="float" office:value="21576.3895429706" calcext:value-type="float">
            <text:p>21576.3895429706</text:p>
          </table:table-cell>
          <table:table-cell table:formula="of:=SQRT(([.J36]-[.J$8])^2+2*[.J$2]*0.0000000000667408*(1/([.J$3]+200000)-1/([.J$9])))" office:value-type="float" office:value="23201.6612504446" calcext:value-type="float">
            <text:p>23201.6612504446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SQRT(([.C37]-[.C$8])^2+2*[.C$2]*0.0000000000667408*(1/([.C$3]+200000)-1/([.C$9])))" office:value-type="float" office:value="7921.72845590061" calcext:value-type="float">
            <text:p>7921.72845590061</text:p>
          </table:table-cell>
          <table:table-cell table:formula="of:=SQRT(([.D37]-[.D$8])^2+2*[.D$2]*0.0000000000667408*(1/([.D$3]+200000)-1/([.D$9])))" office:value-type="float" office:value="10347.7710495603" calcext:value-type="float">
            <text:p>10347.7710495603</text:p>
          </table:table-cell>
          <table:table-cell/>
          <table:table-cell table:formula="of:=SQRT(([.F37]-[.F$8])^2+2*[.F$2]*0.0000000000667408*(1/([.F$3]+200000)-1/([.F$9])))" office:value-type="float" office:value="5227.08829415195" calcext:value-type="float">
            <text:p>5227.08829415195</text:p>
          </table:table-cell>
          <table:table-cell table:formula="of:=SQRT(([.G37]-[.G$8])^2+2*[.G$2]*0.0000000000667408*(1/([.G$3]+200000)-1/([.G$9])))" office:value-type="float" office:value="60233.6998066055" calcext:value-type="float">
            <text:p>60233.6998066055</text:p>
          </table:table-cell>
          <table:table-cell table:formula="of:=SQRT(([.H37]-[.H$8])^2+2*[.H$2]*0.0000000000667408*(1/([.H$3]+200000)-1/([.H$9])))" office:value-type="float" office:value="36230.4487759744" calcext:value-type="float">
            <text:p>36230.4487759744</text:p>
          </table:table-cell>
          <table:table-cell table:formula="of:=SQRT(([.I37]-[.I$8])^2+2*[.I$2]*0.0000000000667408*(1/([.I$3]+200000)-1/([.I$9])))" office:value-type="float" office:value="21542.7715244715" calcext:value-type="float">
            <text:p>21542.7715244715</text:p>
          </table:table-cell>
          <table:table-cell table:formula="of:=SQRT(([.J37]-[.J$8])^2+2*[.J$2]*0.0000000000667408*(1/([.J$3]+200000)-1/([.J$9])))" office:value-type="float" office:value="23184.0358261568" calcext:value-type="float">
            <text:p>23184.0358261568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SQRT(([.C38]-[.C$8])^2+2*[.C$2]*0.0000000000667408*(1/([.C$3]+200000)-1/([.C$9])))" office:value-type="float" office:value="9784.70331885153" calcext:value-type="float">
            <text:p>9784.70331885153</text:p>
          </table:table-cell>
          <table:table-cell table:formula="of:=SQRT(([.D38]-[.D$8])^2+2*[.D$2]*0.0000000000667408*(1/([.D$3]+200000)-1/([.D$9])))" office:value-type="float" office:value="10946.2902199117" calcext:value-type="float">
            <text:p>10946.2902199117</text:p>
          </table:table-cell>
          <table:table-cell table:formula="of:=SQRT(([.E38]-[.E$8])^2+2*[.E$2]*0.0000000000667408*(1/([.E$3]+200000)-1/([.E$9])))" office:value-type="float" office:value="11196.7983921719" calcext:value-type="float">
            <text:p>11196.7983921719</text:p>
          </table:table-cell>
          <table:table-cell/>
          <table:table-cell table:formula="of:=SQRT(([.G38]-[.G$8])^2+2*[.G$2]*0.0000000000667408*(1/([.G$3]+200000)-1/([.G$9])))" office:value-type="float" office:value="60177.1393487303" calcext:value-type="float">
            <text:p>60177.1393487303</text:p>
          </table:table-cell>
          <table:table-cell table:formula="of:=SQRT(([.H38]-[.H$8])^2+2*[.H$2]*0.0000000000667408*(1/([.H$3]+200000)-1/([.H$9])))" office:value-type="float" office:value="36171.1326740956" calcext:value-type="float">
            <text:p>36171.1326740956</text:p>
          </table:table-cell>
          <table:table-cell table:formula="of:=SQRT(([.I38]-[.I$8])^2+2*[.I$2]*0.0000000000667408*(1/([.I$3]+200000)-1/([.I$9])))" office:value-type="float" office:value="21494.6596663563" calcext:value-type="float">
            <text:p>21494.6596663563</text:p>
          </table:table-cell>
          <table:table-cell table:formula="of:=SQRT(([.J38]-[.J$8])^2+2*[.J$2]*0.0000000000667408*(1/([.J$3]+200000)-1/([.J$9])))" office:value-type="float" office:value="23158.0519080037" calcext:value-type="float">
            <text:p>23158.0519080037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SQRT(([.C39]-[.C$8])^2+2*[.C$2]*0.0000000000667408*(1/([.C$3]+200000)-1/([.C$9])))" office:value-type="float" office:value="12988.5140471446" calcext:value-type="float">
            <text:p>12988.5140471446</text:p>
          </table:table-cell>
          <table:table-cell table:formula="of:=SQRT(([.D39]-[.D$8])^2+2*[.D$2]*0.0000000000667408*(1/([.D$3]+200000)-1/([.D$9])))" office:value-type="float" office:value="12951.7066926338" calcext:value-type="float">
            <text:p>12951.7066926338</text:p>
          </table:table-cell>
          <table:table-cell table:formula="of:=SQRT(([.E39]-[.E$8])^2+2*[.E$2]*0.0000000000667408*(1/([.E$3]+200000)-1/([.E$9])))" office:value-type="float" office:value="12636.9956419315" calcext:value-type="float">
            <text:p>12636.9956419315</text:p>
          </table:table-cell>
          <table:table-cell table:formula="of:=SQRT(([.F39]-[.F$8])^2+2*[.F$2]*0.0000000000667408*(1/([.F$3]+200000)-1/([.F$9])))" office:value-type="float" office:value="6412.24168598023" calcext:value-type="float">
            <text:p>6412.24168598023</text:p>
          </table:table-cell>
          <table:table-cell/>
          <table:table-cell table:formula="of:=SQRT(([.H39]-[.H$8])^2+2*[.H$2]*0.0000000000667408*(1/([.H$3]+200000)-1/([.H$9])))" office:value-type="float" office:value="36042.4079507586" calcext:value-type="float">
            <text:p>36042.4079507586</text:p>
          </table:table-cell>
          <table:table-cell table:formula="of:=SQRT(([.I39]-[.I$8])^2+2*[.I$2]*0.0000000000667408*(1/([.I$3]+200000)-1/([.I$9])))" office:value-type="float" office:value="21354.5672817194" calcext:value-type="float">
            <text:p>21354.5672817194</text:p>
          </table:table-cell>
          <table:table-cell table:formula="of:=SQRT(([.J39]-[.J$8])^2+2*[.J$2]*0.0000000000667408*(1/([.J$3]+200000)-1/([.J$9])))" office:value-type="float" office:value="23072.9766532422" calcext:value-type="float">
            <text:p>23072.9766532422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SQRT(([.C40]-[.C$8])^2+2*[.C$2]*0.0000000000667408*(1/([.C$3]+200000)-1/([.C$9])))" office:value-type="float" office:value="13701.2444291716" calcext:value-type="float">
            <text:p>13701.2444291716</text:p>
          </table:table-cell>
          <table:table-cell table:formula="of:=SQRT(([.D40]-[.D$8])^2+2*[.D$2]*0.0000000000667408*(1/([.D$3]+200000)-1/([.D$9])))" office:value-type="float" office:value="13564.701083187" calcext:value-type="float">
            <text:p>13564.701083187</text:p>
          </table:table-cell>
          <table:table-cell table:formula="of:=SQRT(([.E40]-[.E$8])^2+2*[.E$2]*0.0000000000667408*(1/([.E$3]+200000)-1/([.E$9])))" office:value-type="float" office:value="13192.9511794109" calcext:value-type="float">
            <text:p>13192.9511794109</text:p>
          </table:table-cell>
          <table:table-cell table:formula="of:=SQRT(([.F40]-[.F$8])^2+2*[.F$2]*0.0000000000667408*(1/([.F$3]+200000)-1/([.F$9])))" office:value-type="float" office:value="7242.15085863947" calcext:value-type="float">
            <text:p>7242.15085863947</text:p>
          </table:table-cell>
          <table:table-cell table:formula="of:=SQRT(([.G40]-[.G$8])^2+2*[.G$2]*0.0000000000667408*(1/([.G$3]+200000)-1/([.G$9])))" office:value-type="float" office:value="60114.9733262997" calcext:value-type="float">
            <text:p>60114.9733262997</text:p>
          </table:table-cell>
          <table:table-cell/>
          <table:table-cell table:formula="of:=SQRT(([.I40]-[.I$8])^2+2*[.I$2]*0.0000000000667408*(1/([.I$3]+200000)-1/([.I$9])))" office:value-type="float" office:value="21307.7137194245" calcext:value-type="float">
            <text:p>21307.7137194245</text:p>
          </table:table-cell>
          <table:table-cell table:formula="of:=SQRT(([.J40]-[.J$8])^2+2*[.J$2]*0.0000000000667408*(1/([.J$3]+200000)-1/([.J$9])))" office:value-type="float" office:value="23035.9346553892" calcext:value-type="float">
            <text:p>23035.9346553892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SQRT(([.C41]-[.C$8])^2+2*[.C$2]*0.0000000000667408*(1/([.C$3]+200000)-1/([.C$9])))" office:value-type="float" office:value="14143.974602589" calcext:value-type="float">
            <text:p>14143.974602589</text:p>
          </table:table-cell>
          <table:table-cell table:formula="of:=SQRT(([.D41]-[.D$8])^2+2*[.D$2]*0.0000000000667408*(1/([.D$3]+200000)-1/([.D$9])))" office:value-type="float" office:value="13976.2776571569" calcext:value-type="float">
            <text:p>13976.2776571569</text:p>
          </table:table-cell>
          <table:table-cell table:formula="of:=SQRT(([.E41]-[.E$8])^2+2*[.E$2]*0.0000000000667408*(1/([.E$3]+200000)-1/([.E$9])))" office:value-type="float" office:value="13589.0430271109" calcext:value-type="float">
            <text:p>13589.0430271109</text:p>
          </table:table-cell>
          <table:table-cell table:formula="of:=SQRT(([.F41]-[.F$8])^2+2*[.F$2]*0.0000000000667408*(1/([.F$3]+200000)-1/([.F$9])))" office:value-type="float" office:value="7861.06297181756" calcext:value-type="float">
            <text:p>7861.06297181756</text:p>
          </table:table-cell>
          <table:table-cell table:formula="of:=SQRT(([.G41]-[.G$8])^2+2*[.G$2]*0.0000000000667408*(1/([.G$3]+200000)-1/([.G$9])))" office:value-type="float" office:value="60147.2315629256" calcext:value-type="float">
            <text:p>60147.2315629256</text:p>
          </table:table-cell>
          <table:table-cell table:formula="of:=SQRT(([.H41]-[.H$8])^2+2*[.H$2]*0.0000000000667408*(1/([.H$3]+200000)-1/([.H$9])))" office:value-type="float" office:value="36041.1757153189" calcext:value-type="float">
            <text:p>36041.1757153189</text:p>
          </table:table-cell>
          <table:table-cell/>
          <table:table-cell table:formula="of:=SQRT(([.J41]-[.J$8])^2+2*[.J$2]*0.0000000000667408*(1/([.J$3]+200000)-1/([.J$9])))" office:value-type="float" office:value="23010.584213598" calcext:value-type="float">
            <text:p>23010.584213598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SQRT(([.C42]-[.C$8])^2+2*[.C$2]*0.0000000000667408*(1/([.C$3]+200000)-1/([.C$9])))" office:value-type="float" office:value="14307.2799400491" calcext:value-type="float">
            <text:p>14307.2799400491</text:p>
          </table:table-cell>
          <table:table-cell table:formula="of:=SQRT(([.D42]-[.D$8])^2+2*[.D$2]*0.0000000000667408*(1/([.D$3]+200000)-1/([.D$9])))" office:value-type="float" office:value="14134.0913280711" calcext:value-type="float">
            <text:p>14134.0913280711</text:p>
          </table:table-cell>
          <table:table-cell table:formula="of:=SQRT(([.E42]-[.E$8])^2+2*[.E$2]*0.0000000000667408*(1/([.E$3]+200000)-1/([.E$9])))" office:value-type="float" office:value="13745.4897663685" calcext:value-type="float">
            <text:p>13745.4897663685</text:p>
          </table:table-cell>
          <table:table-cell table:formula="of:=SQRT(([.F42]-[.F$8])^2+2*[.F$2]*0.0000000000667408*(1/([.F$3]+200000)-1/([.F$9])))" office:value-type="float" office:value="8110.63506412525" calcext:value-type="float">
            <text:p>8110.63506412525</text:p>
          </table:table-cell>
          <table:table-cell table:formula="of:=SQRT(([.G42]-[.G$8])^2+2*[.G$2]*0.0000000000667408*(1/([.G$3]+200000)-1/([.G$9])))" office:value-type="float" office:value="60167.6248311022" calcext:value-type="float">
            <text:p>60167.6248311022</text:p>
          </table:table-cell>
          <table:table-cell table:formula="of:=SQRT(([.H42]-[.H$8])^2+2*[.H$2]*0.0000000000667408*(1/([.H$3]+200000)-1/([.H$9])))" office:value-type="float" office:value="36060.1748781571" calcext:value-type="float">
            <text:p>36060.1748781571</text:p>
          </table:table-cell>
          <table:table-cell table:formula="of:=SQRT(([.I42]-[.I$8])^2+2*[.I$2]*0.0000000000667408*(1/([.I$3]+200000)-1/([.I$9])))" office:value-type="float" office:value="21295.3431945862" calcext:value-type="float">
            <text:p>21295.343194586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Δv (from 200 km orbit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[.D45]-[.D$10]" office:value-type="float" office:value="3770.3442658817" calcext:value-type="float">
            <text:p>3770.3442658817</text:p>
          </table:table-cell>
          <table:table-cell table:formula="of:=[.E45]-[.E$10]" office:value-type="float" office:value="4434.77304364747" calcext:value-type="float">
            <text:p>4434.77304364747</text:p>
          </table:table-cell>
          <table:table-cell table:formula="of:=[.F45]-[.F$10]" office:value-type="float" office:value="4437.10703608307" calcext:value-type="float">
            <text:p>4437.10703608307</text:p>
          </table:table-cell>
          <table:table-cell table:formula="of:=[.G45]-[.G$10]" office:value-type="float" office:value="17872.0000728179" calcext:value-type="float">
            <text:p>17872.0000728179</text:p>
          </table:table-cell>
          <table:table-cell table:formula="of:=[.H45]-[.H$10]" office:value-type="float" office:value="10879.954969288" calcext:value-type="float">
            <text:p>10879.954969288</text:p>
          </table:table-cell>
          <table:table-cell table:formula="of:=[.I45]-[.I$10]" office:value-type="float" office:value="6579.88343142631" calcext:value-type="float">
            <text:p>6579.88343142631</text:p>
          </table:table-cell>
          <table:table-cell table:formula="of:=[.J45]-[.J$10]" office:value-type="float" office:value="6962.96075043326" calcext:value-type="float">
            <text:p>6962.96075043326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[.C46]-[.C$10]" office:value-type="float" office:value="3428.36119593869" calcext:value-type="float">
            <text:p>3428.36119593869</text:p>
          </table:table-cell>
          <table:table-cell/>
          <table:table-cell table:formula="of:=[.E46]-[.E$10]" office:value-type="float" office:value="3347.83196697387" calcext:value-type="float">
            <text:p>3347.83196697387</text:p>
          </table:table-cell>
          <table:table-cell table:formula="of:=[.F46]-[.F$10]" office:value-type="float" office:value="2459.62666027149" calcext:value-type="float">
            <text:p>2459.62666027149</text:p>
          </table:table-cell>
          <table:table-cell table:formula="of:=[.G46]-[.G$10]" office:value-type="float" office:value="17773.3050701863" calcext:value-type="float">
            <text:p>17773.3050701863</text:p>
          </table:table-cell>
          <table:table-cell table:formula="of:=[.H46]-[.H$10]" office:value-type="float" office:value="10796.6354968505" calcext:value-type="float">
            <text:p>10796.6354968505</text:p>
          </table:table-cell>
          <table:table-cell table:formula="of:=[.I46]-[.I$10]" office:value-type="float" office:value="6521.30610120964" calcext:value-type="float">
            <text:p>6521.30610120964</text:p>
          </table:table-cell>
          <table:table-cell table:formula="of:=[.J46]-[.J$10]" office:value-type="float" office:value="6933.0401684114" calcext:value-type="float">
            <text:p>6933.0401684114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[.C47]-[.C$10]" office:value-type="float" office:value="5032.72701713678" calcext:value-type="float">
            <text:p>5032.72701713678</text:p>
          </table:table-cell>
          <table:table-cell table:formula="of:=[.D47]-[.D$10]" office:value-type="float" office:value="3139.25041337505" calcext:value-type="float">
            <text:p>3139.25041337505</text:p>
          </table:table-cell>
          <table:table-cell/>
          <table:table-cell table:formula="of:=[.F47]-[.F$10]" office:value-type="float" office:value="1772.88313282187" calcext:value-type="float">
            <text:p>1772.88313282187</text:p>
          </table:table-cell>
          <table:table-cell table:formula="of:=[.G47]-[.G$10]" office:value-type="float" office:value="17725.4124446743" calcext:value-type="float">
            <text:p>17725.4124446743</text:p>
          </table:table-cell>
          <table:table-cell table:formula="of:=[.H47]-[.H$10]" office:value-type="float" office:value="10751.9145361509" calcext:value-type="float">
            <text:p>10751.9145361509</text:p>
          </table:table-cell>
          <table:table-cell table:formula="of:=[.I47]-[.I$10]" office:value-type="float" office:value="6487.68808271058" calcext:value-type="float">
            <text:p>6487.68808271058</text:p>
          </table:table-cell>
          <table:table-cell table:formula="of:=[.J47]-[.J$10]" office:value-type="float" office:value="6915.41474412359" calcext:value-type="float">
            <text:p>6915.41474412359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48]-[.C$10]" office:value-type="float" office:value="6895.70188008769" calcext:value-type="float">
            <text:p>6895.70188008769</text:p>
          </table:table-cell>
          <table:table-cell table:formula="of:=[.D48]-[.D$10]" office:value-type="float" office:value="3737.76958372642" calcext:value-type="float">
            <text:p>3737.76958372642</text:p>
          </table:table-cell>
          <table:table-cell table:formula="of:=[.E48]-[.E$10]" office:value-type="float" office:value="3408.43909349603" calcext:value-type="float">
            <text:p>3408.43909349603</text:p>
          </table:table-cell>
          <table:table-cell/>
          <table:table-cell table:formula="of:=[.G48]-[.G$10]" office:value-type="float" office:value="17668.8519867991" calcext:value-type="float">
            <text:p>17668.8519867991</text:p>
          </table:table-cell>
          <table:table-cell table:formula="of:=[.H48]-[.H$10]" office:value-type="float" office:value="10692.5984342721" calcext:value-type="float">
            <text:p>10692.5984342721</text:p>
          </table:table-cell>
          <table:table-cell table:formula="of:=[.I48]-[.I$10]" office:value-type="float" office:value="6439.57622459535" calcext:value-type="float">
            <text:p>6439.57622459535</text:p>
          </table:table-cell>
          <table:table-cell table:formula="of:=[.J48]-[.J$10]" office:value-type="float" office:value="6889.43082597055" calcext:value-type="float">
            <text:p>6889.43082597055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[.C49]-[.C$10]" office:value-type="float" office:value="10099.5126083807" calcext:value-type="float">
            <text:p>10099.5126083807</text:p>
          </table:table-cell>
          <table:table-cell table:formula="of:=[.D49]-[.D$10]" office:value-type="float" office:value="5743.18605644856" calcext:value-type="float">
            <text:p>5743.18605644856</text:p>
          </table:table-cell>
          <table:table-cell table:formula="of:=[.E49]-[.E$10]" office:value-type="float" office:value="4848.63634325561" calcext:value-type="float">
            <text:p>4848.63634325561</text:p>
          </table:table-cell>
          <table:table-cell table:formula="of:=[.F49]-[.F$10]" office:value-type="float" office:value="2958.03652465014" calcext:value-type="float">
            <text:p>2958.03652465014</text:p>
          </table:table-cell>
          <table:table-cell/>
          <table:table-cell table:formula="of:=[.H49]-[.H$10]" office:value-type="float" office:value="10563.8737109352" calcext:value-type="float">
            <text:p>10563.8737109352</text:p>
          </table:table-cell>
          <table:table-cell table:formula="of:=[.I49]-[.I$10]" office:value-type="float" office:value="6299.48383995844" calcext:value-type="float">
            <text:p>6299.48383995844</text:p>
          </table:table-cell>
          <table:table-cell table:formula="of:=[.J49]-[.J$10]" office:value-type="float" office:value="6804.35557120904" calcext:value-type="float">
            <text:p>6804.35557120904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[.C50]-[.C$10]" office:value-type="float" office:value="10812.2429904078" calcext:value-type="float">
            <text:p>10812.2429904078</text:p>
          </table:table-cell>
          <table:table-cell table:formula="of:=[.D50]-[.D$10]" office:value-type="float" office:value="6356.18044700177" calcext:value-type="float">
            <text:p>6356.18044700177</text:p>
          </table:table-cell>
          <table:table-cell table:formula="of:=[.E50]-[.E$10]" office:value-type="float" office:value="5404.59188073499" calcext:value-type="float">
            <text:p>5404.59188073499</text:p>
          </table:table-cell>
          <table:table-cell table:formula="of:=[.F50]-[.F$10]" office:value-type="float" office:value="3787.94569730938" calcext:value-type="float">
            <text:p>3787.94569730938</text:p>
          </table:table-cell>
          <table:table-cell table:formula="of:=[.G50]-[.G$10]" office:value-type="float" office:value="17606.6859643684" calcext:value-type="float">
            <text:p>17606.6859643684</text:p>
          </table:table-cell>
          <table:table-cell/>
          <table:table-cell table:formula="of:=[.I50]-[.I$10]" office:value-type="float" office:value="6252.63027766353" calcext:value-type="float">
            <text:p>6252.63027766353</text:p>
          </table:table-cell>
          <table:table-cell table:formula="of:=[.J50]-[.J$10]" office:value-type="float" office:value="6767.31357335604" calcext:value-type="float">
            <text:p>6767.31357335604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[.C51]-[.C$10]" office:value-type="float" office:value="11254.9731638252" calcext:value-type="float">
            <text:p>11254.9731638252</text:p>
          </table:table-cell>
          <table:table-cell table:formula="of:=[.D51]-[.D$10]" office:value-type="float" office:value="6767.75702097164" calcext:value-type="float">
            <text:p>6767.75702097164</text:p>
          </table:table-cell>
          <table:table-cell table:formula="of:=[.E51]-[.E$10]" office:value-type="float" office:value="5800.68372843496" calcext:value-type="float">
            <text:p>5800.68372843496</text:p>
          </table:table-cell>
          <table:table-cell table:formula="of:=[.F51]-[.F$10]" office:value-type="float" office:value="4406.85781048747" calcext:value-type="float">
            <text:p>4406.85781048747</text:p>
          </table:table-cell>
          <table:table-cell table:formula="of:=[.G51]-[.G$10]" office:value-type="float" office:value="17638.9442009943" calcext:value-type="float">
            <text:p>17638.9442009943</text:p>
          </table:table-cell>
          <table:table-cell table:formula="of:=[.H51]-[.H$10]" office:value-type="float" office:value="10562.6414754954" calcext:value-type="float">
            <text:p>10562.6414754954</text:p>
          </table:table-cell>
          <table:table-cell/>
          <table:table-cell table:formula="of:=[.J51]-[.J$10]" office:value-type="float" office:value="6741.96313156482" calcext:value-type="float">
            <text:p>6741.96313156482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[.C52]-[.C$10]" office:value-type="float" office:value="11418.2785012853" calcext:value-type="float">
            <text:p>11418.2785012853</text:p>
          </table:table-cell>
          <table:table-cell table:formula="of:=[.D52]-[.D$10]" office:value-type="float" office:value="6925.57069188588" calcext:value-type="float">
            <text:p>6925.57069188588</text:p>
          </table:table-cell>
          <table:table-cell table:formula="of:=[.E52]-[.E$10]" office:value-type="float" office:value="5957.13046769259" calcext:value-type="float">
            <text:p>5957.13046769259</text:p>
          </table:table-cell>
          <table:table-cell table:formula="of:=[.F52]-[.F$10]" office:value-type="float" office:value="4656.42990279516" calcext:value-type="float">
            <text:p>4656.42990279516</text:p>
          </table:table-cell>
          <table:table-cell table:formula="of:=[.G52]-[.G$10]" office:value-type="float" office:value="17659.3374691709" calcext:value-type="float">
            <text:p>17659.3374691709</text:p>
          </table:table-cell>
          <table:table-cell table:formula="of:=[.H52]-[.H$10]" office:value-type="float" office:value="10581.6406383336" calcext:value-type="float">
            <text:p>10581.6406383336</text:p>
          </table:table-cell>
          <table:table-cell table:formula="of:=[.I52]-[.I$10]" office:value-type="float" office:value="6240.25975282524" calcext:value-type="float">
            <text:p>6240.2597528252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Δv (from surface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 table:number-columns-repeated="2"/>
          <table:table-cell table:formula="of:=[.E55]+[.E$12]" office:value-type="float" office:value="13780.8042020586" calcext:value-type="float">
            <text:p>13780.8042020586</text:p>
          </table:table-cell>
          <table:table-cell table:formula="of:=[.F55]+[.F$12]" office:value-type="float" office:value="8582.15322967918" calcext:value-type="float">
            <text:p>8582.153229679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[.C56]+[.C$12]" office:value-type="float" office:value="6895.1629224553" calcext:value-type="float">
            <text:p>6895.1629224553</text:p>
          </table:table-cell>
          <table:table-cell/>
          <table:table-cell table:formula="of:=[.E56]+[.E$12]" office:value-type="float" office:value="12693.863125385" calcext:value-type="float">
            <text:p>12693.863125385</text:p>
          </table:table-cell>
          <table:table-cell table:formula="of:=[.F56]+[.F$12]" office:value-type="float" office:value="6604.67285386759" calcext:value-type="float">
            <text:p>6604.672853867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[.C57]+[.C$12]" office:value-type="float" office:value="8499.52874365338" calcext:value-type="float">
            <text:p>8499.52874365338</text:p>
          </table:table-cell>
          <table:table-cell table:number-columns-repeated="2"/>
          <table:table-cell table:formula="of:=[.F57]+[.F$12]" office:value-type="float" office:value="5917.92932641797" calcext:value-type="float">
            <text:p>5917.929326417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58]+[.C$12]" office:value-type="float" office:value="10362.5036066043" calcext:value-type="float">
            <text:p>10362.5036066043</text:p>
          </table:table-cell>
          <table:table-cell/>
          <table:table-cell table:formula="of:=[.E58]+[.E$12]" office:value-type="float" office:value="12754.4702519071" calcext:value-type="float">
            <text:p>12754.47025190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[.C59]+[.C$12]" office:value-type="float" office:value="13566.3143348973" calcext:value-type="float">
            <text:p>13566.3143348973</text:p>
          </table:table-cell>
          <table:table-cell/>
          <table:table-cell table:formula="of:=[.E59]+[.E$12]" office:value-type="float" office:value="14194.6675016667" calcext:value-type="float">
            <text:p>14194.6675016667</text:p>
          </table:table-cell>
          <table:table-cell table:formula="of:=[.F59]+[.F$12]" office:value-type="float" office:value="7103.08271824625" calcext:value-type="float">
            <text:p>7103.082718246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[.C60]+[.C$12]" office:value-type="float" office:value="14279.0447169244" calcext:value-type="float">
            <text:p>14279.0447169244</text:p>
          </table:table-cell>
          <table:table-cell/>
          <table:table-cell table:formula="of:=[.E60]+[.E$12]" office:value-type="float" office:value="14750.6230391461" calcext:value-type="float">
            <text:p>14750.6230391461</text:p>
          </table:table-cell>
          <table:table-cell table:formula="of:=[.F60]+[.F$12]" office:value-type="float" office:value="7932.99189090549" calcext:value-type="float">
            <text:p>7932.99189090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[.C61]+[.C$12]" office:value-type="float" office:value="14721.7748903418" calcext:value-type="float">
            <text:p>14721.7748903418</text:p>
          </table:table-cell>
          <table:table-cell/>
          <table:table-cell table:formula="of:=[.E61]+[.E$12]" office:value-type="float" office:value="15146.7148868461" calcext:value-type="float">
            <text:p>15146.7148868461</text:p>
          </table:table-cell>
          <table:table-cell table:formula="of:=[.F61]+[.F$12]" office:value-type="float" office:value="8551.90400408358" calcext:value-type="float">
            <text:p>8551.90400408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[.C62]+[.C$12]" office:value-type="float" office:value="14885.0802278019" calcext:value-type="float">
            <text:p>14885.0802278019</text:p>
          </table:table-cell>
          <table:table-cell/>
          <table:table-cell table:formula="of:=[.E62]+[.E$12]" office:value-type="float" office:value="15303.1616261037" calcext:value-type="float">
            <text:p>15303.1616261037</text:p>
          </table:table-cell>
          <table:table-cell table:formula="of:=[.F62]+[.F$12]" office:value-type="float" office:value="8801.47609639127" calcext:value-type="float">
            <text:p>8801.47609639127</text:p>
          </table:table-cell>
          <table:table-cell table:number-columns-repeated="4"/>
        </table:table-row>
      </table:table>
      <table:table table:name="Sol K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Mass (kg)</text:p>
          </table:table-cell>
          <table:table-cell table:style-name="ce1" table:formula="of:=0.5*1.98847542E+030" office:value-type="float" office:value="9.9423771E+029" calcext:value-type="float">
            <text:p>9.94E+29</text:p>
          </table:table-cell>
          <table:table-cell table:style-name="ce1" office:value-type="float" office:value="3.3011E+023" calcext:value-type="float">
            <text:p>3.30E+23</text:p>
          </table:table-cell>
          <table:table-cell table:style-name="ce1" office:value-type="float" office:value="4.8675E+024" calcext:value-type="float">
            <text:p>4.87E+24</text:p>
          </table:table-cell>
          <table:table-cell table:style-name="ce1" office:value-type="float" office:value="5.972168E+024" calcext:value-type="float">
            <text:p>5.97E+24</text:p>
          </table:table-cell>
          <table:table-cell table:style-name="ce1" office:value-type="float" office:value="6.4171E+023" calcext:value-type="float">
            <text:p>6.42E+23</text:p>
          </table:table-cell>
          <table:table-cell table:style-name="ce1" office:value-type="float" office:value="1.8982E+027" calcext:value-type="float">
            <text:p>1.90E+27</text:p>
          </table:table-cell>
          <table:table-cell table:style-name="ce1" office:value-type="float" office:value="5.6834E+026" calcext:value-type="float">
            <text:p>5.68E+26</text:p>
          </table:table-cell>
          <table:table-cell table:style-name="ce1" office:value-type="float" office:value="8.681E+025" calcext:value-type="float">
            <text:p>8.68E+25</text:p>
          </table:table-cell>
          <table:table-cell table:style-name="ce1" office:value-type="float" office:value="1.024E+026" calcext:value-type="float">
            <text:p>1.02E+26</text:p>
          </table:table-cell>
        </table:table-row>
        <table:table-row table:style-name="ro1">
          <table:table-cell office:value-type="string" calcext:value-type="string">
            <text:p>Radius (m)</text:p>
          </table:table-cell>
          <table:table-cell/>
          <table:table-cell table:style-name="ce1" office:value-type="float" office:value="2439700" calcext:value-type="float">
            <text:p>2.44E+06</text:p>
          </table:table-cell>
          <table:table-cell table:style-name="ce1" office:value-type="float" office:value="6051800" calcext:value-type="float">
            <text:p>6.05E+06</text:p>
          </table:table-cell>
          <table:table-cell table:style-name="ce1" office:value-type="float" office:value="6371000" calcext:value-type="float">
            <text:p>6.37E+06</text:p>
          </table:table-cell>
          <table:table-cell table:style-name="ce1" office:value-type="float" office:value="3389500" calcext:value-type="float">
            <text:p>3.39E+06</text:p>
          </table:table-cell>
          <table:table-cell table:style-name="ce1" office:value-type="float" office:value="69911000" calcext:value-type="float">
            <text:p>6.99E+07</text:p>
          </table:table-cell>
          <table:table-cell table:style-name="ce1" office:value-type="float" office:value="58232000" calcext:value-type="float">
            <text:p>5.82E+07</text:p>
          </table:table-cell>
          <table:table-cell table:style-name="ce1" office:value-type="float" office:value="25362000" calcext:value-type="float">
            <text:p>2.54E+07</text:p>
          </table:table-cell>
          <table:table-cell table:style-name="ce1" office:value-type="float" office:value="25622000" calcext:value-type="float">
            <text:p>2.56E+07</text:p>
          </table:table-cell>
        </table:table-row>
        <table:table-row table:style-name="ro1">
          <table:table-cell office:value-type="string" calcext:value-type="string">
            <text:p>Semi-major axis (au)</text:p>
          </table:table-cell>
          <table:table-cell/>
          <table:table-cell table:formula="of:=0.25*0.387098" office:value-type="float" office:value="0.0967745" calcext:value-type="float">
            <text:p>0.0967745</text:p>
          </table:table-cell>
          <table:table-cell table:formula="of:=0.25*0.728213" office:value-type="float" office:value="0.18205325" calcext:value-type="float">
            <text:p>0.18205325</text:p>
          </table:table-cell>
          <table:table-cell table:formula="of:=0.25*1" office:value-type="float" office:value="0.25" calcext:value-type="float">
            <text:p>0.25</text:p>
          </table:table-cell>
          <table:table-cell table:formula="of:=0.25*1.52368055" office:value-type="float" office:value="0.3809201375" calcext:value-type="float">
            <text:p>0.3809201375</text:p>
          </table:table-cell>
          <table:table-cell table:formula="of:=0.25*5.2038" office:value-type="float" office:value="1.30095" calcext:value-type="float">
            <text:p>1.30095</text:p>
          </table:table-cell>
          <table:table-cell table:formula="of:=0.25*9.5826" office:value-type="float" office:value="2.39565" calcext:value-type="float">
            <text:p>2.39565</text:p>
          </table:table-cell>
          <table:table-cell table:formula="of:=0.25*19.19126" office:value-type="float" office:value="4.797815" calcext:value-type="float">
            <text:p>4.797815</text:p>
          </table:table-cell>
          <table:table-cell table:formula="of:=0.25*30.07" office:value-type="float" office:value="7.5175" calcext:value-type="float">
            <text:p>7.5175</text:p>
          </table:table-cell>
        </table:table-row>
        <table:table-row table:style-name="ro1">
          <table:table-cell office:value-type="string" calcext:value-type="string">
            <text:p>Orbital period (yr)</text:p>
          </table:table-cell>
          <table:table-cell/>
          <table:table-cell table:formula="of:=[.C4]^1.5/SQRT(0.5)" office:value-type="float" office:value="0.0425751711084294" calcext:value-type="float">
            <text:p>0.0425751711084294</text:p>
          </table:table-cell>
          <table:table-cell table:formula="of:=[.D4]^1.5/SQRT(0.5)" office:value-type="float" office:value="0.109853184818358" calcext:value-type="float">
            <text:p>0.109853184818358</text:p>
          </table:table-cell>
          <table:table-cell table:formula="of:=[.E4]^1.5/SQRT(0.5)" office:value-type="float" office:value="0.176776695296637" calcext:value-type="float">
            <text:p>0.176776695296637</text:p>
          </table:table-cell>
          <table:table-cell table:formula="of:=[.F4]^1.5/SQRT(0.5)" office:value-type="float" office:value="0.332480283711617" calcext:value-type="float">
            <text:p>0.332480283711617</text:p>
          </table:table-cell>
          <table:table-cell table:formula="of:=[.G4]^1.5/SQRT(0.5)" office:value-type="float" office:value="2.09848517774483" calcext:value-type="float">
            <text:p>2.09848517774483</text:p>
          </table:table-cell>
          <table:table-cell table:formula="of:=[.H4]^1.5/SQRT(0.5)" office:value-type="float" office:value="5.2438474729319" calcext:value-type="float">
            <text:p>5.2438474729319</text:p>
          </table:table-cell>
          <table:table-cell table:formula="of:=[.I4]^1.5/SQRT(0.5)" office:value-type="float" office:value="14.8621022428463" calcext:value-type="float">
            <text:p>14.8621022428463</text:p>
          </table:table-cell>
          <table:table-cell table:formula="of:=[.J4]^1.5/SQRT(0.5)" office:value-type="float" office:value="29.1491001914081" calcext:value-type="float">
            <text:p>29.1491001914081</text:p>
          </table:table-cell>
        </table:table-row>
        <table:table-row table:style-name="ro1">
          <table:table-cell office:value-type="string" calcext:value-type="string">
            <text:p>Semi-major axis (m)</text:p>
          </table:table-cell>
          <table:table-cell/>
          <table:table-cell table:formula="of:=[.C4]*149597870700" office:value-type="float" office:value="14477259138.0572" calcext:value-type="float">
            <text:p>14477259138.0572</text:p>
          </table:table-cell>
          <table:table-cell table:formula="of:=[.D4]*149597870700" office:value-type="float" office:value="27234778554.0148" calcext:value-type="float">
            <text:p>27234778554.0148</text:p>
          </table:table-cell>
          <table:table-cell table:formula="of:=[.E4]*149597870700" office:value-type="float" office:value="37399467675" calcext:value-type="float">
            <text:p>37399467675</text:p>
          </table:table-cell>
          <table:table-cell table:formula="of:=[.F4]*149597870700" office:value-type="float" office:value="56984841476.7512" calcext:value-type="float">
            <text:p>56984841476.7512</text:p>
          </table:table-cell>
          <table:table-cell table:formula="of:=[.G4]*149597870700" office:value-type="float" office:value="194619349887.165" calcext:value-type="float">
            <text:p>194619349887.165</text:p>
          </table:table-cell>
          <table:table-cell table:formula="of:=[.H4]*149597870700" office:value-type="float" office:value="358384138942.455" calcext:value-type="float">
            <text:p>358384138942.455</text:p>
          </table:table-cell>
          <table:table-cell table:formula="of:=[.I4]*149597870700" office:value-type="float" office:value="717742908012.521" calcext:value-type="float">
            <text:p>717742908012.521</text:p>
          </table:table-cell>
          <table:table-cell table:formula="of:=[.J4]*149597870700" office:value-type="float" office:value="1124601992987.25" calcext:value-type="float">
            <text:p>1124601992987.25</text:p>
          </table:table-cell>
        </table:table-row>
        <table:table-row table:style-name="ro1">
          <table:table-cell office:value-type="string" calcext:value-type="string">
            <text:p>orbital period (s)</text:p>
          </table:table-cell>
          <table:table-cell/>
          <table:table-cell table:formula="of:=[.C5]*365.25*86400" office:value-type="float" office:value="1343570.21977137" calcext:value-type="float">
            <text:p>1343570.21977137</text:p>
          </table:table-cell>
          <table:table-cell table:formula="of:=[.D5]*365.25*86400" office:value-type="float" office:value="3466702.8652238" calcext:value-type="float">
            <text:p>3466702.8652238</text:p>
          </table:table-cell>
          <table:table-cell table:formula="of:=[.E5]*365.25*86400" office:value-type="float" office:value="5578648.23949315" calcext:value-type="float">
            <text:p>5578648.23949315</text:p>
          </table:table-cell>
          <table:table-cell table:formula="of:=[.F5]*365.25*86400" office:value-type="float" office:value="10492279.8012577" calcext:value-type="float">
            <text:p>10492279.8012577</text:p>
          </table:table-cell>
          <table:table-cell table:formula="of:=[.G5]*365.25*86400" office:value-type="float" office:value="66223155.8452002" calcext:value-type="float">
            <text:p>66223155.8452002</text:p>
          </table:table-cell>
          <table:table-cell table:formula="of:=[.H5]*365.25*86400" office:value-type="float" office:value="165483241.011796" calcext:value-type="float">
            <text:p>165483241.011796</text:p>
          </table:table-cell>
          <table:table-cell table:formula="of:=[.I5]*365.25*86400" office:value-type="float" office:value="469012277.738846" calcext:value-type="float">
            <text:p>469012277.738846</text:p>
          </table:table-cell>
          <table:table-cell table:formula="of:=[.J5]*365.25*86400" office:value-type="float" office:value="919875644.200381" calcext:value-type="float">
            <text:p>919875644.200381</text:p>
          </table:table-cell>
        </table:table-row>
        <table:table-row table:style-name="ro1">
          <table:table-cell office:value-type="string" calcext:value-type="string">
            <text:p>Vplanet (circ)</text:p>
          </table:table-cell>
          <table:table-cell/>
          <table:table-cell table:formula="of:=SQRT(0.0000000000667408*[.$B$2]/[.C6])" office:value-type="float" office:value="67701.3993792075" calcext:value-type="float">
            <text:p>67701.3993792075</text:p>
          </table:table-cell>
          <table:table-cell table:formula="of:=SQRT(0.0000000000667408*[.$B$2]/[.D6])" office:value-type="float" office:value="49360.4255822288" calcext:value-type="float">
            <text:p>49360.4255822288</text:p>
          </table:table-cell>
          <table:table-cell table:formula="of:=SQRT(0.0000000000667408*[.$B$2]/[.E6])" office:value-type="float" office:value="42121.9151860083" calcext:value-type="float">
            <text:p>42121.9151860083</text:p>
          </table:table-cell>
          <table:table-cell table:formula="of:=SQRT(0.0000000000667408*[.$B$2]/[.F6])" office:value-type="float" office:value="34124.0954013862" calcext:value-type="float">
            <text:p>34124.0954013862</text:p>
          </table:table-cell>
          <table:table-cell table:formula="of:=SQRT(0.0000000000667408*[.$B$2]/[.G6])" office:value-type="float" office:value="18464.9361797644" calcext:value-type="float">
            <text:p>18464.9361797644</text:p>
          </table:table-cell>
          <table:table-cell table:formula="of:=SQRT(0.0000000000667408*[.$B$2]/[.H6])" office:value-type="float" office:value="13607.1267201662" calcext:value-type="float">
            <text:p>13607.1267201662</text:p>
          </table:table-cell>
          <table:table-cell table:formula="of:=SQRT(0.0000000000667408*[.$B$2]/[.I6])" office:value-type="float" office:value="9615.15666244977" calcext:value-type="float">
            <text:p>9615.15666244977</text:p>
          </table:table-cell>
          <table:table-cell table:formula="of:=SQRT(0.0000000000667408*[.$B$2]/[.J6])" office:value-type="float" office:value="7681.41793817915" calcext:value-type="float">
            <text:p>7681.41793817915</text:p>
          </table:table-cell>
        </table:table-row>
        <table:table-row table:style-name="ro1">
          <table:table-cell office:value-type="string" calcext:value-type="string">
            <text:p>SOI (m)</text:p>
          </table:table-cell>
          <table:table-cell/>
          <table:table-cell table:formula="of:=[.C6]*([.C2]/[.$B2])^0.4" office:value-type="float" office:value="37081195.5459541" calcext:value-type="float">
            <text:p>37081195.5459541</text:p>
          </table:table-cell>
          <table:table-cell table:formula="of:=[.D6]*([.D2]/[.$B2])^0.4" office:value-type="float" office:value="204668091.542645" calcext:value-type="float">
            <text:p>204668091.542645</text:p>
          </table:table-cell>
          <table:table-cell table:formula="of:=[.E6]*([.E2]/[.$B2])^0.4" office:value-type="float" office:value="305015658.144959" calcext:value-type="float">
            <text:p>305015658.144959</text:p>
          </table:table-cell>
          <table:table-cell table:formula="of:=[.F6]*([.F2]/[.$B2])^0.4" office:value-type="float" office:value="190413955.503118" calcext:value-type="float">
            <text:p>190413955.503118</text:p>
          </table:table-cell>
          <table:table-cell table:formula="of:=[.G6]*([.G2]/[.$B2])^0.4" office:value-type="float" office:value="15904745077.9317" calcext:value-type="float">
            <text:p>15904745077.9317</text:p>
          </table:table-cell>
          <table:table-cell table:formula="of:=[.H6]*([.H2]/[.$B2])^0.4" office:value-type="float" office:value="18079898059.4985" calcext:value-type="float">
            <text:p>18079898059.4985</text:p>
          </table:table-cell>
          <table:table-cell table:formula="of:=[.I6]*([.I2]/[.$B2])^0.4" office:value-type="float" office:value="17076573035.6216" calcext:value-type="float">
            <text:p>17076573035.6216</text:p>
          </table:table-cell>
          <table:table-cell table:formula="of:=[.J6]*([.J2]/[.$B2])^0.4" office:value-type="float" office:value="28583982609.0702" calcext:value-type="float">
            <text:p>28583982609.0702</text:p>
          </table:table-cell>
        </table:table-row>
        <table:table-row table:style-name="ro1">
          <table:table-cell office:value-type="string" calcext:value-type="string">
            <text:p>Vcirc (200 km)</text:p>
          </table:table-cell>
          <table:table-cell/>
          <table:table-cell table:formula="of:=SQRT(0.0000000000667408*[.C2]/([.C3]+200000))" office:value-type="float" office:value="2889.00143876384" calcext:value-type="float">
            <text:p>2889.00143876384</text:p>
          </table:table-cell>
          <table:table-cell table:formula="of:=SQRT(0.0000000000667408*[.D2]/([.D3]+200000))" office:value-type="float" office:value="7208.52063618524" calcext:value-type="float">
            <text:p>7208.52063618524</text:p>
          </table:table-cell>
          <table:table-cell table:formula="of:=SQRT(0.0000000000667408*[.E2]/([.E3]+200000))" office:value-type="float" office:value="7788.35929867592" calcext:value-type="float">
            <text:p>7788.35929867592</text:p>
          </table:table-cell>
          <table:table-cell table:formula="of:=SQRT(0.0000000000667408*[.F2]/([.F3]+200000))" office:value-type="float" office:value="3454.20516133009" calcext:value-type="float">
            <text:p>3454.20516133009</text:p>
          </table:table-cell>
          <table:table-cell table:formula="of:=SQRT(0.0000000000667408*[.G2]/([.G3]+200000))" office:value-type="float" office:value="42508.2873619312" calcext:value-type="float">
            <text:p>42508.2873619312</text:p>
          </table:table-cell>
          <table:table-cell table:formula="of:=SQRT(0.0000000000667408*[.H2]/([.H3]+200000))" office:value-type="float" office:value="25478.5342398235" calcext:value-type="float">
            <text:p>25478.5342398235</text:p>
          </table:table-cell>
          <table:table-cell table:formula="of:=SQRT(0.0000000000667408*[.I2]/([.I3]+200000))" office:value-type="float" office:value="15055.083441761" calcext:value-type="float">
            <text:p>15055.083441761</text:p>
          </table:table-cell>
          <table:table-cell table:formula="of:=SQRT(0.0000000000667408*[.J2]/([.J3]+200000))" office:value-type="float" office:value="16268.6210820332" calcext:value-type="float">
            <text:p>16268.6210820332</text:p>
          </table:table-cell>
        </table:table-row>
        <table:table-row table:style-name="ro1">
          <table:table-cell office:value-type="string" calcext:value-type="string">
            <text:p>ideal Δv (surface to 200 km orbit, m/s)</text:p>
          </table:table-cell>
          <table:table-cell/>
          <table:table-cell table:formula="of:=SQRT(2*0.0000000000667408*[.C2]*(1/[.C3]-1/(2*[.C3]+200000)))+SQRT(0.0000000000667408*[.C2]/([.C3]+200000))-SQRT(2*0.0000000000667408*[.C2]*(1/([.C3]+200000)-1/(2*[.C3]+200000)))" office:value-type="float" office:value="3121.12452234801" calcext:value-type="float">
            <text:p>3121.12452234801</text:p>
          </table:table-cell>
          <table:table-cell table:formula="of:=SQRT(2*0.0000000000667408*[.D2]*(1/[.D3]-1/(2*[.D3]+200000)))+SQRT(0.0000000000667408*[.D2]/([.D3]+200000))-SQRT(2*0.0000000000667408*[.D2]*(1/([.D3]+200000)-1/(2*[.D3]+200000)))" office:value-type="float" office:value="7444.80378745944" calcext:value-type="float">
            <text:p>7444.80378745944</text:p>
          </table:table-cell>
          <table:table-cell table:formula="of:=SQRT(2*0.0000000000667408*[.E2]*(1/[.E3]-1/(2*[.E3]+200000)))+SQRT(0.0000000000667408*[.E2]/([.E3]+200000))-SQRT(2*0.0000000000667408*[.E2]*(1/([.E3]+200000)-1/(2*[.E3]+200000)))" office:value-type="float" office:value="8030.95688282589" calcext:value-type="float">
            <text:p>8030.95688282589</text:p>
          </table:table-cell>
          <table:table-cell table:formula="of:=SQRT(2*0.0000000000667408*[.F2]*(1/[.F3]-1/(2*[.F3]+200000)))+SQRT(0.0000000000667408*[.F2]/([.F3]+200000))-SQRT(2*0.0000000000667408*[.F2]*(1/([.F3]+200000)-1/(2*[.F3]+200000)))" office:value-type="float" office:value="3655.08146299498" calcext:value-type="float">
            <text:p>3655.08146299498</text:p>
          </table:table-cell>
          <table:table-cell table:formula="of:=SQRT(2*0.0000000000667408*[.G2]*(1/[.G3]-1/(2*[.G3]+200000)))+SQRT(0.0000000000667408*[.G2]/([.G3]+200000))-SQRT(2*0.0000000000667408*[.G2]*(1/([.G3]+200000)-1/(2*[.G3]+200000)))" office:value-type="float" office:value="42629.8073465455" calcext:value-type="float">
            <text:p>42629.8073465455</text:p>
          </table:table-cell>
          <table:table-cell table:formula="of:=SQRT(2*0.0000000000667408*[.H2]*(1/[.H3]-1/(2*[.H3]+200000)))+SQRT(0.0000000000667408*[.H2]/([.H3]+200000))-SQRT(2*0.0000000000667408*[.H2]*(1/([.H3]+200000)-1/(2*[.H3]+200000)))" office:value-type="float" office:value="25565.9661866194" calcext:value-type="float">
            <text:p>25565.9661866194</text:p>
          </table:table-cell>
          <table:table-cell table:formula="of:=SQRT(2*0.0000000000667408*[.I2]*(1/[.I3]-1/(2*[.I3]+200000)))+SQRT(0.0000000000667408*[.I2]/([.I3]+200000))-SQRT(2*0.0000000000667408*[.I2]*(1/([.I3]+200000)-1/(2*[.I3]+200000)))" office:value-type="float" office:value="15173.5716566483" calcext:value-type="float">
            <text:p>15173.5716566483</text:p>
          </table:table-cell>
          <table:table-cell table:formula="of:=SQRT(2*0.0000000000667408*[.J2]*(1/[.J3]-1/(2*[.J3]+200000)))+SQRT(0.0000000000667408*[.J2]/([.J3]+200000))-SQRT(2*0.0000000000667408*[.J2]*(1/([.J3]+200000)-1/(2*[.J3]+200000)))" office:value-type="float" office:value="16395.363462356" calcext:value-type="float">
            <text:p>16395.363462356</text:p>
          </table:table-cell>
        </table:table-row>
        <table:table-row table:style-name="ro1">
          <table:table-cell office:value-type="string" calcext:value-type="string">
            <text:p>Δv (200 km orbit w/ 20% margin, m/s)</text:p>
          </table:table-cell>
          <table:table-cell/>
          <table:table-cell table:formula="of:=[.C10]*1.2" office:value-type="float" office:value="3466.80172651661" calcext:value-type="float">
            <text:p>3466.80172651661</text:p>
          </table:table-cell>
          <table:table-cell table:formula="of:=[.D10]*1.2" office:value-type="float" office:value="8650.22476342229" calcext:value-type="float">
            <text:p>8650.22476342229</text:p>
          </table:table-cell>
          <table:table-cell table:formula="of:=[.E10]*1.2" office:value-type="float" office:value="9346.0311584111" calcext:value-type="float">
            <text:p>9346.0311584111</text:p>
          </table:table-cell>
          <table:table-cell table:formula="of:=[.F10]*1.2" office:value-type="float" office:value="4145.0461935961" calcext:value-type="float">
            <text:p>4145.0461935961</text:p>
          </table:table-cell>
          <table:table-cell table:formula="of:=[.G10]*1.2" office:value-type="float" office:value="51009.9448343175" calcext:value-type="float">
            <text:p>51009.9448343175</text:p>
          </table:table-cell>
          <table:table-cell table:formula="of:=[.H10]*1.2" office:value-type="float" office:value="30574.2410877882" calcext:value-type="float">
            <text:p>30574.2410877882</text:p>
          </table:table-cell>
          <table:table-cell table:formula="of:=[.I10]*1.2" office:value-type="float" office:value="18066.1001301132" calcext:value-type="float">
            <text:p>18066.1001301132</text:p>
          </table:table-cell>
          <table:table-cell table:formula="of:=[.J10]*1.2" office:value-type="float" office:value="19522.3452984398" calcext:value-type="float">
            <text:p>19522.34529843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 between launch windows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1/(1/[.$C$5]-1/[.D$5])" office:value-type="float" office:value="0.0695177797699652" calcext:value-type="float">
            <text:p>0.0695177797699652</text:p>
          </table:table-cell>
          <table:table-cell table:formula="of:=1/(1/[.$C$5]-1/[.E$5])" office:value-type="float" office:value="0.0560820608839131" calcext:value-type="float">
            <text:p>0.0560820608839131</text:p>
          </table:table-cell>
          <table:table-cell table:formula="of:=1/(1/[.$C$5]-1/[.F$5])" office:value-type="float" office:value="0.0488277176007471" calcext:value-type="float">
            <text:p>0.0488277176007471</text:p>
          </table:table-cell>
          <table:table-cell table:formula="of:=1/(1/[.$C$5]-1/[.G$5])" office:value-type="float" office:value="0.0434568464682753" calcext:value-type="float">
            <text:p>0.0434568464682753</text:p>
          </table:table-cell>
          <table:table-cell table:formula="of:=1/(1/[.$C$5]-1/[.H$5])" office:value-type="float" office:value="0.0429236714540614" calcext:value-type="float">
            <text:p>0.0429236714540614</text:p>
          </table:table-cell>
          <table:table-cell table:formula="of:=1/(1/[.$C$5]-1/[.I$5])" office:value-type="float" office:value="0.0426974857535687" calcext:value-type="float">
            <text:p>0.0426974857535687</text:p>
          </table:table-cell>
          <table:table-cell table:formula="of:=1/(1/[.$C$5]-1/[.J$5])" office:value-type="float" office:value="0.0426374473572652" calcext:value-type="float">
            <text:p>0.0426374473572652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1/(1/[.$C$5]-1/[.D$5])" office:value-type="float" office:value="0.0695177797699652" calcext:value-type="float">
            <text:p>0.0695177797699652</text:p>
          </table:table-cell>
          <table:table-cell/>
          <table:table-cell table:formula="of:=1/(1/[.$D$5]-1/[.E$5])" office:value-type="float" office:value="0.290174302591355" calcext:value-type="float">
            <text:p>0.290174302591355</text:p>
          </table:table-cell>
          <table:table-cell table:formula="of:=1/(1/[.$D$5]-1/[.F$5])" office:value-type="float" office:value="0.164059174451822" calcext:value-type="float">
            <text:p>0.164059174451822</text:p>
          </table:table-cell>
          <table:table-cell table:formula="of:=1/(1/[.$D$5]-1/[.G$5])" office:value-type="float" office:value="0.11592153846934" calcext:value-type="float">
            <text:p>0.11592153846934</text:p>
          </table:table-cell>
          <table:table-cell table:formula="of:=1/(1/[.$D$5]-1/[.H$5])" office:value-type="float" office:value="0.11220373714419" calcext:value-type="float">
            <text:p>0.11220373714419</text:p>
          </table:table-cell>
          <table:table-cell table:formula="of:=1/(1/[.$D$5]-1/[.I$5])" office:value-type="float" office:value="0.110671210745609" calcext:value-type="float">
            <text:p>0.110671210745609</text:p>
          </table:table-cell>
          <table:table-cell table:formula="of:=1/(1/[.$D$5]-1/[.J$5])" office:value-type="float" office:value="0.110268750766469" calcext:value-type="float">
            <text:p>0.110268750766469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1/(1/[.C$5]-1/[.$E$5])" office:value-type="float" office:value="0.0560820608839131" calcext:value-type="float">
            <text:p>0.0560820608839131</text:p>
          </table:table-cell>
          <table:table-cell table:formula="of:=1/(1/[.D$5]-1/[.$E$5])" office:value-type="float" office:value="0.290174302591355" calcext:value-type="float">
            <text:p>0.290174302591355</text:p>
          </table:table-cell>
          <table:table-cell/>
          <table:table-cell table:formula="of:=1/(1/[.$E$5]-1/[.F$5])" office:value-type="float" office:value="0.377478556558258" calcext:value-type="float">
            <text:p>0.377478556558258</text:p>
          </table:table-cell>
          <table:table-cell table:formula="of:=1/(1/[.$E$5]-1/[.G$5])" office:value-type="float" office:value="0.193038266854144" calcext:value-type="float">
            <text:p>0.193038266854144</text:p>
          </table:table-cell>
          <table:table-cell table:formula="of:=1/(1/[.$E$5]-1/[.H$5])" office:value-type="float" office:value="0.182943966560723" calcext:value-type="float">
            <text:p>0.182943966560723</text:p>
          </table:table-cell>
          <table:table-cell table:formula="of:=1/(1/[.$E$5]-1/[.I$5])" office:value-type="float" office:value="0.178904669913122" calcext:value-type="float">
            <text:p>0.178904669913122</text:p>
          </table:table-cell>
          <table:table-cell table:formula="of:=1/(1/[.$E$5]-1/[.J$5])" office:value-type="float" office:value="0.177855310893491" calcext:value-type="float">
            <text:p>0.177855310893491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1/(1/[.C$5]-1/[.$F$5])" office:value-type="float" office:value="0.0488277176007471" calcext:value-type="float">
            <text:p>0.0488277176007471</text:p>
          </table:table-cell>
          <table:table-cell table:formula="of:=1/(1/[.D$5]-1/[.$F$5])" office:value-type="float" office:value="0.164059174451822" calcext:value-type="float">
            <text:p>0.164059174451822</text:p>
          </table:table-cell>
          <table:table-cell table:formula="of:=1/(1/[.E$5]-1/[.$F$5])" office:value-type="float" office:value="0.377478556558258" calcext:value-type="float">
            <text:p>0.377478556558258</text:p>
          </table:table-cell>
          <table:table-cell/>
          <table:table-cell table:formula="of:=1/(1/[.$F$5]-1/[.G$5])" office:value-type="float" office:value="0.395075319223947" calcext:value-type="float">
            <text:p>0.395075319223947</text:p>
          </table:table-cell>
          <table:table-cell table:formula="of:=1/(1/[.$F$5]-1/[.H$5])" office:value-type="float" office:value="0.354987894077135" calcext:value-type="float">
            <text:p>0.354987894077135</text:p>
          </table:table-cell>
          <table:table-cell table:formula="of:=1/(1/[.$F$5]-1/[.I$5])" office:value-type="float" office:value="0.340088405889047" calcext:value-type="float">
            <text:p>0.340088405889047</text:p>
          </table:table-cell>
          <table:table-cell table:formula="of:=1/(1/[.$F$5]-1/[.J$5])" office:value-type="float" office:value="0.336316373419954" calcext:value-type="float">
            <text:p>0.336316373419954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1/(1/[.C$5]-1/[.$G$5])" office:value-type="float" office:value="0.0434568464682753" calcext:value-type="float">
            <text:p>0.0434568464682753</text:p>
          </table:table-cell>
          <table:table-cell table:formula="of:=1/(1/[.D$5]-1/[.$G$5])" office:value-type="float" office:value="0.11592153846934" calcext:value-type="float">
            <text:p>0.11592153846934</text:p>
          </table:table-cell>
          <table:table-cell table:formula="of:=1/(1/[.E$5]-1/[.$G$5])" office:value-type="float" office:value="0.193038266854144" calcext:value-type="float">
            <text:p>0.193038266854144</text:p>
          </table:table-cell>
          <table:table-cell table:formula="of:=1/(1/[.F$5]-1/[.$G$5])" office:value-type="float" office:value="0.395075319223947" calcext:value-type="float">
            <text:p>0.395075319223947</text:p>
          </table:table-cell>
          <table:table-cell/>
          <table:table-cell table:formula="of:=1/(1/[.$G$5]-1/[.H$5])" office:value-type="float" office:value="3.49852740752327" calcext:value-type="float">
            <text:p>3.49852740752327</text:p>
          </table:table-cell>
          <table:table-cell table:formula="of:=1/(1/[.$G$5]-1/[.I$5])" office:value-type="float" office:value="2.44350023254895" calcext:value-type="float">
            <text:p>2.44350023254895</text:p>
          </table:table-cell>
          <table:table-cell table:formula="of:=1/(1/[.$G$5]-1/[.J$5])" office:value-type="float" office:value="2.26127778112891" calcext:value-type="float">
            <text:p>2.26127778112891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1/(1/[.C$5]-1/[.$H$5])" office:value-type="float" office:value="0.0429236714540614" calcext:value-type="float">
            <text:p>0.0429236714540614</text:p>
          </table:table-cell>
          <table:table-cell table:formula="of:=1/(1/[.D$5]-1/[.$H$5])" office:value-type="float" office:value="0.11220373714419" calcext:value-type="float">
            <text:p>0.11220373714419</text:p>
          </table:table-cell>
          <table:table-cell table:formula="of:=1/(1/[.E$5]-1/[.$H$5])" office:value-type="float" office:value="0.182943966560723" calcext:value-type="float">
            <text:p>0.182943966560723</text:p>
          </table:table-cell>
          <table:table-cell table:formula="of:=1/(1/[.F$5]-1/[.$H$5])" office:value-type="float" office:value="0.354987894077135" calcext:value-type="float">
            <text:p>0.354987894077135</text:p>
          </table:table-cell>
          <table:table-cell table:formula="of:=1/(1/[.G$5]-1/[.$H$5])" office:value-type="float" office:value="3.49852740752327" calcext:value-type="float">
            <text:p>3.49852740752327</text:p>
          </table:table-cell>
          <table:table-cell/>
          <table:table-cell table:formula="of:=1/(1/[.$H$5]-1/[.I$5])" office:value-type="float" office:value="8.10277947017811" calcext:value-type="float">
            <text:p>8.10277947017811</text:p>
          </table:table-cell>
          <table:table-cell table:formula="of:=1/(1/[.$H$5]-1/[.J$5])" office:value-type="float" office:value="6.39413593225955" calcext:value-type="float">
            <text:p>6.39413593225955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1/(1/[.C$5]-1/[.$I$5])" office:value-type="float" office:value="0.0426974857535687" calcext:value-type="float">
            <text:p>0.0426974857535687</text:p>
          </table:table-cell>
          <table:table-cell table:formula="of:=1/(1/[.D$5]-1/[.$I$5])" office:value-type="float" office:value="0.110671210745609" calcext:value-type="float">
            <text:p>0.110671210745609</text:p>
          </table:table-cell>
          <table:table-cell table:formula="of:=1/(1/[.E$5]-1/[.$I$5])" office:value-type="float" office:value="0.178904669913122" calcext:value-type="float">
            <text:p>0.178904669913122</text:p>
          </table:table-cell>
          <table:table-cell table:formula="of:=1/(1/[.F$5]-1/[.$I$5])" office:value-type="float" office:value="0.340088405889047" calcext:value-type="float">
            <text:p>0.340088405889047</text:p>
          </table:table-cell>
          <table:table-cell table:formula="of:=1/(1/[.G$5]-1/[.$I$5])" office:value-type="float" office:value="2.44350023254895" calcext:value-type="float">
            <text:p>2.44350023254895</text:p>
          </table:table-cell>
          <table:table-cell table:formula="of:=1/(1/[.H$5]-1/[.$I$5])" office:value-type="float" office:value="8.10277947017811" calcext:value-type="float">
            <text:p>8.10277947017811</text:p>
          </table:table-cell>
          <table:table-cell/>
          <table:table-cell table:formula="of:=1/(1/[.$I$5]-1/[.J$5])" office:value-type="float" office:value="30.3224588462467" calcext:value-type="float">
            <text:p>30.3224588462467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1/(1/[.C$5]-1/[.$J$5])" office:value-type="float" office:value="0.0426374473572652" calcext:value-type="float">
            <text:p>0.0426374473572652</text:p>
          </table:table-cell>
          <table:table-cell table:formula="of:=1/(1/[.D$5]-1/[.$J$5])" office:value-type="float" office:value="0.110268750766469" calcext:value-type="float">
            <text:p>0.110268750766469</text:p>
          </table:table-cell>
          <table:table-cell table:formula="of:=1/(1/[.E$5]-1/[.$J$5])" office:value-type="float" office:value="0.177855310893491" calcext:value-type="float">
            <text:p>0.177855310893491</text:p>
          </table:table-cell>
          <table:table-cell table:formula="of:=1/(1/[.F$5]-1/[.$J$5])" office:value-type="float" office:value="0.336316373419954" calcext:value-type="float">
            <text:p>0.336316373419954</text:p>
          </table:table-cell>
          <table:table-cell table:formula="of:=1/(1/[.G$5]-1/[.$J$5])" office:value-type="float" office:value="2.26127778112891" calcext:value-type="float">
            <text:p>2.26127778112891</text:p>
          </table:table-cell>
          <table:table-cell table:formula="of:=1/(1/[.H$5]-1/[.$J$5])" office:value-type="float" office:value="6.39413593225955" calcext:value-type="float">
            <text:p>6.39413593225955</text:p>
          </table:table-cell>
          <table:table-cell table:formula="of:=1/(1/[.I$5]-1/[.$J$5])" office:value-type="float" office:value="30.3224588462467" calcext:value-type="float">
            <text:p>30.322458846246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time (years)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0.5*(([.$C$4]+[.D$4])/2)^1.5/SQRT(0.5)" office:value-type="float" office:value="0.036808150839846" calcext:value-type="float">
            <text:p>0.036808150839846</text:p>
          </table:table-cell>
          <table:table-cell table:formula="of:=0.5*(([.$C$4]+[.E$4])/2)^1.5/SQRT(0.5)" office:value-type="float" office:value="0.0510517624788456" calcext:value-type="float">
            <text:p>0.0510517624788456</text:p>
          </table:table-cell>
          <table:table-cell table:formula="of:=0.5*(([.$C$4]+[.F$4])/2)^1.5/SQRT(0.5)" office:value-type="float" office:value="0.0825402077589718" calcext:value-type="float">
            <text:p>0.0825402077589718</text:p>
          </table:table-cell>
          <table:table-cell table:formula="of:=0.5*(([.$C$4]+[.G$4])/2)^1.5/SQRT(0.5)" office:value-type="float" office:value="0.41311634222386" calcext:value-type="float">
            <text:p>0.41311634222386</text:p>
          </table:table-cell>
          <table:table-cell table:formula="of:=0.5*(([.$C$4]+[.H$4])/2)^1.5/SQRT(0.5)" office:value-type="float" office:value="0.983723454272006" calcext:value-type="float">
            <text:p>0.983723454272006</text:p>
          </table:table-cell>
          <table:table-cell table:formula="of:=0.5*(([.$C$4]+[.I$4])/2)^1.5/SQRT(0.5)" office:value-type="float" office:value="2.70716308900129" calcext:value-type="float">
            <text:p>2.70716308900129</text:p>
          </table:table-cell>
          <table:table-cell table:formula="of:=0.5*(([.$C$4]+[.J$4])/2)^1.5/SQRT(0.5)" office:value-type="float" office:value="5.25270248317103" calcext:value-type="float">
            <text:p>5.25270248317103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0.5*(([.$D$4]+[.C$4])/2)^1.5/SQRT(0.5)" office:value-type="float" office:value="0.036808150839846" calcext:value-type="float">
            <text:p>0.036808150839846</text:p>
          </table:table-cell>
          <table:table-cell/>
          <table:table-cell table:formula="of:=0.5*(([.$D$4]+[.E$4])/2)^1.5/SQRT(0.5)" office:value-type="float" office:value="0.070997968658899" calcext:value-type="float">
            <text:p>0.070997968658899</text:p>
          </table:table-cell>
          <table:table-cell table:formula="of:=0.5*(([.$D$4]+[.F$4])/2)^1.5/SQRT(0.5)" office:value-type="float" office:value="0.105601918242413" calcext:value-type="float">
            <text:p>0.105601918242413</text:p>
          </table:table-cell>
          <table:table-cell table:formula="of:=0.5*(([.$D$4]+[.G$4])/2)^1.5/SQRT(0.5)" office:value-type="float" office:value="0.451495226311609" calcext:value-type="float">
            <text:p>0.451495226311609</text:p>
          </table:table-cell>
          <table:table-cell table:formula="of:=0.5*(([.$D$4]+[.H$4])/2)^1.5/SQRT(0.5)" office:value-type="float" office:value="1.03464029246742" calcext:value-type="float">
            <text:p>1.03464029246742</text:p>
          </table:table-cell>
          <table:table-cell table:formula="of:=0.5*(([.$D$4]+[.I$4])/2)^1.5/SQRT(0.5)" office:value-type="float" office:value="2.77822098991903" calcext:value-type="float">
            <text:p>2.77822098991903</text:p>
          </table:table-cell>
          <table:table-cell table:formula="of:=0.5*(([.$D$4]+[.J$4])/2)^1.5/SQRT(0.5)" office:value-type="float" office:value="5.34119334271283" calcext:value-type="float">
            <text:p>5.34119334271283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0.5*(([.$E$4]+[.C$4])/2)^1.5/SQRT(0.5)" office:value-type="float" office:value="0.0510517624788456" calcext:value-type="float">
            <text:p>0.0510517624788456</text:p>
          </table:table-cell>
          <table:table-cell table:formula="of:=0.5*(([.$E$4]+[.D$4])/2)^1.5/SQRT(0.5)" office:value-type="float" office:value="0.070997968658899" calcext:value-type="float">
            <text:p>0.070997968658899</text:p>
          </table:table-cell>
          <table:table-cell/>
          <table:table-cell table:formula="of:=0.5*(([.$E$4]+[.F$4])/2)^1.5/SQRT(0.5)" office:value-type="float" office:value="0.125285725612122" calcext:value-type="float">
            <text:p>0.125285725612122</text:p>
          </table:table-cell>
          <table:table-cell table:formula="of:=0.5*(([.$E$4]+[.G$4])/2)^1.5/SQRT(0.5)" office:value-type="float" office:value="0.482877205048187" calcext:value-type="float">
            <text:p>0.482877205048187</text:p>
          </table:table-cell>
          <table:table-cell table:formula="of:=0.5*(([.$E$4]+[.H$4])/2)^1.5/SQRT(0.5)" office:value-type="float" office:value="1.07581747193013" calcext:value-type="float">
            <text:p>1.07581747193013</text:p>
          </table:table-cell>
          <table:table-cell table:formula="of:=0.5*(([.$E$4]+[.I$4])/2)^1.5/SQRT(0.5)" office:value-type="float" office:value="2.83527477098315" calcext:value-type="float">
            <text:p>2.83527477098315</text:p>
          </table:table-cell>
          <table:table-cell table:formula="of:=0.5*(([.$E$4]+[.J$4])/2)^1.5/SQRT(0.5)" office:value-type="float" office:value="5.41205126270227" calcext:value-type="float">
            <text:p>5.41205126270227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0.5*(([.$F$4]+[.C$4])/2)^1.5/SQRT(0.5)" office:value-type="float" office:value="0.0825402077589718" calcext:value-type="float">
            <text:p>0.0825402077589718</text:p>
          </table:table-cell>
          <table:table-cell table:formula="of:=0.5*(([.$F$4]+[.D$4])/2)^1.5/SQRT(0.5)" office:value-type="float" office:value="0.105601918242413" calcext:value-type="float">
            <text:p>0.105601918242413</text:p>
          </table:table-cell>
          <table:table-cell table:formula="of:=0.5*(([.$F$4]+[.E$4])/2)^1.5/SQRT(0.5)" office:value-type="float" office:value="0.125285725612122" calcext:value-type="float">
            <text:p>0.125285725612122</text:p>
          </table:table-cell>
          <table:table-cell/>
          <table:table-cell table:formula="of:=0.5*(([.$F$4]+[.G$4])/2)^1.5/SQRT(0.5)" office:value-type="float" office:value="0.545291462301846" calcext:value-type="float">
            <text:p>0.545291462301846</text:p>
          </table:table-cell>
          <table:table-cell table:formula="of:=0.5*(([.$F$4]+[.H$4])/2)^1.5/SQRT(0.5)" office:value-type="float" office:value="1.15665271427446" calcext:value-type="float">
            <text:p>1.15665271427446</text:p>
          </table:table-cell>
          <table:table-cell table:formula="of:=0.5*(([.$F$4]+[.I$4])/2)^1.5/SQRT(0.5)" office:value-type="float" office:value="2.94629045337557" calcext:value-type="float">
            <text:p>2.94629045337557</text:p>
          </table:table-cell>
          <table:table-cell table:formula="of:=0.5*(([.$F$4]+[.J$4])/2)^1.5/SQRT(0.5)" office:value-type="float" office:value="5.54945527447607" calcext:value-type="float">
            <text:p>5.54945527447607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0.5*(([.$G$4]+[.C$4])/2)^1.5/SQRT(0.5)" office:value-type="float" office:value="0.41311634222386" calcext:value-type="float">
            <text:p>0.41311634222386</text:p>
          </table:table-cell>
          <table:table-cell table:formula="of:=0.5*(([.$G$4]+[.D$4])/2)^1.5/SQRT(0.5)" office:value-type="float" office:value="0.451495226311609" calcext:value-type="float">
            <text:p>0.451495226311609</text:p>
          </table:table-cell>
          <table:table-cell table:formula="of:=0.5*(([.$G$4]+[.E$4])/2)^1.5/SQRT(0.5)" office:value-type="float" office:value="0.482877205048187" calcext:value-type="float">
            <text:p>0.482877205048187</text:p>
          </table:table-cell>
          <table:table-cell table:formula="of:=0.5*(([.$G$4]+[.F$4])/2)^1.5/SQRT(0.5)" office:value-type="float" office:value="0.545291462301846" calcext:value-type="float">
            <text:p>0.545291462301846</text:p>
          </table:table-cell>
          <table:table-cell/>
          <table:table-cell table:formula="of:=0.5*(([.$G$4]+[.H$4])/2)^1.5/SQRT(0.5)" office:value-type="float" office:value="1.77682107773785" calcext:value-type="float">
            <text:p>1.77682107773785</text:p>
          </table:table-cell>
          <table:table-cell table:formula="of:=0.5*(([.$G$4]+[.I$4])/2)^1.5/SQRT(0.5)" office:value-type="float" office:value="3.76532837926964" calcext:value-type="float">
            <text:p>3.76532837926964</text:p>
          </table:table-cell>
          <table:table-cell table:formula="of:=0.5*(([.$G$4]+[.J$4])/2)^1.5/SQRT(0.5)" office:value-type="float" office:value="6.54678975198163" calcext:value-type="float">
            <text:p>6.54678975198163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0.5*(([.$H$4]+[.C$4])/2)^1.5/SQRT(0.5)" office:value-type="float" office:value="0.983723454272006" calcext:value-type="float">
            <text:p>0.983723454272006</text:p>
          </table:table-cell>
          <table:table-cell table:formula="of:=0.5*(([.$H$4]+[.D$4])/2)^1.5/SQRT(0.5)" office:value-type="float" office:value="1.03464029246742" calcext:value-type="float">
            <text:p>1.03464029246742</text:p>
          </table:table-cell>
          <table:table-cell table:formula="of:=0.5*(([.$H$4]+[.E$4])/2)^1.5/SQRT(0.5)" office:value-type="float" office:value="1.07581747193013" calcext:value-type="float">
            <text:p>1.07581747193013</text:p>
          </table:table-cell>
          <table:table-cell table:formula="of:=0.5*(([.$H$4]+[.F$4])/2)^1.5/SQRT(0.5)" office:value-type="float" office:value="1.15665271427446" calcext:value-type="float">
            <text:p>1.15665271427446</text:p>
          </table:table-cell>
          <table:table-cell table:formula="of:=0.5*(([.$H$4]+[.G$4])/2)^1.5/SQRT(0.5)" office:value-type="float" office:value="1.77682107773785" calcext:value-type="float">
            <text:p>1.77682107773785</text:p>
          </table:table-cell>
          <table:table-cell/>
          <table:table-cell table:formula="of:=0.5*(([.$H$4]+[.I$4])/2)^1.5/SQRT(0.5)" office:value-type="float" office:value="4.8233326068146" calcext:value-type="float">
            <text:p>4.8233326068146</text:p>
          </table:table-cell>
          <table:table-cell table:formula="of:=0.5*(([.$H$4]+[.J$4])/2)^1.5/SQRT(0.5)" office:value-type="float" office:value="7.80292666476889" calcext:value-type="float">
            <text:p>7.80292666476889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0.5*(([.$I$4]+[.C$4])/2)^1.5/SQRT(0.5)" office:value-type="float" office:value="2.70716308900129" calcext:value-type="float">
            <text:p>2.70716308900129</text:p>
          </table:table-cell>
          <table:table-cell table:formula="of:=0.5*(([.$I$4]+[.D$4])/2)^1.5/SQRT(0.5)" office:value-type="float" office:value="2.77822098991903" calcext:value-type="float">
            <text:p>2.77822098991903</text:p>
          </table:table-cell>
          <table:table-cell table:formula="of:=0.5*(([.$I$4]+[.E$4])/2)^1.5/SQRT(0.5)" office:value-type="float" office:value="2.83527477098315" calcext:value-type="float">
            <text:p>2.83527477098315</text:p>
          </table:table-cell>
          <table:table-cell table:formula="of:=0.5*(([.$I$4]+[.F$4])/2)^1.5/SQRT(0.5)" office:value-type="float" office:value="2.94629045337557" calcext:value-type="float">
            <text:p>2.94629045337557</text:p>
          </table:table-cell>
          <table:table-cell table:formula="of:=0.5*(([.$I$4]+[.G$4])/2)^1.5/SQRT(0.5)" office:value-type="float" office:value="3.76532837926964" calcext:value-type="float">
            <text:p>3.76532837926964</text:p>
          </table:table-cell>
          <table:table-cell table:formula="of:=0.5*(([.$I$4]+[.H$4])/2)^1.5/SQRT(0.5)" office:value-type="float" office:value="4.8233326068146" calcext:value-type="float">
            <text:p>4.8233326068146</text:p>
          </table:table-cell>
          <table:table-cell/>
          <table:table-cell table:formula="of:=0.5*(([.$I$4]+[.J$4])/2)^1.5/SQRT(0.5)" office:value-type="float" office:value="10.8045901053341" calcext:value-type="float">
            <text:p>10.8045901053341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0.5*(([.$J$4]+[.C$4])/2)^1.5/SQRT(0.5)" office:value-type="float" office:value="5.25270248317103" calcext:value-type="float">
            <text:p>5.25270248317103</text:p>
          </table:table-cell>
          <table:table-cell table:formula="of:=0.5*(([.$J$4]+[.D$4])/2)^1.5/SQRT(0.5)" office:value-type="float" office:value="5.34119334271283" calcext:value-type="float">
            <text:p>5.34119334271283</text:p>
          </table:table-cell>
          <table:table-cell table:formula="of:=0.5*(([.$J$4]+[.E$4])/2)^1.5/SQRT(0.5)" office:value-type="float" office:value="5.41205126270227" calcext:value-type="float">
            <text:p>5.41205126270227</text:p>
          </table:table-cell>
          <table:table-cell table:formula="of:=0.5*(([.$J$4]+[.F$4])/2)^1.5/SQRT(0.5)" office:value-type="float" office:value="5.54945527447607" calcext:value-type="float">
            <text:p>5.54945527447607</text:p>
          </table:table-cell>
          <table:table-cell table:formula="of:=0.5*(([.$J$4]+[.G$4])/2)^1.5/SQRT(0.5)" office:value-type="float" office:value="6.54678975198163" calcext:value-type="float">
            <text:p>6.54678975198163</text:p>
          </table:table-cell>
          <table:table-cell table:formula="of:=0.5*(([.$J$4]+[.H$4])/2)^1.5/SQRT(0.5)" office:value-type="float" office:value="7.80292666476889" calcext:value-type="float">
            <text:p>7.80292666476889</text:p>
          </table:table-cell>
          <table:table-cell table:formula="of:=0.5*(([.$J$4]+[.I$4])/2)^1.5/SQRT(0.5)" office:value-type="float" office:value="10.8045901053341" calcext:value-type="float">
            <text:p>10.804590105334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v (no oberth/SOI boundary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Mercury</text:p>
          </table:table-cell>
          <table:table-cell/>
          <table:table-cell table:formula="of:=SQRT(2*0.0000000000667408*[.$B$2]*(1/[.D$6]-1/([.D$6]+[.$C$6])))" office:value-type="float" office:value="41125.0429283315" calcext:value-type="float">
            <text:p>41125.0429283315</text:p>
          </table:table-cell>
          <table:table-cell table:formula="of:=SQRT(2*0.0000000000667408*[.$B$2]*(1/[.E$6]-1/([.E$6]+[.$C$6])))" office:value-type="float" office:value="31468.7866568433" calcext:value-type="float">
            <text:p>31468.7866568433</text:p>
          </table:table-cell>
          <table:table-cell table:formula="of:=SQRT(2*0.0000000000667408*[.$B$2]*(1/[.F$6]-1/([.F$6]+[.$C$6])))" office:value-type="float" office:value="21721.0807611554" calcext:value-type="float">
            <text:p>21721.0807611554</text:p>
          </table:table-cell>
          <table:table-cell table:formula="of:=SQRT(2*0.0000000000667408*[.$B$2]*(1/[.G$6]-1/([.G$6]+[.$C$6])))" office:value-type="float" office:value="6871.1983898951" calcext:value-type="float">
            <text:p>6871.1983898951</text:p>
          </table:table-cell>
          <table:table-cell table:formula="of:=SQRT(2*0.0000000000667408*[.$B$2]*(1/[.H$6]-1/([.H$6]+[.$C$6])))" office:value-type="float" office:value="3791.84773370274" calcext:value-type="float">
            <text:p>3791.84773370274</text:p>
          </table:table-cell>
          <table:table-cell table:formula="of:=SQRT(2*0.0000000000667408*[.$B$2]*(1/[.I$6]-1/([.I$6]+[.$C$6])))" office:value-type="float" office:value="1912.02555947326" calcext:value-type="float">
            <text:p>1912.02555947326</text:p>
          </table:table-cell>
          <table:table-cell table:formula="of:=SQRT(2*0.0000000000667408*[.$B$2]*(1/[.J$6]-1/([.J$6]+[.$C$6])))" office:value-type="float" office:value="1224.67991812478" calcext:value-type="float">
            <text:p>1224.67991812478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SQRT(2*0.0000000000667408*[.$B$2]*(1/[.C$6]-1/([.C$6]+[.$D$6])))" office:value-type="float" office:value="77364.8814666288" calcext:value-type="float">
            <text:p>77364.8814666288</text:p>
          </table:table-cell>
          <table:table-cell/>
          <table:table-cell table:formula="of:=SQRT(2*0.0000000000667408*[.$B$2]*(1/[.E$6]-1/([.E$6]+[.$D$6])))" office:value-type="float" office:value="38668.1760459399" calcext:value-type="float">
            <text:p>38668.1760459399</text:p>
          </table:table-cell>
          <table:table-cell table:formula="of:=SQRT(2*0.0000000000667408*[.$B$2]*(1/[.F$6]-1/([.F$6]+[.$D$6])))" office:value-type="float" office:value="27442.9902058095" calcext:value-type="float">
            <text:p>27442.9902058095</text:p>
          </table:table-cell>
          <table:table-cell table:formula="of:=SQRT(2*0.0000000000667408*[.$B$2]*(1/[.G$6]-1/([.G$6]+[.$D$6])))" office:value-type="float" office:value="9149.36546529704" calcext:value-type="float">
            <text:p>9149.36546529704</text:p>
          </table:table-cell>
          <table:table-cell table:formula="of:=SQRT(2*0.0000000000667408*[.$B$2]*(1/[.H$6]-1/([.H$6]+[.$D$6])))" office:value-type="float" office:value="5114.04076723849" calcext:value-type="float">
            <text:p>5114.04076723849</text:p>
          </table:table-cell>
          <table:table-cell table:formula="of:=SQRT(2*0.0000000000667408*[.$B$2]*(1/[.I$6]-1/([.I$6]+[.$D$6])))" office:value-type="float" office:value="2599.92999369241" calcext:value-type="float">
            <text:p>2599.92999369241</text:p>
          </table:table-cell>
          <table:table-cell table:formula="of:=SQRT(2*0.0000000000667408*[.$B$2]*(1/[.J$6]-1/([.J$6]+[.$D$6])))" office:value-type="float" office:value="1670.40910215154" calcext:value-type="float">
            <text:p>1670.40910215154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SQRT(2*0.0000000000667408*[.$B$2]*(1/[.C$6]-1/([.C$6]+[.$E$6])))" office:value-type="float" office:value="81294.1080988363" calcext:value-type="float">
            <text:p>81294.1080988363</text:p>
          </table:table-cell>
          <table:table-cell table:formula="of:=SQRT(2*0.0000000000667408*[.$B$2]*(1/[.D$6]-1/([.D$6]+[.$E$6])))" office:value-type="float" office:value="53100.0902839416" calcext:value-type="float">
            <text:p>53100.0902839416</text:p>
          </table:table-cell>
          <table:table-cell/>
          <table:table-cell table:formula="of:=SQRT(2*0.0000000000667408*[.$B$2]*(1/[.F$6]-1/([.F$6]+[.$E$6])))" office:value-type="float" office:value="30377.9844157033" calcext:value-type="float">
            <text:p>30377.9844157033</text:p>
          </table:table-cell>
          <table:table-cell table:formula="of:=SQRT(2*0.0000000000667408*[.$B$2]*(1/[.G$6]-1/([.G$6]+[.$E$6])))" office:value-type="float" office:value="10484.1666242888" calcext:value-type="float">
            <text:p>10484.1666242888</text:p>
          </table:table-cell>
          <table:table-cell table:formula="of:=SQRT(2*0.0000000000667408*[.$B$2]*(1/[.H$6]-1/([.H$6]+[.$E$6])))" office:value-type="float" office:value="5915.41525003137" calcext:value-type="float">
            <text:p>5915.41525003137</text:p>
          </table:table-cell>
          <table:table-cell table:formula="of:=SQRT(2*0.0000000000667408*[.$B$2]*(1/[.I$6]-1/([.I$6]+[.$E$6])))" office:value-type="float" office:value="3026.14443023103" calcext:value-type="float">
            <text:p>3026.14443023103</text:p>
          </table:table-cell>
          <table:table-cell table:formula="of:=SQRT(2*0.0000000000667408*[.$B$2]*(1/[.J$6]-1/([.J$6]+[.$E$6])))" office:value-type="float" office:value="1948.88299634415" calcext:value-type="float">
            <text:p>1948.88299634415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SQRT(2*0.0000000000667408*[.$B$2]*(1/[.C$6]-1/([.C$6]+[.$F$6])))" office:value-type="float" office:value="85497.6989825617" calcext:value-type="float">
            <text:p>85497.6989825617</text:p>
          </table:table-cell>
          <table:table-cell table:formula="of:=SQRT(2*0.0000000000667408*[.$B$2]*(1/[.D$6]-1/([.D$6]+[.$F$6])))" office:value-type="float" office:value="57420.4942927858" calcext:value-type="float">
            <text:p>57420.4942927858</text:p>
          </table:table-cell>
          <table:table-cell table:formula="of:=SQRT(2*0.0000000000667408*[.$B$2]*(1/[.E$6]-1/([.E$6]+[.$F$6])))" office:value-type="float" office:value="46286.3440024102" calcext:value-type="float">
            <text:p>46286.3440024102</text:p>
          </table:table-cell>
          <table:table-cell/>
          <table:table-cell table:formula="of:=SQRT(2*0.0000000000667408*[.$B$2]*(1/[.G$6]-1/([.G$6]+[.$F$6])))" office:value-type="float" office:value="12427.4935163042" calcext:value-type="float">
            <text:p>12427.4935163042</text:p>
          </table:table-cell>
          <table:table-cell table:formula="of:=SQRT(2*0.0000000000667408*[.$B$2]*(1/[.H$6]-1/([.H$6]+[.$F$6])))" office:value-type="float" office:value="7127.61230827619" calcext:value-type="float">
            <text:p>7127.61230827619</text:p>
          </table:table-cell>
          <table:table-cell table:formula="of:=SQRT(2*0.0000000000667408*[.$B$2]*(1/[.I$6]-1/([.I$6]+[.$F$6])))" office:value-type="float" office:value="3687.87743299385" calcext:value-type="float">
            <text:p>3687.87743299385</text:p>
          </table:table-cell>
          <table:table-cell table:formula="of:=SQRT(2*0.0000000000667408*[.$B$2]*(1/[.J$6]-1/([.J$6]+[.$F$6])))" office:value-type="float" office:value="2385.63085782403" calcext:value-type="float">
            <text:p>2385.63085782403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SQRT(2*0.0000000000667408*[.$B$2]*(1/[.C$6]-1/([.C$6]+[.$G$6])))" office:value-type="float" office:value="92370.2581293008" calcext:value-type="float">
            <text:p>92370.2581293008</text:p>
          </table:table-cell>
          <table:table-cell table:formula="of:=SQRT(2*0.0000000000667408*[.$B$2]*(1/[.D$6]-1/([.D$6]+[.$G$6])))" office:value-type="float" office:value="65381.238742391" calcext:value-type="float">
            <text:p>65381.238742391</text:p>
          </table:table-cell>
          <table:table-cell table:formula="of:=SQRT(2*0.0000000000667408*[.$B$2]*(1/[.E$6]-1/([.E$6]+[.$G$6])))" office:value-type="float" office:value="54557.5062794742" calcext:value-type="float">
            <text:p>54557.5062794742</text:p>
          </table:table-cell>
          <table:table-cell table:formula="of:=SQRT(2*0.0000000000667408*[.$B$2]*(1/[.F$6]-1/([.F$6]+[.$G$6])))" office:value-type="float" office:value="42443.4050563577" calcext:value-type="float">
            <text:p>42443.4050563577</text:p>
          </table:table-cell>
          <table:table-cell/>
          <table:table-cell table:formula="of:=SQRT(2*0.0000000000667408*[.$B$2]*(1/[.H$6]-1/([.H$6]+[.$G$6])))" office:value-type="float" office:value="11415.9090537901" calcext:value-type="float">
            <text:p>11415.9090537901</text:p>
          </table:table-cell>
          <table:table-cell table:formula="of:=SQRT(2*0.0000000000667408*[.$B$2]*(1/[.I$6]-1/([.I$6]+[.$G$6])))" office:value-type="float" office:value="6280.30471192442" calcext:value-type="float">
            <text:p>6280.30471192442</text:p>
          </table:table-cell>
          <table:table-cell table:formula="of:=SQRT(2*0.0000000000667408*[.$B$2]*(1/[.J$6]-1/([.J$6]+[.$G$6])))" office:value-type="float" office:value="4172.44448864739" calcext:value-type="float">
            <text:p>4172.44448864739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SQRT(2*0.0000000000667408*[.$B$2]*(1/[.C$6]-1/([.C$6]+[.$H$6])))" office:value-type="float" office:value="93867.0829944352" calcext:value-type="float">
            <text:p>93867.0829944352</text:p>
          </table:table-cell>
          <table:table-cell table:formula="of:=SQRT(2*0.0000000000667408*[.$B$2]*(1/[.D$6]-1/([.D$6]+[.$H$6])))" office:value-type="float" office:value="67295.9794128086" calcext:value-type="float">
            <text:p>67295.9794128086</text:p>
          </table:table-cell>
          <table:table-cell table:formula="of:=SQRT(2*0.0000000000667408*[.$B$2]*(1/[.E$6]-1/([.E$6]+[.$H$6])))" office:value-type="float" office:value="56685.0581749506" calcext:value-type="float">
            <text:p>56685.0581749506</text:p>
          </table:table-cell>
          <table:table-cell table:formula="of:=SQRT(2*0.0000000000667408*[.$B$2]*(1/[.F$6]-1/([.F$6]+[.$H$6])))" office:value-type="float" office:value="44826.3631804497" calcext:value-type="float">
            <text:p>44826.3631804497</text:p>
          </table:table-cell>
          <table:table-cell table:formula="of:=SQRT(2*0.0000000000667408*[.$B$2]*(1/[.G$6]-1/([.G$6]+[.$H$6])))" office:value-type="float" office:value="21021.9628154135" calcext:value-type="float">
            <text:p>21021.9628154135</text:p>
          </table:table-cell>
          <table:table-cell/>
          <table:table-cell table:formula="of:=SQRT(2*0.0000000000667408*[.$B$2]*(1/[.I$6]-1/([.I$6]+[.$H$6])))" office:value-type="float" office:value="7847.18659205722" calcext:value-type="float">
            <text:p>7847.18659205722</text:p>
          </table:table-cell>
          <table:table-cell table:formula="of:=SQRT(2*0.0000000000667408*[.$B$2]*(1/[.J$6]-1/([.J$6]+[.$H$6])))" office:value-type="float" office:value="5340.25799175844" calcext:value-type="float">
            <text:p>5340.25799175844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SQRT(2*0.0000000000667408*[.$B$2]*(1/[.C$6]-1/([.C$6]+[.$I$6])))" office:value-type="float" office:value="94792.9972216255" calcext:value-type="float">
            <text:p>94792.9972216255</text:p>
          </table:table-cell>
          <table:table-cell table:formula="of:=SQRT(2*0.0000000000667408*[.$B$2]*(1/[.D$6]-1/([.D$6]+[.$I$6])))" office:value-type="float" office:value="68518.3215498066" calcext:value-type="float">
            <text:p>68518.3215498066</text:p>
          </table:table-cell>
          <table:table-cell table:formula="of:=SQRT(2*0.0000000000667408*[.$B$2]*(1/[.E$6]-1/([.E$6]+[.$I$6])))" office:value-type="float" office:value="58075.5245581155" calcext:value-type="float">
            <text:p>58075.5245581155</text:p>
          </table:table-cell>
          <table:table-cell table:formula="of:=SQRT(2*0.0000000000667408*[.$B$2]*(1/[.F$6]-1/([.F$6]+[.$I$6])))" office:value-type="float" office:value="46450.0348611246" calcext:value-type="float">
            <text:p>46450.0348611246</text:p>
          </table:table-cell>
          <table:table-cell table:formula="of:=SQRT(2*0.0000000000667408*[.$B$2]*(1/[.G$6]-1/([.G$6]+[.$I$6])))" office:value-type="float" office:value="23161.3360632166" calcext:value-type="float">
            <text:p>23161.3360632166</text:p>
          </table:table-cell>
          <table:table-cell table:formula="of:=SQRT(2*0.0000000000667408*[.$B$2]*(1/[.H$6]-1/([.H$6]+[.$I$6])))" office:value-type="float" office:value="15715.7137057463" calcext:value-type="float">
            <text:p>15715.7137057463</text:p>
          </table:table-cell>
          <table:table-cell/>
          <table:table-cell table:formula="of:=SQRT(2*0.0000000000667408*[.$B$2]*(1/[.J$6]-1/([.J$6]+[.$I$6])))" office:value-type="float" office:value="6780.40100736222" calcext:value-type="float">
            <text:p>6780.40100736222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SQRT(2*0.0000000000667408*[.$B$2]*(1/[.C$6]-1/([.C$6]+[.$J$6])))" office:value-type="float" office:value="95133.8553493225" calcext:value-type="float">
            <text:p>95133.8553493225</text:p>
          </table:table-cell>
          <table:table-cell table:formula="of:=SQRT(2*0.0000000000667408*[.$B$2]*(1/[.D$6]-1/([.D$6]+[.$J$6])))" office:value-type="float" office:value="68975.9750261212" calcext:value-type="float">
            <text:p>68975.9750261212</text:p>
          </table:table-cell>
          <table:table-cell table:formula="of:=SQRT(2*0.0000000000667408*[.$B$2]*(1/[.E$6]-1/([.E$6]+[.$J$6])))" office:value-type="float" office:value="58602.9117000686" calcext:value-type="float">
            <text:p>58602.9117000686</text:p>
          </table:table-cell>
          <table:table-cell table:formula="of:=SQRT(2*0.0000000000667408*[.$B$2]*(1/[.F$6]-1/([.F$6]+[.$J$6])))" office:value-type="float" office:value="47080.6822957533" calcext:value-type="float">
            <text:p>47080.6822957533</text:p>
          </table:table-cell>
          <table:table-cell table:formula="of:=SQRT(2*0.0000000000667408*[.$B$2]*(1/[.G$6]-1/([.G$6]+[.$J$6])))" office:value-type="float" office:value="24110.3435515636" calcext:value-type="float">
            <text:p>24110.3435515636</text:p>
          </table:table-cell>
          <table:table-cell table:formula="of:=SQRT(2*0.0000000000667408*[.$B$2]*(1/[.H$6]-1/([.H$6]+[.$J$6])))" office:value-type="float" office:value="16757.618789491" calcext:value-type="float">
            <text:p>16757.618789491</text:p>
          </table:table-cell>
          <table:table-cell table:formula="of:=SQRT(2*0.0000000000667408*[.$B$2]*(1/[.I$6]-1/([.I$6]+[.$J$6])))" office:value-type="float" office:value="10623.9328887932" calcext:value-type="float">
            <text:p>10623.932888793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v (200 km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Mercury</text:p>
          </table:table-cell>
          <table:table-cell/>
          <table:table-cell table:formula="of:=SQRT(([.D35]-[.D$8])^2+2*[.D$2]*0.0000000000667408*(1/([.D$3]+200000)-1/([.D$9])))" office:value-type="float" office:value="12983.5493277699" calcext:value-type="float">
            <text:p>12983.5493277699</text:p>
          </table:table-cell>
          <table:table-cell table:formula="of:=SQRT(([.E35]-[.E$8])^2+2*[.E$2]*0.0000000000667408*(1/([.E$3]+200000)-1/([.E$9])))" office:value-type="float" office:value="15237.8697903529" calcext:value-type="float">
            <text:p>15237.8697903529</text:p>
          </table:table-cell>
          <table:table-cell table:formula="of:=SQRT(([.F35]-[.F$8])^2+2*[.F$2]*0.0000000000667408*(1/([.F$3]+200000)-1/([.F$9])))" office:value-type="float" office:value="13313.451666373" calcext:value-type="float">
            <text:p>13313.451666373</text:p>
          </table:table-cell>
          <table:table-cell table:formula="of:=SQRT(([.G35]-[.G$8])^2+2*[.G$2]*0.0000000000667408*(1/([.G$3]+200000)-1/([.G$9])))" office:value-type="float" office:value="61093.3136993469" calcext:value-type="float">
            <text:p>61093.3136993469</text:p>
          </table:table-cell>
          <table:table-cell table:formula="of:=SQRT(([.H35]-[.H$8])^2+2*[.H$2]*0.0000000000667408*(1/([.H$3]+200000)-1/([.H$9])))" office:value-type="float" office:value="37288.8070777975" calcext:value-type="float">
            <text:p>37288.8070777975</text:p>
          </table:table-cell>
          <table:table-cell table:formula="of:=SQRT(([.I35]-[.I$8])^2+2*[.I$2]*0.0000000000667408*(1/([.I$3]+200000)-1/([.I$9])))" office:value-type="float" office:value="22626.7704335497" calcext:value-type="float">
            <text:p>22626.7704335497</text:p>
          </table:table-cell>
          <table:table-cell table:formula="of:=SQRT(([.J35]-[.J$8])^2+2*[.J$2]*0.0000000000667408*(1/([.J$3]+200000)-1/([.J$9])))" office:value-type="float" office:value="23886.1328334746" calcext:value-type="float">
            <text:p>23886.1328334746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SQRT(([.C36]-[.C$8])^2+2*[.C$2]*0.0000000000667408*(1/([.C$3]+200000)-1/([.C$9])))" office:value-type="float" office:value="10434.9050772291" calcext:value-type="float">
            <text:p>10434.9050772291</text:p>
          </table:table-cell>
          <table:table-cell/>
          <table:table-cell table:formula="of:=SQRT(([.E36]-[.E$8])^2+2*[.E$2]*0.0000000000667408*(1/([.E$3]+200000)-1/([.E$9])))" office:value-type="float" office:value="11429.4287843479" calcext:value-type="float">
            <text:p>11429.4287843479</text:p>
          </table:table-cell>
          <table:table-cell table:formula="of:=SQRT(([.F36]-[.F$8])^2+2*[.F$2]*0.0000000000667408*(1/([.F$3]+200000)-1/([.F$9])))" office:value-type="float" office:value="8249.26601228446" calcext:value-type="float">
            <text:p>8249.26601228446</text:p>
          </table:table-cell>
          <table:table-cell table:formula="of:=SQRT(([.G36]-[.G$8])^2+2*[.G$2]*0.0000000000667408*(1/([.G$3]+200000)-1/([.G$9])))" office:value-type="float" office:value="60702.2082017022" calcext:value-type="float">
            <text:p>60702.2082017022</text:p>
          </table:table-cell>
          <table:table-cell table:formula="of:=SQRT(([.H36]-[.H$8])^2+2*[.H$2]*0.0000000000667408*(1/([.H$3]+200000)-1/([.H$9])))" office:value-type="float" office:value="36962.7913002645" calcext:value-type="float">
            <text:p>36962.7913002645</text:p>
          </table:table-cell>
          <table:table-cell table:formula="of:=SQRT(([.I36]-[.I$8])^2+2*[.I$2]*0.0000000000667408*(1/([.I$3]+200000)-1/([.I$9])))" office:value-type="float" office:value="22401.9177008791" calcext:value-type="float">
            <text:p>22401.9177008791</text:p>
          </table:table-cell>
          <table:table-cell table:formula="of:=SQRT(([.J36]-[.J$8])^2+2*[.J$2]*0.0000000000667408*(1/([.J$3]+200000)-1/([.J$9])))" office:value-type="float" office:value="23769.520464359" calcext:value-type="float">
            <text:p>23769.520464359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SQRT(([.C37]-[.C$8])^2+2*[.C$2]*0.0000000000667408*(1/([.C$3]+200000)-1/([.C$9])))" office:value-type="float" office:value="14151.5401371561" calcext:value-type="float">
            <text:p>14151.5401371561</text:p>
          </table:table-cell>
          <table:table-cell table:formula="of:=SQRT(([.D37]-[.D$8])^2+2*[.D$2]*0.0000000000667408*(1/([.D$3]+200000)-1/([.D$9])))" office:value-type="float" office:value="10711.4946562913" calcext:value-type="float">
            <text:p>10711.4946562913</text:p>
          </table:table-cell>
          <table:table-cell/>
          <table:table-cell table:formula="of:=SQRT(([.F37]-[.F$8])^2+2*[.F$2]*0.0000000000667408*(1/([.F$3]+200000)-1/([.F$9])))" office:value-type="float" office:value="6119.36031167665" calcext:value-type="float">
            <text:p>6119.36031167665</text:p>
          </table:table-cell>
          <table:table-cell table:formula="of:=SQRT(([.G37]-[.G$8])^2+2*[.G$2]*0.0000000000667408*(1/([.G$3]+200000)-1/([.G$9])))" office:value-type="float" office:value="60511.7418814247" calcext:value-type="float">
            <text:p>60511.7418814247</text:p>
          </table:table-cell>
          <table:table-cell table:formula="of:=SQRT(([.H37]-[.H$8])^2+2*[.H$2]*0.0000000000667408*(1/([.H$3]+200000)-1/([.H$9])))" office:value-type="float" office:value="36786.9250827369" calcext:value-type="float">
            <text:p>36786.9250827369</text:p>
          </table:table-cell>
          <table:table-cell table:formula="of:=SQRT(([.I37]-[.I$8])^2+2*[.I$2]*0.0000000000667408*(1/([.I$3]+200000)-1/([.I$9])))" office:value-type="float" office:value="22272.125934882" calcext:value-type="float">
            <text:p>22272.125934882</text:p>
          </table:table-cell>
          <table:table-cell table:formula="of:=SQRT(([.J37]-[.J$8])^2+2*[.J$2]*0.0000000000667408*(1/([.J$3]+200000)-1/([.J$9])))" office:value-type="float" office:value="23700.6293743043" calcext:value-type="float">
            <text:p>23700.6293743043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SQRT(([.C38]-[.C$8])^2+2*[.C$2]*0.0000000000667408*(1/([.C$3]+200000)-1/([.C$9])))" office:value-type="float" office:value="18226.7012234583" calcext:value-type="float">
            <text:p>18226.7012234583</text:p>
          </table:table-cell>
          <table:table-cell table:formula="of:=SQRT(([.D38]-[.D$8])^2+2*[.D$2]*0.0000000000667408*(1/([.D$3]+200000)-1/([.D$9])))" office:value-type="float" office:value="12873.0623128073" calcext:value-type="float">
            <text:p>12873.0623128073</text:p>
          </table:table-cell>
          <table:table-cell table:formula="of:=SQRT(([.E38]-[.E$8])^2+2*[.E$2]*0.0000000000667408*(1/([.E$3]+200000)-1/([.E$9])))" office:value-type="float" office:value="11663.8756704501" calcext:value-type="float">
            <text:p>11663.8756704501</text:p>
          </table:table-cell>
          <table:table-cell/>
          <table:table-cell table:formula="of:=SQRT(([.G38]-[.G$8])^2+2*[.G$2]*0.0000000000667408*(1/([.G$3]+200000)-1/([.G$9])))" office:value-type="float" office:value="60286.2250994465" calcext:value-type="float">
            <text:p>60286.2250994465</text:p>
          </table:table-cell>
          <table:table-cell table:formula="of:=SQRT(([.H38]-[.H$8])^2+2*[.H$2]*0.0000000000667408*(1/([.H$3]+200000)-1/([.H$9])))" office:value-type="float" office:value="36552.6953687" calcext:value-type="float">
            <text:p>36552.6953687</text:p>
          </table:table-cell>
          <table:table-cell table:formula="of:=SQRT(([.I38]-[.I$8])^2+2*[.I$2]*0.0000000000667408*(1/([.I$3]+200000)-1/([.I$9])))" office:value-type="float" office:value="22085.405826628" calcext:value-type="float">
            <text:p>22085.405826628</text:p>
          </table:table-cell>
          <table:table-cell table:formula="of:=SQRT(([.J38]-[.J$8])^2+2*[.J$2]*0.0000000000667408*(1/([.J$3]+200000)-1/([.J$9])))" office:value-type="float" office:value="23598.7973566289" calcext:value-type="float">
            <text:p>23598.7973566289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SQRT(([.C39]-[.C$8])^2+2*[.C$2]*0.0000000000667408*(1/([.C$3]+200000)-1/([.C$9])))" office:value-type="float" office:value="24981.1318788586" calcext:value-type="float">
            <text:p>24981.1318788586</text:p>
          </table:table-cell>
          <table:table-cell table:formula="of:=SQRT(([.D39]-[.D$8])^2+2*[.D$2]*0.0000000000667408*(1/([.D$3]+200000)-1/([.D$9])))" office:value-type="float" office:value="18905.4880921744" calcext:value-type="float">
            <text:p>18905.4880921744</text:p>
          </table:table-cell>
          <table:table-cell table:formula="of:=SQRT(([.E39]-[.E$8])^2+2*[.E$2]*0.0000000000667408*(1/([.E$3]+200000)-1/([.E$9])))" office:value-type="float" office:value="16533.2227388591" calcext:value-type="float">
            <text:p>16533.2227388591</text:p>
          </table:table-cell>
          <table:table-cell table:formula="of:=SQRT(([.F39]-[.F$8])^2+2*[.F$2]*0.0000000000667408*(1/([.F$3]+200000)-1/([.F$9])))" office:value-type="float" office:value="9624.14340304487" calcext:value-type="float">
            <text:p>9624.14340304487</text:p>
          </table:table-cell>
          <table:table-cell/>
          <table:table-cell table:formula="of:=SQRT(([.H39]-[.H$8])^2+2*[.H$2]*0.0000000000667408*(1/([.H$3]+200000)-1/([.H$9])))" office:value-type="float" office:value="36040.4892664421" calcext:value-type="float">
            <text:p>36040.4892664421</text:p>
          </table:table-cell>
          <table:table-cell table:formula="of:=SQRT(([.I39]-[.I$8])^2+2*[.I$2]*0.0000000000667408*(1/([.I$3]+200000)-1/([.I$9])))" office:value-type="float" office:value="21534.9425119929" calcext:value-type="float">
            <text:p>21534.9425119929</text:p>
          </table:table-cell>
          <table:table-cell table:formula="of:=SQRT(([.J39]-[.J$8])^2+2*[.J$2]*0.0000000000667408*(1/([.J$3]+200000)-1/([.J$9])))" office:value-type="float" office:value="23263.0774092401" calcext:value-type="float">
            <text:p>23263.0774092401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SQRT(([.C40]-[.C$8])^2+2*[.C$2]*0.0000000000667408*(1/([.C$3]+200000)-1/([.C$9])))" office:value-type="float" office:value="26460.2977490629" calcext:value-type="float">
            <text:p>26460.2977490629</text:p>
          </table:table-cell>
          <table:table-cell table:formula="of:=SQRT(([.D40]-[.D$8])^2+2*[.D$2]*0.0000000000667408*(1/([.D$3]+200000)-1/([.D$9])))" office:value-type="float" office:value="20553.2264352861" calcext:value-type="float">
            <text:p>20553.2264352861</text:p>
          </table:table-cell>
          <table:table-cell table:formula="of:=SQRT(([.E40]-[.E$8])^2+2*[.E$2]*0.0000000000667408*(1/([.E$3]+200000)-1/([.E$9])))" office:value-type="float" office:value="18187.596377895" calcext:value-type="float">
            <text:p>18187.596377895</text:p>
          </table:table-cell>
          <table:table-cell table:formula="of:=SQRT(([.F40]-[.F$8])^2+2*[.F$2]*0.0000000000667408*(1/([.F$3]+200000)-1/([.F$9])))" office:value-type="float" office:value="11745.2866598415" calcext:value-type="float">
            <text:p>11745.2866598415</text:p>
          </table:table-cell>
          <table:table-cell table:formula="of:=SQRT(([.G40]-[.G$8])^2+2*[.G$2]*0.0000000000667408*(1/([.G$3]+200000)-1/([.G$9])))" office:value-type="float" office:value="60037.6266023398" calcext:value-type="float">
            <text:p>60037.6266023398</text:p>
          </table:table-cell>
          <table:table-cell/>
          <table:table-cell table:formula="of:=SQRT(([.I40]-[.I$8])^2+2*[.I$2]*0.0000000000667408*(1/([.I$3]+200000)-1/([.I$9])))" office:value-type="float" office:value="21348.4947861136" calcext:value-type="float">
            <text:p>21348.4947861136</text:p>
          </table:table-cell>
          <table:table-cell table:formula="of:=SQRT(([.J40]-[.J$8])^2+2*[.J$2]*0.0000000000667408*(1/([.J$3]+200000)-1/([.J$9])))" office:value-type="float" office:value="23115.7717970545" calcext:value-type="float">
            <text:p>23115.7717970545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SQRT(([.C41]-[.C$8])^2+2*[.C$2]*0.0000000000667408*(1/([.C$3]+200000)-1/([.C$9])))" office:value-type="float" office:value="27376.2494065965" calcext:value-type="float">
            <text:p>27376.2494065965</text:p>
          </table:table-cell>
          <table:table-cell table:formula="of:=SQRT(([.D41]-[.D$8])^2+2*[.D$2]*0.0000000000667408*(1/([.D$3]+200000)-1/([.D$9])))" office:value-type="float" office:value="21628.1299144206" calcext:value-type="float">
            <text:p>21628.1299144206</text:p>
          </table:table-cell>
          <table:table-cell table:formula="of:=SQRT(([.E41]-[.E$8])^2+2*[.E$2]*0.0000000000667408*(1/([.E$3]+200000)-1/([.E$9])))" office:value-type="float" office:value="19318.933207779" calcext:value-type="float">
            <text:p>19318.933207779</text:p>
          </table:table-cell>
          <table:table-cell table:formula="of:=SQRT(([.F41]-[.F$8])^2+2*[.F$2]*0.0000000000667408*(1/([.F$3]+200000)-1/([.F$9])))" office:value-type="float" office:value="13241.6768829407" calcext:value-type="float">
            <text:p>13241.6768829407</text:p>
          </table:table-cell>
          <table:table-cell table:formula="of:=SQRT(([.G41]-[.G$8])^2+2*[.G$2]*0.0000000000667408*(1/([.G$3]+200000)-1/([.G$9])))" office:value-type="float" office:value="60166.7216548471" calcext:value-type="float">
            <text:p>60166.7216548471</text:p>
          </table:table-cell>
          <table:table-cell table:formula="of:=SQRT(([.H41]-[.H$8])^2+2*[.H$2]*0.0000000000667408*(1/([.H$3]+200000)-1/([.H$9])))" office:value-type="float" office:value="36035.5598094278" calcext:value-type="float">
            <text:p>36035.5598094278</text:p>
          </table:table-cell>
          <table:table-cell/>
          <table:table-cell table:formula="of:=SQRT(([.J41]-[.J$8])^2+2*[.J$2]*0.0000000000667408*(1/([.J$3]+200000)-1/([.J$9])))" office:value-type="float" office:value="23014.5542513514" calcext:value-type="float">
            <text:p>23014.5542513514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SQRT(([.C42]-[.C$8])^2+2*[.C$2]*0.0000000000667408*(1/([.C$3]+200000)-1/([.C$9])))" office:value-type="float" office:value="27713.6067387333" calcext:value-type="float">
            <text:p>27713.6067387333</text:p>
          </table:table-cell>
          <table:table-cell table:formula="of:=SQRT(([.D42]-[.D$8])^2+2*[.D$2]*0.0000000000667408*(1/([.D$3]+200000)-1/([.D$9])))" office:value-type="float" office:value="22034.5366567193" calcext:value-type="float">
            <text:p>22034.5366567193</text:p>
          </table:table-cell>
          <table:table-cell table:formula="of:=SQRT(([.E42]-[.E$8])^2+2*[.E$2]*0.0000000000667408*(1/([.E$3]+200000)-1/([.E$9])))" office:value-type="float" office:value="19756.6893579189" calcext:value-type="float">
            <text:p>19756.6893579189</text:p>
          </table:table-cell>
          <table:table-cell table:formula="of:=SQRT(([.F42]-[.F$8])^2+2*[.F$2]*0.0000000000667408*(1/([.F$3]+200000)-1/([.F$9])))" office:value-type="float" office:value="13830.6314772086" calcext:value-type="float">
            <text:p>13830.6314772086</text:p>
          </table:table-cell>
          <table:table-cell table:formula="of:=SQRT(([.G42]-[.G$8])^2+2*[.G$2]*0.0000000000667408*(1/([.G$3]+200000)-1/([.G$9])))" office:value-type="float" office:value="60248.2269217952" calcext:value-type="float">
            <text:p>60248.2269217952</text:p>
          </table:table-cell>
          <table:table-cell table:formula="of:=SQRT(([.H42]-[.H$8])^2+2*[.H$2]*0.0000000000667408*(1/([.H$3]+200000)-1/([.H$9])))" office:value-type="float" office:value="36111.5083038908" calcext:value-type="float">
            <text:p>36111.5083038908</text:p>
          </table:table-cell>
          <table:table-cell table:formula="of:=SQRT(([.I42]-[.I$8])^2+2*[.I$2]*0.0000000000667408*(1/([.I$3]+200000)-1/([.I$9])))" office:value-type="float" office:value="21299.0643207102" calcext:value-type="float">
            <text:p>21299.064320710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Δv (from 200 km orbit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/>
          <table:table-cell table:formula="of:=[.D45]-[.D$10]" office:value-type="float" office:value="5775.02869158466" calcext:value-type="float">
            <text:p>5775.02869158466</text:p>
          </table:table-cell>
          <table:table-cell table:formula="of:=[.E45]-[.E$10]" office:value-type="float" office:value="7449.51049167697" calcext:value-type="float">
            <text:p>7449.51049167697</text:p>
          </table:table-cell>
          <table:table-cell table:formula="of:=[.F45]-[.F$10]" office:value-type="float" office:value="9859.24650504286" calcext:value-type="float">
            <text:p>9859.24650504286</text:p>
          </table:table-cell>
          <table:table-cell table:formula="of:=[.G45]-[.G$10]" office:value-type="float" office:value="18585.0263374156" calcext:value-type="float">
            <text:p>18585.0263374156</text:p>
          </table:table-cell>
          <table:table-cell table:formula="of:=[.H45]-[.H$10]" office:value-type="float" office:value="11810.2728379741" calcext:value-type="float">
            <text:p>11810.2728379741</text:p>
          </table:table-cell>
          <table:table-cell table:formula="of:=[.I45]-[.I$10]" office:value-type="float" office:value="7571.68699178874" calcext:value-type="float">
            <text:p>7571.68699178874</text:p>
          </table:table-cell>
          <table:table-cell table:formula="of:=[.J45]-[.J$10]" office:value-type="float" office:value="7617.51175144144" calcext:value-type="float">
            <text:p>7617.51175144144</text:p>
          </table:table-cell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[.C46]-[.C$10]" office:value-type="float" office:value="7545.90363846524" calcext:value-type="float">
            <text:p>7545.90363846524</text:p>
          </table:table-cell>
          <table:table-cell/>
          <table:table-cell table:formula="of:=[.E46]-[.E$10]" office:value-type="float" office:value="3641.06948567198" calcext:value-type="float">
            <text:p>3641.06948567198</text:p>
          </table:table-cell>
          <table:table-cell table:formula="of:=[.F46]-[.F$10]" office:value-type="float" office:value="4795.06085095437" calcext:value-type="float">
            <text:p>4795.06085095437</text:p>
          </table:table-cell>
          <table:table-cell table:formula="of:=[.G46]-[.G$10]" office:value-type="float" office:value="18193.920839771" calcext:value-type="float">
            <text:p>18193.920839771</text:p>
          </table:table-cell>
          <table:table-cell table:formula="of:=[.H46]-[.H$10]" office:value-type="float" office:value="11484.257060441" calcext:value-type="float">
            <text:p>11484.257060441</text:p>
          </table:table-cell>
          <table:table-cell table:formula="of:=[.I46]-[.I$10]" office:value-type="float" office:value="7346.83425911812" calcext:value-type="float">
            <text:p>7346.83425911812</text:p>
          </table:table-cell>
          <table:table-cell table:formula="of:=[.J46]-[.J$10]" office:value-type="float" office:value="7500.8993823258" calcext:value-type="float">
            <text:p>7500.8993823258</text:p>
          </table:table-cell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[.C47]-[.C$10]" office:value-type="float" office:value="11262.5386983923" calcext:value-type="float">
            <text:p>11262.5386983923</text:p>
          </table:table-cell>
          <table:table-cell table:formula="of:=[.D47]-[.D$10]" office:value-type="float" office:value="3502.97402010609" calcext:value-type="float">
            <text:p>3502.97402010609</text:p>
          </table:table-cell>
          <table:table-cell/>
          <table:table-cell table:formula="of:=[.F47]-[.F$10]" office:value-type="float" office:value="2665.15515034656" calcext:value-type="float">
            <text:p>2665.15515034656</text:p>
          </table:table-cell>
          <table:table-cell table:formula="of:=[.G47]-[.G$10]" office:value-type="float" office:value="18003.4545194935" calcext:value-type="float">
            <text:p>18003.4545194935</text:p>
          </table:table-cell>
          <table:table-cell table:formula="of:=[.H47]-[.H$10]" office:value-type="float" office:value="11308.3908429134" calcext:value-type="float">
            <text:p>11308.3908429134</text:p>
          </table:table-cell>
          <table:table-cell table:formula="of:=[.I47]-[.I$10]" office:value-type="float" office:value="7217.04249312103" calcext:value-type="float">
            <text:p>7217.04249312103</text:p>
          </table:table-cell>
          <table:table-cell table:formula="of:=[.J47]-[.J$10]" office:value-type="float" office:value="7432.00829227116" calcext:value-type="float">
            <text:p>7432.00829227116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48]-[.C$10]" office:value-type="float" office:value="15337.6997846944" calcext:value-type="float">
            <text:p>15337.6997846944</text:p>
          </table:table-cell>
          <table:table-cell table:formula="of:=[.D48]-[.D$10]" office:value-type="float" office:value="5664.5416766221" calcext:value-type="float">
            <text:p>5664.5416766221</text:p>
          </table:table-cell>
          <table:table-cell table:formula="of:=[.E48]-[.E$10]" office:value-type="float" office:value="3875.51637177421" calcext:value-type="float">
            <text:p>3875.51637177421</text:p>
          </table:table-cell>
          <table:table-cell/>
          <table:table-cell table:formula="of:=[.G48]-[.G$10]" office:value-type="float" office:value="17777.9377375152" calcext:value-type="float">
            <text:p>17777.9377375152</text:p>
          </table:table-cell>
          <table:table-cell table:formula="of:=[.H48]-[.H$10]" office:value-type="float" office:value="11074.1611288765" calcext:value-type="float">
            <text:p>11074.1611288765</text:p>
          </table:table-cell>
          <table:table-cell table:formula="of:=[.I48]-[.I$10]" office:value-type="float" office:value="7030.32238486705" calcext:value-type="float">
            <text:p>7030.32238486705</text:p>
          </table:table-cell>
          <table:table-cell table:formula="of:=[.J48]-[.J$10]" office:value-type="float" office:value="7330.17627459571" calcext:value-type="float">
            <text:p>7330.17627459571</text:p>
          </table:table-cell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[.C49]-[.C$10]" office:value-type="float" office:value="22092.1304400948" calcext:value-type="float">
            <text:p>22092.1304400948</text:p>
          </table:table-cell>
          <table:table-cell table:formula="of:=[.D49]-[.D$10]" office:value-type="float" office:value="11696.9674559891" calcext:value-type="float">
            <text:p>11696.9674559891</text:p>
          </table:table-cell>
          <table:table-cell table:formula="of:=[.E49]-[.E$10]" office:value-type="float" office:value="8744.86344018318" calcext:value-type="float">
            <text:p>8744.86344018318</text:p>
          </table:table-cell>
          <table:table-cell table:formula="of:=[.F49]-[.F$10]" office:value-type="float" office:value="6169.93824171478" calcext:value-type="float">
            <text:p>6169.93824171478</text:p>
          </table:table-cell>
          <table:table-cell/>
          <table:table-cell table:formula="of:=[.H49]-[.H$10]" office:value-type="float" office:value="10561.9550266187" calcext:value-type="float">
            <text:p>10561.9550266187</text:p>
          </table:table-cell>
          <table:table-cell table:formula="of:=[.I49]-[.I$10]" office:value-type="float" office:value="6479.85907023191" calcext:value-type="float">
            <text:p>6479.85907023191</text:p>
          </table:table-cell>
          <table:table-cell table:formula="of:=[.J49]-[.J$10]" office:value-type="float" office:value="6994.45632720693" calcext:value-type="float">
            <text:p>6994.45632720693</text:p>
          </table:table-cell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[.C50]-[.C$10]" office:value-type="float" office:value="23571.296310299" calcext:value-type="float">
            <text:p>23571.296310299</text:p>
          </table:table-cell>
          <table:table-cell table:formula="of:=[.D50]-[.D$10]" office:value-type="float" office:value="13344.7057991009" calcext:value-type="float">
            <text:p>13344.7057991009</text:p>
          </table:table-cell>
          <table:table-cell table:formula="of:=[.E50]-[.E$10]" office:value-type="float" office:value="10399.2370792191" calcext:value-type="float">
            <text:p>10399.2370792191</text:p>
          </table:table-cell>
          <table:table-cell table:formula="of:=[.F50]-[.F$10]" office:value-type="float" office:value="8291.08149851144" calcext:value-type="float">
            <text:p>8291.08149851144</text:p>
          </table:table-cell>
          <table:table-cell table:formula="of:=[.G50]-[.G$10]" office:value-type="float" office:value="17529.3392404086" calcext:value-type="float">
            <text:p>17529.3392404086</text:p>
          </table:table-cell>
          <table:table-cell/>
          <table:table-cell table:formula="of:=[.I50]-[.I$10]" office:value-type="float" office:value="6293.41134435262" calcext:value-type="float">
            <text:p>6293.41134435262</text:p>
          </table:table-cell>
          <table:table-cell table:formula="of:=[.J50]-[.J$10]" office:value-type="float" office:value="6847.15071502138" calcext:value-type="float">
            <text:p>6847.15071502138</text:p>
          </table:table-cell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[.C51]-[.C$10]" office:value-type="float" office:value="24487.2479678326" calcext:value-type="float">
            <text:p>24487.2479678326</text:p>
          </table:table-cell>
          <table:table-cell table:formula="of:=[.D51]-[.D$10]" office:value-type="float" office:value="14419.6092782354" calcext:value-type="float">
            <text:p>14419.6092782354</text:p>
          </table:table-cell>
          <table:table-cell table:formula="of:=[.E51]-[.E$10]" office:value-type="float" office:value="11530.573909103" calcext:value-type="float">
            <text:p>11530.573909103</text:p>
          </table:table-cell>
          <table:table-cell table:formula="of:=[.F51]-[.F$10]" office:value-type="float" office:value="9787.47172161062" calcext:value-type="float">
            <text:p>9787.47172161062</text:p>
          </table:table-cell>
          <table:table-cell table:formula="of:=[.G51]-[.G$10]" office:value-type="float" office:value="17658.4342929159" calcext:value-type="float">
            <text:p>17658.4342929159</text:p>
          </table:table-cell>
          <table:table-cell table:formula="of:=[.H51]-[.H$10]" office:value-type="float" office:value="10557.0255696043" calcext:value-type="float">
            <text:p>10557.0255696043</text:p>
          </table:table-cell>
          <table:table-cell/>
          <table:table-cell table:formula="of:=[.J51]-[.J$10]" office:value-type="float" office:value="6745.93316931823" calcext:value-type="float">
            <text:p>6745.93316931823</text:p>
          </table:table-cell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[.C52]-[.C$10]" office:value-type="float" office:value="24824.6052999695" calcext:value-type="float">
            <text:p>24824.6052999695</text:p>
          </table:table-cell>
          <table:table-cell table:formula="of:=[.D52]-[.D$10]" office:value-type="float" office:value="14826.0160205341" calcext:value-type="float">
            <text:p>14826.0160205341</text:p>
          </table:table-cell>
          <table:table-cell table:formula="of:=[.E52]-[.E$10]" office:value-type="float" office:value="11968.330059243" calcext:value-type="float">
            <text:p>11968.330059243</text:p>
          </table:table-cell>
          <table:table-cell table:formula="of:=[.F52]-[.F$10]" office:value-type="float" office:value="10376.4263158785" calcext:value-type="float">
            <text:p>10376.4263158785</text:p>
          </table:table-cell>
          <table:table-cell table:formula="of:=[.G52]-[.G$10]" office:value-type="float" office:value="17739.939559864" calcext:value-type="float">
            <text:p>17739.939559864</text:p>
          </table:table-cell>
          <table:table-cell table:formula="of:=[.H52]-[.H$10]" office:value-type="float" office:value="10632.9740640673" calcext:value-type="float">
            <text:p>10632.9740640673</text:p>
          </table:table-cell>
          <table:table-cell table:formula="of:=[.I52]-[.I$10]" office:value-type="float" office:value="6243.98087894925" calcext:value-type="float">
            <text:p>6243.980878949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fer Δv (from surface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/>
          <table:table-cell office:value-type="string" calcext:value-type="string">
            <text:p>Mercury</text:p>
          </table:table-cell>
          <table:table-cell table:number-columns-repeated="2"/>
          <table:table-cell table:formula="of:=[.E55]+[.E$12]" office:value-type="float" office:value="16795.5416500881" calcext:value-type="float">
            <text:p>16795.5416500881</text:p>
          </table:table-cell>
          <table:table-cell table:formula="of:=[.F55]+[.F$12]" office:value-type="float" office:value="14004.292698639" calcext:value-type="float">
            <text:p>14004.2926986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nus</text:p>
          </table:table-cell>
          <table:table-cell table:formula="of:=[.C56]+[.C$12]" office:value-type="float" office:value="11012.7053649819" calcext:value-type="float">
            <text:p>11012.7053649819</text:p>
          </table:table-cell>
          <table:table-cell/>
          <table:table-cell table:formula="of:=[.E56]+[.E$12]" office:value-type="float" office:value="12987.1006440831" calcext:value-type="float">
            <text:p>12987.1006440831</text:p>
          </table:table-cell>
          <table:table-cell table:formula="of:=[.F56]+[.F$12]" office:value-type="float" office:value="8940.10704455047" calcext:value-type="float">
            <text:p>8940.10704455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arth</text:p>
          </table:table-cell>
          <table:table-cell table:formula="of:=[.C57]+[.C$12]" office:value-type="float" office:value="14729.3404249089" calcext:value-type="float">
            <text:p>14729.3404249089</text:p>
          </table:table-cell>
          <table:table-cell table:number-columns-repeated="2"/>
          <table:table-cell table:formula="of:=[.F57]+[.F$12]" office:value-type="float" office:value="6810.20134394267" calcext:value-type="float">
            <text:p>6810.201343942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58]+[.C$12]" office:value-type="float" office:value="18804.501511211" calcext:value-type="float">
            <text:p>18804.501511211</text:p>
          </table:table-cell>
          <table:table-cell/>
          <table:table-cell table:formula="of:=[.E58]+[.E$12]" office:value-type="float" office:value="13221.5475301853" calcext:value-type="float">
            <text:p>13221.54753018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piter</text:p>
          </table:table-cell>
          <table:table-cell table:formula="of:=[.C59]+[.C$12]" office:value-type="float" office:value="25558.9321666114" calcext:value-type="float">
            <text:p>25558.9321666114</text:p>
          </table:table-cell>
          <table:table-cell/>
          <table:table-cell table:formula="of:=[.E59]+[.E$12]" office:value-type="float" office:value="18090.8945985943" calcext:value-type="float">
            <text:p>18090.8945985943</text:p>
          </table:table-cell>
          <table:table-cell table:formula="of:=[.F59]+[.F$12]" office:value-type="float" office:value="10314.9844353109" calcext:value-type="float">
            <text:p>10314.9844353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turn</text:p>
          </table:table-cell>
          <table:table-cell table:formula="of:=[.C60]+[.C$12]" office:value-type="float" office:value="27038.0980368157" calcext:value-type="float">
            <text:p>27038.0980368157</text:p>
          </table:table-cell>
          <table:table-cell/>
          <table:table-cell table:formula="of:=[.E60]+[.E$12]" office:value-type="float" office:value="19745.2682376302" calcext:value-type="float">
            <text:p>19745.2682376302</text:p>
          </table:table-cell>
          <table:table-cell table:formula="of:=[.F60]+[.F$12]" office:value-type="float" office:value="12436.1276921075" calcext:value-type="float">
            <text:p>12436.12769210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ranus</text:p>
          </table:table-cell>
          <table:table-cell table:formula="of:=[.C61]+[.C$12]" office:value-type="float" office:value="27954.0496943492" calcext:value-type="float">
            <text:p>27954.0496943492</text:p>
          </table:table-cell>
          <table:table-cell/>
          <table:table-cell table:formula="of:=[.E61]+[.E$12]" office:value-type="float" office:value="20876.6050675141" calcext:value-type="float">
            <text:p>20876.6050675141</text:p>
          </table:table-cell>
          <table:table-cell table:formula="of:=[.F61]+[.F$12]" office:value-type="float" office:value="13932.5179152067" calcext:value-type="float">
            <text:p>13932.51791520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ptune</text:p>
          </table:table-cell>
          <table:table-cell table:formula="of:=[.C62]+[.C$12]" office:value-type="float" office:value="28291.4070264861" calcext:value-type="float">
            <text:p>28291.4070264861</text:p>
          </table:table-cell>
          <table:table-cell/>
          <table:table-cell table:formula="of:=[.E62]+[.E$12]" office:value-type="float" office:value="21314.3612176541" calcext:value-type="float">
            <text:p>21314.3612176541</text:p>
          </table:table-cell>
          <table:table-cell table:formula="of:=[.F62]+[.F$12]" office:value-type="float" office:value="14521.4725094746" calcext:value-type="float">
            <text:p>14521.4725094746</text:p>
          </table:table-cell>
          <table:table-cell table:number-columns-repeated="4"/>
        </table:table-row>
      </table:table>
      <table:table table:name="Kepler 6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Kepler 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(2013 discovery paper: <text:a xlink:href="https://www.science.org/doi/10.1126/science.1234702" xlink:type="simple">https://www.science.org/doi/10.1126/science.1234702</text:a>)</text:p>
          </table:table-cell>
          <table:table-cell office:value-type="string" calcext:value-type="string">
            <text:p>Kepler 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ass (kg)</text:p>
          </table:table-cell>
          <table:table-cell table:formula="of:=1.98840987E+030*0.69" office:value-type="float" office:value="1.3720028103E+030" calcext:value-type="float">
            <text:p>1.3720028103E+030</text:p>
          </table:table-cell>
          <table:table-cell table:formula="of:=5.97216787E+024*[.L10]" office:value-type="float" office:value="1.52776265691117E+025" calcext:value-type="float">
            <text:p>1.52776265691117E+025</text:p>
          </table:table-cell>
          <table:table-cell table:formula="of:=5.97216787E+024*[.M10]" office:value-type="float" office:value="6.37626729644553E+023" calcext:value-type="float">
            <text:p>6.37626729644553E+023</text:p>
          </table:table-cell>
          <table:table-cell table:formula="of:=5.97216787E+024*[.N11]" office:value-type="float" office:value="2.66464084702698E+025" calcext:value-type="float">
            <text:p>2.66464084702698E+025</text:p>
          </table:table-cell>
          <table:table-cell table:formula="of:=5.97216787E+024*[.O10]" office:value-type="float" office:value="3.19919011643089E+025" calcext:value-type="float">
            <text:p>3.19919011643089E+025</text:p>
          </table:table-cell>
          <table:table-cell table:formula="of:=5.97216787E+024*[.P10]" office:value-type="float" office:value="1.98867674393884E+025" calcext:value-type="float">
            <text:p>1.98867674393884E+025</text:p>
          </table:table-cell>
          <table:table-cell table:number-columns-repeated="2"/>
          <table:table-cell office:value-type="string" calcext:value-type="string">
            <text:p>P (days)</text:p>
          </table:table-cell>
          <table:table-cell/>
          <table:table-cell office:value-type="string" calcext:value-type="string">
            <text:p>5.714932 ± 0.000009</text:p>
          </table:table-cell>
          <table:table-cell office:value-type="string" calcext:value-type="string">
            <text:p>12.4417 ± 0.0001</text:p>
          </table:table-cell>
          <table:table-cell office:value-type="string" calcext:value-type="string">
            <text:p>18.16406 ± 0.00002</text:p>
          </table:table-cell>
          <table:table-cell office:value-type="string" calcext:value-type="string">
            <text:p>122.3874 ± 0.0008</text:p>
          </table:table-cell>
          <table:table-cell office:value-type="string" calcext:value-type="string">
            <text:p>267.291 ± 0.005</text:p>
          </table:table-cell>
        </table:table-row>
        <table:table-row table:style-name="ro1">
          <table:table-cell office:value-type="string" calcext:value-type="string">
            <text:p>Radius (m)</text:p>
          </table:table-cell>
          <table:table-cell table:formula="of:=695700000*0.63" office:value-type="float" office:value="438291000" calcext:value-type="float">
            <text:p>438291000</text:p>
          </table:table-cell>
          <table:table-cell table:formula="of:=6378100*1.31" office:value-type="float" office:value="8355311" calcext:value-type="float">
            <text:p>8355311</text:p>
          </table:table-cell>
          <table:table-cell table:formula="of:=6378100*0.54" office:value-type="float" office:value="3444174" calcext:value-type="float">
            <text:p>3444174</text:p>
          </table:table-cell>
          <table:table-cell table:formula="of:=6378100*1.95" office:value-type="float" office:value="12437295" calcext:value-type="float">
            <text:p>12437295</text:p>
          </table:table-cell>
          <table:table-cell table:formula="of:=6378100*1.61" office:value-type="float" office:value="10268741" calcext:value-type="float">
            <text:p>10268741</text:p>
          </table:table-cell>
          <table:table-cell table:formula="of:=6378100*1.41" office:value-type="float" office:value="8993121" calcext:value-type="float">
            <text:p>8993121</text:p>
          </table:table-cell>
          <table:table-cell table:number-columns-repeated="2"/>
          <table:table-cell office:value-type="string" calcext:value-type="string">
            <text:p>Depth (%)</text:p>
          </table:table-cell>
          <table:table-cell/>
          <table:table-cell office:value-type="string" calcext:value-type="string">
            <text:p>0.043 ± 0.001</text:p>
          </table:table-cell>
          <table:table-cell office:value-type="string" calcext:value-type="string">
            <text:p>0.007 ± 0.001</text:p>
          </table:table-cell>
          <table:table-cell office:value-type="string" calcext:value-type="string">
            <text:p>0.092 ± 0.002</text:p>
          </table:table-cell>
          <table:table-cell office:value-type="string" calcext:value-type="string">
            <text:p>0.070 ± 0.003</text:p>
          </table:table-cell>
          <table:table-cell office:value-type="string" calcext:value-type="string">
            <text:p>0.042 ± 0.004</text:p>
          </table:table-cell>
        </table:table-row>
        <table:table-row table:style-name="ro1">
          <table:table-cell office:value-type="string" calcext:value-type="string">
            <text:p>Semi-major axis (au)</text:p>
          </table:table-cell>
          <table:table-cell/>
          <table:table-cell office:value-type="float" office:value="0.0553" calcext:value-type="float">
            <text:p>0.0553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12" calcext:value-type="float">
            <text:p>0.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718" calcext:value-type="float">
            <text:p>0.718</text:p>
          </table:table-cell>
          <table:table-cell table:number-columns-repeated="2"/>
          <table:table-cell office:value-type="string" calcext:value-type="string">
            <text:p>a (au)</text:p>
          </table:table-cell>
          <table:table-cell/>
          <table:table-cell office:value-type="string" calcext:value-type="string">
            <text:p>0.0553 ± 0.0005</text:p>
          </table:table-cell>
          <table:table-cell office:value-type="string" calcext:value-type="string">
            <text:p>0.0929 ± 0.0009</text:p>
          </table:table-cell>
          <table:table-cell office:value-type="string" calcext:value-type="string">
            <text:p>0.120 ± 0.001</text:p>
          </table:table-cell>
          <table:table-cell office:value-type="string" calcext:value-type="string">
            <text:p>0.427 ± 0.004</text:p>
          </table:table-cell>
          <table:table-cell office:value-type="string" calcext:value-type="string">
            <text:p>0.718 ± 0.007</text:p>
          </table:table-cell>
        </table:table-row>
        <table:table-row table:style-name="ro1">
          <table:table-cell office:value-type="string" calcext:value-type="string">
            <text:p>Orbital period (yr)</text:p>
          </table:table-cell>
          <table:table-cell/>
          <table:table-cell table:formula="of:=5.714932/365.25" office:value-type="float" office:value="0.0156466310746064" calcext:value-type="float">
            <text:p>0.0156466310746064</text:p>
          </table:table-cell>
          <table:table-cell table:formula="of:=12.4417/365.25" office:value-type="float" office:value="0.0340635181382615" calcext:value-type="float">
            <text:p>0.0340635181382615</text:p>
          </table:table-cell>
          <table:table-cell table:formula="of:=18.16406/365.25" office:value-type="float" office:value="0.0497304859685147" calcext:value-type="float">
            <text:p>0.0497304859685147</text:p>
          </table:table-cell>
          <table:table-cell table:formula="of:=122.3874/365.25" office:value-type="float" office:value="0.335078439425051" calcext:value-type="float">
            <text:p>0.335078439425051</text:p>
          </table:table-cell>
          <table:table-cell table:formula="of:=267.291/365.25" office:value-type="float" office:value="0.731802874743326" calcext:value-type="float">
            <text:p>0.731802874743326</text:p>
          </table:table-cell>
          <table:table-cell table:number-columns-repeated="2"/>
          <table:table-cell office:value-type="string" calcext:value-type="string">
            <text:p>radius (r_earth)</text:p>
          </table:table-cell>
          <table:table-cell/>
          <table:table-cell office:value-type="string" calcext:value-type="string">
            <text:p>1.31 ± 0.04</text:p>
          </table:table-cell>
          <table:table-cell office:value-type="string" calcext:value-type="string">
            <text:p>0.54 ± 0.03</text:p>
          </table:table-cell>
          <table:table-cell office:value-type="string" calcext:value-type="string">
            <text:p>1.95 ± 0.07</text:p>
          </table:table-cell>
          <table:table-cell office:value-type="string" calcext:value-type="string">
            <text:p>1.61 ± 0.05</text:p>
          </table:table-cell>
          <table:table-cell office:value-type="string" calcext:value-type="string">
            <text:p>1.41 ± 0.07</text:p>
          </table:table-cell>
        </table:table-row>
        <table:table-row table:style-name="ro1">
          <table:table-cell office:value-type="string" calcext:value-type="string">
            <text:p>Semi-major axis (m)</text:p>
          </table:table-cell>
          <table:table-cell/>
          <table:table-cell table:formula="of:=[.C4]*149597870700" office:value-type="float" office:value="8272762249.71" calcext:value-type="float">
            <text:p>8272762249.71</text:p>
          </table:table-cell>
          <table:table-cell table:formula="of:=[.D4]*149597870700" office:value-type="float" office:value="4368257824.44" calcext:value-type="float">
            <text:p>4368257824.44</text:p>
          </table:table-cell>
          <table:table-cell table:formula="of:=[.E4]*149597870700" office:value-type="float" office:value="17951744484" calcext:value-type="float">
            <text:p>17951744484</text:p>
          </table:table-cell>
          <table:table-cell table:formula="of:=[.F4]*149597870700" office:value-type="float" office:value="63878290788.9" calcext:value-type="float">
            <text:p>63878290788.9</text:p>
          </table:table-cell>
          <table:table-cell table:formula="of:=[.G4]*149597870700" office:value-type="float" office:value="107411271162.6" calcext:value-type="float">
            <text:p>107411271162.6</text:p>
          </table:table-cell>
          <table:table-cell table:number-columns-repeated="2"/>
          <table:table-cell office:value-type="string" calcext:value-type="string">
            <text:p>maximum mas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rbital period (s)</text:p>
          </table:table-cell>
          <table:table-cell/>
          <table:table-cell table:formula="of:=[.C5]*365.25*86400" office:value-type="float" office:value="493770.1248" calcext:value-type="float">
            <text:p>493770.1248</text:p>
          </table:table-cell>
          <table:table-cell table:formula="of:=[.D5]*365.25*86400" office:value-type="float" office:value="1074962.88" calcext:value-type="float">
            <text:p>1074962.88</text:p>
          </table:table-cell>
          <table:table-cell table:formula="of:=[.E5]*365.25*86400" office:value-type="float" office:value="1569374.784" calcext:value-type="float">
            <text:p>1569374.784</text:p>
          </table:table-cell>
          <table:table-cell table:formula="of:=[.F5]*365.25*86400" office:value-type="float" office:value="10574271.36" calcext:value-type="float">
            <text:p>10574271.36</text:p>
          </table:table-cell>
          <table:table-cell table:formula="of:=[.G5]*365.25*86400" office:value-type="float" office:value="23093942.4" calcext:value-type="float">
            <text:p>23093942.4</text:p>
          </table:table-cell>
          <table:table-cell table:number-columns-repeated="2"/>
          <table:table-cell office:value-type="string" calcext:value-type="string">
            <text:p>Teq (K)</text:p>
          </table:table-cell>
          <table:table-cell/>
          <table:table-cell office:value-type="string" calcext:value-type="string">
            <text:p>750 ± 41</text:p>
          </table:table-cell>
          <table:table-cell office:value-type="string" calcext:value-type="string">
            <text:p>578 ± 31</text:p>
          </table:table-cell>
          <table:table-cell office:value-type="string" calcext:value-type="string">
            <text:p>510 ± 28</text:p>
          </table:table-cell>
          <table:table-cell office:value-type="string" calcext:value-type="string">
            <text:p>270 ± 15</text:p>
          </table:table-cell>
          <table:table-cell office:value-type="string" calcext:value-type="string">
            <text:p>208 ± 11</text:p>
          </table:table-cell>
        </table:table-row>
        <table:table-row table:style-name="ro1">
          <table:table-cell office:value-type="string" calcext:value-type="string">
            <text:p>Vplanet (circ)</text:p>
          </table:table-cell>
          <table:table-cell/>
          <table:table-cell table:formula="of:=SQRT(0.0000000000667408*[.$B$2]/[.C6])" office:value-type="float" office:value="105207.798468874" calcext:value-type="float">
            <text:p>105207.798468874</text:p>
          </table:table-cell>
          <table:table-cell table:formula="of:=SQRT(0.0000000000667408*[.$B$2]/[.D6])" office:value-type="float" office:value="144783.500569414" calcext:value-type="float">
            <text:p>144783.500569414</text:p>
          </table:table-cell>
          <table:table-cell table:formula="of:=SQRT(0.0000000000667408*[.$B$2]/[.E6])" office:value-type="float" office:value="71420.0048705018" calcext:value-type="float">
            <text:p>71420.0048705018</text:p>
          </table:table-cell>
          <table:table-cell table:formula="of:=SQRT(0.0000000000667408*[.$B$2]/[.F6])" office:value-type="float" office:value="37861.3905989954" calcext:value-type="float">
            <text:p>37861.3905989954</text:p>
          </table:table-cell>
          <table:table-cell table:formula="of:=SQRT(0.0000000000667408*[.$B$2]/[.G6])" office:value-type="float" office:value="29197.6754207956" calcext:value-type="float">
            <text:p>29197.6754207956</text:p>
          </table:table-cell>
          <table:table-cell table:number-columns-repeated="2"/>
          <table:table-cell office:value-type="string" calcext:value-type="string">
            <text:p>K2V, 0.69 M_sun, 0.63 R_s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 (m)</text:p>
          </table:table-cell>
          <table:table-cell/>
          <table:table-cell table:formula="of:=[.C6]*([.C2]/[.$B2])^0.4" office:value-type="float" office:value="86363632.1851357" calcext:value-type="float">
            <text:p>86363632.1851357</text:p>
          </table:table-cell>
          <table:table-cell table:formula="of:=[.D6]*([.D2]/[.$B2])^0.4" office:value-type="float" office:value="12799495.9999453" calcext:value-type="float">
            <text:p>12799495.9999453</text:p>
          </table:table-cell>
          <table:table-cell table:formula="of:=[.E6]*([.E2]/[.$B2])^0.4" office:value-type="float" office:value="234110089.031756" calcext:value-type="float">
            <text:p>234110089.031756</text:p>
          </table:table-cell>
          <table:table-cell table:formula="of:=[.F6]*([.F2]/[.$B2])^0.4" office:value-type="float" office:value="896246156.969021" calcext:value-type="float">
            <text:p>896246156.969021</text:p>
          </table:table-cell>
          <table:table-cell table:formula="of:=[.G6]*([.G2]/[.$B2])^0.4" office:value-type="float" office:value="1246044446.50739" calcext:value-type="float">
            <text:p>1246044446.50739</text:p>
          </table:table-cell>
          <table:table-cell table:number-columns-repeated="2"/>
          <table:table-cell office:value-type="string" calcext:value-type="string">
            <text:p>radius (r_earth, again)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54" calcext:value-type="float">
            <text:p>0.54</text:p>
          </table:table-cell>
          <table:table-cell office:value-type="float" office:value="1.95" calcext:value-type="float">
            <text:p>1.95</text:p>
          </table:table-cell>
          <table:table-cell office:value-type="float" office:value="1.61" calcext:value-type="float">
            <text:p>1.61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Vcirc (200 km)</text:p>
          </table:table-cell>
          <table:table-cell/>
          <table:table-cell table:formula="of:=SQRT(0.0000000000667408*[.C2]/([.C3]+200000))" office:value-type="float" office:value="10917.0612893193" calcext:value-type="float">
            <text:p>10917.0612893193</text:p>
          </table:table-cell>
          <table:table-cell table:formula="of:=SQRT(0.0000000000667408*[.D2]/([.D3]+200000))" office:value-type="float" office:value="3417.270903168" calcext:value-type="float">
            <text:p>3417.270903168</text:p>
          </table:table-cell>
          <table:table-cell table:formula="of:=SQRT(0.0000000000667408*[.E2]/([.E3]+200000))" office:value-type="float" office:value="11862.8211487799" calcext:value-type="float">
            <text:p>11862.8211487799</text:p>
          </table:table-cell>
          <table:table-cell table:formula="of:=SQRT(0.0000000000667408*[.F2]/([.F3]+200000))" office:value-type="float" office:value="14281.3249532345" calcext:value-type="float">
            <text:p>14281.3249532345</text:p>
          </table:table-cell>
          <table:table-cell table:formula="of:=SQRT(0.0000000000667408*[.G2]/([.G3]+200000))" office:value-type="float" office:value="12015.6235493961" calcext:value-type="float">
            <text:p>12015.6235493961</text:p>
          </table:table-cell>
          <table:table-cell table:number-columns-repeated="2"/>
          <table:table-cell office:value-type="string" calcext:value-type="string">
            <text:p>mass (m_earth, terrestrial calculated)</text:p>
          </table:table-cell>
          <table:table-cell/>
          <table:table-cell table:formula="of:=([.L9]/1.008)^(1/0.279)" office:value-type="float" office:value="2.55813749741628" calcext:value-type="float">
            <text:p>2.55813749741628</text:p>
          </table:table-cell>
          <table:table-cell table:formula="of:=([.M9]/1.008)^(1/0.279)" office:value-type="float" office:value="0.106766377557393" calcext:value-type="float">
            <text:p>0.106766377557393</text:p>
          </table:table-cell>
          <table:table-cell table:formula="of:=([.N9]/1.008)^(1/0.279)" office:value-type="float" office:value="10.6450385238325" calcext:value-type="float">
            <text:p>10.6450385238325</text:p>
          </table:table-cell>
          <table:table-cell table:formula="of:=([.O9]/1.008)^(1/0.279)" office:value-type="float" office:value="5.35683220242584" calcext:value-type="float">
            <text:p>5.35683220242584</text:p>
          </table:table-cell>
          <table:table-cell table:formula="of:=([.P9]/1.008)^(1/0.279)" office:value-type="float" office:value="3.32990764363568" calcext:value-type="float">
            <text:p>3.32990764363568</text:p>
          </table:table-cell>
        </table:table-row>
        <table:table-row table:style-name="ro1">
          <table:table-cell office:value-type="string" calcext:value-type="string">
            <text:p>ideal Δv (surface to 200 km orbit, m/s)</text:p>
          </table:table-cell>
          <table:table-cell/>
          <table:table-cell table:formula="of:=SQRT(2*0.0000000000667408*[.C2]*(1/[.C3]-1/(2*[.C3]+200000)))+SQRT(0.0000000000667408*[.C2]/([.C3]+200000))-SQRT(2*0.0000000000667408*[.C2]*(1/([.C3]+200000)-1/(2*[.C3]+200000)))" office:value-type="float" office:value="11176.831676172" calcext:value-type="float">
            <text:p>11176.831676172</text:p>
          </table:table-cell>
          <table:table-cell table:formula="of:=SQRT(2*0.0000000000667408*[.D2]*(1/[.D3]-1/(2*[.D3]+200000)))+SQRT(0.0000000000667408*[.D2]/([.D3]+200000))-SQRT(2*0.0000000000667408*[.D2]*(1/([.D3]+200000)-1/(2*[.D3]+200000)))" office:value-type="float" office:value="3612.88914208798" calcext:value-type="float">
            <text:p>3612.88914208798</text:p>
          </table:table-cell>
          <table:table-cell table:formula="of:=SQRT(2*0.0000000000667408*[.E2]*(1/[.E3]-1/(2*[.E3]+200000)))+SQRT(0.0000000000667408*[.E2]/([.E3]+200000))-SQRT(2*0.0000000000667408*[.E2]*(1/([.E3]+200000)-1/(2*[.E3]+200000)))" office:value-type="float" office:value="12052.8209244832" calcext:value-type="float">
            <text:p>12052.8209244832</text:p>
          </table:table-cell>
          <table:table-cell table:formula="of:=SQRT(2*0.0000000000667408*[.F2]*(1/[.F3]-1/(2*[.F3]+200000)))+SQRT(0.0000000000667408*[.F2]/([.F3]+200000))-SQRT(2*0.0000000000667408*[.F2]*(1/([.F3]+200000)-1/(2*[.F3]+200000)))" office:value-type="float" office:value="14558.1318352853" calcext:value-type="float">
            <text:p>14558.1318352853</text:p>
          </table:table-cell>
          <table:table-cell table:formula="of:=SQRT(2*0.0000000000667408*[.G2]*(1/[.G3]-1/(2*[.G3]+200000)))+SQRT(0.0000000000667408*[.G2]/([.G3]+200000))-SQRT(2*0.0000000000667408*[.G2]*(1/([.G3]+200000)-1/(2*[.G3]+200000)))" office:value-type="float" office:value="12281.3682456298" calcext:value-type="float">
            <text:p>12281.3682456298</text:p>
          </table:table-cell>
          <table:table-cell table:number-columns-repeated="2"/>
          <table:table-cell office:value-type="string" calcext:value-type="string">
            <text:p>mass (m_earth, neptunain calculated)</text:p>
          </table:table-cell>
          <table:table-cell/>
          <table:table-cell table:formula="of:=([.L9]/0.808118744)^(1/0.589)" office:value-type="float" office:value="2.27085993912564" calcext:value-type="float">
            <text:p>2.27085993912564</text:p>
          </table:table-cell>
          <table:table-cell table:formula="of:=([.M9]/0.808118744)^(1/0.589)" office:value-type="float" office:value="0.504368567139534" calcext:value-type="float">
            <text:p>0.504368567139534</text:p>
          </table:table-cell>
          <table:table-cell table:formula="of:=([.N9]/0.808118744)^(1/0.589)" office:value-type="float" office:value="4.46176481477066" calcext:value-type="float">
            <text:p>4.46176481477066</text:p>
          </table:table-cell>
          <table:table-cell table:formula="of:=([.O9]/0.808118744)^(1/0.589)" office:value-type="float" office:value="3.2228157459202" calcext:value-type="float">
            <text:p>3.2228157459202</text:p>
          </table:table-cell>
          <table:table-cell table:formula="of:=([.P9]/0.808118744)^(1/0.589)" office:value-type="float" office:value="2.57294868527782" calcext:value-type="float">
            <text:p>2.57294868527782</text:p>
          </table:table-cell>
        </table:table-row>
        <table:table-row table:style-name="ro1">
          <table:table-cell office:value-type="string" calcext:value-type="string">
            <text:p>Δv (200 km orbit w/ 20% margin, m/s)</text:p>
          </table:table-cell>
          <table:table-cell/>
          <table:table-cell table:formula="of:=[.C10]*1.2" office:value-type="float" office:value="13100.4735471831" calcext:value-type="float">
            <text:p>13100.4735471831</text:p>
          </table:table-cell>
          <table:table-cell table:formula="of:=[.D10]*1.2" office:value-type="float" office:value="4100.7250838016" calcext:value-type="float">
            <text:p>4100.7250838016</text:p>
          </table:table-cell>
          <table:table-cell table:formula="of:=[.E10]*1.2" office:value-type="float" office:value="14235.3853785359" calcext:value-type="float">
            <text:p>14235.3853785359</text:p>
          </table:table-cell>
          <table:table-cell table:formula="of:=[.F10]*1.2" office:value-type="float" office:value="17137.5899438814" calcext:value-type="float">
            <text:p>17137.5899438814</text:p>
          </table:table-cell>
          <table:table-cell table:formula="of:=[.G10]*1.2" office:value-type="float" office:value="14418.7482592753" calcext:value-type="float">
            <text:p>14418.748259275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ime between launch windows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1/(1/[.$C$5]-1/[.D$5])" office:value-type="float" office:value="0.0289397062364765" calcext:value-type="float">
            <text:p>0.0289397062364765</text:p>
          </table:table-cell>
          <table:table-cell table:formula="of:=1/(1/[.$C$5]-1/[.E$5])" office:value-type="float" office:value="0.0228294179027652" calcext:value-type="float">
            <text:p>0.0228294179027652</text:p>
          </table:table-cell>
          <table:table-cell table:formula="of:=1/(1/[.$C$5]-1/[.F$5])" office:value-type="float" office:value="0.0164130452437184" calcext:value-type="float">
            <text:p>0.0164130452437184</text:p>
          </table:table-cell>
          <table:table-cell table:formula="of:=1/(1/[.$C$5]-1/[.G$5])" office:value-type="float" office:value="0.015988479750994" calcext:value-type="float">
            <text:p>0.0159884797509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1/(1/[.$C$5]-1/[.D$5])" office:value-type="float" office:value="0.0289397062364765" calcext:value-type="float">
            <text:p>0.0289397062364765</text:p>
          </table:table-cell>
          <table:table-cell/>
          <table:table-cell table:formula="of:=1/(1/[.$D$5]-1/[.E$5])" office:value-type="float" office:value="0.10812528174992" calcext:value-type="float">
            <text:p>0.10812528174992</text:p>
          </table:table-cell>
          <table:table-cell table:formula="of:=1/(1/[.$D$5]-1/[.F$5])" office:value-type="float" office:value="0.0379182216293558" calcext:value-type="float">
            <text:p>0.0379182216293558</text:p>
          </table:table-cell>
          <table:table-cell table:formula="of:=1/(1/[.$D$5]-1/[.G$5])" office:value-type="float" office:value="0.0357264933695876" calcext:value-type="float">
            <text:p>0.03572649336958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1/(1/[.C$5]-1/[.$E$5])" office:value-type="float" office:value="0.0228294179027652" calcext:value-type="float">
            <text:p>0.0228294179027652</text:p>
          </table:table-cell>
          <table:table-cell table:formula="of:=1/(1/[.D$5]-1/[.$E$5])" office:value-type="float" office:value="0.10812528174992" calcext:value-type="float">
            <text:p>0.10812528174992</text:p>
          </table:table-cell>
          <table:table-cell/>
          <table:table-cell table:formula="of:=1/(1/[.$E$5]-1/[.F$5])" office:value-type="float" office:value="0.0583975228429927" calcext:value-type="float">
            <text:p>0.0583975228429927</text:p>
          </table:table-cell>
          <table:table-cell table:formula="of:=1/(1/[.$E$5]-1/[.G$5])" office:value-type="float" office:value="0.0533563785795718" calcext:value-type="float">
            <text:p>0.05335637857957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1/(1/[.C$5]-1/[.$F$5])" office:value-type="float" office:value="0.0164130452437184" calcext:value-type="float">
            <text:p>0.0164130452437184</text:p>
          </table:table-cell>
          <table:table-cell table:formula="of:=1/(1/[.D$5]-1/[.$F$5])" office:value-type="float" office:value="0.0379182216293558" calcext:value-type="float">
            <text:p>0.0379182216293558</text:p>
          </table:table-cell>
          <table:table-cell table:formula="of:=1/(1/[.E$5]-1/[.$F$5])" office:value-type="float" office:value="0.0583975228429927" calcext:value-type="float">
            <text:p>0.0583975228429927</text:p>
          </table:table-cell>
          <table:table-cell/>
          <table:table-cell table:formula="of:=1/(1/[.$F$5]-1/[.G$5])" office:value-type="float" office:value="0.618089896678629" calcext:value-type="float">
            <text:p>0.6180898966786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/(1/[.C$5]-1/[.$G$5])" office:value-type="float" office:value="0.015988479750994" calcext:value-type="float">
            <text:p>0.015988479750994</text:p>
          </table:table-cell>
          <table:table-cell table:formula="of:=1/(1/[.D$5]-1/[.$G$5])" office:value-type="float" office:value="0.0357264933695876" calcext:value-type="float">
            <text:p>0.0357264933695876</text:p>
          </table:table-cell>
          <table:table-cell table:formula="of:=1/(1/[.E$5]-1/[.$G$5])" office:value-type="float" office:value="0.0533563785795718" calcext:value-type="float">
            <text:p>0.0533563785795718</text:p>
          </table:table-cell>
          <table:table-cell table:formula="of:=1/(1/[.F$5]-1/[.$G$5])" office:value-type="float" office:value="0.618089896678629" calcext:value-type="float">
            <text:p>0.61808989667862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fer time (years)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0.5*(([.$C$4]+[.D$4])/2)^1.5/SQRT(0.69)" office:value-type="float" office:value="0.00522739753692581" calcext:value-type="float">
            <text:p>0.00522739753692581</text:p>
          </table:table-cell>
          <table:table-cell table:formula="of:=0.5*(([.$C$4]+[.E$4])/2)^1.5/SQRT(0.69)" office:value-type="float" office:value="0.0156197234235405" calcext:value-type="float">
            <text:p>0.0156197234235405</text:p>
          </table:table-cell>
          <table:table-cell table:formula="of:=0.5*(([.$C$4]+[.F$4])/2)^1.5/SQRT(0.69)" office:value-type="float" office:value="0.0712814225672831" calcext:value-type="float">
            <text:p>0.0712814225672831</text:p>
          </table:table-cell>
          <table:table-cell table:formula="of:=0.5*(([.$C$4]+[.G$4])/2)^1.5/SQRT(0.69)" office:value-type="float" office:value="0.14471797626992" calcext:value-type="float">
            <text:p>0.1447179762699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5*(([.$D$4]+[.C$4])/2)^1.5/SQRT(0.69)" office:value-type="float" office:value="0.00522739753692581" calcext:value-type="float">
            <text:p>0.00522739753692581</text:p>
          </table:table-cell>
          <table:table-cell/>
          <table:table-cell table:formula="of:=0.5*(([.$D$4]+[.E$4])/2)^1.5/SQRT(0.69)" office:value-type="float" office:value="0.0122646087987146" calcext:value-type="float">
            <text:p>0.0122646087987146</text:p>
          </table:table-cell>
          <table:table-cell table:formula="of:=0.5*(([.$D$4]+[.F$4])/2)^1.5/SQRT(0.69)" office:value-type="float" office:value="0.065574258274024" calcext:value-type="float">
            <text:p>0.065574258274024</text:p>
          </table:table-cell>
          <table:table-cell table:formula="of:=0.5*(([.$D$4]+[.G$4])/2)^1.5/SQRT(0.69)" office:value-type="float" office:value="0.137453486541153" calcext:value-type="float">
            <text:p>0.1374534865411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0.5*(([.$E$4]+[.C$4])/2)^1.5/SQRT(0.69)" office:value-type="float" office:value="0.0156197234235405" calcext:value-type="float">
            <text:p>0.0156197234235405</text:p>
          </table:table-cell>
          <table:table-cell table:formula="of:=0.5*(([.$E$4]+[.D$4])/2)^1.5/SQRT(0.69)" office:value-type="float" office:value="0.0122646087987146" calcext:value-type="float">
            <text:p>0.0122646087987146</text:p>
          </table:table-cell>
          <table:table-cell/>
          <table:table-cell table:formula="of:=0.5*(([.$E$4]+[.F$4])/2)^1.5/SQRT(0.69)" office:value-type="float" office:value="0.0860956987239671" calcext:value-type="float">
            <text:p>0.0860956987239671</text:p>
          </table:table-cell>
          <table:table-cell table:formula="of:=0.5*(([.$E$4]+[.G$4])/2)^1.5/SQRT(0.69)" office:value-type="float" office:value="0.16325500081117" calcext:value-type="float">
            <text:p>0.163255000811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0.5*(([.$F$4]+[.C$4])/2)^1.5/SQRT(0.69)" office:value-type="float" office:value="0.0712814225672831" calcext:value-type="float">
            <text:p>0.0712814225672831</text:p>
          </table:table-cell>
          <table:table-cell table:formula="of:=0.5*(([.$F$4]+[.D$4])/2)^1.5/SQRT(0.69)" office:value-type="float" office:value="0.065574258274024" calcext:value-type="float">
            <text:p>0.065574258274024</text:p>
          </table:table-cell>
          <table:table-cell table:formula="of:=0.5*(([.$F$4]+[.E$4])/2)^1.5/SQRT(0.69)" office:value-type="float" office:value="0.0860956987239671" calcext:value-type="float">
            <text:p>0.0860956987239671</text:p>
          </table:table-cell>
          <table:table-cell/>
          <table:table-cell table:formula="of:=0.5*(([.$F$4]+[.G$4])/2)^1.5/SQRT(0.69)" office:value-type="float" office:value="0.260740620966702" calcext:value-type="float">
            <text:p>0.2607406209667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0.5*(([.$G$4]+[.C$4])/2)^1.5/SQRT(0.69)" office:value-type="float" office:value="0.14471797626992" calcext:value-type="float">
            <text:p>0.14471797626992</text:p>
          </table:table-cell>
          <table:table-cell table:formula="of:=0.5*(([.$G$4]+[.D$4])/2)^1.5/SQRT(0.69)" office:value-type="float" office:value="0.137453486541153" calcext:value-type="float">
            <text:p>0.137453486541153</text:p>
          </table:table-cell>
          <table:table-cell table:formula="of:=0.5*(([.$G$4]+[.E$4])/2)^1.5/SQRT(0.69)" office:value-type="float" office:value="0.16325500081117" calcext:value-type="float">
            <text:p>0.16325500081117</text:p>
          </table:table-cell>
          <table:table-cell table:formula="of:=0.5*(([.$G$4]+[.F$4])/2)^1.5/SQRT(0.69)" office:value-type="float" office:value="0.260740620966702" calcext:value-type="float">
            <text:p>0.26074062096670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fer v (no oberth/SOI boundary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b</text:p>
          </table:table-cell>
          <table:table-cell/>
          <table:table-cell table:formula="of:=SQRT(2*0.0000000000667408*[.$B$2]*(1/[.D$6]-1/([.D$6]+[.$C$6])))" office:value-type="float" office:value="165641.167070523" calcext:value-type="float">
            <text:p>165641.167070523</text:p>
          </table:table-cell>
          <table:table-cell table:formula="of:=SQRT(2*0.0000000000667408*[.$B$2]*(1/[.E$6]-1/([.E$6]+[.$C$6])))" office:value-type="float" office:value="56729.1767177236" calcext:value-type="float">
            <text:p>56729.1767177236</text:p>
          </table:table-cell>
          <table:table-cell table:formula="of:=SQRT(2*0.0000000000667408*[.$B$2]*(1/[.F$6]-1/([.F$6]+[.$C$6])))" office:value-type="float" office:value="18130.7384749246" calcext:value-type="float">
            <text:p>18130.7384749246</text:p>
          </table:table-cell>
          <table:table-cell table:formula="of:=SQRT(2*0.0000000000667408*[.$B$2]*(1/[.G$6]-1/([.G$6]+[.$C$6])))" office:value-type="float" office:value="11042.1040393536" calcext:value-type="float">
            <text:p>11042.10403935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SQRT(2*0.0000000000667408*[.$B$2]*(1/[.C$6]-1/([.C$6]+[.$D$6])))" office:value-type="float" office:value="87463.328724399" calcext:value-type="float">
            <text:p>87463.328724399</text:p>
          </table:table-cell>
          <table:table-cell/>
          <table:table-cell table:formula="of:=SQRT(2*0.0000000000667408*[.$B$2]*(1/[.E$6]-1/([.E$6]+[.$D$6])))" office:value-type="float" office:value="44682.9551074931" calcext:value-type="float">
            <text:p>44682.9551074931</text:p>
          </table:table-cell>
          <table:table-cell table:formula="of:=SQRT(2*0.0000000000667408*[.$B$2]*(1/[.F$6]-1/([.F$6]+[.$D$6])))" office:value-type="float" office:value="13546.4451876305" calcext:value-type="float">
            <text:p>13546.4451876305</text:p>
          </table:table-cell>
          <table:table-cell table:formula="of:=SQRT(2*0.0000000000667408*[.$B$2]*(1/[.G$6]-1/([.G$6]+[.$D$6])))" office:value-type="float" office:value="8162.74572829778" calcext:value-type="float">
            <text:p>8162.7457282977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SQRT(2*0.0000000000667408*[.$B$2]*(1/[.C$6]-1/([.C$6]+[.$E$6])))" office:value-type="float" office:value="123101.287633397" calcext:value-type="float">
            <text:p>123101.287633397</text:p>
          </table:table-cell>
          <table:table-cell table:formula="of:=SQRT(2*0.0000000000667408*[.$B$2]*(1/[.D$6]-1/([.D$6]+[.$E$6])))" office:value-type="float" office:value="183628.582633533" calcext:value-type="float">
            <text:p>183628.582633533</text:p>
          </table:table-cell>
          <table:table-cell/>
          <table:table-cell table:formula="of:=SQRT(2*0.0000000000667408*[.$B$2]*(1/[.F$6]-1/([.F$6]+[.$E$6])))" office:value-type="float" office:value="25078.9020174594" calcext:value-type="float">
            <text:p>25078.9020174594</text:p>
          </table:table-cell>
          <table:table-cell table:formula="of:=SQRT(2*0.0000000000667408*[.$B$2]*(1/[.G$6]-1/([.G$6]+[.$E$6])))" office:value-type="float" office:value="15625.4267720143" calcext:value-type="float">
            <text:p>15625.42677201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SQRT(2*0.0000000000667408*[.$B$2]*(1/[.C$6]-1/([.C$6]+[.$F$6])))" office:value-type="float" office:value="139996.841388659" calcext:value-type="float">
            <text:p>139996.841388659</text:p>
          </table:table-cell>
          <table:table-cell table:formula="of:=SQRT(2*0.0000000000667408*[.$B$2]*(1/[.D$6]-1/([.D$6]+[.$F$6])))" office:value-type="float" office:value="198093.564901309" calcext:value-type="float">
            <text:p>198093.564901309</text:p>
          </table:table-cell>
          <table:table-cell table:formula="of:=SQRT(2*0.0000000000667408*[.$B$2]*(1/[.E$6]-1/([.E$6]+[.$F$6])))" office:value-type="float" office:value="89239.0930121263" calcext:value-type="float">
            <text:p>89239.0930121263</text:p>
          </table:table-cell>
          <table:table-cell/>
          <table:table-cell table:formula="of:=SQRT(2*0.0000000000667408*[.$B$2]*(1/[.G$6]-1/([.G$6]+[.$F$6])))" office:value-type="float" office:value="25215.899702376" calcext:value-type="float">
            <text:p>25215.8997023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SQRT(2*0.0000000000667408*[.$B$2]*(1/[.C$6]-1/([.C$6]+[.$G$6])))" office:value-type="float" office:value="143367.643765928" calcext:value-type="float">
            <text:p>143367.643765928</text:p>
          </table:table-cell>
          <table:table-cell table:formula="of:=SQRT(2*0.0000000000667408*[.$B$2]*(1/[.D$6]-1/([.D$6]+[.$G$6])))" office:value-type="float" office:value="200714.090168418" calcext:value-type="float">
            <text:p>200714.090168418</text:p>
          </table:table-cell>
          <table:table-cell table:formula="of:=SQRT(2*0.0000000000667408*[.$B$2]*(1/[.E$6]-1/([.E$6]+[.$G$6])))" office:value-type="float" office:value="93492.136852552" calcext:value-type="float">
            <text:p>93492.136852552</text:p>
          </table:table-cell>
          <table:table-cell table:formula="of:=SQRT(2*0.0000000000667408*[.$B$2]*(1/[.F$6]-1/([.F$6]+[.$G$6])))" office:value-type="float" office:value="42400.5058227306" calcext:value-type="float">
            <text:p>42400.505822730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fer v (200 km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b</text:p>
          </table:table-cell>
          <table:table-cell/>
          <table:table-cell table:formula="of:=SQRT(([.D29]-[.D$8])^2+2*[.D$2]*0.0000000000667408*(1/([.D$3]+200000)-1/([.D$9])))" office:value-type="float" office:value="21254.3675500258" calcext:value-type="float">
            <text:p>21254.3675500258</text:p>
          </table:table-cell>
          <table:table-cell table:formula="of:=SQRT(([.E29]-[.E$8])^2+2*[.E$2]*0.0000000000667408*(1/([.E$3]+200000)-1/([.E$9])))" office:value-type="float" office:value="21956.3341289192" calcext:value-type="float">
            <text:p>21956.3341289192</text:p>
          </table:table-cell>
          <table:table-cell table:formula="of:=SQRT(([.F29]-[.F$8])^2+2*[.F$2]*0.0000000000667408*(1/([.F$3]+200000)-1/([.F$9])))" office:value-type="float" office:value="28150.4251051518" calcext:value-type="float">
            <text:p>28150.4251051518</text:p>
          </table:table-cell>
          <table:table-cell table:formula="of:=SQRT(([.G29]-[.G$8])^2+2*[.G$2]*0.0000000000667408*(1/([.G$3]+200000)-1/([.G$9])))" office:value-type="float" office:value="24824.2791502812" calcext:value-type="float">
            <text:p>24824.27915028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SQRT(([.C30]-[.C$8])^2+2*[.C$2]*0.0000000000667408*(1/([.C$3]+200000)-1/([.C$9])))" office:value-type="float" office:value="23013.4291309399" calcext:value-type="float">
            <text:p>23013.4291309399</text:p>
          </table:table-cell>
          <table:table-cell/>
          <table:table-cell table:formula="of:=SQRT(([.E30]-[.E$8])^2+2*[.E$2]*0.0000000000667408*(1/([.E$3]+200000)-1/([.E$9])))" office:value-type="float" office:value="31322.9948535558" calcext:value-type="float">
            <text:p>31322.9948535558</text:p>
          </table:table-cell>
          <table:table-cell table:formula="of:=SQRT(([.F30]-[.F$8])^2+2*[.F$2]*0.0000000000667408*(1/([.F$3]+200000)-1/([.F$9])))" office:value-type="float" office:value="31533.5435800881" calcext:value-type="float">
            <text:p>31533.5435800881</text:p>
          </table:table-cell>
          <table:table-cell table:formula="of:=SQRT(([.G30]-[.G$8])^2+2*[.G$2]*0.0000000000667408*(1/([.G$3]+200000)-1/([.G$9])))" office:value-type="float" office:value="27001.6356969864" calcext:value-type="float">
            <text:p>27001.63569698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SQRT(([.C31]-[.C$8])^2+2*[.C$2]*0.0000000000667408*(1/([.C$3]+200000)-1/([.C$9])))" office:value-type="float" office:value="23128.5249925946" calcext:value-type="float">
            <text:p>23128.5249925946</text:p>
          </table:table-cell>
          <table:table-cell table:formula="of:=SQRT(([.D31]-[.D$8])^2+2*[.D$2]*0.0000000000667408*(1/([.D$3]+200000)-1/([.D$9])))" office:value-type="float" office:value="39059.5223812102" calcext:value-type="float">
            <text:p>39059.5223812102</text:p>
          </table:table-cell>
          <table:table-cell/>
          <table:table-cell table:formula="of:=SQRT(([.F31]-[.F$8])^2+2*[.F$2]*0.0000000000667408*(1/([.F$3]+200000)-1/([.F$9])))" office:value-type="float" office:value="23802.0968550411" calcext:value-type="float">
            <text:p>23802.0968550411</text:p>
          </table:table-cell>
          <table:table-cell table:formula="of:=SQRT(([.G31]-[.G$8])^2+2*[.G$2]*0.0000000000667408*(1/([.G$3]+200000)-1/([.G$9])))" office:value-type="float" office:value="21698.5252155254" calcext:value-type="float">
            <text:p>21698.525215525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SQRT(([.C32]-[.C$8])^2+2*[.C$2]*0.0000000000667408*(1/([.C$3]+200000)-1/([.C$9])))" office:value-type="float" office:value="37749.5592176491" calcext:value-type="float">
            <text:p>37749.5592176491</text:p>
          </table:table-cell>
          <table:table-cell table:formula="of:=SQRT(([.D32]-[.D$8])^2+2*[.D$2]*0.0000000000667408*(1/([.D$3]+200000)-1/([.D$9])))" office:value-type="float" office:value="53466.5208064907" calcext:value-type="float">
            <text:p>53466.5208064907</text:p>
          </table:table-cell>
          <table:table-cell table:formula="of:=SQRT(([.E32]-[.E$8])^2+2*[.E$2]*0.0000000000667408*(1/([.E$3]+200000)-1/([.E$9])))" office:value-type="float" office:value="24161.5413160102" calcext:value-type="float">
            <text:p>24161.5413160102</text:p>
          </table:table-cell>
          <table:table-cell/>
          <table:table-cell table:formula="of:=SQRT(([.G32]-[.G$8])^2+2*[.G$2]*0.0000000000667408*(1/([.G$3]+200000)-1/([.G$9])))" office:value-type="float" office:value="17391.7969461537" calcext:value-type="float">
            <text:p>17391.79694615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SQRT(([.C33]-[.C$8])^2+2*[.C$2]*0.0000000000667408*(1/([.C$3]+200000)-1/([.C$9])))" office:value-type="float" office:value="40876.9556956888" calcext:value-type="float">
            <text:p>40876.9556956888</text:p>
          </table:table-cell>
          <table:table-cell table:formula="of:=SQRT(([.D33]-[.D$8])^2+2*[.D$2]*0.0000000000667408*(1/([.D$3]+200000)-1/([.D$9])))" office:value-type="float" office:value="56079.7355643932" calcext:value-type="float">
            <text:p>56079.7355643932</text:p>
          </table:table-cell>
          <table:table-cell table:formula="of:=SQRT(([.E33]-[.E$8])^2+2*[.E$2]*0.0000000000667408*(1/([.E$3]+200000)-1/([.E$9])))" office:value-type="float" office:value="27448.8467298596" calcext:value-type="float">
            <text:p>27448.8467298596</text:p>
          </table:table-cell>
          <table:table-cell table:formula="of:=SQRT(([.F33]-[.F$8])^2+2*[.F$2]*0.0000000000667408*(1/([.F$3]+200000)-1/([.F$9])))" office:value-type="float" office:value="20585.222062781" calcext:value-type="float">
            <text:p>20585.22206278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fer Δv (from 200 km orbit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[.D36]-[.D$10]" office:value-type="float" office:value="17837.0966468578" calcext:value-type="float">
            <text:p>17837.0966468578</text:p>
          </table:table-cell>
          <table:table-cell table:formula="of:=[.E36]-[.E$10]" office:value-type="float" office:value="10093.5129801393" calcext:value-type="float">
            <text:p>10093.5129801393</text:p>
          </table:table-cell>
          <table:table-cell table:formula="of:=[.F36]-[.F$10]" office:value-type="float" office:value="13869.1001519173" calcext:value-type="float">
            <text:p>13869.1001519173</text:p>
          </table:table-cell>
          <table:table-cell table:formula="of:=[.G36]-[.G$10]" office:value-type="float" office:value="12808.6556008851" calcext:value-type="float">
            <text:p>12808.65560088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37]-[.C$10]" office:value-type="float" office:value="12096.3678416206" calcext:value-type="float">
            <text:p>12096.3678416206</text:p>
          </table:table-cell>
          <table:table-cell/>
          <table:table-cell table:formula="of:=[.E37]-[.E$10]" office:value-type="float" office:value="19460.173704776" calcext:value-type="float">
            <text:p>19460.173704776</text:p>
          </table:table-cell>
          <table:table-cell table:formula="of:=[.F37]-[.F$10]" office:value-type="float" office:value="17252.2186268536" calcext:value-type="float">
            <text:p>17252.2186268536</text:p>
          </table:table-cell>
          <table:table-cell table:formula="of:=[.G37]-[.G$10]" office:value-type="float" office:value="14986.0121475904" calcext:value-type="float">
            <text:p>14986.01214759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38]-[.C$10]" office:value-type="float" office:value="12211.4637032753" calcext:value-type="float">
            <text:p>12211.4637032753</text:p>
          </table:table-cell>
          <table:table-cell table:formula="of:=[.D38]-[.D$10]" office:value-type="float" office:value="35642.2514780422" calcext:value-type="float">
            <text:p>35642.2514780422</text:p>
          </table:table-cell>
          <table:table-cell/>
          <table:table-cell table:formula="of:=[.F38]-[.F$10]" office:value-type="float" office:value="9520.77190180668" calcext:value-type="float">
            <text:p>9520.77190180668</text:p>
          </table:table-cell>
          <table:table-cell table:formula="of:=[.G38]-[.G$10]" office:value-type="float" office:value="9682.90166612933" calcext:value-type="float">
            <text:p>9682.901666129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39]-[.C$10]" office:value-type="float" office:value="26832.4979283298" calcext:value-type="float">
            <text:p>26832.4979283298</text:p>
          </table:table-cell>
          <table:table-cell table:formula="of:=[.D39]-[.D$10]" office:value-type="float" office:value="50049.2499033227" calcext:value-type="float">
            <text:p>50049.2499033227</text:p>
          </table:table-cell>
          <table:table-cell table:formula="of:=[.E39]-[.E$10]" office:value-type="float" office:value="12298.7201672303" calcext:value-type="float">
            <text:p>12298.7201672303</text:p>
          </table:table-cell>
          <table:table-cell/>
          <table:table-cell table:formula="of:=[.G39]-[.G$10]" office:value-type="float" office:value="5376.17339675762" calcext:value-type="float">
            <text:p>5376.1733967576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40]-[.C$10]" office:value-type="float" office:value="29959.8944063695" calcext:value-type="float">
            <text:p>29959.8944063695</text:p>
          </table:table-cell>
          <table:table-cell table:formula="of:=[.D40]-[.D$10]" office:value-type="float" office:value="52662.4646612252" calcext:value-type="float">
            <text:p>52662.4646612252</text:p>
          </table:table-cell>
          <table:table-cell table:formula="of:=[.E40]-[.E$10]" office:value-type="float" office:value="15586.0255810798" calcext:value-type="float">
            <text:p>15586.0255810798</text:p>
          </table:table-cell>
          <table:table-cell table:formula="of:=[.F40]-[.F$10]" office:value-type="float" office:value="6303.89710954653" calcext:value-type="float">
            <text:p>6303.8971095465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fer Δv (from surface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[.D43]+[.D$12]" office:value-type="float" office:value="21937.8217306594" calcext:value-type="float">
            <text:p>21937.8217306594</text:p>
          </table:table-cell>
          <table:table-cell table:formula="of:=[.E43]+[.E$12]" office:value-type="float" office:value="24328.8983586752" calcext:value-type="float">
            <text:p>24328.8983586752</text:p>
          </table:table-cell>
          <table:table-cell table:formula="of:=[.F43]+[.F$12]" office:value-type="float" office:value="31006.6900957986" calcext:value-type="float">
            <text:p>31006.6900957986</text:p>
          </table:table-cell>
          <table:table-cell table:formula="of:=[.G43]+[.G$12]" office:value-type="float" office:value="27227.4038601604" calcext:value-type="float">
            <text:p>27227.40386016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44]+[.C$12]" office:value-type="float" office:value="25196.8413888037" calcext:value-type="float">
            <text:p>25196.8413888037</text:p>
          </table:table-cell>
          <table:table-cell/>
          <table:table-cell table:formula="of:=[.E44]+[.E$12]" office:value-type="float" office:value="33695.5590833118" calcext:value-type="float">
            <text:p>33695.5590833118</text:p>
          </table:table-cell>
          <table:table-cell table:formula="of:=[.F44]+[.F$12]" office:value-type="float" office:value="34389.808570735" calcext:value-type="float">
            <text:p>34389.808570735</text:p>
          </table:table-cell>
          <table:table-cell table:formula="of:=[.G44]+[.G$12]" office:value-type="float" office:value="29404.7604068657" calcext:value-type="float">
            <text:p>29404.760406865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45]+[.C$12]" office:value-type="float" office:value="25311.9372504584" calcext:value-type="float">
            <text:p>25311.9372504584</text:p>
          </table:table-cell>
          <table:table-cell table:formula="of:=[.D45]+[.D$12]" office:value-type="float" office:value="39742.9765618438" calcext:value-type="float">
            <text:p>39742.9765618438</text:p>
          </table:table-cell>
          <table:table-cell/>
          <table:table-cell table:formula="of:=[.F45]+[.F$12]" office:value-type="float" office:value="26658.361845688" calcext:value-type="float">
            <text:p>26658.361845688</text:p>
          </table:table-cell>
          <table:table-cell table:formula="of:=[.G45]+[.G$12]" office:value-type="float" office:value="24101.6499254046" calcext:value-type="float">
            <text:p>24101.649925404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46]+[.C$12]" office:value-type="float" office:value="39932.9714755129" calcext:value-type="float">
            <text:p>39932.9714755129</text:p>
          </table:table-cell>
          <table:table-cell table:formula="of:=[.D46]+[.D$12]" office:value-type="float" office:value="54149.9749871243" calcext:value-type="float">
            <text:p>54149.9749871243</text:p>
          </table:table-cell>
          <table:table-cell table:formula="of:=[.E46]+[.E$12]" office:value-type="float" office:value="26534.1055457662" calcext:value-type="float">
            <text:p>26534.1055457662</text:p>
          </table:table-cell>
          <table:table-cell/>
          <table:table-cell table:formula="of:=[.G46]+[.G$12]" office:value-type="float" office:value="19794.9216560329" calcext:value-type="float">
            <text:p>19794.921656032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47]+[.C$12]" office:value-type="float" office:value="43060.3679535526" calcext:value-type="float">
            <text:p>43060.3679535526</text:p>
          </table:table-cell>
          <table:table-cell table:formula="of:=[.D47]+[.D$12]" office:value-type="float" office:value="56763.1897450268" calcext:value-type="float">
            <text:p>56763.1897450268</text:p>
          </table:table-cell>
          <table:table-cell table:formula="of:=[.E47]+[.E$12]" office:value-type="float" office:value="29821.4109596156" calcext:value-type="float">
            <text:p>29821.4109596156</text:p>
          </table:table-cell>
          <table:table-cell table:formula="of:=[.F47]+[.F$12]" office:value-type="float" office:value="23441.4870534279" calcext:value-type="float">
            <text:p>23441.4870534279</text:p>
          </table:table-cell>
          <table:table-cell table:number-columns-repeated="10"/>
        </table:table-row>
      </table:table>
      <table:table table:name="TRAPPIST-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TRAPPIST-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2018 data update: <text:a xlink:href="https://arxiv.org/abs/1802.01377" xlink:type="simple">https://arxiv.org/abs/1802.01377</text:a></text:p>
          </table:table-cell>
          <table:table-cell office:value-type="string" calcext:value-type="string">
            <text:p>TRAPPIST-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ss (kg)</text:p>
          </table:table-cell>
          <table:table-cell table:formula="of:=0.089*1.98840987069805E+030" office:value-type="float" office:value="1.76968478492127E+029" calcext:value-type="float">
            <text:p>1.76968478492127E+029</text:p>
          </table:table-cell>
          <table:table-cell table:formula="of:=5.97216787E+024*1.017" office:value-type="float" office:value="6.07369472379E+024" calcext:value-type="float">
            <text:p>6.07369472379E+024</text:p>
          </table:table-cell>
          <table:table-cell table:formula="of:=5.97216787E+024*1.156" office:value-type="float" office:value="6.90382605772E+024" calcext:value-type="float">
            <text:p>6.90382605772E+024</text:p>
          </table:table-cell>
          <table:table-cell table:formula="of:=5.97216787E+024*0.297" office:value-type="float" office:value="1.77373385739E+024" calcext:value-type="float">
            <text:p>1.77373385739E+024</text:p>
          </table:table-cell>
          <table:table-cell table:formula="of:=5.97216787E+024*0.772" office:value-type="float" office:value="4.61051359564E+024" calcext:value-type="float">
            <text:p>4.61051359564E+024</text:p>
          </table:table-cell>
          <table:table-cell table:formula="of:=5.97216787E+024*0.934" office:value-type="float" office:value="5.57800479058E+024" calcext:value-type="float">
            <text:p>5.57800479058E+024</text:p>
          </table:table-cell>
          <table:table-cell table:formula="of:=5.97216787E+024*1.148" office:value-type="float" office:value="6.85604871476E+024" calcext:value-type="float">
            <text:p>6.85604871476E+024</text:p>
          </table:table-cell>
          <table:table-cell table:formula="of:=5.97216787E+024*0.331" office:value-type="float" office:value="1.97678756497E+024" calcext:value-type="float">
            <text:p>1.97678756497E+024</text:p>
          </table:table-cell>
          <table:table-cell/>
          <table:table-cell office:value-type="string" calcext:value-type="string">
            <text:p>mass (m_earth)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7" calcext:value-type="float">
            <text:p>0.297</text:p>
          </table:table-cell>
          <table:table-cell office:value-type="float" office:value="0.772" calcext:value-type="float">
            <text:p>0.772</text:p>
          </table:table-cell>
          <table:table-cell office:value-type="float" office:value="0.934" calcext:value-type="float">
            <text:p>0.934</text:p>
          </table:table-cell>
          <table:table-cell office:value-type="float" office:value="1.148" calcext:value-type="float">
            <text:p>1.148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string" calcext:value-type="string">
            <text:p>Radius (m)</text:p>
          </table:table-cell>
          <table:table-cell table:formula="of:=0.121*695700000" office:value-type="float" office:value="84179700" calcext:value-type="float">
            <text:p>84179700</text:p>
          </table:table-cell>
          <table:table-cell table:formula="of:=6378100*1.121" office:value-type="float" office:value="7149850.1" calcext:value-type="float">
            <text:p>7149850.1</text:p>
          </table:table-cell>
          <table:table-cell table:formula="of:=6378100*1.095" office:value-type="float" office:value="6984019.5" calcext:value-type="float">
            <text:p>6984019.5</text:p>
          </table:table-cell>
          <table:table-cell table:formula="of:=6378100*0.784" office:value-type="float" office:value="5000430.4" calcext:value-type="float">
            <text:p>5000430.4</text:p>
          </table:table-cell>
          <table:table-cell table:formula="of:=6378100*0.91" office:value-type="float" office:value="5804071" calcext:value-type="float">
            <text:p>5804071</text:p>
          </table:table-cell>
          <table:table-cell table:formula="of:=6378100*1.046" office:value-type="float" office:value="6671492.6" calcext:value-type="float">
            <text:p>6671492.6</text:p>
          </table:table-cell>
          <table:table-cell table:formula="of:=6378100*1.148" office:value-type="float" office:value="7322058.8" calcext:value-type="float">
            <text:p>7322058.8</text:p>
          </table:table-cell>
          <table:table-cell table:formula="of:=6378100*0.773" office:value-type="float" office:value="4930271.3" calcext:value-type="float">
            <text:p>4930271.3</text:p>
          </table:table-cell>
          <table:table-cell/>
          <table:table-cell office:value-type="string" calcext:value-type="string">
            <text:p>radius (r_earth)</text:p>
          </table:table-cell>
          <table:table-cell/>
          <table:table-cell office:value-type="float" office:value="1.121" calcext:value-type="float">
            <text:p>1.121</text:p>
          </table:table-cell>
          <table:table-cell office:value-type="float" office:value="1.095" calcext:value-type="float">
            <text:p>1.095</text:p>
          </table:table-cell>
          <table:table-cell office:value-type="float" office:value="0.784" calcext:value-type="float">
            <text:p>0.784</text:p>
          </table:table-cell>
          <table:table-cell office:value-type="float" office:value="0.91" calcext:value-type="float">
            <text:p>0.91</text:p>
          </table:table-cell>
          <table:table-cell office:value-type="float" office:value="1.046" calcext:value-type="float">
            <text:p>1.046</text:p>
          </table:table-cell>
          <table:table-cell office:value-type="float" office:value="1.148" calcext:value-type="float">
            <text:p>1.148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Semi-major axis (au)</text:p>
          </table:table-cell>
          <table:table-cell/>
          <table:table-cell office:value-type="float" office:value="0.01154775" calcext:value-type="float">
            <text:p>0.01154775</text:p>
          </table:table-cell>
          <table:table-cell office:value-type="float" office:value="0.01581512" calcext:value-type="float">
            <text:p>0.01581512</text:p>
          </table:table-cell>
          <table:table-cell office:value-type="float" office:value="0.02228038" calcext:value-type="float">
            <text:p>0.02228038</text:p>
          </table:table-cell>
          <table:table-cell office:value-type="float" office:value="0.02928285" calcext:value-type="float">
            <text:p>0.02928285</text:p>
          </table:table-cell>
          <table:table-cell office:value-type="float" office:value="0.03853361" calcext:value-type="float">
            <text:p>0.03853361</text:p>
          </table:table-cell>
          <table:table-cell office:value-type="float" office:value="0.04687692" calcext:value-type="float">
            <text:p>0.04687692</text:p>
          </table:table-cell>
          <table:table-cell office:value-type="float" office:value="0.06193488" calcext:value-type="float">
            <text:p>0.06193488</text:p>
          </table:table-cell>
          <table:table-cell/>
          <table:table-cell office:value-type="string" calcext:value-type="string">
            <text:p>a (au)</text:p>
          </table:table-cell>
          <table:table-cell/>
          <table:table-cell office:value-type="float" office:value="0.01154775" calcext:value-type="float">
            <text:p>0.01154775</text:p>
          </table:table-cell>
          <table:table-cell office:value-type="float" office:value="0.01581512" calcext:value-type="float">
            <text:p>0.01581512</text:p>
          </table:table-cell>
          <table:table-cell office:value-type="float" office:value="0.02228038" calcext:value-type="float">
            <text:p>0.02228038</text:p>
          </table:table-cell>
          <table:table-cell office:value-type="float" office:value="0.02928285" calcext:value-type="float">
            <text:p>0.02928285</text:p>
          </table:table-cell>
          <table:table-cell office:value-type="float" office:value="0.03853361" calcext:value-type="float">
            <text:p>0.03853361</text:p>
          </table:table-cell>
          <table:table-cell office:value-type="float" office:value="0.04687692" calcext:value-type="float">
            <text:p>0.04687692</text:p>
          </table:table-cell>
          <table:table-cell office:value-type="float" office:value="0.06193488" calcext:value-type="float">
            <text:p>0.06193488</text:p>
          </table:table-cell>
        </table:table-row>
        <table:table-row table:style-name="ro1">
          <table:table-cell office:value-type="string" calcext:value-type="string">
            <text:p>Orbital period (yr)</text:p>
          </table:table-cell>
          <table:table-cell/>
          <table:table-cell table:formula="of:=1/365.25*1.51087637" office:value-type="float" office:value="0.00413655405886379" calcext:value-type="float">
            <text:p>0.00413655405886379</text:p>
          </table:table-cell>
          <table:table-cell table:formula="of:=1/365.25*2.42180746" office:value-type="float" office:value="0.0066305474606434" calcext:value-type="float">
            <text:p>0.0066305474606434</text:p>
          </table:table-cell>
          <table:table-cell table:formula="of:=1/365.25*4.049959" office:value-type="float" office:value="0.0110881834360027" calcext:value-type="float">
            <text:p>0.0110881834360027</text:p>
          </table:table-cell>
          <table:table-cell table:formula="of:=1/365.25*6.099043" office:value-type="float" office:value="0.0166982696783025" calcext:value-type="float">
            <text:p>0.0166982696783025</text:p>
          </table:table-cell>
          <table:table-cell table:formula="of:=1/365.25*9.205585" office:value-type="float" office:value="0.0252035181382615" calcext:value-type="float">
            <text:p>0.0252035181382615</text:p>
          </table:table-cell>
          <table:table-cell table:formula="of:=1/365.25*12.354473" office:value-type="float" office:value="0.0338247036276523" calcext:value-type="float">
            <text:p>0.0338247036276523</text:p>
          </table:table-cell>
          <table:table-cell table:formula="of:=1/365.25*18.767953" office:value-type="float" office:value="0.0513838548939083" calcext:value-type="float">
            <text:p>0.0513838548939083</text:p>
          </table:table-cell>
          <table:table-cell/>
          <table:table-cell office:value-type="string" calcext:value-type="string">
            <text:p>2017 Spitzer observations fro periods, trappist-1: <text:a xlink:href="https://academic.oup.com/mnras/article/475/3/3577/4795334?login=true" xlink:type="simple">https://academic.oup.com/mnras/article/475/3/3577/4795334?login=true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i-major axis (m)</text:p>
          </table:table-cell>
          <table:table-cell/>
          <table:table-cell table:formula="of:=[.C4]*149597870700" office:value-type="float" office:value="1727518811.37593" calcext:value-type="float">
            <text:p>1727518811.37593</text:p>
          </table:table-cell>
          <table:table-cell table:formula="of:=[.D4]*149597870700" office:value-type="float" office:value="2365908276.86498" calcext:value-type="float">
            <text:p>2365908276.86498</text:p>
          </table:table-cell>
          <table:table-cell table:formula="of:=[.E4]*149597870700" office:value-type="float" office:value="3333097406.38687" calcext:value-type="float">
            <text:p>3333097406.38687</text:p>
          </table:table-cell>
          <table:table-cell table:formula="of:=[.F4]*149597870700" office:value-type="float" office:value="4380652008.02749" calcext:value-type="float">
            <text:p>4380652008.02749</text:p>
          </table:table-cell>
          <table:table-cell table:formula="of:=[.G4]*149597870700" office:value-type="float" office:value="5764546006.38423" calcext:value-type="float">
            <text:p>5764546006.38423</text:p>
          </table:table-cell>
          <table:table-cell table:formula="of:=[.H4]*149597870700" office:value-type="float" office:value="7012687416.97424" calcext:value-type="float">
            <text:p>7012687416.97424</text:p>
          </table:table-cell>
          <table:table-cell table:formula="of:=[.I4]*149597870700" office:value-type="float" office:value="9265326170.06001" calcext:value-type="float">
            <text:p>9265326170.06001</text:p>
          </table:table-cell>
          <table:table-cell/>
          <table:table-cell office:value-type="string" calcext:value-type="string">
            <text:p>period (d)</text:p>
          </table:table-cell>
          <table:table-cell/>
          <table:table-cell office:value-type="float" office:value="1.51087637" calcext:value-type="float">
            <text:p>1.51087637</text:p>
          </table:table-cell>
          <table:table-cell office:value-type="float" office:value="2.42180746" calcext:value-type="float">
            <text:p>2.42180746</text:p>
          </table:table-cell>
          <table:table-cell office:value-type="float" office:value="4.049959" calcext:value-type="float">
            <text:p>4.049959</text:p>
          </table:table-cell>
          <table:table-cell office:value-type="float" office:value="6.099043" calcext:value-type="float">
            <text:p>6.099043</text:p>
          </table:table-cell>
          <table:table-cell office:value-type="float" office:value="9.205585" calcext:value-type="float">
            <text:p>9.205585</text:p>
          </table:table-cell>
          <table:table-cell office:value-type="float" office:value="12.354473" calcext:value-type="float">
            <text:p>12.354473</text:p>
          </table:table-cell>
          <table:table-cell office:value-type="float" office:value="18.767953" calcext:value-type="float">
            <text:p>18.767953</text:p>
          </table:table-cell>
        </table:table-row>
        <table:table-row table:style-name="ro1">
          <table:table-cell office:value-type="string" calcext:value-type="string">
            <text:p>orbital period (s)</text:p>
          </table:table-cell>
          <table:table-cell/>
          <table:table-cell table:formula="of:=[.C5]*365.25*86400" office:value-type="float" office:value="130539.718368" calcext:value-type="float">
            <text:p>130539.718368</text:p>
          </table:table-cell>
          <table:table-cell table:formula="of:=[.D5]*365.25*86400" office:value-type="float" office:value="209244.164544" calcext:value-type="float">
            <text:p>209244.164544</text:p>
          </table:table-cell>
          <table:table-cell table:formula="of:=[.E5]*365.25*86400" office:value-type="float" office:value="349916.4576" calcext:value-type="float">
            <text:p>349916.4576</text:p>
          </table:table-cell>
          <table:table-cell table:formula="of:=[.F5]*365.25*86400" office:value-type="float" office:value="526957.3152" calcext:value-type="float">
            <text:p>526957.3152</text:p>
          </table:table-cell>
          <table:table-cell table:formula="of:=[.G5]*365.25*86400" office:value-type="float" office:value="795362.544" calcext:value-type="float">
            <text:p>795362.544</text:p>
          </table:table-cell>
          <table:table-cell table:formula="of:=[.H5]*365.25*86400" office:value-type="float" office:value="1067426.4672" calcext:value-type="float">
            <text:p>1067426.4672</text:p>
          </table:table-cell>
          <table:table-cell table:formula="of:=[.I5]*365.25*86400" office:value-type="float" office:value="1621551.1392" calcext:value-type="float">
            <text:p>1621551.1392</text:p>
          </table:table-cell>
          <table:table-cell/>
          <table:table-cell office:value-type="string" calcext:value-type="string">
            <text:p>mass (m_sun)</text:p>
          </table:table-cell>
          <table:table-cell office:value-type="float" office:value="0.089" calcext:value-type="float">
            <text:p>0.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planet (circ)</text:p>
          </table:table-cell>
          <table:table-cell/>
          <table:table-cell table:formula="of:=SQRT(0.0000000000667408*[.$B$2]/[.C6])" office:value-type="float" office:value="82686.054612419" calcext:value-type="float">
            <text:p>82686.054612419</text:p>
          </table:table-cell>
          <table:table-cell table:formula="of:=SQRT(0.0000000000667408*[.$B$2]/[.D6])" office:value-type="float" office:value="70655.2944717728" calcext:value-type="float">
            <text:p>70655.2944717728</text:p>
          </table:table-cell>
          <table:table-cell table:formula="of:=SQRT(0.0000000000667408*[.$B$2]/[.E6])" office:value-type="float" office:value="59527.7763310471" calcext:value-type="float">
            <text:p>59527.7763310471</text:p>
          </table:table-cell>
          <table:table-cell table:formula="of:=SQRT(0.0000000000667408*[.$B$2]/[.F6])" office:value-type="float" office:value="51924.7345613965" calcext:value-type="float">
            <text:p>51924.7345613965</text:p>
          </table:table-cell>
          <table:table-cell table:formula="of:=SQRT(0.0000000000667408*[.$B$2]/[.G6])" office:value-type="float" office:value="45264.852315641" calcext:value-type="float">
            <text:p>45264.852315641</text:p>
          </table:table-cell>
          <table:table-cell table:formula="of:=SQRT(0.0000000000667408*[.$B$2]/[.H6])" office:value-type="float" office:value="41039.4396194562" calcext:value-type="float">
            <text:p>41039.4396194562</text:p>
          </table:table-cell>
          <table:table-cell table:formula="of:=SQRT(0.0000000000667408*[.$B$2]/[.I6])" office:value-type="float" office:value="35703.7067080879" calcext:value-type="float">
            <text:p>35703.7067080879</text:p>
          </table:table-cell>
          <table:table-cell/>
          <table:table-cell office:value-type="string" calcext:value-type="string">
            <text:p>radius (r_sun)</text:p>
          </table:table-cell>
          <table:table-cell office:value-type="float" office:value="0.121" calcext:value-type="float">
            <text:p>0.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I (m)</text:p>
          </table:table-cell>
          <table:table-cell/>
          <table:table-cell table:formula="of:=[.C6]*([.C2]/[.$B2])^0.4" office:value-type="float" office:value="28290824.3470787" calcext:value-type="float">
            <text:p>28290824.3470787</text:p>
          </table:table-cell>
          <table:table-cell table:formula="of:=[.D6]*([.D2]/[.$B2])^0.4" office:value-type="float" office:value="40782652.9007582" calcext:value-type="float">
            <text:p>40782652.9007582</text:p>
          </table:table-cell>
          <table:table-cell table:formula="of:=[.E6]*([.E2]/[.$B2])^0.4" office:value-type="float" office:value="33361457.9119461" calcext:value-type="float">
            <text:p>33361457.9119461</text:p>
          </table:table-cell>
          <table:table-cell table:formula="of:=[.F6]*([.F2]/[.$B2])^0.4" office:value-type="float" office:value="64251032.473574" calcext:value-type="float">
            <text:p>64251032.473574</text:p>
          </table:table-cell>
          <table:table-cell table:formula="of:=[.G6]*([.G2]/[.$B2])^0.4" office:value-type="float" office:value="91242735.251293" calcext:value-type="float">
            <text:p>91242735.251293</text:p>
          </table:table-cell>
          <table:table-cell table:formula="of:=[.H6]*([.H2]/[.$B2])^0.4" office:value-type="float" office:value="120546796.115119" calcext:value-type="float">
            <text:p>120546796.115119</text:p>
          </table:table-cell>
          <table:table-cell table:formula="of:=[.I6]*([.I2]/[.$B2])^0.4" office:value-type="float" office:value="96847038.723746" calcext:value-type="float">
            <text:p>96847038.7237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irc (200 km)</text:p>
          </table:table-cell>
          <table:table-cell/>
          <table:table-cell table:formula="of:=SQRT(0.0000000000667408*[.C2]/([.C3]+200000))" office:value-type="float" office:value="7426.47875463855" calcext:value-type="float">
            <text:p>7426.47875463855</text:p>
          </table:table-cell>
          <table:table-cell table:formula="of:=SQRT(0.0000000000667408*[.D2]/([.D3]+200000))" office:value-type="float" office:value="8008.60498609718" calcext:value-type="float">
            <text:p>8008.60498609718</text:p>
          </table:table-cell>
          <table:table-cell table:formula="of:=SQRT(0.0000000000667408*[.E2]/([.E3]+200000))" office:value-type="float" office:value="4771.11942968796" calcext:value-type="float">
            <text:p>4771.11942968796</text:p>
          </table:table-cell>
          <table:table-cell table:formula="of:=SQRT(0.0000000000667408*[.F2]/([.F3]+200000))" office:value-type="float" office:value="7158.91898893648" calcext:value-type="float">
            <text:p>7158.91898893648</text:p>
          </table:table-cell>
          <table:table-cell table:formula="of:=SQRT(0.0000000000667408*[.G2]/([.G3]+200000))" office:value-type="float" office:value="7360.5387589249" calcext:value-type="float">
            <text:p>7360.5387589249</text:p>
          </table:table-cell>
          <table:table-cell table:formula="of:=SQRT(0.0000000000667408*[.H2]/([.H3]+200000))" office:value-type="float" office:value="7799.45558788247" calcext:value-type="float">
            <text:p>7799.45558788247</text:p>
          </table:table-cell>
          <table:table-cell table:formula="of:=SQRT(0.0000000000667408*[.I2]/([.I3]+200000))" office:value-type="float" office:value="5071.13927402036" calcext:value-type="float">
            <text:p>5071.13927402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 Δv (surface to 200 km orbit, m/s)</text:p>
          </table:table-cell>
          <table:table-cell/>
          <table:table-cell table:formula="of:=SQRT(2*0.0000000000667408*[.C2]*(1/[.C3]-1/(2*[.C3]+200000)))+SQRT(0.0000000000667408*[.C2]/([.C3]+200000))-SQRT(2*0.0000000000667408*[.C2]*(1/([.C3]+200000)-1/(2*[.C3]+200000)))" office:value-type="float" office:value="7632.77910082737" calcext:value-type="float">
            <text:p>7632.77910082737</text:p>
          </table:table-cell>
          <table:table-cell table:formula="of:=SQRT(2*0.0000000000667408*[.D2]*(1/[.D3]-1/(2*[.D3]+200000)))+SQRT(0.0000000000667408*[.D2]/([.D3]+200000))-SQRT(2*0.0000000000667408*[.D2]*(1/([.D3]+200000)-1/(2*[.D3]+200000)))" office:value-type="float" office:value="8236.321367137" calcext:value-type="float">
            <text:p>8236.321367137</text:p>
          </table:table-cell>
          <table:table-cell table:formula="of:=SQRT(2*0.0000000000667408*[.E2]*(1/[.E3]-1/(2*[.E3]+200000)))+SQRT(0.0000000000667408*[.E2]/([.E3]+200000))-SQRT(2*0.0000000000667408*[.E2]*(1/([.E3]+200000)-1/(2*[.E3]+200000)))" office:value-type="float" office:value="4960.06781169107" calcext:value-type="float">
            <text:p>4960.06781169107</text:p>
          </table:table-cell>
          <table:table-cell table:formula="of:=SQRT(2*0.0000000000667408*[.F2]*(1/[.F3]-1/(2*[.F3]+200000)))+SQRT(0.0000000000667408*[.F2]/([.F3]+200000))-SQRT(2*0.0000000000667408*[.F2]*(1/([.F3]+200000)-1/(2*[.F3]+200000)))" office:value-type="float" office:value="7403.50707555304" calcext:value-type="float">
            <text:p>7403.50707555304</text:p>
          </table:table-cell>
          <table:table-cell table:formula="of:=SQRT(2*0.0000000000667408*[.G2]*(1/[.G3]-1/(2*[.G3]+200000)))+SQRT(0.0000000000667408*[.G2]/([.G3]+200000))-SQRT(2*0.0000000000667408*[.G2]*(1/([.G3]+200000)-1/(2*[.G3]+200000)))" office:value-type="float" office:value="7579.55982633296" calcext:value-type="float">
            <text:p>7579.55982633296</text:p>
          </table:table-cell>
          <table:table-cell table:formula="of:=SQRT(2*0.0000000000667408*[.H2]*(1/[.H3]-1/(2*[.H3]+200000)))+SQRT(0.0000000000667408*[.H2]/([.H3]+200000))-SQRT(2*0.0000000000667408*[.H2]*(1/([.H3]+200000)-1/(2*[.H3]+200000)))" office:value-type="float" office:value="8011.05550033701" calcext:value-type="float">
            <text:p>8011.05550033701</text:p>
          </table:table-cell>
          <table:table-cell table:formula="of:=SQRT(2*0.0000000000667408*[.I2]*(1/[.I3]-1/(2*[.I3]+200000)))+SQRT(0.0000000000667408*[.I2]/([.I3]+200000))-SQRT(2*0.0000000000667408*[.I2]*(1/([.I3]+200000)-1/(2*[.I3]+200000)))" office:value-type="float" office:value="5274.79865551432" calcext:value-type="float">
            <text:p>5274.798655514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Δv (200 km orbit w/ 20% margin, m/s)</text:p>
          </table:table-cell>
          <table:table-cell/>
          <table:table-cell table:formula="of:=[.C10]*1.2" office:value-type="float" office:value="8911.77450556627" calcext:value-type="float">
            <text:p>8911.77450556627</text:p>
          </table:table-cell>
          <table:table-cell table:formula="of:=[.D10]*1.2" office:value-type="float" office:value="9610.32598331662" calcext:value-type="float">
            <text:p>9610.32598331662</text:p>
          </table:table-cell>
          <table:table-cell table:formula="of:=[.E10]*1.2" office:value-type="float" office:value="5725.34331562555" calcext:value-type="float">
            <text:p>5725.34331562555</text:p>
          </table:table-cell>
          <table:table-cell table:formula="of:=[.F10]*1.2" office:value-type="float" office:value="8590.70278672378" calcext:value-type="float">
            <text:p>8590.70278672378</text:p>
          </table:table-cell>
          <table:table-cell table:formula="of:=[.G10]*1.2" office:value-type="float" office:value="8832.64651070988" calcext:value-type="float">
            <text:p>8832.64651070988</text:p>
          </table:table-cell>
          <table:table-cell table:formula="of:=[.H10]*1.2" office:value-type="float" office:value="9359.34670545897" calcext:value-type="float">
            <text:p>9359.34670545897</text:p>
          </table:table-cell>
          <table:table-cell table:formula="of:=[.I10]*1.2" office:value-type="float" office:value="6085.36712882443" calcext:value-type="float">
            <text:p>6085.36712882443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ime between launch windows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1/(1/[.$C$5]-1/[.D$5])" office:value-type="float" office:value="0.0109974701581978" calcext:value-type="float">
            <text:p>0.0109974701581978</text:p>
          </table:table-cell>
          <table:table-cell table:formula="of:=1/(1/[.$C$5]-1/[.E$5])" office:value-type="float" office:value="0.00659800281477328" calcext:value-type="float">
            <text:p>0.00659800281477328</text:p>
          </table:table-cell>
          <table:table-cell table:formula="of:=1/(1/[.$C$5]-1/[.F$5])" office:value-type="float" office:value="0.00549871508847855" calcext:value-type="float">
            <text:p>0.00549871508847855</text:p>
          </table:table-cell>
          <table:table-cell table:formula="of:=1/(1/[.$C$5]-1/[.G$5])" office:value-type="float" office:value="0.00494877737767774" calcext:value-type="float">
            <text:p>0.00494877737767774</text:p>
          </table:table-cell>
          <table:table-cell table:formula="of:=1/(1/[.$C$5]-1/[.H$5])" office:value-type="float" office:value="0.00471291465157286" calcext:value-type="float">
            <text:p>0.00471291465157286</text:p>
          </table:table-cell>
          <table:table-cell table:formula="of:=1/(1/[.$C$5]-1/[.I$5])" office:value-type="float" office:value="0.00449871399561114" calcext:value-type="float">
            <text:p>0.004498713995611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1/(1/[.$C$5]-1/[.D$5])" office:value-type="float" office:value="0.0109974701581978" calcext:value-type="float">
            <text:p>0.0109974701581978</text:p>
          </table:table-cell>
          <table:table-cell/>
          <table:table-cell table:formula="of:=1/(1/[.$D$5]-1/[.E$5])" office:value-type="float" office:value="0.0164932100627193" calcext:value-type="float">
            <text:p>0.0164932100627193</text:p>
          </table:table-cell>
          <table:table-cell table:formula="of:=1/(1/[.$D$5]-1/[.F$5])" office:value-type="float" office:value="0.0109973901960071" calcext:value-type="float">
            <text:p>0.0109973901960071</text:p>
          </table:table-cell>
          <table:table-cell table:formula="of:=1/(1/[.$D$5]-1/[.G$5])" office:value-type="float" office:value="0.00899765180765154" calcext:value-type="float">
            <text:p>0.00899765180765154</text:p>
          </table:table-cell>
          <table:table-cell table:formula="of:=1/(1/[.$D$5]-1/[.H$5])" office:value-type="float" office:value="0.00824722419655111" calcext:value-type="float">
            <text:p>0.00824722419655111</text:p>
          </table:table-cell>
          <table:table-cell table:formula="of:=1/(1/[.$D$5]-1/[.I$5])" office:value-type="float" office:value="0.00761291417607338" calcext:value-type="float">
            <text:p>0.0076129141760733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1/(1/[.C$5]-1/[.$E$5])" office:value-type="float" office:value="0.00659800281477328" calcext:value-type="float">
            <text:p>0.00659800281477328</text:p>
          </table:table-cell>
          <table:table-cell table:formula="of:=1/(1/[.D$5]-1/[.$E$5])" office:value-type="float" office:value="0.0164932100627193" calcext:value-type="float">
            <text:p>0.0164932100627193</text:p>
          </table:table-cell>
          <table:table-cell/>
          <table:table-cell table:formula="of:=1/(1/[.$E$5]-1/[.F$5])" office:value-type="float" office:value="0.0330036775300908" calcext:value-type="float">
            <text:p>0.0330036775300908</text:p>
          </table:table-cell>
          <table:table-cell table:formula="of:=1/(1/[.$E$5]-1/[.G$5])" office:value-type="float" office:value="0.0197984134449852" calcext:value-type="float">
            <text:p>0.0197984134449852</text:p>
          </table:table-cell>
          <table:table-cell table:formula="of:=1/(1/[.$E$5]-1/[.H$5])" office:value-type="float" office:value="0.0164956869094499" calcext:value-type="float">
            <text:p>0.0164956869094499</text:p>
          </table:table-cell>
          <table:table-cell table:formula="of:=1/(1/[.$E$5]-1/[.I$5])" office:value-type="float" office:value="0.0141393253443559" calcext:value-type="float">
            <text:p>0.014139325344355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1/(1/[.C$5]-1/[.$F$5])" office:value-type="float" office:value="0.00549871508847855" calcext:value-type="float">
            <text:p>0.00549871508847855</text:p>
          </table:table-cell>
          <table:table-cell table:formula="of:=1/(1/[.D$5]-1/[.$F$5])" office:value-type="float" office:value="0.0109973901960071" calcext:value-type="float">
            <text:p>0.0109973901960071</text:p>
          </table:table-cell>
          <table:table-cell table:formula="of:=1/(1/[.E$5]-1/[.$F$5])" office:value-type="float" office:value="0.0330036775300908" calcext:value-type="float">
            <text:p>0.0330036775300908</text:p>
          </table:table-cell>
          <table:table-cell/>
          <table:table-cell table:formula="of:=1/(1/[.$F$5]-1/[.G$5])" office:value-type="float" office:value="0.0494818163979552" calcext:value-type="float">
            <text:p>0.0494818163979552</text:p>
          </table:table-cell>
          <table:table-cell table:formula="of:=1/(1/[.$F$5]-1/[.H$5])" office:value-type="float" office:value="0.0329790792778925" calcext:value-type="float">
            <text:p>0.0329790792778925</text:p>
          </table:table-cell>
          <table:table-cell table:formula="of:=1/(1/[.$F$5]-1/[.I$5])" office:value-type="float" office:value="0.0247371194920247" calcext:value-type="float">
            <text:p>0.024737119492024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/(1/[.C$5]-1/[.$G$5])" office:value-type="float" office:value="0.00494877737767774" calcext:value-type="float">
            <text:p>0.00494877737767774</text:p>
          </table:table-cell>
          <table:table-cell table:formula="of:=1/(1/[.D$5]-1/[.$G$5])" office:value-type="float" office:value="0.00899765180765154" calcext:value-type="float">
            <text:p>0.00899765180765154</text:p>
          </table:table-cell>
          <table:table-cell table:formula="of:=1/(1/[.E$5]-1/[.$G$5])" office:value-type="float" office:value="0.0197984134449852" calcext:value-type="float">
            <text:p>0.0197984134449852</text:p>
          </table:table-cell>
          <table:table-cell table:formula="of:=1/(1/[.F$5]-1/[.$G$5])" office:value-type="float" office:value="0.0494818163979552" calcext:value-type="float">
            <text:p>0.0494818163979552</text:p>
          </table:table-cell>
          <table:table-cell/>
          <table:table-cell table:formula="of:=1/(1/[.$G$5]-1/[.H$5])" office:value-type="float" office:value="0.0988844901260894" calcext:value-type="float">
            <text:p>0.0988844901260894</text:p>
          </table:table-cell>
          <table:table-cell table:formula="of:=1/(1/[.$G$5]-1/[.I$5])" office:value-type="float" office:value="0.0494666638905278" calcext:value-type="float">
            <text:p>0.04946666389052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1/(1/[.C$5]-1/[.$H$5])" office:value-type="float" office:value="0.00471291465157286" calcext:value-type="float">
            <text:p>0.00471291465157286</text:p>
          </table:table-cell>
          <table:table-cell table:formula="of:=1/(1/[.D$5]-1/[.$H$5])" office:value-type="float" office:value="0.00824722419655111" calcext:value-type="float">
            <text:p>0.00824722419655111</text:p>
          </table:table-cell>
          <table:table-cell table:formula="of:=1/(1/[.E$5]-1/[.$H$5])" office:value-type="float" office:value="0.0164956869094499" calcext:value-type="float">
            <text:p>0.0164956869094499</text:p>
          </table:table-cell>
          <table:table-cell table:formula="of:=1/(1/[.F$5]-1/[.$H$5])" office:value-type="float" office:value="0.0329790792778925" calcext:value-type="float">
            <text:p>0.0329790792778925</text:p>
          </table:table-cell>
          <table:table-cell table:formula="of:=1/(1/[.G$5]-1/[.$H$5])" office:value-type="float" office:value="0.0988844901260894" calcext:value-type="float">
            <text:p>0.0988844901260894</text:p>
          </table:table-cell>
          <table:table-cell/>
          <table:table-cell table:formula="of:=1/(1/[.$H$5]-1/[.I$5])" office:value-type="float" office:value="0.0989822137003168" calcext:value-type="float">
            <text:p>0.098982213700316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1/(1/[.C$5]-1/[.$I$5])" office:value-type="float" office:value="0.00449871399561114" calcext:value-type="float">
            <text:p>0.00449871399561114</text:p>
          </table:table-cell>
          <table:table-cell table:formula="of:=1/(1/[.D$5]-1/[.$I$5])" office:value-type="float" office:value="0.00761291417607338" calcext:value-type="float">
            <text:p>0.00761291417607338</text:p>
          </table:table-cell>
          <table:table-cell table:formula="of:=1/(1/[.E$5]-1/[.$I$5])" office:value-type="float" office:value="0.0141393253443559" calcext:value-type="float">
            <text:p>0.0141393253443559</text:p>
          </table:table-cell>
          <table:table-cell table:formula="of:=1/(1/[.F$5]-1/[.$I$5])" office:value-type="float" office:value="0.0247371194920247" calcext:value-type="float">
            <text:p>0.0247371194920247</text:p>
          </table:table-cell>
          <table:table-cell table:formula="of:=1/(1/[.G$5]-1/[.$I$5])" office:value-type="float" office:value="0.0494666638905278" calcext:value-type="float">
            <text:p>0.0494666638905278</text:p>
          </table:table-cell>
          <table:table-cell table:formula="of:=1/(1/[.H$5]-1/[.$I$5])" office:value-type="float" office:value="0.0989822137003168" calcext:value-type="float">
            <text:p>0.0989822137003168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fer time (years)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0.5*(([.$C$4]+[.D$4])/2)^1.5" office:value-type="float" office:value="0.000800142762971951" calcext:value-type="float">
            <text:p>0.000800142762971951</text:p>
          </table:table-cell>
          <table:table-cell table:formula="of:=0.5*(([.$C$4]+[.E$4])/2)^1.5" office:value-type="float" office:value="0.00109987162278384" calcext:value-type="float">
            <text:p>0.00109987162278384</text:p>
          </table:table-cell>
          <table:table-cell table:formula="of:=0.5*(([.$C$4]+[.F$4])/2)^1.5" office:value-type="float" office:value="0.00145849066451328" calcext:value-type="float">
            <text:p>0.00145849066451328</text:p>
          </table:table-cell>
          <table:table-cell table:formula="of:=0.5*(([.$C$4]+[.G$4])/2)^1.5" office:value-type="float" office:value="0.00198124955406934" calcext:value-type="float">
            <text:p>0.00198124955406934</text:p>
          </table:table-cell>
          <table:table-cell table:formula="of:=0.5*(([.$C$4]+[.H$4])/2)^1.5" office:value-type="float" office:value="0.00249643011486461" calcext:value-type="float">
            <text:p>0.00249643011486461</text:p>
          </table:table-cell>
          <table:table-cell table:formula="of:=0.5*(([.$C$4]+[.I$4])/2)^1.5" office:value-type="float" office:value="0.00352129206700039" calcext:value-type="float">
            <text:p>0.003521292067000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5*(([.$D$4]+[.C$4])/2)^1.5" office:value-type="float" office:value="0.000800142762971951" calcext:value-type="float">
            <text:p>0.000800142762971951</text:p>
          </table:table-cell>
          <table:table-cell/>
          <table:table-cell table:formula="of:=0.5*(([.$D$4]+[.E$4])/2)^1.5" office:value-type="float" office:value="0.00131442414410603" calcext:value-type="float">
            <text:p>0.00131442414410603</text:p>
          </table:table-cell>
          <table:table-cell table:formula="of:=0.5*(([.$D$4]+[.F$4])/2)^1.5" office:value-type="float" office:value="0.00169301381082533" calcext:value-type="float">
            <text:p>0.00169301381082533</text:p>
          </table:table-cell>
          <table:table-cell table:formula="of:=0.5*(([.$D$4]+[.G$4])/2)^1.5" office:value-type="float" office:value="0.00223979933318015" calcext:value-type="float">
            <text:p>0.00223979933318015</text:p>
          </table:table-cell>
          <table:table-cell table:formula="of:=0.5*(([.$D$4]+[.H$4])/2)^1.5" office:value-type="float" office:value="0.00277487621183705" calcext:value-type="float">
            <text:p>0.00277487621183705</text:p>
          </table:table-cell>
          <table:table-cell table:formula="of:=0.5*(([.$D$4]+[.I$4])/2)^1.5" office:value-type="float" office:value="0.00383244214476471" calcext:value-type="float">
            <text:p>0.003832442144764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0.5*(([.$E$4]+[.C$4])/2)^1.5" office:value-type="float" office:value="0.00109987162278384" calcext:value-type="float">
            <text:p>0.00109987162278384</text:p>
          </table:table-cell>
          <table:table-cell table:formula="of:=0.5*(([.$E$4]+[.D$4])/2)^1.5" office:value-type="float" office:value="0.00131442414410603" calcext:value-type="float">
            <text:p>0.00131442414410603</text:p>
          </table:table-cell>
          <table:table-cell/>
          <table:table-cell table:formula="of:=0.5*(([.$E$4]+[.F$4])/2)^1.5" office:value-type="float" office:value="0.00206983240755274" calcext:value-type="float">
            <text:p>0.00206983240755274</text:p>
          </table:table-cell>
          <table:table-cell table:formula="of:=0.5*(([.$E$4]+[.G$4])/2)^1.5" office:value-type="float" office:value="0.00265112532523269" calcext:value-type="float">
            <text:p>0.00265112532523269</text:p>
          </table:table-cell>
          <table:table-cell table:formula="of:=0.5*(([.$E$4]+[.H$4])/2)^1.5" office:value-type="float" office:value="0.00321500797847547" calcext:value-type="float">
            <text:p>0.00321500797847547</text:p>
          </table:table-cell>
          <table:table-cell table:formula="of:=0.5*(([.$E$4]+[.I$4])/2)^1.5" office:value-type="float" office:value="0.00432027310531807" calcext:value-type="float">
            <text:p>0.0043202731053180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0.5*(([.$F$4]+[.C$4])/2)^1.5" office:value-type="float" office:value="0.00145849066451328" calcext:value-type="float">
            <text:p>0.00145849066451328</text:p>
          </table:table-cell>
          <table:table-cell table:formula="of:=0.5*(([.$F$4]+[.D$4])/2)^1.5" office:value-type="float" office:value="0.00169301381082533" calcext:value-type="float">
            <text:p>0.00169301381082533</text:p>
          </table:table-cell>
          <table:table-cell table:formula="of:=0.5*(([.$F$4]+[.E$4])/2)^1.5" office:value-type="float" office:value="0.00206983240755274" calcext:value-type="float">
            <text:p>0.00206983240755274</text:p>
          </table:table-cell>
          <table:table-cell/>
          <table:table-cell table:formula="of:=0.5*(([.$F$4]+[.G$4])/2)^1.5" office:value-type="float" office:value="0.00312196251914935" calcext:value-type="float">
            <text:p>0.00312196251914935</text:p>
          </table:table-cell>
          <table:table-cell table:formula="of:=0.5*(([.$F$4]+[.H$4])/2)^1.5" office:value-type="float" office:value="0.00371546732705668" calcext:value-type="float">
            <text:p>0.00371546732705668</text:p>
          </table:table-cell>
          <table:table-cell table:formula="of:=0.5*(([.$F$4]+[.I$4])/2)^1.5" office:value-type="float" office:value="0.00487016753640893" calcext:value-type="float">
            <text:p>0.0048701675364089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0.5*(([.$G$4]+[.C$4])/2)^1.5" office:value-type="float" office:value="0.00198124955406934" calcext:value-type="float">
            <text:p>0.00198124955406934</text:p>
          </table:table-cell>
          <table:table-cell table:formula="of:=0.5*(([.$G$4]+[.D$4])/2)^1.5" office:value-type="float" office:value="0.00223979933318015" calcext:value-type="float">
            <text:p>0.00223979933318015</text:p>
          </table:table-cell>
          <table:table-cell table:formula="of:=0.5*(([.$G$4]+[.E$4])/2)^1.5" office:value-type="float" office:value="0.00265112532523269" calcext:value-type="float">
            <text:p>0.00265112532523269</text:p>
          </table:table-cell>
          <table:table-cell table:formula="of:=0.5*(([.$G$4]+[.F$4])/2)^1.5" office:value-type="float" office:value="0.00312196251914935" calcext:value-type="float">
            <text:p>0.00312196251914935</text:p>
          </table:table-cell>
          <table:table-cell/>
          <table:table-cell table:formula="of:=0.5*(([.$G$4]+[.H$4])/2)^1.5" office:value-type="float" office:value="0.00441257536526734" calcext:value-type="float">
            <text:p>0.00441257536526734</text:p>
          </table:table-cell>
          <table:table-cell table:formula="of:=0.5*(([.$G$4]+[.I$4])/2)^1.5" office:value-type="float" office:value="0.00562949999913837" calcext:value-type="float">
            <text:p>0.005629499999138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0.5*(([.$H$4]+[.C$4])/2)^1.5" office:value-type="float" office:value="0.00249643011486461" calcext:value-type="float">
            <text:p>0.00249643011486461</text:p>
          </table:table-cell>
          <table:table-cell table:formula="of:=0.5*(([.$H$4]+[.D$4])/2)^1.5" office:value-type="float" office:value="0.00277487621183705" calcext:value-type="float">
            <text:p>0.00277487621183705</text:p>
          </table:table-cell>
          <table:table-cell table:formula="of:=0.5*(([.$H$4]+[.E$4])/2)^1.5" office:value-type="float" office:value="0.00321500797847547" calcext:value-type="float">
            <text:p>0.00321500797847547</text:p>
          </table:table-cell>
          <table:table-cell table:formula="of:=0.5*(([.$H$4]+[.F$4])/2)^1.5" office:value-type="float" office:value="0.00371546732705668" calcext:value-type="float">
            <text:p>0.00371546732705668</text:p>
          </table:table-cell>
          <table:table-cell table:formula="of:=0.5*(([.$H$4]+[.G$4])/2)^1.5" office:value-type="float" office:value="0.00441257536526734" calcext:value-type="float">
            <text:p>0.00441257536526734</text:p>
          </table:table-cell>
          <table:table-cell/>
          <table:table-cell table:formula="of:=0.5*(([.$H$4]+[.I$4])/2)^1.5" office:value-type="float" office:value="0.00634510776806031" calcext:value-type="float">
            <text:p>0.0063451077680603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0.5*(([.$I$4]+[.C$4])/2)^1.5" office:value-type="float" office:value="0.00352129206700039" calcext:value-type="float">
            <text:p>0.00352129206700039</text:p>
          </table:table-cell>
          <table:table-cell table:formula="of:=0.5*(([.$I$4]+[.D$4])/2)^1.5" office:value-type="float" office:value="0.00383244214476471" calcext:value-type="float">
            <text:p>0.00383244214476471</text:p>
          </table:table-cell>
          <table:table-cell table:formula="of:=0.5*(([.$I$4]+[.E$4])/2)^1.5" office:value-type="float" office:value="0.00432027310531807" calcext:value-type="float">
            <text:p>0.00432027310531807</text:p>
          </table:table-cell>
          <table:table-cell table:formula="of:=0.5*(([.$I$4]+[.F$4])/2)^1.5" office:value-type="float" office:value="0.00487016753640893" calcext:value-type="float">
            <text:p>0.00487016753640893</text:p>
          </table:table-cell>
          <table:table-cell table:formula="of:=0.5*(([.$I$4]+[.G$4])/2)^1.5" office:value-type="float" office:value="0.00562949999913837" calcext:value-type="float">
            <text:p>0.00562949999913837</text:p>
          </table:table-cell>
          <table:table-cell table:formula="of:=0.5*(([.$I$4]+[.H$4])/2)^1.5" office:value-type="float" office:value="0.00634510776806031" calcext:value-type="float">
            <text:p>0.0063451077680603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fer v (no oberth/SOI boundary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b</text:p>
          </table:table-cell>
          <table:table-cell/>
          <table:table-cell table:formula="of:=SQRT(2*0.0000000000667408*[.$B$2]*(1/[.D$6]-1/([.D$6]+[.$C$6])))" office:value-type="float" office:value="64912.3858072068" calcext:value-type="float">
            <text:p>64912.3858072068</text:p>
          </table:table-cell>
          <table:table-cell table:formula="of:=SQRT(2*0.0000000000667408*[.$B$2]*(1/[.E$6]-1/([.E$6]+[.$C$6])))" office:value-type="float" office:value="49186.3220114984" calcext:value-type="float">
            <text:p>49186.3220114984</text:p>
          </table:table-cell>
          <table:table-cell table:formula="of:=SQRT(2*0.0000000000667408*[.$B$2]*(1/[.F$6]-1/([.F$6]+[.$C$6])))" office:value-type="float" office:value="39052.1625719312" calcext:value-type="float">
            <text:p>39052.1625719312</text:p>
          </table:table-cell>
          <table:table-cell table:formula="of:=SQRT(2*0.0000000000667408*[.$B$2]*(1/[.G$6]-1/([.G$6]+[.$C$6])))" office:value-type="float" office:value="30738.7876795622" calcext:value-type="float">
            <text:p>30738.7876795622</text:p>
          </table:table-cell>
          <table:table-cell table:formula="of:=SQRT(2*0.0000000000667408*[.$B$2]*(1/[.H$6]-1/([.H$6]+[.$C$6])))" office:value-type="float" office:value="25802.808094569" calcext:value-type="float">
            <text:p>25802.808094569</text:p>
          </table:table-cell>
          <table:table-cell table:formula="of:=SQRT(2*0.0000000000667408*[.$B$2]*(1/[.I$6]-1/([.I$6]+[.$C$6])))" office:value-type="float" office:value="20016.3388703056" calcext:value-type="float">
            <text:p>20016.33887030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SQRT(2*0.0000000000667408*[.$B$2]*(1/[.C$6]-1/([.C$6]+[.$D$6])))" office:value-type="float" office:value="88900.1901692774" calcext:value-type="float">
            <text:p>88900.1901692774</text:p>
          </table:table-cell>
          <table:table-cell/>
          <table:table-cell table:formula="of:=SQRT(2*0.0000000000667408*[.$B$2]*(1/[.E$6]-1/([.E$6]+[.$D$6])))" office:value-type="float" office:value="54241.7964114892" calcext:value-type="float">
            <text:p>54241.7964114892</text:p>
          </table:table-cell>
          <table:table-cell table:formula="of:=SQRT(2*0.0000000000667408*[.$B$2]*(1/[.F$6]-1/([.F$6]+[.$D$6])))" office:value-type="float" office:value="43485.7567348258" calcext:value-type="float">
            <text:p>43485.7567348258</text:p>
          </table:table-cell>
          <table:table-cell table:formula="of:=SQRT(2*0.0000000000667408*[.$B$2]*(1/[.G$6]-1/([.G$6]+[.$D$6])))" office:value-type="float" office:value="34531.6755141322" calcext:value-type="float">
            <text:p>34531.6755141322</text:p>
          </table:table-cell>
          <table:table-cell table:formula="of:=SQRT(2*0.0000000000667408*[.$B$2]*(1/[.H$6]-1/([.H$6]+[.$D$6])))" office:value-type="float" office:value="29150.5306243578" calcext:value-type="float">
            <text:p>29150.5306243578</text:p>
          </table:table-cell>
          <table:table-cell table:formula="of:=SQRT(2*0.0000000000667408*[.$B$2]*(1/[.I$6]-1/([.I$6]+[.$D$6])))" office:value-type="float" office:value="22772.6908821352" calcext:value-type="float">
            <text:p>22772.690882135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SQRT(2*0.0000000000667408*[.$B$2]*(1/[.C$6]-1/([.C$6]+[.$E$6])))" office:value-type="float" office:value="94900.7334951439" calcext:value-type="float">
            <text:p>94900.7334951439</text:p>
          </table:table-cell>
          <table:table-cell table:formula="of:=SQRT(2*0.0000000000667408*[.$B$2]*(1/[.D$6]-1/([.D$6]+[.$E$6])))" office:value-type="float" office:value="76415.9763524157" calcext:value-type="float">
            <text:p>76415.9763524157</text:p>
          </table:table-cell>
          <table:table-cell/>
          <table:table-cell table:formula="of:=SQRT(2*0.0000000000667408*[.$B$2]*(1/[.F$6]-1/([.F$6]+[.$E$6])))" office:value-type="float" office:value="48270.3583044415" calcext:value-type="float">
            <text:p>48270.3583044415</text:p>
          </table:table-cell>
          <table:table-cell table:formula="of:=SQRT(2*0.0000000000667408*[.$B$2]*(1/[.G$6]-1/([.G$6]+[.$E$6])))" office:value-type="float" office:value="38746.7832415187" calcext:value-type="float">
            <text:p>38746.7832415187</text:p>
          </table:table-cell>
          <table:table-cell table:formula="of:=SQRT(2*0.0000000000667408*[.$B$2]*(1/[.H$6]-1/([.H$6]+[.$E$6])))" office:value-type="float" office:value="32942.662878895" calcext:value-type="float">
            <text:p>32942.662878895</text:p>
          </table:table-cell>
          <table:table-cell table:formula="of:=SQRT(2*0.0000000000667408*[.$B$2]*(1/[.I$6]-1/([.I$6]+[.$E$6])))" office:value-type="float" office:value="25971.3308057926" calcext:value-type="float">
            <text:p>25971.330805792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SQRT(2*0.0000000000667408*[.$B$2]*(1/[.C$6]-1/([.C$6]+[.$F$6])))" office:value-type="float" office:value="99028.6955267888" calcext:value-type="float">
            <text:p>99028.6955267888</text:p>
          </table:table-cell>
          <table:table-cell table:formula="of:=SQRT(2*0.0000000000667408*[.$B$2]*(1/[.D$6]-1/([.D$6]+[.$F$6])))" office:value-type="float" office:value="80517.0552991311" calcext:value-type="float">
            <text:p>80517.0552991311</text:p>
          </table:table-cell>
          <table:table-cell table:formula="of:=SQRT(2*0.0000000000667408*[.$B$2]*(1/[.E$6]-1/([.E$6]+[.$F$6])))" office:value-type="float" office:value="63441.1828557329" calcext:value-type="float">
            <text:p>63441.1828557329</text:p>
          </table:table-cell>
          <table:table-cell/>
          <table:table-cell table:formula="of:=SQRT(2*0.0000000000667408*[.$B$2]*(1/[.G$6]-1/([.G$6]+[.$F$6])))" office:value-type="float" office:value="42064.4504065898" calcext:value-type="float">
            <text:p>42064.4504065898</text:p>
          </table:table-cell>
          <table:table-cell table:formula="of:=SQRT(2*0.0000000000667408*[.$B$2]*(1/[.H$6]-1/([.H$6]+[.$F$6])))" office:value-type="float" office:value="35988.212759826" calcext:value-type="float">
            <text:p>35988.212759826</text:p>
          </table:table-cell>
          <table:table-cell table:formula="of:=SQRT(2*0.0000000000667408*[.$B$2]*(1/[.I$6]-1/([.I$6]+[.$F$6])))" office:value-type="float" office:value="28608.5169859489" calcext:value-type="float">
            <text:p>28608.516985948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SQRT(2*0.0000000000667408*[.$B$2]*(1/[.C$6]-1/([.C$6]+[.$G$6])))" office:value-type="float" office:value="102572.055709299" calcext:value-type="float">
            <text:p>102572.055709299</text:p>
          </table:table-cell>
          <table:table-cell table:formula="of:=SQRT(2*0.0000000000667408*[.$B$2]*(1/[.D$6]-1/([.D$6]+[.$G$6])))" office:value-type="float" office:value="84136.58049437" calcext:value-type="float">
            <text:p>84136.58049437</text:p>
          </table:table-cell>
          <table:table-cell table:formula="of:=SQRT(2*0.0000000000667408*[.$B$2]*(1/[.E$6]-1/([.E$6]+[.$G$6])))" office:value-type="float" office:value="67012.0273614373" calcext:value-type="float">
            <text:p>67012.0273614373</text:p>
          </table:table-cell>
          <table:table-cell table:formula="of:=SQRT(2*0.0000000000667408*[.$B$2]*(1/[.F$6]-1/([.F$6]+[.$G$6])))" office:value-type="float" office:value="55353.0522757134" calcext:value-type="float">
            <text:p>55353.0522757134</text:p>
          </table:table-cell>
          <table:table-cell/>
          <table:table-cell table:formula="of:=SQRT(2*0.0000000000667408*[.$B$2]*(1/[.H$6]-1/([.H$6]+[.$G$6])))" office:value-type="float" office:value="38983.4759454459" calcext:value-type="float">
            <text:p>38983.4759454459</text:p>
          </table:table-cell>
          <table:table-cell table:formula="of:=SQRT(2*0.0000000000667408*[.$B$2]*(1/[.I$6]-1/([.I$6]+[.$G$6])))" office:value-type="float" office:value="31270.3840699447" calcext:value-type="float">
            <text:p>31270.384069944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SQRT(2*0.0000000000667408*[.$B$2]*(1/[.C$6]-1/([.C$6]+[.$H$6])))" office:value-type="float" office:value="104743.882645924" calcext:value-type="float">
            <text:p>104743.882645924</text:p>
          </table:table-cell>
          <table:table-cell table:formula="of:=SQRT(2*0.0000000000667408*[.$B$2]*(1/[.D$6]-1/([.D$6]+[.$H$6])))" office:value-type="float" office:value="86403.8396190209" calcext:value-type="float">
            <text:p>86403.8396190209</text:p>
          </table:table-cell>
          <table:table-cell table:formula="of:=SQRT(2*0.0000000000667408*[.$B$2]*(1/[.E$6]-1/([.E$6]+[.$H$6])))" office:value-type="float" office:value="69309.8848565837" calcext:value-type="float">
            <text:p>69309.8848565837</text:p>
          </table:table-cell>
          <table:table-cell table:formula="of:=SQRT(2*0.0000000000667408*[.$B$2]*(1/[.F$6]-1/([.F$6]+[.$H$6])))" office:value-type="float" office:value="57611.0785147396" calcext:value-type="float">
            <text:p>57611.0785147396</text:p>
          </table:table-cell>
          <table:table-cell table:formula="of:=SQRT(2*0.0000000000667408*[.$B$2]*(1/[.G$6]-1/([.G$6]+[.$H$6])))" office:value-type="float" office:value="47424.1910689549" calcext:value-type="float">
            <text:p>47424.1910689549</text:p>
          </table:table-cell>
          <table:table-cell/>
          <table:table-cell table:formula="of:=SQRT(2*0.0000000000667408*[.$B$2]*(1/[.I$6]-1/([.I$6]+[.$H$6])))" office:value-type="float" office:value="33141.3229934238" calcext:value-type="float">
            <text:p>33141.322993423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SQRT(2*0.0000000000667408*[.$B$2]*(1/[.C$6]-1/([.C$6]+[.$I$6])))" office:value-type="float" office:value="107355.073150329" calcext:value-type="float">
            <text:p>107355.073150329</text:p>
          </table:table-cell>
          <table:table-cell table:formula="of:=SQRT(2*0.0000000000667408*[.$B$2]*(1/[.D$6]-1/([.D$6]+[.$I$6])))" office:value-type="float" office:value="89181.9902132982" calcext:value-type="float">
            <text:p>89181.9902132982</text:p>
          </table:table-cell>
          <table:table-cell table:formula="of:=SQRT(2*0.0000000000667408*[.$B$2]*(1/[.E$6]-1/([.E$6]+[.$I$6])))" office:value-type="float" office:value="72194.9651171599" calcext:value-type="float">
            <text:p>72194.9651171599</text:p>
          </table:table-cell>
          <table:table-cell table:formula="of:=SQRT(2*0.0000000000667408*[.$B$2]*(1/[.F$6]-1/([.F$6]+[.$I$6])))" office:value-type="float" office:value="60508.6276268432" calcext:value-type="float">
            <text:p>60508.6276268432</text:p>
          </table:table-cell>
          <table:table-cell table:formula="of:=SQRT(2*0.0000000000667408*[.$B$2]*(1/[.G$6]-1/([.G$6]+[.$I$6])))" office:value-type="float" office:value="50260.733030877" calcext:value-type="float">
            <text:p>50260.733030877</text:p>
          </table:table-cell>
          <table:table-cell table:formula="of:=SQRT(2*0.0000000000667408*[.$B$2]*(1/[.H$6]-1/([.H$6]+[.$I$6])))" office:value-type="float" office:value="43787.0888838034" calcext:value-type="float">
            <text:p>43787.0888838034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fer v (200 km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b</text:p>
          </table:table-cell>
          <table:table-cell/>
          <table:table-cell table:formula="of:=SQRT(([.D33]-[.D$8])^2+2*[.D$2]*0.0000000000667408*(1/([.D$3]+200000)-1/([.D$9])))" office:value-type="float" office:value="11775.4103441612" calcext:value-type="float">
            <text:p>11775.4103441612</text:p>
          </table:table-cell>
          <table:table-cell table:formula="of:=SQRT(([.E33]-[.E$8])^2+2*[.E$2]*0.0000000000667408*(1/([.E$3]+200000)-1/([.E$9])))" office:value-type="float" office:value="12057.197084599" calcext:value-type="float">
            <text:p>12057.197084599</text:p>
          </table:table-cell>
          <table:table-cell table:formula="of:=SQRT(([.F33]-[.F$8])^2+2*[.F$2]*0.0000000000667408*(1/([.F$3]+200000)-1/([.F$9])))" office:value-type="float" office:value="16081.8221624951" calcext:value-type="float">
            <text:p>16081.8221624951</text:p>
          </table:table-cell>
          <table:table-cell table:formula="of:=SQRT(([.G33]-[.G$8])^2+2*[.G$2]*0.0000000000667408*(1/([.G$3]+200000)-1/([.G$9])))" office:value-type="float" office:value="17640.9011430845" calcext:value-type="float">
            <text:p>17640.9011430845</text:p>
          </table:table-cell>
          <table:table-cell table:formula="of:=SQRT(([.H33]-[.H$8])^2+2*[.H$2]*0.0000000000667408*(1/([.H$3]+200000)-1/([.H$9])))" office:value-type="float" office:value="18607.1557437711" calcext:value-type="float">
            <text:p>18607.1557437711</text:p>
          </table:table-cell>
          <table:table-cell table:formula="of:=SQRT(([.I33]-[.I$8])^2+2*[.I$2]*0.0000000000667408*(1/([.I$3]+200000)-1/([.I$9])))" office:value-type="float" office:value="17169.7951362137" calcext:value-type="float">
            <text:p>17169.79513621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SQRT(([.C34]-[.C$8])^2+2*[.C$2]*0.0000000000667408*(1/([.C$3]+200000)-1/([.C$9])))" office:value-type="float" office:value="10966.4845600375" calcext:value-type="float">
            <text:p>10966.4845600375</text:p>
          </table:table-cell>
          <table:table-cell/>
          <table:table-cell table:formula="of:=SQRT(([.E34]-[.E$8])^2+2*[.E$2]*0.0000000000667408*(1/([.E$3]+200000)-1/([.E$9])))" office:value-type="float" office:value="8146.89559301687" calcext:value-type="float">
            <text:p>8146.89559301687</text:p>
          </table:table-cell>
          <table:table-cell table:formula="of:=SQRT(([.F34]-[.F$8])^2+2*[.F$2]*0.0000000000667408*(1/([.F$3]+200000)-1/([.F$9])))" office:value-type="float" office:value="12811.6447499727" calcext:value-type="float">
            <text:p>12811.6447499727</text:p>
          </table:table-cell>
          <table:table-cell table:formula="of:=SQRT(([.G34]-[.G$8])^2+2*[.G$2]*0.0000000000667408*(1/([.G$3]+200000)-1/([.G$9])))" office:value-type="float" office:value="14676.3729709009" calcext:value-type="float">
            <text:p>14676.3729709009</text:p>
          </table:table-cell>
          <table:table-cell table:formula="of:=SQRT(([.H34]-[.H$8])^2+2*[.H$2]*0.0000000000667408*(1/([.H$3]+200000)-1/([.H$9])))" office:value-type="float" office:value="15981.785311457" calcext:value-type="float">
            <text:p>15981.785311457</text:p>
          </table:table-cell>
          <table:table-cell table:formula="of:=SQRT(([.I34]-[.I$8])^2+2*[.I$2]*0.0000000000667408*(1/([.I$3]+200000)-1/([.I$9])))" office:value-type="float" office:value="14694.200408076" calcext:value-type="float">
            <text:p>14694.20040807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SQRT(([.C35]-[.C$8])^2+2*[.C$2]*0.0000000000667408*(1/([.C$3]+200000)-1/([.C$9])))" office:value-type="float" office:value="15193.6395605074" calcext:value-type="float">
            <text:p>15193.6395605074</text:p>
          </table:table-cell>
          <table:table-cell table:formula="of:=SQRT(([.D35]-[.D$8])^2+2*[.D$2]*0.0000000000667408*(1/([.D$3]+200000)-1/([.D$9])))" office:value-type="float" office:value="11784.088618718" calcext:value-type="float">
            <text:p>11784.088618718</text:p>
          </table:table-cell>
          <table:table-cell/>
          <table:table-cell table:formula="of:=SQRT(([.F35]-[.F$8])^2+2*[.F$2]*0.0000000000667408*(1/([.F$3]+200000)-1/([.F$9])))" office:value-type="float" office:value="10309.0426456362" calcext:value-type="float">
            <text:p>10309.0426456362</text:p>
          </table:table-cell>
          <table:table-cell table:formula="of:=SQRT(([.G35]-[.G$8])^2+2*[.G$2]*0.0000000000667408*(1/([.G$3]+200000)-1/([.G$9])))" office:value-type="float" office:value="11944.8760472252" calcext:value-type="float">
            <text:p>11944.8760472252</text:p>
          </table:table-cell>
          <table:table-cell table:formula="of:=SQRT(([.H35]-[.H$8])^2+2*[.H$2]*0.0000000000667408*(1/([.H$3]+200000)-1/([.H$9])))" office:value-type="float" office:value="13402.5780443265" calcext:value-type="float">
            <text:p>13402.5780443265</text:p>
          </table:table-cell>
          <table:table-cell table:formula="of:=SQRT(([.I35]-[.I$8])^2+2*[.I$2]*0.0000000000667408*(1/([.I$3]+200000)-1/([.I$9])))" office:value-type="float" office:value="11976.1219117558" calcext:value-type="float">
            <text:p>11976.12191175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SQRT(([.C36]-[.C$8])^2+2*[.C$2]*0.0000000000667408*(1/([.C$3]+200000)-1/([.C$9])))" office:value-type="float" office:value="18674.3196647847" calcext:value-type="float">
            <text:p>18674.3196647847</text:p>
          </table:table-cell>
          <table:table-cell table:formula="of:=SQRT(([.D36]-[.D$8])^2+2*[.D$2]*0.0000000000667408*(1/([.D$3]+200000)-1/([.D$9])))" office:value-type="float" office:value="14245.4770176309" calcext:value-type="float">
            <text:p>14245.4770176309</text:p>
          </table:table-cell>
          <table:table-cell table:formula="of:=SQRT(([.E36]-[.E$8])^2+2*[.E$2]*0.0000000000667408*(1/([.E$3]+200000)-1/([.E$9])))" office:value-type="float" office:value="7331.10324037257" calcext:value-type="float">
            <text:p>7331.10324037257</text:p>
          </table:table-cell>
          <table:table-cell/>
          <table:table-cell table:formula="of:=SQRT(([.G36]-[.G$8])^2+2*[.G$2]*0.0000000000667408*(1/([.G$3]+200000)-1/([.G$9])))" office:value-type="float" office:value="10508.9205776808" calcext:value-type="float">
            <text:p>10508.9205776808</text:p>
          </table:table-cell>
          <table:table-cell table:formula="of:=SQRT(([.H36]-[.H$8])^2+2*[.H$2]*0.0000000000667408*(1/([.H$3]+200000)-1/([.H$9])))" office:value-type="float" office:value="11814.6602759122" calcext:value-type="float">
            <text:p>11814.6602759122</text:p>
          </table:table-cell>
          <table:table-cell table:formula="of:=SQRT(([.I36]-[.I$8])^2+2*[.I$2]*0.0000000000667408*(1/([.I$3]+200000)-1/([.I$9])))" office:value-type="float" office:value="9952.39029252805" calcext:value-type="float">
            <text:p>9952.390292528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SQRT(([.C37]-[.C$8])^2+2*[.C$2]*0.0000000000667408*(1/([.C$3]+200000)-1/([.C$9])))" office:value-type="float" office:value="21842.6496220499" calcext:value-type="float">
            <text:p>21842.6496220499</text:p>
          </table:table-cell>
          <table:table-cell table:formula="of:=SQRT(([.D37]-[.D$8])^2+2*[.D$2]*0.0000000000667408*(1/([.D$3]+200000)-1/([.D$9])))" office:value-type="float" office:value="16953.5943583332" calcext:value-type="float">
            <text:p>16953.5943583332</text:p>
          </table:table-cell>
          <table:table-cell table:formula="of:=SQRT(([.E37]-[.E$8])^2+2*[.E$2]*0.0000000000667408*(1/([.E$3]+200000)-1/([.E$9])))" office:value-type="float" office:value="9718.24765991503" calcext:value-type="float">
            <text:p>9718.24765991503</text:p>
          </table:table-cell>
          <table:table-cell table:formula="of:=SQRT(([.F37]-[.F$8])^2+2*[.F$2]*0.0000000000667408*(1/([.F$3]+200000)-1/([.F$9])))" office:value-type="float" office:value="10231.0926490013" calcext:value-type="float">
            <text:p>10231.0926490013</text:p>
          </table:table-cell>
          <table:table-cell/>
          <table:table-cell table:formula="of:=SQRT(([.H37]-[.H$8])^2+2*[.H$2]*0.0000000000667408*(1/([.H$3]+200000)-1/([.H$9])))" office:value-type="float" office:value="10876.5017940797" calcext:value-type="float">
            <text:p>10876.5017940797</text:p>
          </table:table-cell>
          <table:table-cell table:formula="of:=SQRT(([.I37]-[.I$8])^2+2*[.I$2]*0.0000000000667408*(1/([.I$3]+200000)-1/([.I$9])))" office:value-type="float" office:value="8268.17422140661" calcext:value-type="float">
            <text:p>8268.1742214066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SQRT(([.C38]-[.C$8])^2+2*[.C$2]*0.0000000000667408*(1/([.C$3]+200000)-1/([.C$9])))" office:value-type="float" office:value="23836.86389696" calcext:value-type="float">
            <text:p>23836.86389696</text:p>
          </table:table-cell>
          <table:table-cell table:formula="of:=SQRT(([.D38]-[.D$8])^2+2*[.D$2]*0.0000000000667408*(1/([.D$3]+200000)-1/([.D$9])))" office:value-type="float" office:value="18806.806297156" calcext:value-type="float">
            <text:p>18806.806297156</text:p>
          </table:table-cell>
          <table:table-cell table:formula="of:=SQRT(([.E38]-[.E$8])^2+2*[.E$2]*0.0000000000667408*(1/([.E$3]+200000)-1/([.E$9])))" office:value-type="float" office:value="11581.0177142997" calcext:value-type="float">
            <text:p>11581.0177142997</text:p>
          </table:table-cell>
          <table:table-cell table:formula="of:=SQRT(([.F38]-[.F$8])^2+2*[.F$2]*0.0000000000667408*(1/([.F$3]+200000)-1/([.F$9])))" office:value-type="float" office:value="11191.8006593162" calcext:value-type="float">
            <text:p>11191.8006593162</text:p>
          </table:table-cell>
          <table:table-cell table:formula="of:=SQRT(([.G38]-[.G$8])^2+2*[.G$2]*0.0000000000667408*(1/([.G$3]+200000)-1/([.G$9])))" office:value-type="float" office:value="10239.9991787162" calcext:value-type="float">
            <text:p>10239.9991787162</text:p>
          </table:table-cell>
          <table:table-cell/>
          <table:table-cell table:formula="of:=SQRT(([.I38]-[.I$8])^2+2*[.I$2]*0.0000000000667408*(1/([.I$3]+200000)-1/([.I$9])))" office:value-type="float" office:value="7434.65975299711" calcext:value-type="float">
            <text:p>7434.6597529971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SQRT(([.C39]-[.C$8])^2+2*[.C$2]*0.0000000000667408*(1/([.C$3]+200000)-1/([.C$9])))" office:value-type="float" office:value="26271.8248035851" calcext:value-type="float">
            <text:p>26271.8248035851</text:p>
          </table:table-cell>
          <table:table-cell table:formula="of:=SQRT(([.D39]-[.D$8])^2+2*[.D$2]*0.0000000000667408*(1/([.D$3]+200000)-1/([.D$9])))" office:value-type="float" office:value="21187.6790598425" calcext:value-type="float">
            <text:p>21187.6790598425</text:p>
          </table:table-cell>
          <table:table-cell table:formula="of:=SQRT(([.E39]-[.E$8])^2+2*[.E$2]*0.0000000000667408*(1/([.E$3]+200000)-1/([.E$9])))" office:value-type="float" office:value="14102.7655385945" calcext:value-type="float">
            <text:p>14102.7655385945</text:p>
          </table:table-cell>
          <table:table-cell table:formula="of:=SQRT(([.F39]-[.F$8])^2+2*[.F$2]*0.0000000000667408*(1/([.F$3]+200000)-1/([.F$9])))" office:value-type="float" office:value="12907.5603659705" calcext:value-type="float">
            <text:p>12907.5603659705</text:p>
          </table:table-cell>
          <table:table-cell table:formula="of:=SQRT(([.G39]-[.G$8])^2+2*[.G$2]*0.0000000000667408*(1/([.G$3]+200000)-1/([.G$9])))" office:value-type="float" office:value="11187.2098152047" calcext:value-type="float">
            <text:p>11187.2098152047</text:p>
          </table:table-cell>
          <table:table-cell table:formula="of:=SQRT(([.H39]-[.H$8])^2+2*[.H$2]*0.0000000000667408*(1/([.H$3]+200000)-1/([.H$9])))" office:value-type="float" office:value="11028.1857586656" calcext:value-type="float">
            <text:p>11028.1857586656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fer Δv (from 200 km orbit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[.D42]-[.D$10]" office:value-type="float" office:value="3766.80535806406" calcext:value-type="float">
            <text:p>3766.80535806406</text:p>
          </table:table-cell>
          <table:table-cell table:formula="of:=[.E42]-[.E$10]" office:value-type="float" office:value="7286.07765491099" calcext:value-type="float">
            <text:p>7286.07765491099</text:p>
          </table:table-cell>
          <table:table-cell table:formula="of:=[.F42]-[.F$10]" office:value-type="float" office:value="8922.90317355857" calcext:value-type="float">
            <text:p>8922.90317355857</text:p>
          </table:table-cell>
          <table:table-cell table:formula="of:=[.G42]-[.G$10]" office:value-type="float" office:value="10280.3623841597" calcext:value-type="float">
            <text:p>10280.3623841597</text:p>
          </table:table-cell>
          <table:table-cell table:formula="of:=[.H42]-[.H$10]" office:value-type="float" office:value="10807.7001558886" calcext:value-type="float">
            <text:p>10807.7001558886</text:p>
          </table:table-cell>
          <table:table-cell table:formula="of:=[.I42]-[.I$10]" office:value-type="float" office:value="12098.6558621934" calcext:value-type="float">
            <text:p>12098.65586219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43]-[.C$10]" office:value-type="float" office:value="3540.00580539894" calcext:value-type="float">
            <text:p>3540.00580539894</text:p>
          </table:table-cell>
          <table:table-cell/>
          <table:table-cell table:formula="of:=[.E43]-[.E$10]" office:value-type="float" office:value="3375.77616332891" calcext:value-type="float">
            <text:p>3375.77616332891</text:p>
          </table:table-cell>
          <table:table-cell table:formula="of:=[.F43]-[.F$10]" office:value-type="float" office:value="5652.72576103618" calcext:value-type="float">
            <text:p>5652.72576103618</text:p>
          </table:table-cell>
          <table:table-cell table:formula="of:=[.G43]-[.G$10]" office:value-type="float" office:value="7315.83421197599" calcext:value-type="float">
            <text:p>7315.83421197599</text:p>
          </table:table-cell>
          <table:table-cell table:formula="of:=[.H43]-[.H$10]" office:value-type="float" office:value="8182.32972357448" calcext:value-type="float">
            <text:p>8182.32972357448</text:p>
          </table:table-cell>
          <table:table-cell table:formula="of:=[.I43]-[.I$10]" office:value-type="float" office:value="9623.0611340556" calcext:value-type="float">
            <text:p>9623.06113405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44]-[.C$10]" office:value-type="float" office:value="7767.16080586884" calcext:value-type="float">
            <text:p>7767.16080586884</text:p>
          </table:table-cell>
          <table:table-cell table:formula="of:=[.D44]-[.D$10]" office:value-type="float" office:value="3775.48363262085" calcext:value-type="float">
            <text:p>3775.48363262085</text:p>
          </table:table-cell>
          <table:table-cell/>
          <table:table-cell table:formula="of:=[.F44]-[.F$10]" office:value-type="float" office:value="3150.12365669975" calcext:value-type="float">
            <text:p>3150.12365669975</text:p>
          </table:table-cell>
          <table:table-cell table:formula="of:=[.G44]-[.G$10]" office:value-type="float" office:value="4584.33728830025" calcext:value-type="float">
            <text:p>4584.33728830025</text:p>
          </table:table-cell>
          <table:table-cell table:formula="of:=[.H44]-[.H$10]" office:value-type="float" office:value="5603.122456444" calcext:value-type="float">
            <text:p>5603.122456444</text:p>
          </table:table-cell>
          <table:table-cell table:formula="of:=[.I44]-[.I$10]" office:value-type="float" office:value="6904.98263773547" calcext:value-type="float">
            <text:p>6904.9826377354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45]-[.C$10]" office:value-type="float" office:value="11247.8409101461" calcext:value-type="float">
            <text:p>11247.8409101461</text:p>
          </table:table-cell>
          <table:table-cell table:formula="of:=[.D45]-[.D$10]" office:value-type="float" office:value="6236.87203153372" calcext:value-type="float">
            <text:p>6236.87203153372</text:p>
          </table:table-cell>
          <table:table-cell table:formula="of:=[.E45]-[.E$10]" office:value-type="float" office:value="2559.98381068461" calcext:value-type="float">
            <text:p>2559.98381068461</text:p>
          </table:table-cell>
          <table:table-cell/>
          <table:table-cell table:formula="of:=[.G45]-[.G$10]" office:value-type="float" office:value="3148.38181875591" calcext:value-type="float">
            <text:p>3148.38181875591</text:p>
          </table:table-cell>
          <table:table-cell table:formula="of:=[.H45]-[.H$10]" office:value-type="float" office:value="4015.20468802975" calcext:value-type="float">
            <text:p>4015.20468802975</text:p>
          </table:table-cell>
          <table:table-cell table:formula="of:=[.I45]-[.I$10]" office:value-type="float" office:value="4881.25101850769" calcext:value-type="float">
            <text:p>4881.2510185076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46]-[.C$10]" office:value-type="float" office:value="14416.1708674113" calcext:value-type="float">
            <text:p>14416.1708674113</text:p>
          </table:table-cell>
          <table:table-cell table:formula="of:=[.D46]-[.D$10]" office:value-type="float" office:value="8944.98937223603" calcext:value-type="float">
            <text:p>8944.98937223603</text:p>
          </table:table-cell>
          <table:table-cell table:formula="of:=[.E46]-[.E$10]" office:value-type="float" office:value="4947.12823022707" calcext:value-type="float">
            <text:p>4947.12823022707</text:p>
          </table:table-cell>
          <table:table-cell table:formula="of:=[.F46]-[.F$10]" office:value-type="float" office:value="3072.1736600648" calcext:value-type="float">
            <text:p>3072.1736600648</text:p>
          </table:table-cell>
          <table:table-cell/>
          <table:table-cell table:formula="of:=[.H46]-[.H$10]" office:value-type="float" office:value="3077.0462061972" calcext:value-type="float">
            <text:p>3077.0462061972</text:p>
          </table:table-cell>
          <table:table-cell table:formula="of:=[.I46]-[.I$10]" office:value-type="float" office:value="3197.03494738625" calcext:value-type="float">
            <text:p>3197.034947386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[.C47]-[.C$10]" office:value-type="float" office:value="16410.3851423215" calcext:value-type="float">
            <text:p>16410.3851423215</text:p>
          </table:table-cell>
          <table:table-cell table:formula="of:=[.D47]-[.D$10]" office:value-type="float" office:value="10798.2013110588" calcext:value-type="float">
            <text:p>10798.2013110588</text:p>
          </table:table-cell>
          <table:table-cell table:formula="of:=[.E47]-[.E$10]" office:value-type="float" office:value="6809.89828461171" calcext:value-type="float">
            <text:p>6809.89828461171</text:p>
          </table:table-cell>
          <table:table-cell table:formula="of:=[.F47]-[.F$10]" office:value-type="float" office:value="4032.88167037972" calcext:value-type="float">
            <text:p>4032.88167037972</text:p>
          </table:table-cell>
          <table:table-cell table:formula="of:=[.G47]-[.G$10]" office:value-type="float" office:value="2879.46041979129" calcext:value-type="float">
            <text:p>2879.46041979129</text:p>
          </table:table-cell>
          <table:table-cell/>
          <table:table-cell table:formula="of:=[.I47]-[.I$10]" office:value-type="float" office:value="2363.52047897675" calcext:value-type="float">
            <text:p>2363.520478976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[.C48]-[.C$10]" office:value-type="float" office:value="18845.3460489465" calcext:value-type="float">
            <text:p>18845.3460489465</text:p>
          </table:table-cell>
          <table:table-cell table:formula="of:=[.D48]-[.D$10]" office:value-type="float" office:value="13179.0740737453" calcext:value-type="float">
            <text:p>13179.0740737453</text:p>
          </table:table-cell>
          <table:table-cell table:formula="of:=[.E48]-[.E$10]" office:value-type="float" office:value="9331.64610890656" calcext:value-type="float">
            <text:p>9331.64610890656</text:p>
          </table:table-cell>
          <table:table-cell table:formula="of:=[.F48]-[.F$10]" office:value-type="float" office:value="5748.64137703405" calcext:value-type="float">
            <text:p>5748.64137703405</text:p>
          </table:table-cell>
          <table:table-cell table:formula="of:=[.G48]-[.G$10]" office:value-type="float" office:value="3826.67105627982" calcext:value-type="float">
            <text:p>3826.67105627982</text:p>
          </table:table-cell>
          <table:table-cell table:formula="of:=[.H48]-[.H$10]" office:value-type="float" office:value="3228.73017078317" calcext:value-type="float">
            <text:p>3228.73017078317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xfer Δv (from surface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[.D51]+[.D$12]" office:value-type="float" office:value="13377.1313413807" calcext:value-type="float">
            <text:p>13377.1313413807</text:p>
          </table:table-cell>
          <table:table-cell table:formula="of:=[.E51]+[.E$12]" office:value-type="float" office:value="13011.4209705365" calcext:value-type="float">
            <text:p>13011.4209705365</text:p>
          </table:table-cell>
          <table:table-cell table:formula="of:=[.F51]+[.F$12]" office:value-type="float" office:value="17513.6059602824" calcext:value-type="float">
            <text:p>17513.6059602824</text:p>
          </table:table-cell>
          <table:table-cell table:formula="of:=[.G51]+[.G$12]" office:value-type="float" office:value="19113.0088948695" calcext:value-type="float">
            <text:p>19113.0088948695</text:p>
          </table:table-cell>
          <table:table-cell table:formula="of:=[.H51]+[.H$12]" office:value-type="float" office:value="20167.0468613476" calcext:value-type="float">
            <text:p>20167.0468613476</text:p>
          </table:table-cell>
          <table:table-cell table:formula="of:=[.I51]+[.I$12]" office:value-type="float" office:value="18184.0229910178" calcext:value-type="float">
            <text:p>18184.02299101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52]+[.C$12]" office:value-type="float" office:value="12451.7803109652" calcext:value-type="float">
            <text:p>12451.7803109652</text:p>
          </table:table-cell>
          <table:table-cell/>
          <table:table-cell table:formula="of:=[.E52]+[.E$12]" office:value-type="float" office:value="9101.11947895446" calcext:value-type="float">
            <text:p>9101.11947895446</text:p>
          </table:table-cell>
          <table:table-cell table:formula="of:=[.F52]+[.F$12]" office:value-type="float" office:value="14243.42854776" calcext:value-type="float">
            <text:p>14243.42854776</text:p>
          </table:table-cell>
          <table:table-cell table:formula="of:=[.G52]+[.G$12]" office:value-type="float" office:value="16148.4807226859" calcext:value-type="float">
            <text:p>16148.4807226859</text:p>
          </table:table-cell>
          <table:table-cell table:formula="of:=[.H52]+[.H$12]" office:value-type="float" office:value="17541.6764290334" calcext:value-type="float">
            <text:p>17541.6764290334</text:p>
          </table:table-cell>
          <table:table-cell table:formula="of:=[.I52]+[.I$12]" office:value-type="float" office:value="15708.42826288" calcext:value-type="float">
            <text:p>15708.428262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53]+[.C$12]" office:value-type="float" office:value="16678.9353114351" calcext:value-type="float">
            <text:p>16678.9353114351</text:p>
          </table:table-cell>
          <table:table-cell table:formula="of:=[.D53]+[.D$12]" office:value-type="float" office:value="13385.8096159375" calcext:value-type="float">
            <text:p>13385.8096159375</text:p>
          </table:table-cell>
          <table:table-cell/>
          <table:table-cell table:formula="of:=[.F53]+[.F$12]" office:value-type="float" office:value="11740.8264434235" calcext:value-type="float">
            <text:p>11740.8264434235</text:p>
          </table:table-cell>
          <table:table-cell table:formula="of:=[.G53]+[.G$12]" office:value-type="float" office:value="13416.9837990101" calcext:value-type="float">
            <text:p>13416.9837990101</text:p>
          </table:table-cell>
          <table:table-cell table:formula="of:=[.H53]+[.H$12]" office:value-type="float" office:value="14962.469161903" calcext:value-type="float">
            <text:p>14962.469161903</text:p>
          </table:table-cell>
          <table:table-cell table:formula="of:=[.I53]+[.I$12]" office:value-type="float" office:value="12990.3497665599" calcext:value-type="float">
            <text:p>12990.349766559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54]+[.C$12]" office:value-type="float" office:value="20159.6154157124" calcext:value-type="float">
            <text:p>20159.6154157124</text:p>
          </table:table-cell>
          <table:table-cell table:formula="of:=[.D54]+[.D$12]" office:value-type="float" office:value="15847.1980148503" calcext:value-type="float">
            <text:p>15847.1980148503</text:p>
          </table:table-cell>
          <table:table-cell table:formula="of:=[.E54]+[.E$12]" office:value-type="float" office:value="8285.32712631016" calcext:value-type="float">
            <text:p>8285.32712631016</text:p>
          </table:table-cell>
          <table:table-cell/>
          <table:table-cell table:formula="of:=[.G54]+[.G$12]" office:value-type="float" office:value="11981.0283294658" calcext:value-type="float">
            <text:p>11981.0283294658</text:p>
          </table:table-cell>
          <table:table-cell table:formula="of:=[.H54]+[.H$12]" office:value-type="float" office:value="13374.5513934887" calcext:value-type="float">
            <text:p>13374.5513934887</text:p>
          </table:table-cell>
          <table:table-cell table:formula="of:=[.I54]+[.I$12]" office:value-type="float" office:value="10966.6181473321" calcext:value-type="float">
            <text:p>10966.61814733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55]+[.C$12]" office:value-type="float" office:value="23327.9453729776" calcext:value-type="float">
            <text:p>23327.9453729776</text:p>
          </table:table-cell>
          <table:table-cell table:formula="of:=[.D55]+[.D$12]" office:value-type="float" office:value="18555.3153555527" calcext:value-type="float">
            <text:p>18555.3153555527</text:p>
          </table:table-cell>
          <table:table-cell table:formula="of:=[.E55]+[.E$12]" office:value-type="float" office:value="10672.4715458526" calcext:value-type="float">
            <text:p>10672.4715458526</text:p>
          </table:table-cell>
          <table:table-cell table:formula="of:=[.F55]+[.F$12]" office:value-type="float" office:value="11662.8764467886" calcext:value-type="float">
            <text:p>11662.8764467886</text:p>
          </table:table-cell>
          <table:table-cell/>
          <table:table-cell table:formula="of:=[.H55]+[.H$12]" office:value-type="float" office:value="12436.3929116562" calcext:value-type="float">
            <text:p>12436.3929116562</text:p>
          </table:table-cell>
          <table:table-cell table:formula="of:=[.I55]+[.I$12]" office:value-type="float" office:value="9282.40207621068" calcext:value-type="float">
            <text:p>9282.4020762106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[.C56]+[.C$12]" office:value-type="float" office:value="25322.1596478877" calcext:value-type="float">
            <text:p>25322.1596478877</text:p>
          </table:table-cell>
          <table:table-cell table:formula="of:=[.D56]+[.D$12]" office:value-type="float" office:value="20408.5272943754" calcext:value-type="float">
            <text:p>20408.5272943754</text:p>
          </table:table-cell>
          <table:table-cell table:formula="of:=[.E56]+[.E$12]" office:value-type="float" office:value="12535.2416002373" calcext:value-type="float">
            <text:p>12535.2416002373</text:p>
          </table:table-cell>
          <table:table-cell table:formula="of:=[.F56]+[.F$12]" office:value-type="float" office:value="12623.5844571035" calcext:value-type="float">
            <text:p>12623.5844571035</text:p>
          </table:table-cell>
          <table:table-cell table:formula="of:=[.G56]+[.G$12]" office:value-type="float" office:value="11712.1069305012" calcext:value-type="float">
            <text:p>11712.1069305012</text:p>
          </table:table-cell>
          <table:table-cell/>
          <table:table-cell table:formula="of:=[.I56]+[.I$12]" office:value-type="float" office:value="8448.88760780118" calcext:value-type="float">
            <text:p>8448.887607801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[.C57]+[.C$12]" office:value-type="float" office:value="27757.1205545128" calcext:value-type="float">
            <text:p>27757.1205545128</text:p>
          </table:table-cell>
          <table:table-cell table:formula="of:=[.D57]+[.D$12]" office:value-type="float" office:value="22789.4000570619" calcext:value-type="float">
            <text:p>22789.4000570619</text:p>
          </table:table-cell>
          <table:table-cell table:formula="of:=[.E57]+[.E$12]" office:value-type="float" office:value="15056.9894245321" calcext:value-type="float">
            <text:p>15056.9894245321</text:p>
          </table:table-cell>
          <table:table-cell table:formula="of:=[.F57]+[.F$12]" office:value-type="float" office:value="14339.3441637578" calcext:value-type="float">
            <text:p>14339.3441637578</text:p>
          </table:table-cell>
          <table:table-cell table:formula="of:=[.G57]+[.G$12]" office:value-type="float" office:value="12659.3175669897" calcext:value-type="float">
            <text:p>12659.3175669897</text:p>
          </table:table-cell>
          <table:table-cell table:formula="of:=[.H57]+[.H$12]" office:value-type="float" office:value="12588.0768762421" calcext:value-type="float">
            <text:p>12588.0768762421</text:p>
          </table:table-cell>
          <table:table-cell table:formula="of:=[.I57]+[.I$12]" office:value-type="float" office:value="6085.36712882443" calcext:value-type="float">
            <text:p>6085.36712882443</text:p>
          </table:table-cell>
          <table:table-cell table:number-columns-repeated="10"/>
        </table:table-row>
      </table:table>
      <table:table table:name="TRAPPIST-1 x2" table:style-name="ta1">
        <table:table-column table:style-name="co1" table:default-cell-style-name="Default"/>
        <table:table-row table:style-name="ro1">
          <table:table-cell/>
        </table:table-row>
      </table:table>
      <table:table table:name="L98-59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L98-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025 discovery paper of 5th planet: <text:a xlink:href="https://arxiv.org/abs/2507.09343" xlink:type="simple">https://arxiv.org/abs/2507.09343</text:a></text:p>
          </table:table-cell>
          <table:table-cell office:value-type="string" calcext:value-type="string">
            <text:p>L98-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ass (kg)</text:p>
          </table:table-cell>
          <table:table-cell table:formula="of:=1.98840987E+030*0.2923" office:value-type="float" office:value="5.81212205001E+029" calcext:value-type="float">
            <text:p>5.81212205001E+029</text:p>
          </table:table-cell>
          <table:table-cell table:formula="of:=5.97216787E+024*0.46" office:value-type="float" office:value="2.7471972202E+024" calcext:value-type="float">
            <text:p>2.7471972202E+024</text:p>
          </table:table-cell>
          <table:table-cell table:formula="of:=5.97216787E+024*2" office:value-type="float" office:value="1.194433574E+025" calcext:value-type="float">
            <text:p>1.194433574E+025</text:p>
          </table:table-cell>
          <table:table-cell table:formula="of:=5.97216787E+024*1.64" office:value-type="float" office:value="9.7943553068E+024" calcext:value-type="float">
            <text:p>9.7943553068E+024</text:p>
          </table:table-cell>
          <table:table-cell table:formula="of:=5.97216787E+024*2.82" office:value-type="float" office:value="1.68415133934E+025" calcext:value-type="float">
            <text:p>1.68415133934E+025</text:p>
          </table:table-cell>
          <table:table-cell table:formula="of:=5.97216787E+024*2.8" office:value-type="float" office:value="1.6722070036E+025" calcext:value-type="float">
            <text:p>1.6722070036E+025</text:p>
          </table:table-cell>
          <table:table-cell/>
          <table:table-cell office:value-type="string" calcext:value-type="string">
            <text:p>Period(days)</text:p>
          </table:table-cell>
          <table:table-cell/>
          <table:table-cell office:value-type="float" office:value="2.253114" calcext:value-type="float">
            <text:p>2.253114</text:p>
          </table:table-cell>
          <table:table-cell office:value-type="float" office:value="3.6906764" calcext:value-type="float">
            <text:p>3.6906764</text:p>
          </table:table-cell>
          <table:table-cell office:value-type="float" office:value="7.450729" calcext:value-type="float">
            <text:p>7.450729</text:p>
          </table:table-cell>
          <table:table-cell office:value-type="float" office:value="12.8278" calcext:value-type="float">
            <text:p>12.8278</text:p>
          </table:table-cell>
          <table:table-cell office:value-type="float" office:value="23.064" calcext:value-type="float">
            <text:p>23.064</text:p>
          </table:table-cell>
        </table:table-row>
        <table:table-row table:style-name="ro1">
          <table:table-cell office:value-type="string" calcext:value-type="string">
            <text:p>Radius (m)</text:p>
          </table:table-cell>
          <table:table-cell/>
          <table:table-cell table:formula="of:=6378100*0.837" office:value-type="float" office:value="5338469.7" calcext:value-type="float">
            <text:p>5338469.7</text:p>
          </table:table-cell>
          <table:table-cell table:formula="of:=6378100*1.329" office:value-type="float" office:value="8476494.9" calcext:value-type="float">
            <text:p>8476494.9</text:p>
          </table:table-cell>
          <table:table-cell table:formula="of:=6378100*1.627" office:value-type="float" office:value="10377168.7" calcext:value-type="float">
            <text:p>10377168.7</text:p>
          </table:table-cell>
          <table:table-cell table:formula="of:=6378100*1.42" office:value-type="float" office:value="9056902" calcext:value-type="float">
            <text:p>9056902</text:p>
          </table:table-cell>
          <table:table-cell table:formula="of:=6378100*1.43" office:value-type="float" office:value="9120683" calcext:value-type="float">
            <text:p>9120683</text:p>
          </table:table-cell>
          <table:table-cell/>
          <table:table-cell office:value-type="string" calcext:value-type="string">
            <text:p>Semi-major axis (au)</text:p>
          </table:table-cell>
          <table:table-cell/>
          <table:table-cell office:value-type="float" office:value="0.0223" calcext:value-type="float">
            <text:p>0.0223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1052" calcext:value-type="float">
            <text:p>0.1052</text:p>
          </table:table-cell>
        </table:table-row>
        <table:table-row table:style-name="ro1">
          <table:table-cell office:value-type="string" calcext:value-type="string">
            <text:p>Semi-major axis (au)</text:p>
          </table:table-cell>
          <table:table-cell/>
          <table:table-cell office:value-type="float" office:value="0.0223" calcext:value-type="float">
            <text:p>0.0223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1052" calcext:value-type="float">
            <text:p>0.1052</text:p>
          </table:table-cell>
          <table:table-cell/>
          <table:table-cell office:value-type="string" calcext:value-type="string">
            <text:p>Radius (earth)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.329" calcext:value-type="float">
            <text:p>1.329</text:p>
          </table:table-cell>
          <table:table-cell office:value-type="float" office:value="1.627" calcext:value-type="float">
            <text:p>1.627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Orbital period (yr)</text:p>
          </table:table-cell>
          <table:table-cell/>
          <table:table-cell table:formula="of:=1/365.25*2.253114" office:value-type="float" office:value="0.00616868993839836" calcext:value-type="float">
            <text:p>0.00616868993839836</text:p>
          </table:table-cell>
          <table:table-cell table:formula="of:=1/365.25*3.6906764" office:value-type="float" office:value="0.0101045212867899" calcext:value-type="float">
            <text:p>0.0101045212867899</text:p>
          </table:table-cell>
          <table:table-cell table:formula="of:=1/365.25*7.450729" office:value-type="float" office:value="0.020398984257358" calcext:value-type="float">
            <text:p>0.020398984257358</text:p>
          </table:table-cell>
          <table:table-cell table:formula="of:=1/365.25*12.8278" office:value-type="float" office:value="0.0351206023271732" calcext:value-type="float">
            <text:p>0.0351206023271732</text:p>
          </table:table-cell>
          <table:table-cell table:formula="of:=1/365.25*23.064" office:value-type="float" office:value="0.0631457905544148" calcext:value-type="float">
            <text:p>0.0631457905544148</text:p>
          </table:table-cell>
          <table:table-cell/>
          <table:table-cell office:value-type="string" calcext:value-type="string">
            <text:p>Mass (earth)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2.82" calcext:value-type="float">
            <text:p>2.8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Semi-major axis (m)</text:p>
          </table:table-cell>
          <table:table-cell/>
          <table:table-cell table:formula="of:=[.C4]*149597870700" office:value-type="float" office:value="3336032516.61" calcext:value-type="float">
            <text:p>3336032516.61</text:p>
          </table:table-cell>
          <table:table-cell table:formula="of:=[.D4]*149597870700" office:value-type="float" office:value="4622574204.63" calcext:value-type="float">
            <text:p>4622574204.63</text:p>
          </table:table-cell>
          <table:table-cell table:formula="of:=[.E4]*149597870700" office:value-type="float" office:value="7390134812.58" calcext:value-type="float">
            <text:p>7390134812.58</text:p>
          </table:table-cell>
          <table:table-cell table:formula="of:=[.F4]*149597870700" office:value-type="float" office:value="10651368393.84" calcext:value-type="float">
            <text:p>10651368393.84</text:p>
          </table:table-cell>
          <table:table-cell table:formula="of:=[.G4]*149597870700" office:value-type="float" office:value="15737695997.64" calcext:value-type="float">
            <text:p>15737695997.64</text:p>
          </table:table-cell>
          <table:table-cell/>
          <table:table-cell office:value-type="string" calcext:value-type="string">
            <text:p>S (earths)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12.7" calcext:value-type="float">
            <text:p>12.7</text:p>
          </table:table-cell>
          <table:table-cell office:value-type="float" office:value="4.97" calcext:value-type="float">
            <text:p>4.97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orbital period (s)</text:p>
          </table:table-cell>
          <table:table-cell/>
          <table:table-cell table:formula="of:=[.C5]*365.25*86400" office:value-type="float" office:value="194669.0496" calcext:value-type="float">
            <text:p>194669.0496</text:p>
          </table:table-cell>
          <table:table-cell table:formula="of:=[.D5]*365.25*86400" office:value-type="float" office:value="318874.44096" calcext:value-type="float">
            <text:p>318874.44096</text:p>
          </table:table-cell>
          <table:table-cell table:formula="of:=[.E5]*365.25*86400" office:value-type="float" office:value="643742.9856" calcext:value-type="float">
            <text:p>643742.9856</text:p>
          </table:table-cell>
          <table:table-cell table:formula="of:=[.F5]*365.25*86400" office:value-type="float" office:value="1108321.92" calcext:value-type="float">
            <text:p>1108321.92</text:p>
          </table:table-cell>
          <table:table-cell table:formula="of:=[.G5]*365.25*86400" office:value-type="float" office:value="1992729.6" calcext:value-type="float">
            <text:p>1992729.6</text:p>
          </table:table-cell>
          <table:table-cell/>
          <table:table-cell office:value-type="string" calcext:value-type="string">
            <text:p>M3V 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lanet (circ)</text:p>
          </table:table-cell>
          <table:table-cell/>
          <table:table-cell table:formula="of:=SQRT(0.0000000000667408*[.$B$2]/[.C6])" office:value-type="float" office:value="107832.06678539" calcext:value-type="float">
            <text:p>107832.06678539</text:p>
          </table:table-cell>
          <table:table-cell table:formula="of:=SQRT(0.0000000000667408*[.$B$2]/[.D6])" office:value-type="float" office:value="91605.4096328651" calcext:value-type="float">
            <text:p>91605.4096328651</text:p>
          </table:table-cell>
          <table:table-cell table:formula="of:=SQRT(0.0000000000667408*[.$B$2]/[.E6])" office:value-type="float" office:value="72449.7491895356" calcext:value-type="float">
            <text:p>72449.7491895356</text:p>
          </table:table-cell>
          <table:table-cell table:formula="of:=SQRT(0.0000000000667408*[.$B$2]/[.F6])" office:value-type="float" office:value="60347.6501533196" calcext:value-type="float">
            <text:p>60347.6501533196</text:p>
          </table:table-cell>
          <table:table-cell table:formula="of:=SQRT(0.0000000000667408*[.$B$2]/[.G6])" office:value-type="float" office:value="49646.9405804584" calcext:value-type="float">
            <text:p>49646.9405804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I (m)</text:p>
          </table:table-cell>
          <table:table-cell/>
          <table:table-cell table:formula="of:=[.C6]*([.C2]/[.$B2])^0.4" office:value-type="float" office:value="24720219.3587957" calcext:value-type="float">
            <text:p>24720219.3587957</text:p>
          </table:table-cell>
          <table:table-cell table:formula="of:=[.D6]*([.D2]/[.$B2])^0.4" office:value-type="float" office:value="61661601.7805683" calcext:value-type="float">
            <text:p>61661601.7805683</text:p>
          </table:table-cell>
          <table:table-cell table:formula="of:=[.E6]*([.E2]/[.$B2])^0.4" office:value-type="float" office:value="91056051.2362134" calcext:value-type="float">
            <text:p>91056051.2362134</text:p>
          </table:table-cell>
          <table:table-cell table:formula="of:=[.F6]*([.F2]/[.$B2])^0.4" office:value-type="float" office:value="163013646.150826" calcext:value-type="float">
            <text:p>163013646.150826</text:p>
          </table:table-cell>
          <table:table-cell table:formula="of:=[.G6]*([.G2]/[.$B2])^0.4" office:value-type="float" office:value="240172498.951045" calcext:value-type="float">
            <text:p>240172498.951045</text:p>
          </table:table-cell>
          <table:table-cell/>
          <table:table-cell office:value-type="string" calcext:value-type="string">
            <text:p>-0.46 metallic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irc (200 km)</text:p>
          </table:table-cell>
          <table:table-cell/>
          <table:table-cell table:formula="of:=SQRT(0.0000000000667408*[.C2]/([.C3]+200000))" office:value-type="float" office:value="5753.68035673417" calcext:value-type="float">
            <text:p>5753.68035673417</text:p>
          </table:table-cell>
          <table:table-cell table:formula="of:=SQRT(0.0000000000667408*[.D2]/([.D3]+200000))" office:value-type="float" office:value="9585.27433942155" calcext:value-type="float">
            <text:p>9585.27433942155</text:p>
          </table:table-cell>
          <table:table-cell table:formula="of:=SQRT(0.0000000000667408*[.E2]/([.E3]+200000))" office:value-type="float" office:value="7861.3822863873" calcext:value-type="float">
            <text:p>7861.3822863873</text:p>
          </table:table-cell>
          <table:table-cell table:formula="of:=SQRT(0.0000000000667408*[.F2]/([.F3]+200000))" office:value-type="float" office:value="11019.285326108" calcext:value-type="float">
            <text:p>11019.285326108</text:p>
          </table:table-cell>
          <table:table-cell table:formula="of:=SQRT(0.0000000000667408*[.G2]/([.G3]+200000))" office:value-type="float" office:value="10942.507531725" calcext:value-type="float">
            <text:p>10942.507531725</text:p>
          </table:table-cell>
          <table:table-cell/>
          <table:table-cell office:value-type="string" calcext:value-type="string">
            <text:p>M* (Msun)</text:p>
          </table:table-cell>
          <table:table-cell office:value-type="float" office:value="0.2923" calcext:value-type="float">
            <text:p>0.2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eal Δv (surface to 200 km orbit, m/s)</text:p>
          </table:table-cell>
          <table:table-cell/>
          <table:table-cell table:formula="of:=SQRT(2*0.0000000000667408*[.C2]*(1/[.C3]-1/(2*[.C3]+200000)))+SQRT(0.0000000000667408*[.C2]/([.C3]+200000))-SQRT(2*0.0000000000667408*[.C2]*(1/([.C3]+200000)-1/(2*[.C3]+200000)))" office:value-type="float" office:value="5967.24481538087" calcext:value-type="float">
            <text:p>5967.24481538087</text:p>
          </table:table-cell>
          <table:table-cell table:formula="of:=SQRT(2*0.0000000000667408*[.D2]*(1/[.D3]-1/(2*[.D3]+200000)))+SQRT(0.0000000000667408*[.D2]/([.D3]+200000))-SQRT(2*0.0000000000667408*[.D2]*(1/([.D3]+200000)-1/(2*[.D3]+200000)))" office:value-type="float" office:value="9810.11325065692" calcext:value-type="float">
            <text:p>9810.11325065692</text:p>
          </table:table-cell>
          <table:table-cell table:formula="of:=SQRT(2*0.0000000000667408*[.E2]*(1/[.E3]-1/(2*[.E3]+200000)))+SQRT(0.0000000000667408*[.E2]/([.E3]+200000))-SQRT(2*0.0000000000667408*[.E2]*(1/([.E3]+200000)-1/(2*[.E3]+200000)))" office:value-type="float" office:value="8012.17053763589" calcext:value-type="float">
            <text:p>8012.17053763589</text:p>
          </table:table-cell>
          <table:table-cell table:formula="of:=SQRT(2*0.0000000000667408*[.F2]*(1/[.F3]-1/(2*[.F3]+200000)))+SQRT(0.0000000000667408*[.F2]/([.F3]+200000))-SQRT(2*0.0000000000667408*[.F2]*(1/([.F3]+200000)-1/(2*[.F3]+200000)))" office:value-type="float" office:value="11261.287522062" calcext:value-type="float">
            <text:p>11261.287522062</text:p>
          </table:table-cell>
          <table:table-cell table:formula="of:=SQRT(2*0.0000000000667408*[.G2]*(1/[.G3]-1/(2*[.G3]+200000)))+SQRT(0.0000000000667408*[.G2]/([.G3]+200000))-SQRT(2*0.0000000000667408*[.G2]*(1/([.G3]+200000)-1/(2*[.G3]+200000)))" office:value-type="float" office:value="11181.1521381061" calcext:value-type="float">
            <text:p>11181.1521381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Δv (200 km orbit w/ 20% margin, m/s)</text:p>
          </table:table-cell>
          <table:table-cell/>
          <table:table-cell table:formula="of:=[.C10]*1.2" office:value-type="float" office:value="6904.416428081" calcext:value-type="float">
            <text:p>6904.416428081</text:p>
          </table:table-cell>
          <table:table-cell table:formula="of:=[.D10]*1.2" office:value-type="float" office:value="11502.3292073059" calcext:value-type="float">
            <text:p>11502.3292073059</text:p>
          </table:table-cell>
          <table:table-cell table:formula="of:=[.E10]*1.2" office:value-type="float" office:value="9433.65874366476" calcext:value-type="float">
            <text:p>9433.65874366476</text:p>
          </table:table-cell>
          <table:table-cell table:formula="of:=[.F10]*1.2" office:value-type="float" office:value="13223.1423913296" calcext:value-type="float">
            <text:p>13223.1423913296</text:p>
          </table:table-cell>
          <table:table-cell table:formula="of:=[.G10]*1.2" office:value-type="float" office:value="13131.00903807" calcext:value-type="float">
            <text:p>13131.0090380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me between launch windows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1/(1/[.$C$5]-1/[.D$5])" office:value-type="float" office:value="0.0158369740155727" calcext:value-type="float">
            <text:p>0.0158369740155727</text:p>
          </table:table-cell>
          <table:table-cell table:formula="of:=1/(1/[.$C$5]-1/[.E$5])" office:value-type="float" office:value="0.00884275518983858" calcext:value-type="float">
            <text:p>0.00884275518983858</text:p>
          </table:table-cell>
          <table:table-cell table:formula="of:=1/(1/[.$C$5]-1/[.F$5])" office:value-type="float" office:value="0.00748303266799472" calcext:value-type="float">
            <text:p>0.00748303266799472</text:p>
          </table:table-cell>
          <table:table-cell table:formula="of:=1/(1/[.$C$5]-1/[.G$5])" office:value-type="float" office:value="0.00683655009879059" calcext:value-type="float">
            <text:p>0.006836550098790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1/(1/[.$C$5]-1/[.D$5])" office:value-type="float" office:value="0.0158369740155727" calcext:value-type="float">
            <text:p>0.0158369740155727</text:p>
          </table:table-cell>
          <table:table-cell/>
          <table:table-cell table:formula="of:=1/(1/[.$D$5]-1/[.E$5])" office:value-type="float" office:value="0.0200226054770092" calcext:value-type="float">
            <text:p>0.0200226054770092</text:p>
          </table:table-cell>
          <table:table-cell table:formula="of:=1/(1/[.$D$5]-1/[.F$5])" office:value-type="float" office:value="0.0141859499594252" calcext:value-type="float">
            <text:p>0.0141859499594252</text:p>
          </table:table-cell>
          <table:table-cell table:formula="of:=1/(1/[.$D$5]-1/[.G$5])" office:value-type="float" office:value="0.012029462975497" calcext:value-type="float">
            <text:p>0.0120294629754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1/(1/[.C$5]-1/[.$E$5])" office:value-type="float" office:value="0.00884275518983858" calcext:value-type="float">
            <text:p>0.00884275518983858</text:p>
          </table:table-cell>
          <table:table-cell table:formula="of:=1/(1/[.D$5]-1/[.$E$5])" office:value-type="float" office:value="0.0200226054770092" calcext:value-type="float">
            <text:p>0.0200226054770092</text:p>
          </table:table-cell>
          <table:table-cell/>
          <table:table-cell table:formula="of:=1/(1/[.$E$5]-1/[.F$5])" office:value-type="float" office:value="0.0486648010146298" calcext:value-type="float">
            <text:p>0.0486648010146298</text:p>
          </table:table-cell>
          <table:table-cell table:formula="of:=1/(1/[.$E$5]-1/[.G$5])" office:value-type="float" office:value="0.0301334789431186" calcext:value-type="float">
            <text:p>0.03013347894311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1/(1/[.C$5]-1/[.$F$5])" office:value-type="float" office:value="0.00748303266799472" calcext:value-type="float">
            <text:p>0.00748303266799472</text:p>
          </table:table-cell>
          <table:table-cell table:formula="of:=1/(1/[.D$5]-1/[.$F$5])" office:value-type="float" office:value="0.0141859499594252" calcext:value-type="float">
            <text:p>0.0141859499594252</text:p>
          </table:table-cell>
          <table:table-cell table:formula="of:=1/(1/[.E$5]-1/[.$F$5])" office:value-type="float" office:value="0.0486648010146298" calcext:value-type="float">
            <text:p>0.0486648010146298</text:p>
          </table:table-cell>
          <table:table-cell/>
          <table:table-cell table:formula="of:=1/(1/[.$F$5]-1/[.G$5])" office:value-type="float" office:value="0.0791330349225222" calcext:value-type="float">
            <text:p>0.07913303492252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/(1/[.C$5]-1/[.$G$5])" office:value-type="float" office:value="0.00683655009879059" calcext:value-type="float">
            <text:p>0.00683655009879059</text:p>
          </table:table-cell>
          <table:table-cell table:formula="of:=1/(1/[.D$5]-1/[.$G$5])" office:value-type="float" office:value="0.012029462975497" calcext:value-type="float">
            <text:p>0.012029462975497</text:p>
          </table:table-cell>
          <table:table-cell table:formula="of:=1/(1/[.E$5]-1/[.$G$5])" office:value-type="float" office:value="0.0301334789431186" calcext:value-type="float">
            <text:p>0.0301334789431186</text:p>
          </table:table-cell>
          <table:table-cell table:formula="of:=1/(1/[.F$5]-1/[.$G$5])" office:value-type="float" office:value="0.0791330349225222" calcext:value-type="float">
            <text:p>0.079133034922522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fer time (years)</text:p>
          </table:table-cell>
          <table:table-cell office:value-type="string" calcext:value-type="string">
            <text:p>(Symmetric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0.5*(([.$C$4]+[.D$4])/2)^1.5/SQRT(0.2923)" office:value-type="float" office:value="0.00401215822421646" calcext:value-type="float">
            <text:p>0.00401215822421646</text:p>
          </table:table-cell>
          <table:table-cell table:formula="of:=0.5*(([.$C$4]+[.E$4])/2)^1.5/SQRT(0.2923)" office:value-type="float" office:value="0.00627753780259293" calcext:value-type="float">
            <text:p>0.00627753780259293</text:p>
          </table:table-cell>
          <table:table-cell table:formula="of:=0.5*(([.$C$4]+[.F$4])/2)^1.5/SQRT(0.2923)" office:value-type="float" office:value="0.00934820051961938" calcext:value-type="float">
            <text:p>0.00934820051961938</text:p>
          </table:table-cell>
          <table:table-cell table:formula="of:=0.5*(([.$C$4]+[.G$4])/2)^1.5/SQRT(0.2923)" office:value-type="float" office:value="0.0148859268429557" calcext:value-type="float">
            <text:p>0.01488592684295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5*(([.$D$4]+[.C$4])/2)^1.5/SQRT(0.2923)" office:value-type="float" office:value="0.00401215822421646" calcext:value-type="float">
            <text:p>0.00401215822421646</text:p>
          </table:table-cell>
          <table:table-cell/>
          <table:table-cell table:formula="of:=0.5*(([.$D$4]+[.E$4])/2)^1.5/SQRT(0.2923)" office:value-type="float" office:value="0.00744018819811478" calcext:value-type="float">
            <text:p>0.00744018819811478</text:p>
          </table:table-cell>
          <table:table-cell table:formula="of:=0.5*(([.$D$4]+[.F$4])/2)^1.5/SQRT(0.2923)" office:value-type="float" office:value="0.0106671699976441" calcext:value-type="float">
            <text:p>0.0106671699976441</text:p>
          </table:table-cell>
          <table:table-cell table:formula="of:=0.5*(([.$D$4]+[.G$4])/2)^1.5/SQRT(0.2923)" office:value-type="float" office:value="0.0164171509339177" calcext:value-type="float">
            <text:p>0.01641715093391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0.5*(([.$E$4]+[.C$4])/2)^1.5/SQRT(0.2923)" office:value-type="float" office:value="0.00627753780259293" calcext:value-type="float">
            <text:p>0.00627753780259293</text:p>
          </table:table-cell>
          <table:table-cell table:formula="of:=0.5*(([.$E$4]+[.D$4])/2)^1.5/SQRT(0.2923)" office:value-type="float" office:value="0.00744018819811478" calcext:value-type="float">
            <text:p>0.00744018819811478</text:p>
          </table:table-cell>
          <table:table-cell/>
          <table:table-cell table:formula="of:=0.5*(([.$E$4]+[.F$4])/2)^1.5/SQRT(0.2923)" office:value-type="float" office:value="0.0136940391413737" calcext:value-type="float">
            <text:p>0.0136940391413737</text:p>
          </table:table-cell>
          <table:table-cell table:formula="of:=0.5*(([.$E$4]+[.G$4])/2)^1.5/SQRT(0.2923)" office:value-type="float" office:value="0.0198758100466007" calcext:value-type="float">
            <text:p>0.01987581004660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0.5*(([.$F$4]+[.C$4])/2)^1.5/SQRT(0.2923)" office:value-type="float" office:value="0.00934820051961938" calcext:value-type="float">
            <text:p>0.00934820051961938</text:p>
          </table:table-cell>
          <table:table-cell table:formula="of:=0.5*(([.$F$4]+[.D$4])/2)^1.5/SQRT(0.2923)" office:value-type="float" office:value="0.0106671699976441" calcext:value-type="float">
            <text:p>0.0106671699976441</text:p>
          </table:table-cell>
          <table:table-cell table:formula="of:=0.5*(([.$F$4]+[.E$4])/2)^1.5/SQRT(0.2923)" office:value-type="float" office:value="0.0136940391413737" calcext:value-type="float">
            <text:p>0.0136940391413737</text:p>
          </table:table-cell>
          <table:table-cell/>
          <table:table-cell table:formula="of:=0.5*(([.$F$4]+[.G$4])/2)^1.5/SQRT(0.2923)" office:value-type="float" office:value="0.0242247037330593" calcext:value-type="float">
            <text:p>0.02422470373305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0.5*(([.$G$4]+[.C$4])/2)^1.5/SQRT(0.2923)" office:value-type="float" office:value="0.0148859268429557" calcext:value-type="float">
            <text:p>0.0148859268429557</text:p>
          </table:table-cell>
          <table:table-cell table:formula="of:=0.5*(([.$G$4]+[.D$4])/2)^1.5/SQRT(0.2923)" office:value-type="float" office:value="0.0164171509339177" calcext:value-type="float">
            <text:p>0.0164171509339177</text:p>
          </table:table-cell>
          <table:table-cell table:formula="of:=0.5*(([.$G$4]+[.E$4])/2)^1.5/SQRT(0.2923)" office:value-type="float" office:value="0.0198758100466007" calcext:value-type="float">
            <text:p>0.0198758100466007</text:p>
          </table:table-cell>
          <table:table-cell table:formula="of:=0.5*(([.$G$4]+[.F$4])/2)^1.5/SQRT(0.2923)" office:value-type="float" office:value="0.0242247037330593" calcext:value-type="float">
            <text:p>0.0242247037330593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fer v (no oberth/SOI boundary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b</text:p>
          </table:table-cell>
          <table:table-cell/>
          <table:table-cell table:formula="of:=SQRT(2*0.0000000000667408*[.$B$2]*(1/[.D$6]-1/([.D$6]+[.$C$6])))" office:value-type="float" office:value="83875.0388434436" calcext:value-type="float">
            <text:p>83875.0388434436</text:p>
          </table:table-cell>
          <table:table-cell table:formula="of:=SQRT(2*0.0000000000667408*[.$B$2]*(1/[.E$6]-1/([.E$6]+[.$C$6])))" office:value-type="float" office:value="57140.5923063753" calcext:value-type="float">
            <text:p>57140.5923063753</text:p>
          </table:table-cell>
          <table:table-cell table:formula="of:=SQRT(2*0.0000000000667408*[.$B$2]*(1/[.F$6]-1/([.F$6]+[.$C$6])))" office:value-type="float" office:value="41679.4508165633" calcext:value-type="float">
            <text:p>41679.4508165633</text:p>
          </table:table-cell>
          <table:table-cell table:formula="of:=SQRT(2*0.0000000000667408*[.$B$2]*(1/[.G$6]-1/([.G$6]+[.$C$6])))" office:value-type="float" office:value="29363.2976752233" calcext:value-type="float">
            <text:p>29363.29767522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SQRT(2*0.0000000000667408*[.$B$2]*(1/[.C$6]-1/([.C$6]+[.$D$6])))" office:value-type="float" office:value="116221.46637948" calcext:value-type="float">
            <text:p>116221.46637948</text:p>
          </table:table-cell>
          <table:table-cell/>
          <table:table-cell table:formula="of:=SQRT(2*0.0000000000667408*[.$B$2]*(1/[.E$6]-1/([.E$6]+[.$D$6])))" office:value-type="float" office:value="63558.4578627775" calcext:value-type="float">
            <text:p>63558.4578627775</text:p>
          </table:table-cell>
          <table:table-cell table:formula="of:=SQRT(2*0.0000000000667408*[.$B$2]*(1/[.F$6]-1/([.F$6]+[.$D$6])))" office:value-type="float" office:value="46950.6631170344" calcext:value-type="float">
            <text:p>46950.6631170344</text:p>
          </table:table-cell>
          <table:table-cell table:formula="of:=SQRT(2*0.0000000000667408*[.$B$2]*(1/[.G$6]-1/([.G$6]+[.$D$6])))" office:value-type="float" office:value="33454.740525097" calcext:value-type="float">
            <text:p>33454.7405250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SQRT(2*0.0000000000667408*[.$B$2]*(1/[.C$6]-1/([.C$6]+[.$E$6])))" office:value-type="float" office:value="126580.504929818" calcext:value-type="float">
            <text:p>126580.504929818</text:p>
          </table:table-cell>
          <table:table-cell table:formula="of:=SQRT(2*0.0000000000667408*[.$B$2]*(1/[.D$6]-1/([.D$6]+[.$E$6])))" office:value-type="float" office:value="101611.256259586" calcext:value-type="float">
            <text:p>101611.256259586</text:p>
          </table:table-cell>
          <table:table-cell/>
          <table:table-cell table:formula="of:=SQRT(2*0.0000000000667408*[.$B$2]*(1/[.F$6]-1/([.F$6]+[.$E$6])))" office:value-type="float" office:value="54621.6961953428" calcext:value-type="float">
            <text:p>54621.6961953428</text:p>
          </table:table-cell>
          <table:table-cell table:formula="of:=SQRT(2*0.0000000000667408*[.$B$2]*(1/[.G$6]-1/([.G$6]+[.$E$6])))" office:value-type="float" office:value="39688.6400997813" calcext:value-type="float">
            <text:p>39688.64009978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SQRT(2*0.0000000000667408*[.$B$2]*(1/[.C$6]-1/([.C$6]+[.$F$6])))" office:value-type="float" office:value="133075.197225978" calcext:value-type="float">
            <text:p>133075.197225978</text:p>
          </table:table-cell>
          <table:table-cell table:formula="of:=SQRT(2*0.0000000000667408*[.$B$2]*(1/[.D$6]-1/([.D$6]+[.$F$6])))" office:value-type="float" office:value="108184.052230837" calcext:value-type="float">
            <text:p>108184.052230837</text:p>
          </table:table-cell>
          <table:table-cell table:formula="of:=SQRT(2*0.0000000000667408*[.$B$2]*(1/[.E$6]-1/([.E$6]+[.$F$6])))" office:value-type="float" office:value="78726.0074718301" calcext:value-type="float">
            <text:p>78726.0074718301</text:p>
          </table:table-cell>
          <table:table-cell/>
          <table:table-cell table:formula="of:=SQRT(2*0.0000000000667408*[.$B$2]*(1/[.G$6]-1/([.G$6]+[.$F$6])))" office:value-type="float" office:value="44606.5048286076" calcext:value-type="float">
            <text:p>44606.50482860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SQRT(2*0.0000000000667408*[.$B$2]*(1/[.C$6]-1/([.C$6]+[.$G$6])))" office:value-type="float" office:value="138521.027597914" calcext:value-type="float">
            <text:p>138521.027597914</text:p>
          </table:table-cell>
          <table:table-cell table:formula="of:=SQRT(2*0.0000000000667408*[.$B$2]*(1/[.D$6]-1/([.D$6]+[.$G$6])))" office:value-type="float" office:value="113897.692661495" calcext:value-type="float">
            <text:p>113897.692661495</text:p>
          </table:table-cell>
          <table:table-cell table:formula="of:=SQRT(2*0.0000000000667408*[.$B$2]*(1/[.E$6]-1/([.E$6]+[.$G$6])))" office:value-type="float" office:value="84519.1283096558" calcext:value-type="float">
            <text:p>84519.1283096558</text:p>
          </table:table-cell>
          <table:table-cell table:formula="of:=SQRT(2*0.0000000000667408*[.$B$2]*(1/[.F$6]-1/([.F$6]+[.$G$6])))" office:value-type="float" office:value="65907.3638759765" calcext:value-type="float">
            <text:p>65907.363875976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fer v (200 km)</text:p>
          </table:table-cell>
          <table:table-cell office:value-type="string" calcext:value-type="string">
            <text:p>(from cols, to row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 for departing</text:p>
          </table:table-cell>
          <table:table-cell office:value-type="string" calcext:value-type="string">
            <text:p>b</text:p>
          </table:table-cell>
          <table:table-cell/>
          <table:table-cell table:formula="of:=SQRT(([.D29]-[.D$8])^2+2*[.D$2]*0.0000000000667408*(1/([.D$3]+200000)-1/([.D$9])))" office:value-type="float" office:value="14753.2087474529" calcext:value-type="float">
            <text:p>14753.2087474529</text:p>
          </table:table-cell>
          <table:table-cell table:formula="of:=SQRT(([.E29]-[.E$8])^2+2*[.E$2]*0.0000000000667408*(1/([.E$3]+200000)-1/([.E$9])))" office:value-type="float" office:value="18536.8586689918" calcext:value-type="float">
            <text:p>18536.8586689918</text:p>
          </table:table-cell>
          <table:table-cell table:formula="of:=SQRT(([.F29]-[.F$8])^2+2*[.F$2]*0.0000000000667408*(1/([.F$3]+200000)-1/([.F$9])))" office:value-type="float" office:value="24032.4886535813" calcext:value-type="float">
            <text:p>24032.4886535813</text:p>
          </table:table-cell>
          <table:table-cell table:formula="of:=SQRT(([.G29]-[.G$8])^2+2*[.G$2]*0.0000000000667408*(1/([.G$3]+200000)-1/([.G$9])))" office:value-type="float" office:value="25330.0103047248" calcext:value-type="float">
            <text:p>25330.01030472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SQRT(([.C30]-[.C$8])^2+2*[.C$2]*0.0000000000667408*(1/([.C$3]+200000)-1/([.C$9])))" office:value-type="float" office:value="11034.3861966524" calcext:value-type="float">
            <text:p>11034.3861966524</text:p>
          </table:table-cell>
          <table:table-cell/>
          <table:table-cell table:formula="of:=SQRT(([.E30]-[.E$8])^2+2*[.E$2]*0.0000000000667408*(1/([.E$3]+200000)-1/([.E$9])))" office:value-type="float" office:value="13722.2413001028" calcext:value-type="float">
            <text:p>13722.2413001028</text:p>
          </table:table-cell>
          <table:table-cell table:formula="of:=SQRT(([.F30]-[.F$8])^2+2*[.F$2]*0.0000000000667408*(1/([.F$3]+200000)-1/([.F$9])))" office:value-type="float" office:value="20212.3255974675" calcext:value-type="float">
            <text:p>20212.3255974675</text:p>
          </table:table-cell>
          <table:table-cell table:formula="of:=SQRT(([.G30]-[.G$8])^2+2*[.G$2]*0.0000000000667408*(1/([.G$3]+200000)-1/([.G$9])))" office:value-type="float" office:value="22189.4253004266" calcext:value-type="float">
            <text:p>22189.4253004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SQRT(([.C31]-[.C$8])^2+2*[.C$2]*0.0000000000667408*(1/([.C$3]+200000)-1/([.C$9])))" office:value-type="float" office:value="20071.8605525995" calcext:value-type="float">
            <text:p>20071.8605525995</text:p>
          </table:table-cell>
          <table:table-cell table:formula="of:=SQRT(([.D31]-[.D$8])^2+2*[.D$2]*0.0000000000667408*(1/([.D$3]+200000)-1/([.D$9])))" office:value-type="float" office:value="16062.8609693741" calcext:value-type="float">
            <text:p>16062.8609693741</text:p>
          </table:table-cell>
          <table:table-cell/>
          <table:table-cell table:formula="of:=SQRT(([.F31]-[.F$8])^2+2*[.F$2]*0.0000000000667408*(1/([.F$3]+200000)-1/([.F$9])))" office:value-type="float" office:value="16181.6375295122" calcext:value-type="float">
            <text:p>16181.6375295122</text:p>
          </table:table-cell>
          <table:table-cell table:formula="of:=SQRT(([.G31]-[.G$8])^2+2*[.G$2]*0.0000000000667408*(1/([.G$3]+200000)-1/([.G$9])))" office:value-type="float" office:value="18148.0302235207" calcext:value-type="float">
            <text:p>18148.03022352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SQRT(([.C32]-[.C$8])^2+2*[.C$2]*0.0000000000667408*(1/([.C$3]+200000)-1/([.C$9])))" office:value-type="float" office:value="26241.0229912649" calcext:value-type="float">
            <text:p>26241.0229912649</text:p>
          </table:table-cell>
          <table:table-cell table:formula="of:=SQRT(([.D32]-[.D$8])^2+2*[.D$2]*0.0000000000667408*(1/([.D$3]+200000)-1/([.D$9])))" office:value-type="float" office:value="20802.6422887875" calcext:value-type="float">
            <text:p>20802.6422887875</text:p>
          </table:table-cell>
          <table:table-cell table:formula="of:=SQRT(([.E32]-[.E$8])^2+2*[.E$2]*0.0000000000667408*(1/([.E$3]+200000)-1/([.E$9])))" office:value-type="float" office:value="12191.6472581449" calcext:value-type="float">
            <text:p>12191.6472581449</text:p>
          </table:table-cell>
          <table:table-cell/>
          <table:table-cell table:formula="of:=SQRT(([.G32]-[.G$8])^2+2*[.G$2]*0.0000000000667408*(1/([.G$3]+200000)-1/([.G$9])))" office:value-type="float" office:value="15987.1587562925" calcext:value-type="float">
            <text:p>15987.15875629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SQRT(([.C33]-[.C$8])^2+2*[.C$2]*0.0000000000667408*(1/([.C$3]+200000)-1/([.C$9])))" office:value-type="float" office:value="31514.884879057" calcext:value-type="float">
            <text:p>31514.884879057</text:p>
          </table:table-cell>
          <table:table-cell table:formula="of:=SQRT(([.D33]-[.D$8])^2+2*[.D$2]*0.0000000000667408*(1/([.D$3]+200000)-1/([.D$9])))" office:value-type="float" office:value="25589.9280661852" calcext:value-type="float">
            <text:p>25589.9280661852</text:p>
          </table:table-cell>
          <table:table-cell table:formula="of:=SQRT(([.E33]-[.E$8])^2+2*[.E$2]*0.0000000000667408*(1/([.E$3]+200000)-1/([.E$9])))" office:value-type="float" office:value="15966.0501435438" calcext:value-type="float">
            <text:p>15966.0501435438</text:p>
          </table:table-cell>
          <table:table-cell table:formula="of:=SQRT(([.F33]-[.F$8])^2+2*[.F$2]*0.0000000000667408*(1/([.F$3]+200000)-1/([.F$9])))" office:value-type="float" office:value="16123.5622951488" calcext:value-type="float">
            <text:p>16123.562295148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fer Δv (from 200 km orbit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[.D36]-[.D$10]" office:value-type="float" office:value="5167.93440803135" calcext:value-type="float">
            <text:p>5167.93440803135</text:p>
          </table:table-cell>
          <table:table-cell table:formula="of:=[.E36]-[.E$10]" office:value-type="float" office:value="10675.4763826045" calcext:value-type="float">
            <text:p>10675.4763826045</text:p>
          </table:table-cell>
          <table:table-cell table:formula="of:=[.F36]-[.F$10]" office:value-type="float" office:value="13013.2033274733" calcext:value-type="float">
            <text:p>13013.2033274733</text:p>
          </table:table-cell>
          <table:table-cell table:formula="of:=[.G36]-[.G$10]" office:value-type="float" office:value="14387.5027729998" calcext:value-type="float">
            <text:p>14387.50277299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37]-[.C$10]" office:value-type="float" office:value="5280.70583991827" calcext:value-type="float">
            <text:p>5280.70583991827</text:p>
          </table:table-cell>
          <table:table-cell/>
          <table:table-cell table:formula="of:=[.E37]-[.E$10]" office:value-type="float" office:value="5860.85901371547" calcext:value-type="float">
            <text:p>5860.85901371547</text:p>
          </table:table-cell>
          <table:table-cell table:formula="of:=[.F37]-[.F$10]" office:value-type="float" office:value="9193.0402713595" calcext:value-type="float">
            <text:p>9193.0402713595</text:p>
          </table:table-cell>
          <table:table-cell table:formula="of:=[.G37]-[.G$10]" office:value-type="float" office:value="11246.9177687016" calcext:value-type="float">
            <text:p>11246.91776870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38]-[.C$10]" office:value-type="float" office:value="14318.1801958653" calcext:value-type="float">
            <text:p>14318.1801958653</text:p>
          </table:table-cell>
          <table:table-cell table:formula="of:=[.D38]-[.D$10]" office:value-type="float" office:value="6477.5866299525" calcext:value-type="float">
            <text:p>6477.5866299525</text:p>
          </table:table-cell>
          <table:table-cell/>
          <table:table-cell table:formula="of:=[.F38]-[.F$10]" office:value-type="float" office:value="5162.35220340416" calcext:value-type="float">
            <text:p>5162.35220340416</text:p>
          </table:table-cell>
          <table:table-cell table:formula="of:=[.G38]-[.G$10]" office:value-type="float" office:value="7205.52269179566" calcext:value-type="float">
            <text:p>7205.522691795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39]-[.C$10]" office:value-type="float" office:value="20487.3426345308" calcext:value-type="float">
            <text:p>20487.3426345308</text:p>
          </table:table-cell>
          <table:table-cell table:formula="of:=[.D39]-[.D$10]" office:value-type="float" office:value="11217.367949366" calcext:value-type="float">
            <text:p>11217.367949366</text:p>
          </table:table-cell>
          <table:table-cell table:formula="of:=[.E39]-[.E$10]" office:value-type="float" office:value="4330.26497175755" calcext:value-type="float">
            <text:p>4330.26497175755</text:p>
          </table:table-cell>
          <table:table-cell/>
          <table:table-cell table:formula="of:=[.G39]-[.G$10]" office:value-type="float" office:value="5044.65122456755" calcext:value-type="float">
            <text:p>5044.651224567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40]-[.C$10]" office:value-type="float" office:value="25761.2045223228" calcext:value-type="float">
            <text:p>25761.2045223228</text:p>
          </table:table-cell>
          <table:table-cell table:formula="of:=[.D40]-[.D$10]" office:value-type="float" office:value="16004.6537267637" calcext:value-type="float">
            <text:p>16004.6537267637</text:p>
          </table:table-cell>
          <table:table-cell table:formula="of:=[.E40]-[.E$10]" office:value-type="float" office:value="8104.66785715649" calcext:value-type="float">
            <text:p>8104.66785715649</text:p>
          </table:table-cell>
          <table:table-cell table:formula="of:=[.F40]-[.F$10]" office:value-type="float" office:value="5104.27696904082" calcext:value-type="float">
            <text:p>5104.2769690408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fer Δv (from surface)</text:p>
          </table:table-cell>
          <table:table-cell office:value-type="string" calcext:value-type="string">
            <text:p>(from down, to across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[.D43]+[.D$12]" office:value-type="float" office:value="16670.2636153372" calcext:value-type="float">
            <text:p>16670.2636153372</text:p>
          </table:table-cell>
          <table:table-cell table:formula="of:=[.E43]+[.E$12]" office:value-type="float" office:value="20109.1351262693" calcext:value-type="float">
            <text:p>20109.1351262693</text:p>
          </table:table-cell>
          <table:table-cell table:formula="of:=[.F43]+[.F$12]" office:value-type="float" office:value="26236.3457188029" calcext:value-type="float">
            <text:p>26236.3457188029</text:p>
          </table:table-cell>
          <table:table-cell table:formula="of:=[.G43]+[.G$12]" office:value-type="float" office:value="27518.5118110698" calcext:value-type="float">
            <text:p>27518.51181106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44]+[.C$12]" office:value-type="float" office:value="12185.1222679993" calcext:value-type="float">
            <text:p>12185.1222679993</text:p>
          </table:table-cell>
          <table:table-cell/>
          <table:table-cell table:formula="of:=[.E44]+[.E$12]" office:value-type="float" office:value="15294.5177573802" calcext:value-type="float">
            <text:p>15294.5177573802</text:p>
          </table:table-cell>
          <table:table-cell table:formula="of:=[.F44]+[.F$12]" office:value-type="float" office:value="22416.1826626891" calcext:value-type="float">
            <text:p>22416.1826626891</text:p>
          </table:table-cell>
          <table:table-cell table:formula="of:=[.G44]+[.G$12]" office:value-type="float" office:value="24377.9268067716" calcext:value-type="float">
            <text:p>24377.92680677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45]+[.C$12]" office:value-type="float" office:value="21222.5966239463" calcext:value-type="float">
            <text:p>21222.5966239463</text:p>
          </table:table-cell>
          <table:table-cell table:formula="of:=[.D45]+[.D$12]" office:value-type="float" office:value="17979.9158372584" calcext:value-type="float">
            <text:p>17979.9158372584</text:p>
          </table:table-cell>
          <table:table-cell/>
          <table:table-cell table:formula="of:=[.F45]+[.F$12]" office:value-type="float" office:value="18385.4945947337" calcext:value-type="float">
            <text:p>18385.4945947337</text:p>
          </table:table-cell>
          <table:table-cell table:formula="of:=[.G45]+[.G$12]" office:value-type="float" office:value="20336.5317298657" calcext:value-type="float">
            <text:p>20336.53172986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46]+[.C$12]" office:value-type="float" office:value="27391.7590626118" calcext:value-type="float">
            <text:p>27391.7590626118</text:p>
          </table:table-cell>
          <table:table-cell table:formula="of:=[.D46]+[.D$12]" office:value-type="float" office:value="22719.6971566719" calcext:value-type="float">
            <text:p>22719.6971566719</text:p>
          </table:table-cell>
          <table:table-cell table:formula="of:=[.E46]+[.E$12]" office:value-type="float" office:value="13763.9237154223" calcext:value-type="float">
            <text:p>13763.9237154223</text:p>
          </table:table-cell>
          <table:table-cell/>
          <table:table-cell table:formula="of:=[.G46]+[.G$12]" office:value-type="float" office:value="18175.6602626375" calcext:value-type="float">
            <text:p>18175.6602626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47]+[.C$12]" office:value-type="float" office:value="32665.6209504038" calcext:value-type="float">
            <text:p>32665.6209504038</text:p>
          </table:table-cell>
          <table:table-cell table:formula="of:=[.D47]+[.D$12]" office:value-type="float" office:value="27506.9829340696" calcext:value-type="float">
            <text:p>27506.9829340696</text:p>
          </table:table-cell>
          <table:table-cell table:formula="of:=[.E47]+[.E$12]" office:value-type="float" office:value="17538.3266008212" calcext:value-type="float">
            <text:p>17538.3266008212</text:p>
          </table:table-cell>
          <table:table-cell table:formula="of:=[.F47]+[.F$12]" office:value-type="float" office:value="18327.4193603704" calcext:value-type="float">
            <text:p>18327.4193603704</text:p>
          </table:table-cell>
          <table:table-cell table:number-columns-repeated="9"/>
        </table:table-row>
      </table:table>
      <table:table table:name="L98-59 x2" table:style-name="ta1">
        <table:table-column table:style-name="co1" table:default-cell-style-name="Default"/>
        <table:table-row table:style-name="ro1">
          <table:table-cell/>
        </table:table-row>
      </table:table>
      <table:table table:name="Kepler 90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Kepler 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2025 mass update https://arxiv.org/abs/2507.13588 (g&amp;h period and mass, uses older radii)</text:p>
          </table:table-cell>
          <table:table-cell office:value-type="string" calcext:value-type="string">
            <text:p>Kepler 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ss (kg)</text:p>
          </table:table-cell>
          <table:table-cell table:formula="of:=1.98840987E+030*1.2" office:value-type="float" office:value="2.386091844E+030" calcext:value-type="float">
            <text:p>2.386091844E+030</text:p>
          </table:table-cell>
          <table:table-cell table:number-columns-repeated="9"/>
          <table:table-cell office:value-type="string" calcext:value-type="string">
            <text:p>Period(days)</text:p>
          </table:table-cell>
          <table:table-cell table:number-columns-repeated="3"/>
          <table:table-cell office:value-type="float" office:value="14.44912" calcext:value-type="float">
            <text:p>14.44912</text:p>
          </table:table-cell>
          <table:table-cell table:number-columns-repeated="3"/>
          <table:table-cell office:value-type="float" office:value="210.73514" calcext:value-type="float">
            <text:p>210.73514</text:p>
          </table:table-cell>
          <table:table-cell office:value-type="float" office:value="331.60296" calcext:value-type="float">
            <text:p>331.60296</text:p>
          </table:table-cell>
        </table:table-row>
        <table:table-row table:style-name="ro1">
          <table:table-cell office:value-type="string" calcext:value-type="string">
            <text:p>Radius (m)</text:p>
          </table:table-cell>
          <table:table-cell table:number-columns-repeated="10"/>
          <table:table-cell office:value-type="string" calcext:value-type="string">
            <text:p>Semi-major axis (au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mi-major axis (au)</text:p>
          </table:table-cell>
          <table:table-cell table:number-columns-repeated="10"/>
          <table:table-cell office:value-type="string" calcext:value-type="string">
            <text:p>Radius (earth)</text:p>
          </table:table-cell>
          <table:table-cell table:number-columns-repeated="3"/>
          <table:table-cell office:value-type="float" office:value="1.32" calcext:value-type="float">
            <text:p>1.32</text:p>
          </table:table-cell>
          <table:table-cell table:number-columns-repeated="3"/>
          <table:table-cell office:value-type="float" office:value="8.1" calcext:value-type="float">
            <text:p>8.1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Orbital period (yr)</text:p>
          </table:table-cell>
          <table:table-cell table:number-columns-repeated="10"/>
          <table:table-cell office:value-type="string" calcext:value-type="string">
            <text:p>Mass (earth)</text:p>
          </table:table-cell>
          <table:table-cell office:value-type="string" calcext:value-type="string">
            <text:p>1.2412 (gh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mi-major axis (m)</text:p>
          </table:table-cell>
          <table:table-cell/>
          <table:table-cell table:formula="of:=[.C4]*149597870700" office:value-type="float" office:value="0" calcext:value-type="float">
            <text:p>0</text:p>
          </table:table-cell>
          <table:table-cell table:formula="of:=[.D4]*149597870700" office:value-type="float" office:value="0" calcext:value-type="float">
            <text:p>0</text:p>
          </table:table-cell>
          <table:table-cell table:formula="of:=[.E4]*149597870700" office:value-type="float" office:value="0" calcext:value-type="float">
            <text:p>0</text:p>
          </table:table-cell>
          <table:table-cell table:formula="of:=[.F4]*149597870700" office:value-type="float" office:value="0" calcext:value-type="float">
            <text:p>0</text:p>
          </table:table-cell>
          <table:table-cell table:formula="of:=[.G4]*149597870700" office:value-type="float" office:value="0" calcext:value-type="float">
            <text:p>0</text:p>
          </table:table-cell>
          <table:table-cell table:formula="of:=[.H4]*149597870700" office:value-type="float" office:value="0" calcext:value-type="float">
            <text:p>0</text:p>
          </table:table-cell>
          <table:table-cell table:formula="of:=[.I4]*149597870700" office:value-type="float" office:value="0" calcext:value-type="float">
            <text:p>0</text:p>
          </table:table-cell>
          <table:table-cell table:formula="of:=[.J4]*149597870700" office:value-type="float" office:value="0" calcext:value-type="float">
            <text:p>0</text:p>
          </table:table-cell>
          <table:table-cell/>
          <table:table-cell office:value-type="string" calcext:value-type="string">
            <text:p>S (earth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bital period (s)</text:p>
          </table:table-cell>
          <table:table-cell/>
          <table:table-cell table:formula="of:=[.C5]*365.25*86400" office:value-type="float" office:value="0" calcext:value-type="float">
            <text:p>0</text:p>
          </table:table-cell>
          <table:table-cell table:formula="of:=[.D5]*365.25*86400" office:value-type="float" office:value="0" calcext:value-type="float">
            <text:p>0</text:p>
          </table:table-cell>
          <table:table-cell table:formula="of:=[.E5]*365.25*86400" office:value-type="float" office:value="0" calcext:value-type="float">
            <text:p>0</text:p>
          </table:table-cell>
          <table:table-cell table:formula="of:=[.F5]*365.25*86400" office:value-type="float" office:value="0" calcext:value-type="float">
            <text:p>0</text:p>
          </table:table-cell>
          <table:table-cell table:formula="of:=[.G5]*365.25*86400" office:value-type="float" office:value="0" calcext:value-type="float">
            <text:p>0</text:p>
          </table:table-cell>
          <table:table-cell table:formula="of:=[.H5]*365.25*86400" office:value-type="float" office:value="0" calcext:value-type="float">
            <text:p>0</text:p>
          </table:table-cell>
          <table:table-cell table:formula="of:=[.I5]*365.25*86400" office:value-type="float" office:value="0" calcext:value-type="float">
            <text:p>0</text:p>
          </table:table-cell>
          <table:table-cell table:formula="of:=[.J5]*365.25*86400" office:value-type="float" office:value="0" calcext:value-type="float">
            <text:p>0</text:p>
          </table:table-cell>
          <table:table-cell/>
          <table:table-cell office:value-type="string" calcext:value-type="string">
            <text:p>I discovery paper: <text:a xlink:href="https://iopscience.iop.org/article/10.3847/1538-3881/aa9e09" xlink:type="simple">https://iopscience.iop.org/article/10.3847/1538-3881/aa9e09</text:a> (includes perio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planet (circ)</text:p>
          </table:table-cell>
          <table:table-cell/>
          <table:table-cell table:formula="of:=SQRT(0.0000000000667408*[.$B$2]/[.C6])" office:value-type="string" office:string-value="" calcext:value-type="error">
            <text:p>#DIV/0!</text:p>
          </table:table-cell>
          <table:table-cell table:formula="of:=SQRT(0.0000000000667408*[.$B$2]/[.D6])" office:value-type="string" office:string-value="" calcext:value-type="error">
            <text:p>#DIV/0!</text:p>
          </table:table-cell>
          <table:table-cell table:formula="of:=SQRT(0.0000000000667408*[.$B$2]/[.E6])" office:value-type="string" office:string-value="" calcext:value-type="error">
            <text:p>#DIV/0!</text:p>
          </table:table-cell>
          <table:table-cell table:formula="of:=SQRT(0.0000000000667408*[.$B$2]/[.F6])" office:value-type="string" office:string-value="" calcext:value-type="error">
            <text:p>#DIV/0!</text:p>
          </table:table-cell>
          <table:table-cell table:formula="of:=SQRT(0.0000000000667408*[.$B$2]/[.G6])" office:value-type="string" office:string-value="" calcext:value-type="error">
            <text:p>#DIV/0!</text:p>
          </table:table-cell>
          <table:table-cell table:formula="of:=SQRT(0.0000000000667408*[.$B$2]/[.H6])" office:value-type="string" office:string-value="" calcext:value-type="error">
            <text:p>#DIV/0!</text:p>
          </table:table-cell>
          <table:table-cell table:formula="of:=SQRT(0.0000000000667408*[.$B$2]/[.I6])" office:value-type="string" office:string-value="" calcext:value-type="error">
            <text:p>#DIV/0!</text:p>
          </table:table-cell>
          <table:table-cell table:formula="of:=SQRT(0.0000000000667408*[.$B$2]/[.J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eriod(days)</text:p>
          </table:table-cell>
          <table:table-cell office:value-type="string" calcext:value-type="string">
            <text:p>https://iopscience.iop.org/article/10.1088/0004-637X/781/1/18</text:p>
          </table:table-cell>
          <table:table-cell office:value-type="float" office:value="7.008" calcext:value-type="float">
            <text:p>7.008</text:p>
          </table:table-cell>
          <table:table-cell office:value-type="float" office:value="8.719375" calcext:value-type="float">
            <text:p>8.719375</text:p>
          </table:table-cell>
          <table:table-cell/>
          <table:table-cell office:value-type="float" office:value="59.73667" calcext:value-type="float">
            <text:p>59.73667</text:p>
          </table:table-cell>
          <table:table-cell office:value-type="float" office:value="91.93913" calcext:value-type="float">
            <text:p>91.93913</text:p>
          </table:table-cell>
          <table:table-cell office:value-type="float" office:value="124.9144" calcext:value-type="float">
            <text:p>124.9144</text:p>
          </table:table-cell>
          <table:table-cell office:value-type="float" office:value="210.60697" calcext:value-type="float">
            <text:p>210.60697</text:p>
          </table:table-cell>
          <table:table-cell office:value-type="float" office:value="331.60059" calcext:value-type="float">
            <text:p>331.60059</text:p>
          </table:table-cell>
        </table:table-row>
        <table:table-row table:style-name="ro1">
          <table:table-cell office:value-type="string" calcext:value-type="string">
            <text:p>SOI (m)</text:p>
          </table:table-cell>
          <table:table-cell/>
          <table:table-cell table:formula="of:=[.C6]*([.C2]/[.$B2])^0.4" office:value-type="float" office:value="0" calcext:value-type="float">
            <text:p>0</text:p>
          </table:table-cell>
          <table:table-cell table:formula="of:=[.D6]*([.D2]/[.$B2])^0.4" office:value-type="float" office:value="0" calcext:value-type="float">
            <text:p>0</text:p>
          </table:table-cell>
          <table:table-cell table:formula="of:=[.E6]*([.E2]/[.$B2])^0.4" office:value-type="float" office:value="0" calcext:value-type="float">
            <text:p>0</text:p>
          </table:table-cell>
          <table:table-cell table:formula="of:=[.F6]*([.F2]/[.$B2])^0.4" office:value-type="float" office:value="0" calcext:value-type="float">
            <text:p>0</text:p>
          </table:table-cell>
          <table:table-cell table:formula="of:=[.G6]*([.G2]/[.$B2])^0.4" office:value-type="float" office:value="0" calcext:value-type="float">
            <text:p>0</text:p>
          </table:table-cell>
          <table:table-cell table:formula="of:=[.H6]*([.H2]/[.$B2])^0.4" office:value-type="float" office:value="0" calcext:value-type="float">
            <text:p>0</text:p>
          </table:table-cell>
          <table:table-cell table:formula="of:=[.I6]*([.I2]/[.$B2])^0.4" office:value-type="float" office:value="0" calcext:value-type="float">
            <text:p>0</text:p>
          </table:table-cell>
          <table:table-cell table:formula="of:=[.J6]*([.J2]/[.$B2])^0.4" office:value-type="float" office:value="0" calcext:value-type="float">
            <text:p>0</text:p>
          </table:table-cell>
          <table:table-cell/>
          <table:table-cell office:value-type="string" calcext:value-type="string">
            <text:p>a (au)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Vcirc (200 km)</text:p>
          </table:table-cell>
          <table:table-cell/>
          <table:table-cell table:formula="of:=SQRT(0.0000000000667408*[.C2]/([.C3]+200000))" office:value-type="float" office:value="0" calcext:value-type="float">
            <text:p>0</text:p>
          </table:table-cell>
          <table:table-cell table:formula="of:=SQRT(0.0000000000667408*[.D2]/([.D3]+200000))" office:value-type="float" office:value="0" calcext:value-type="float">
            <text:p>0</text:p>
          </table:table-cell>
          <table:table-cell table:formula="of:=SQRT(0.0000000000667408*[.E2]/([.E3]+200000))" office:value-type="float" office:value="0" calcext:value-type="float">
            <text:p>0</text:p>
          </table:table-cell>
          <table:table-cell table:formula="of:=SQRT(0.0000000000667408*[.F2]/([.F3]+200000))" office:value-type="float" office:value="0" calcext:value-type="float">
            <text:p>0</text:p>
          </table:table-cell>
          <table:table-cell table:formula="of:=SQRT(0.0000000000667408*[.G2]/([.G3]+200000))" office:value-type="float" office:value="0" calcext:value-type="float">
            <text:p>0</text:p>
          </table:table-cell>
          <table:table-cell table:formula="of:=SQRT(0.0000000000667408*[.H2]/([.H3]+200000))" office:value-type="float" office:value="0" calcext:value-type="float">
            <text:p>0</text:p>
          </table:table-cell>
          <table:table-cell table:formula="of:=SQRT(0.0000000000667408*[.I2]/([.I3]+200000))" office:value-type="float" office:value="0" calcext:value-type="float">
            <text:p>0</text:p>
          </table:table-cell>
          <table:table-cell table:formula="of:=SQRT(0.0000000000667408*[.J2]/([.J3]+200000))" office:value-type="float" office:value="0" calcext:value-type="float">
            <text:p>0</text:p>
          </table:table-cell>
          <table:table-cell/>
          <table:table-cell office:value-type="string" calcext:value-type="string">
            <text:p>Radius (earth)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2.66" calcext:value-type="float">
            <text:p>2.66</text:p>
          </table:table-cell>
          <table:table-cell office:value-type="float" office:value="2.88" calcext:value-type="float">
            <text:p>2.88</text:p>
          </table:table-cell>
          <table:table-cell office:value-type="float" office:value="8.1" calcext:value-type="float">
            <text:p>8.1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ideal Δv (surface to 200 km orbit, m/s)</text:p>
          </table:table-cell>
          <table:table-cell/>
          <table:table-cell table:formula="of:=SQRT(2*0.0000000000667408*[.C2]*(1/[.C3]-1/(2*[.C3]+200000)))+SQRT(0.0000000000667408*[.C2]/([.C3]+200000))-SQRT(2*0.0000000000667408*[.C2]*(1/([.C3]+200000)-1/(2*[.C3]+200000)))" office:value-type="string" office:string-value="" calcext:value-type="error">
            <text:p>#DIV/0!</text:p>
          </table:table-cell>
          <table:table-cell table:formula="of:=SQRT(2*0.0000000000667408*[.D2]*(1/[.D3]-1/(2*[.D3]+200000)))+SQRT(0.0000000000667408*[.D2]/([.D3]+200000))-SQRT(2*0.0000000000667408*[.D2]*(1/([.D3]+200000)-1/(2*[.D3]+200000)))" office:value-type="string" office:string-value="" calcext:value-type="error">
            <text:p>#DIV/0!</text:p>
          </table:table-cell>
          <table:table-cell table:formula="of:=SQRT(2*0.0000000000667408*[.E2]*(1/[.E3]-1/(2*[.E3]+200000)))+SQRT(0.0000000000667408*[.E2]/([.E3]+200000))-SQRT(2*0.0000000000667408*[.E2]*(1/([.E3]+200000)-1/(2*[.E3]+200000)))" office:value-type="string" office:string-value="" calcext:value-type="error">
            <text:p>#DIV/0!</text:p>
          </table:table-cell>
          <table:table-cell table:formula="of:=SQRT(2*0.0000000000667408*[.F2]*(1/[.F3]-1/(2*[.F3]+200000)))+SQRT(0.0000000000667408*[.F2]/([.F3]+200000))-SQRT(2*0.0000000000667408*[.F2]*(1/([.F3]+200000)-1/(2*[.F3]+200000)))" office:value-type="string" office:string-value="" calcext:value-type="error">
            <text:p>#DIV/0!</text:p>
          </table:table-cell>
          <table:table-cell table:formula="of:=SQRT(2*0.0000000000667408*[.G2]*(1/[.G3]-1/(2*[.G3]+200000)))+SQRT(0.0000000000667408*[.G2]/([.G3]+200000))-SQRT(2*0.0000000000667408*[.G2]*(1/([.G3]+200000)-1/(2*[.G3]+200000)))" office:value-type="string" office:string-value="" calcext:value-type="error">
            <text:p>#DIV/0!</text:p>
          </table:table-cell>
          <table:table-cell table:formula="of:=SQRT(2*0.0000000000667408*[.H2]*(1/[.H3]-1/(2*[.H3]+200000)))+SQRT(0.0000000000667408*[.H2]/([.H3]+200000))-SQRT(2*0.0000000000667408*[.H2]*(1/([.H3]+200000)-1/(2*[.H3]+200000)))" office:value-type="string" office:string-value="" calcext:value-type="error">
            <text:p>#DIV/0!</text:p>
          </table:table-cell>
          <table:table-cell table:formula="of:=SQRT(2*0.0000000000667408*[.I2]*(1/[.I3]-1/(2*[.I3]+200000)))+SQRT(0.0000000000667408*[.I2]/([.I3]+200000))-SQRT(2*0.0000000000667408*[.I2]*(1/([.I3]+200000)-1/(2*[.I3]+200000)))" office:value-type="string" office:string-value="" calcext:value-type="error">
            <text:p>#DIV/0!</text:p>
          </table:table-cell>
          <table:table-cell table:formula="of:=SQRT(2*0.0000000000667408*[.J2]*(1/[.J3]-1/(2*[.J3]+200000)))+SQRT(0.0000000000667408*[.J2]/([.J3]+200000))-SQRT(2*0.0000000000667408*[.J2]*(1/([.J3]+200000)-1/(2*[.J3]+200000)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eriod(days)</text:p>
          </table:table-cell>
          <table:table-cell office:value-type="string" calcext:value-type="string">
            <text:p>https://iopscience.iop.org/article/10.1088/0004-6256/148/2/28</text:p>
          </table:table-cell>
          <table:table-cell office:value-type="float" office:value="7.01" calcext:value-type="float">
            <text:p>7.01</text:p>
          </table:table-cell>
          <table:table-cell office:value-type="float" office:value="8.72" calcext:value-type="float">
            <text:p>8.72</text:p>
          </table:table-cell>
          <table:table-cell/>
          <table:table-cell office:value-type="float" office:value="59.74" calcext:value-type="float">
            <text:p>59.74</text:p>
          </table:table-cell>
          <table:table-cell office:value-type="float" office:value="91.94" calcext:value-type="float">
            <text:p>91.94</text:p>
          </table:table-cell>
          <table:table-cell office:value-type="float" office:value="124.92" calcext:value-type="float">
            <text:p>124.92</text:p>
          </table:table-cell>
          <table:table-cell office:value-type="float" office:value="210.6" calcext:value-type="float">
            <text:p>210.6</text:p>
          </table:table-cell>
          <table:table-cell office:value-type="float" office:value="331.64" calcext:value-type="float">
            <text:p>331.64</text:p>
          </table:table-cell>
        </table:table-row>
        <table:table-row table:style-name="ro1">
          <table:table-cell office:value-type="string" calcext:value-type="string">
            <text:p>Δv (200 km orbit w/ 20% margin, m/s)</text:p>
          </table:table-cell>
          <table:table-cell/>
          <table:table-cell table:formula="of:=[.C10]*1.2" office:value-type="float" office:value="0" calcext:value-type="float">
            <text:p>0</text:p>
          </table:table-cell>
          <table:table-cell table:formula="of:=[.D10]*1.2" office:value-type="float" office:value="0" calcext:value-type="float">
            <text:p>0</text:p>
          </table:table-cell>
          <table:table-cell table:formula="of:=[.E10]*1.2" office:value-type="float" office:value="0" calcext:value-type="float">
            <text:p>0</text:p>
          </table:table-cell>
          <table:table-cell table:formula="of:=[.F10]*1.2" office:value-type="float" office:value="0" calcext:value-type="float">
            <text:p>0</text:p>
          </table:table-cell>
          <table:table-cell table:formula="of:=[.G10]*1.2" office:value-type="float" office:value="0" calcext:value-type="float">
            <text:p>0</text:p>
          </table:table-cell>
          <table:table-cell table:formula="of:=[.H10]*1.2" office:value-type="float" office:value="0" calcext:value-type="float">
            <text:p>0</text:p>
          </table:table-cell>
          <table:table-cell table:formula="of:=[.I10]*1.2" office:value-type="float" office:value="0" calcext:value-type="float">
            <text:p>0</text:p>
          </table:table-cell>
          <table:table-cell table:formula="of:=[.J10]*1.2" office:value-type="float" office:value="0" calcext:value-type="float">
            <text:p>0</text:p>
          </table:table-cell>
          <table:table-cell/>
          <table:table-cell office:value-type="string" calcext:value-type="string">
            <text:p>a (au)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dius (earth)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office:value-type="float" office:value="6.6" calcext:value-type="float">
            <text:p>6.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9.12" calcext:value-type="float">
            <text:p>9.12</text:p>
          </table:table-cell>
          <table:table-cell office:value-type="float" office:value="6.12" calcext:value-type="float">
            <text:p>6.12</text:p>
          </table:table-cell>
          <table:table-cell office:value-type="float" office:value="3.09" calcext:value-type="float">
            <text:p>3.09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eriod(days)</text:p>
          </table:table-cell>
          <table:table-cell office:value-type="string" calcext:value-type="string">
            <text:p>https://iopscience.iop.org/article/10.1088/0004-637X/784/1/44</text:p>
          </table:table-cell>
          <table:table-cell office:value-type="float" office:value="7.008214" calcext:value-type="float">
            <text:p>7.008214</text:p>
          </table:table-cell>
          <table:table-cell office:value-type="float" office:value="8.718397" calcext:value-type="float">
            <text:p>8.718397</text:p>
          </table:table-cell>
          <table:table-cell/>
          <table:table-cell office:value-type="float" office:value="59.737" calcext:value-type="float">
            <text:p>59.737</text:p>
          </table:table-cell>
          <table:table-cell office:value-type="float" office:value="91.9408" calcext:value-type="float">
            <text:p>91.9408</text:p>
          </table:table-cell>
          <table:table-cell office:value-type="float" office:value="124.9134" calcext:value-type="float">
            <text:p>124.9134</text:p>
          </table:table-cell>
          <table:table-cell office:value-type="float" office:value="210.70287" calcext:value-type="float">
            <text:p>210.70287</text:p>
          </table:table-cell>
          <table:table-cell office:value-type="float" office:value="331.5994" calcext:value-type="float">
            <text:p>331.599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dius (earth)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2.64" calcext:value-type="float">
            <text:p>2.64</text:p>
          </table:table-cell>
          <table:table-cell office:value-type="float" office:value="2.98" calcext:value-type="float">
            <text:p>2.98</text:p>
          </table:table-cell>
          <table:table-cell office:value-type="float" office:value="7.65" calcext:value-type="float">
            <text:p>7.65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</text:p>
          </table:table-cell>
          <table:table-cell/>
          <table:table-cell office:value-type="float" office:value="292.51" calcext:value-type="float">
            <text:p>292.51</text:p>
          </table:table-cell>
          <table:table-cell office:value-type="float" office:value="217.55" calcext:value-type="float">
            <text:p>217.55</text:p>
          </table:table-cell>
          <table:table-cell/>
          <table:table-cell office:value-type="float" office:value="17.18" calcext:value-type="float">
            <text:p>17.18</text:p>
          </table:table-cell>
          <table:table-cell office:value-type="float" office:value="9.61" calcext:value-type="float">
            <text:p>9.61</text:p>
          </table:table-cell>
          <table:table-cell office:value-type="float" office:value="6.31" calcext:value-type="float">
            <text:p>6.31</text:p>
          </table:table-cell>
          <table:table-cell office:value-type="float" office:value="3.17" calcext:value-type="float">
            <text:p>3.17</text:p>
          </table:table-cell>
          <table:table-cell office:value-type="float" office:value="1.74" calcext:value-type="float">
            <text:p>1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8:54.755150406</meta:creation-date>
    <dc:date>2025-08-04T15:29:45.742583997</dc:date>
    <meta:editing-duration>P5DT35M21S</meta:editing-duration>
    <meta:editing-cycles>40</meta:editing-cycles>
    <meta:generator>LibreOffice/7.3.7.2$Linux_X86_64 LibreOffice_project/30$Build-2</meta:generator>
    <meta:document-statistic meta:table-count="9" meta:cell-count="3035" meta:object-count="0"/>
  </office:meta>
</office:document-meta>
</file>